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5.465cm" svg:y="2.198cm">
            <draw:object draw:notify-on-update-of-ranges="results.B1:results.B1001 results.C1:results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999990009996" calcext:value-type="float">
            <text:p>0,999990009996</text:p>
          </table:table-cell>
        </table:table-row>
        <table:table-row table:style-name="ro1">
          <table:table-cell/>
          <table:table-cell office:value-type="float" office:value="0.002" calcext:value-type="float">
            <text:p>0,002</text:p>
          </table:table-cell>
          <table:table-cell office:value-type="float" office:value="0.999960079936019" calcext:value-type="float">
            <text:p>0,999960079936019</text:p>
          </table:table-cell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999910269676154" calcext:value-type="float">
            <text:p>0,999910269676154</text:p>
          </table:table-cell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999840638976664" calcext:value-type="float">
            <text:p>0,999840638976664</text:p>
          </table:table-cell>
        </table:table-row>
        <table:table-row table:style-name="ro1">
          <table:table-cell/>
          <table:table-cell office:value-type="float" office:value="0.005" calcext:value-type="float">
            <text:p>0,005</text:p>
          </table:table-cell>
          <table:table-cell office:value-type="float" office:value="0.999751247502047" calcext:value-type="float">
            <text:p>0,999751247502047</text:p>
          </table:table-cell>
        </table:table-row>
        <table:table-row table:style-name="ro1">
          <table:table-cell/>
          <table:table-cell office:value-type="float" office:value="0.006" calcext:value-type="float">
            <text:p>0,006</text:p>
          </table:table-cell>
          <table:table-cell office:value-type="float" office:value="0.999642154821123" calcext:value-type="float">
            <text:p>0,999642154821123</text:p>
          </table:table-cell>
        </table:table-row>
        <table:table-row table:style-name="ro1">
          <table:table-cell/>
          <table:table-cell office:value-type="float" office:value="0.007" calcext:value-type="float">
            <text:p>0,007</text:p>
          </table:table-cell>
          <table:table-cell office:value-type="float" office:value="0.999513420407111" calcext:value-type="float">
            <text:p>0,999513420407111</text:p>
          </table:table-cell>
        </table:table-row>
        <table:table-row table:style-name="ro1">
          <table:table-cell/>
          <table:table-cell office:value-type="float" office:value="0.008" calcext:value-type="float">
            <text:p>0,008</text:p>
          </table:table-cell>
          <table:table-cell office:value-type="float" office:value="0.999365103637713" calcext:value-type="float">
            <text:p>0,999365103637713</text:p>
          </table:table-cell>
        </table:table-row>
        <table:table-row table:style-name="ro1">
          <table:table-cell/>
          <table:table-cell office:value-type="float" office:value="0.009" calcext:value-type="float">
            <text:p>0,009</text:p>
          </table:table-cell>
          <table:table-cell office:value-type="float" office:value="0.999197263795191" calcext:value-type="float">
            <text:p>0,999197263795191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0.999009960066449" calcext:value-type="float">
            <text:p>0,999009960066449</text:p>
          </table:table-cell>
        </table:table-row>
        <table:table-row table:style-name="ro1">
          <table:table-cell/>
          <table:table-cell office:value-type="float" office:value="0.011" calcext:value-type="float">
            <text:p>0,011</text:p>
          </table:table-cell>
          <table:table-cell office:value-type="float" office:value="0.998803251543114" calcext:value-type="float">
            <text:p>0,998803251543114</text:p>
          </table:table-cell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office:value-type="float" office:value="0.998577197221615" calcext:value-type="float">
            <text:p>0,998577197221615</text:p>
          </table:table-cell>
        </table:table-row>
        <table:table-row table:style-name="ro1">
          <table:table-cell/>
          <table:table-cell office:value-type="float" office:value="0.013" calcext:value-type="float">
            <text:p>0,013</text:p>
          </table:table-cell>
          <table:table-cell office:value-type="float" office:value="0.998331856003267" calcext:value-type="float">
            <text:p>0,998331856003267</text:p>
          </table:table-cell>
        </table:table-row>
        <table:table-row table:style-name="ro1">
          <table:table-cell/>
          <table:table-cell office:value-type="float" office:value="0.014" calcext:value-type="float">
            <text:p>0,014</text:p>
          </table:table-cell>
          <table:table-cell office:value-type="float" office:value="0.998067286694346" calcext:value-type="float">
            <text:p>0,998067286694346</text:p>
          </table:table-cell>
        </table:table-row>
        <table:table-row table:style-name="ro1">
          <table:table-cell/>
          <table:table-cell office:value-type="float" office:value="0.015" calcext:value-type="float">
            <text:p>0,015</text:p>
          </table:table-cell>
          <table:table-cell office:value-type="float" office:value="0.997783548006175" calcext:value-type="float">
            <text:p>0,997783548006175</text:p>
          </table:table-cell>
        </table:table-row>
        <table:table-row table:style-name="ro1">
          <table:table-cell/>
          <table:table-cell office:value-type="float" office:value="0.016" calcext:value-type="float">
            <text:p>0,016</text:p>
          </table:table-cell>
          <table:table-cell office:value-type="float" office:value="0.997480698555202" calcext:value-type="float">
            <text:p>0,997480698555202</text:p>
          </table:table-cell>
        </table:table-row>
        <table:table-row table:style-name="ro1">
          <table:table-cell/>
          <table:table-cell office:value-type="float" office:value="0.017" calcext:value-type="float">
            <text:p>0,017</text:p>
          </table:table-cell>
          <table:table-cell office:value-type="float" office:value="0.997158796863082" calcext:value-type="float">
            <text:p>0,997158796863082</text:p>
          </table:table-cell>
        </table:table-row>
        <table:table-row table:style-name="ro1">
          <table:table-cell/>
          <table:table-cell office:value-type="float" office:value="0.018" calcext:value-type="float">
            <text:p>0,018</text:p>
          </table:table-cell>
          <table:table-cell office:value-type="float" office:value="0.996817901356756" calcext:value-type="float">
            <text:p>0,996817901356756</text:p>
          </table:table-cell>
        </table:table-row>
        <table:table-row table:style-name="ro1">
          <table:table-cell/>
          <table:table-cell office:value-type="float" office:value="0.019" calcext:value-type="float">
            <text:p>0,019</text:p>
          </table:table-cell>
          <table:table-cell office:value-type="float" office:value="0.996458070368536" calcext:value-type="float">
            <text:p>0,996458070368536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0.996079362136179" calcext:value-type="float">
            <text:p>0,996079362136179</text:p>
          </table:table-cell>
        </table:table-row>
        <table:table-row table:style-name="ro1">
          <table:table-cell/>
          <table:table-cell office:value-type="float" office:value="0.021" calcext:value-type="float">
            <text:p>0,021</text:p>
          </table:table-cell>
          <table:table-cell office:value-type="float" office:value="0.995681834802978" calcext:value-type="float">
            <text:p>0,995681834802978</text:p>
          </table:table-cell>
        </table:table-row>
        <table:table-row table:style-name="ro1">
          <table:table-cell/>
          <table:table-cell office:value-type="float" office:value="0.022" calcext:value-type="float">
            <text:p>0,022</text:p>
          </table:table-cell>
          <table:table-cell office:value-type="float" office:value="0.995265546417834" calcext:value-type="float">
            <text:p>0,995265546417834</text:p>
          </table:table-cell>
        </table:table-row>
        <table:table-row table:style-name="ro1">
          <table:table-cell/>
          <table:table-cell office:value-type="float" office:value="0.023" calcext:value-type="float">
            <text:p>0,023</text:p>
          </table:table-cell>
          <table:table-cell office:value-type="float" office:value="0.99483055493534" calcext:value-type="float">
            <text:p>0,99483055493534</text:p>
          </table:table-cell>
        </table:table-row>
        <table:table-row table:style-name="ro1">
          <table:table-cell/>
          <table:table-cell office:value-type="float" office:value="0.024" calcext:value-type="float">
            <text:p>0,024</text:p>
          </table:table-cell>
          <table:table-cell office:value-type="float" office:value="0.994376918215864" calcext:value-type="float">
            <text:p>0,994376918215864</text:p>
          </table:table-cell>
        </table:table-row>
        <table:table-row table:style-name="ro1">
          <table:table-cell/>
          <table:table-cell office:value-type="float" office:value="0.025" calcext:value-type="float">
            <text:p>0,025</text:p>
          </table:table-cell>
          <table:table-cell office:value-type="float" office:value="0.99390469402563" calcext:value-type="float">
            <text:p>0,99390469402563</text:p>
          </table:table-cell>
        </table:table-row>
        <table:table-row table:style-name="ro1">
          <table:table-cell/>
          <table:table-cell office:value-type="float" office:value="0.026" calcext:value-type="float">
            <text:p>0,026</text:p>
          </table:table-cell>
          <table:table-cell office:value-type="float" office:value="0.993413940036797" calcext:value-type="float">
            <text:p>0,993413940036797</text:p>
          </table:table-cell>
        </table:table-row>
        <table:table-row table:style-name="ro1">
          <table:table-cell/>
          <table:table-cell office:value-type="float" office:value="0.027" calcext:value-type="float">
            <text:p>0,027</text:p>
          </table:table-cell>
          <table:table-cell office:value-type="float" office:value="0.992904713827542" calcext:value-type="float">
            <text:p>0,992904713827542</text:p>
          </table:table-cell>
        </table:table-row>
        <table:table-row table:style-name="ro1">
          <table:table-cell/>
          <table:table-cell office:value-type="float" office:value="0.028" calcext:value-type="float">
            <text:p>0,028</text:p>
          </table:table-cell>
          <table:table-cell office:value-type="float" office:value="0.99237707288214" calcext:value-type="float">
            <text:p>0,99237707288214</text:p>
          </table:table-cell>
        </table:table-row>
        <table:table-row table:style-name="ro1">
          <table:table-cell/>
          <table:table-cell office:value-type="float" office:value="0.029" calcext:value-type="float">
            <text:p>0,029</text:p>
          </table:table-cell>
          <table:table-cell office:value-type="float" office:value="0.99183107459105" calcext:value-type="float">
            <text:p>0,99183107459105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0.991266776250989" calcext:value-type="float">
            <text:p>0,991266776250989</text:p>
          </table:table-cell>
        </table:table-row>
        <table:table-row table:style-name="ro1">
          <table:table-cell/>
          <table:table-cell office:value-type="float" office:value="0.031" calcext:value-type="float">
            <text:p>0,031</text:p>
          </table:table-cell>
          <table:table-cell office:value-type="float" office:value="0.99068423506502" calcext:value-type="float">
            <text:p>0,99068423506502</text:p>
          </table:table-cell>
        </table:table-row>
        <table:table-row table:style-name="ro1">
          <table:table-cell/>
          <table:table-cell office:value-type="float" office:value="0.032" calcext:value-type="float">
            <text:p>0,032</text:p>
          </table:table-cell>
          <table:table-cell office:value-type="float" office:value="0.99008350814263" calcext:value-type="float">
            <text:p>0,99008350814263</text:p>
          </table:table-cell>
        </table:table-row>
        <table:table-row table:style-name="ro1">
          <table:table-cell/>
          <table:table-cell office:value-type="float" office:value="0.033" calcext:value-type="float">
            <text:p>0,033</text:p>
          </table:table-cell>
          <table:table-cell office:value-type="float" office:value="0.989464652499814" calcext:value-type="float">
            <text:p>0,989464652499814</text:p>
          </table:table-cell>
        </table:table-row>
        <table:table-row table:style-name="ro1">
          <table:table-cell/>
          <table:table-cell office:value-type="float" office:value="0.034" calcext:value-type="float">
            <text:p>0,034</text:p>
          </table:table-cell>
          <table:table-cell office:value-type="float" office:value="0.988827725059153" calcext:value-type="float">
            <text:p>0,988827725059153</text:p>
          </table:table-cell>
        </table:table-row>
        <table:table-row table:style-name="ro1">
          <table:table-cell/>
          <table:table-cell office:value-type="float" office:value="0.035" calcext:value-type="float">
            <text:p>0,035</text:p>
          </table:table-cell>
          <table:table-cell office:value-type="float" office:value="0.988172782649902" calcext:value-type="float">
            <text:p>0,988172782649902</text:p>
          </table:table-cell>
        </table:table-row>
        <table:table-row table:style-name="ro1">
          <table:table-cell/>
          <table:table-cell office:value-type="float" office:value="0.036" calcext:value-type="float">
            <text:p>0,036</text:p>
          </table:table-cell>
          <table:table-cell office:value-type="float" office:value="0.987499882008064" calcext:value-type="float">
            <text:p>0,987499882008064</text:p>
          </table:table-cell>
        </table:table-row>
        <table:table-row table:style-name="ro1">
          <table:table-cell/>
          <table:table-cell office:value-type="float" office:value="0.037" calcext:value-type="float">
            <text:p>0,037</text:p>
          </table:table-cell>
          <table:table-cell office:value-type="float" office:value="0.98680907977648" calcext:value-type="float">
            <text:p>0,98680907977648</text:p>
          </table:table-cell>
        </table:table-row>
        <table:table-row table:style-name="ro1">
          <table:table-cell/>
          <table:table-cell office:value-type="float" office:value="0.038" calcext:value-type="float">
            <text:p>0,038</text:p>
          </table:table-cell>
          <table:table-cell office:value-type="float" office:value="0.986100432504902" calcext:value-type="float">
            <text:p>0,986100432504902</text:p>
          </table:table-cell>
        </table:table-row>
        <table:table-row table:style-name="ro1">
          <table:table-cell/>
          <table:table-cell office:value-type="float" office:value="0.039" calcext:value-type="float">
            <text:p>0,039</text:p>
          </table:table-cell>
          <table:table-cell office:value-type="float" office:value="0.985373996650084" calcext:value-type="float">
            <text:p>0,985373996650084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0.984629828575857" calcext:value-type="float">
            <text:p>0,984629828575857</text:p>
          </table:table-cell>
        </table:table-row>
        <table:table-row table:style-name="ro1">
          <table:table-cell/>
          <table:table-cell office:value-type="float" office:value="0.041" calcext:value-type="float">
            <text:p>0,041</text:p>
          </table:table-cell>
          <table:table-cell office:value-type="float" office:value="0.983867984553214" calcext:value-type="float">
            <text:p>0,983867984553214</text:p>
          </table:table-cell>
        </table:table-row>
        <table:table-row table:style-name="ro1">
          <table:table-cell/>
          <table:table-cell office:value-type="float" office:value="0.042" calcext:value-type="float">
            <text:p>0,042</text:p>
          </table:table-cell>
          <table:table-cell office:value-type="float" office:value="0.983088520760392" calcext:value-type="float">
            <text:p>0,983088520760392</text:p>
          </table:table-cell>
        </table:table-row>
        <table:table-row table:style-name="ro1">
          <table:table-cell/>
          <table:table-cell office:value-type="float" office:value="0.043" calcext:value-type="float">
            <text:p>0,043</text:p>
          </table:table-cell>
          <table:table-cell office:value-type="float" office:value="0.982291493282955" calcext:value-type="float">
            <text:p>0,982291493282955</text:p>
          </table:table-cell>
        </table:table-row>
        <table:table-row table:style-name="ro1">
          <table:table-cell/>
          <table:table-cell office:value-type="float" office:value="0.044" calcext:value-type="float">
            <text:p>0,044</text:p>
          </table:table-cell>
          <table:table-cell office:value-type="float" office:value="0.981476958113872" calcext:value-type="float">
            <text:p>0,981476958113872</text:p>
          </table:table-cell>
        </table:table-row>
        <table:table-row table:style-name="ro1">
          <table:table-cell/>
          <table:table-cell office:value-type="float" office:value="0.045" calcext:value-type="float">
            <text:p>0,045</text:p>
          </table:table-cell>
          <table:table-cell office:value-type="float" office:value="0.980644971153604" calcext:value-type="float">
            <text:p>0,980644971153604</text:p>
          </table:table-cell>
        </table:table-row>
        <table:table-row table:style-name="ro1">
          <table:table-cell/>
          <table:table-cell office:value-type="float" office:value="0.046" calcext:value-type="float">
            <text:p>0,046</text:p>
          </table:table-cell>
          <table:table-cell office:value-type="float" office:value="0.979795588210184" calcext:value-type="float">
            <text:p>0,979795588210184</text:p>
          </table:table-cell>
        </table:table-row>
        <table:table-row table:style-name="ro1">
          <table:table-cell/>
          <table:table-cell office:value-type="float" office:value="0.047" calcext:value-type="float">
            <text:p>0,047</text:p>
          </table:table-cell>
          <table:table-cell office:value-type="float" office:value="0.9789288649993" calcext:value-type="float">
            <text:p>0,9789288649993</text:p>
          </table:table-cell>
        </table:table-row>
        <table:table-row table:style-name="ro1">
          <table:table-cell/>
          <table:table-cell office:value-type="float" office:value="0.048" calcext:value-type="float">
            <text:p>0,048</text:p>
          </table:table-cell>
          <table:table-cell office:value-type="float" office:value="0.978044857144377" calcext:value-type="float">
            <text:p>0,978044857144377</text:p>
          </table:table-cell>
        </table:table-row>
        <table:table-row table:style-name="ro1">
          <table:table-cell/>
          <table:table-cell office:value-type="float" office:value="0.049" calcext:value-type="float">
            <text:p>0,049</text:p>
          </table:table-cell>
          <table:table-cell office:value-type="float" office:value="0.977143620176657" calcext:value-type="float">
            <text:p>0,977143620176657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976225209535286" calcext:value-type="float">
            <text:p>0,976225209535286</text:p>
          </table:table-cell>
        </table:table-row>
        <table:table-row table:style-name="ro1">
          <table:table-cell/>
          <table:table-cell office:value-type="float" office:value="0.051" calcext:value-type="float">
            <text:p>0,051</text:p>
          </table:table-cell>
          <table:table-cell office:value-type="float" office:value="0.975289680567393" calcext:value-type="float">
            <text:p>0,975289680567393</text:p>
          </table:table-cell>
        </table:table-row>
        <table:table-row table:style-name="ro1">
          <table:table-cell/>
          <table:table-cell office:value-type="float" office:value="0.052" calcext:value-type="float">
            <text:p>0,052</text:p>
          </table:table-cell>
          <table:table-cell office:value-type="float" office:value="0.974337088528175" calcext:value-type="float">
            <text:p>0,974337088528175</text:p>
          </table:table-cell>
        </table:table-row>
        <table:table-row table:style-name="ro1">
          <table:table-cell/>
          <table:table-cell office:value-type="float" office:value="0.053" calcext:value-type="float">
            <text:p>0,053</text:p>
          </table:table-cell>
          <table:table-cell office:value-type="float" office:value="0.973367488580977" calcext:value-type="float">
            <text:p>0,973367488580977</text:p>
          </table:table-cell>
        </table:table-row>
        <table:table-row table:style-name="ro1">
          <table:table-cell/>
          <table:table-cell office:value-type="float" office:value="0.054" calcext:value-type="float">
            <text:p>0,054</text:p>
          </table:table-cell>
          <table:table-cell office:value-type="float" office:value="0.972380935797374" calcext:value-type="float">
            <text:p>0,972380935797374</text:p>
          </table:table-cell>
        </table:table-row>
        <table:table-row table:style-name="ro1">
          <table:table-cell/>
          <table:table-cell office:value-type="float" office:value="0.055" calcext:value-type="float">
            <text:p>0,055</text:p>
          </table:table-cell>
          <table:table-cell office:value-type="float" office:value="0.971377485157258" calcext:value-type="float">
            <text:p>0,971377485157258</text:p>
          </table:table-cell>
        </table:table-row>
        <table:table-row table:style-name="ro1">
          <table:table-cell/>
          <table:table-cell office:value-type="float" office:value="0.056" calcext:value-type="float">
            <text:p>0,056</text:p>
          </table:table-cell>
          <table:table-cell office:value-type="float" office:value="0.970357191548916" calcext:value-type="float">
            <text:p>0,970357191548916</text:p>
          </table:table-cell>
        </table:table-row>
        <table:table-row table:style-name="ro1">
          <table:table-cell/>
          <table:table-cell office:value-type="float" office:value="0.057" calcext:value-type="float">
            <text:p>0,057</text:p>
          </table:table-cell>
          <table:table-cell office:value-type="float" office:value="0.969320109769117" calcext:value-type="float">
            <text:p>0,969320109769117</text:p>
          </table:table-cell>
        </table:table-row>
        <table:table-row table:style-name="ro1">
          <table:table-cell/>
          <table:table-cell office:value-type="float" office:value="0.058" calcext:value-type="float">
            <text:p>0,058</text:p>
          </table:table-cell>
          <table:table-cell office:value-type="float" office:value="0.968266294523188" calcext:value-type="float">
            <text:p>0,968266294523188</text:p>
          </table:table-cell>
        </table:table-row>
        <table:table-row table:style-name="ro1">
          <table:table-cell/>
          <table:table-cell office:value-type="float" office:value="0.059" calcext:value-type="float">
            <text:p>0,059</text:p>
          </table:table-cell>
          <table:table-cell office:value-type="float" office:value="0.967195800425105" calcext:value-type="float">
            <text:p>0,967195800425105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0.96610868199757" calcext:value-type="float">
            <text:p>0,96610868199757</text:p>
          </table:table-cell>
        </table:table-row>
        <table:table-row table:style-name="ro1">
          <table:table-cell/>
          <table:table-cell office:value-type="float" office:value="0.061" calcext:value-type="float">
            <text:p>0,061</text:p>
          </table:table-cell>
          <table:table-cell office:value-type="float" office:value="0.965004993672096" calcext:value-type="float">
            <text:p>0,965004993672096</text:p>
          </table:table-cell>
        </table:table-row>
        <table:table-row table:style-name="ro1">
          <table:table-cell/>
          <table:table-cell office:value-type="float" office:value="0.062" calcext:value-type="float">
            <text:p>0,062</text:p>
          </table:table-cell>
          <table:table-cell office:value-type="float" office:value="0.963884789789088" calcext:value-type="float">
            <text:p>0,963884789789088</text:p>
          </table:table-cell>
        </table:table-row>
        <table:table-row table:style-name="ro1">
          <table:table-cell/>
          <table:table-cell office:value-type="float" office:value="0.063" calcext:value-type="float">
            <text:p>0,063</text:p>
          </table:table-cell>
          <table:table-cell office:value-type="float" office:value="0.962748124597931" calcext:value-type="float">
            <text:p>0,962748124597931</text:p>
          </table:table-cell>
        </table:table-row>
        <table:table-row table:style-name="ro1">
          <table:table-cell/>
          <table:table-cell office:value-type="float" office:value="0.064" calcext:value-type="float">
            <text:p>0,064</text:p>
          </table:table-cell>
          <table:table-cell office:value-type="float" office:value="0.961595052257066" calcext:value-type="float">
            <text:p>0,961595052257066</text:p>
          </table:table-cell>
        </table:table-row>
        <table:table-row table:style-name="ro1">
          <table:table-cell/>
          <table:table-cell office:value-type="float" office:value="0.065" calcext:value-type="float">
            <text:p>0,065</text:p>
          </table:table-cell>
          <table:table-cell office:value-type="float" office:value="0.960425626834077" calcext:value-type="float">
            <text:p>0,960425626834077</text:p>
          </table:table-cell>
        </table:table-row>
        <table:table-row table:style-name="ro1">
          <table:table-cell/>
          <table:table-cell office:value-type="float" office:value="0.066" calcext:value-type="float">
            <text:p>0,066</text:p>
          </table:table-cell>
          <table:table-cell office:value-type="float" office:value="0.959239902305774" calcext:value-type="float">
            <text:p>0,959239902305774</text:p>
          </table:table-cell>
        </table:table-row>
        <table:table-row table:style-name="ro1">
          <table:table-cell/>
          <table:table-cell office:value-type="float" office:value="0.067" calcext:value-type="float">
            <text:p>0,067</text:p>
          </table:table-cell>
          <table:table-cell office:value-type="float" office:value="0.958037932558275" calcext:value-type="float">
            <text:p>0,958037932558275</text:p>
          </table:table-cell>
        </table:table-row>
        <table:table-row table:style-name="ro1">
          <table:table-cell/>
          <table:table-cell office:value-type="float" office:value="0.068" calcext:value-type="float">
            <text:p>0,068</text:p>
          </table:table-cell>
          <table:table-cell office:value-type="float" office:value="0.956819771387089" calcext:value-type="float">
            <text:p>0,956819771387089</text:p>
          </table:table-cell>
        </table:table-row>
        <table:table-row table:style-name="ro1">
          <table:table-cell/>
          <table:table-cell office:value-type="float" office:value="0.069" calcext:value-type="float">
            <text:p>0,069</text:p>
          </table:table-cell>
          <table:table-cell office:value-type="float" office:value="0.955585472497201" calcext:value-type="float">
            <text:p>0,955585472497201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0.954335089503152" calcext:value-type="float">
            <text:p>0,954335089503152</text:p>
          </table:table-cell>
        </table:table-row>
        <table:table-row table:style-name="ro1">
          <table:table-cell/>
          <table:table-cell office:value-type="float" office:value="0.071" calcext:value-type="float">
            <text:p>0,071</text:p>
          </table:table-cell>
          <table:table-cell office:value-type="float" office:value="0.953068675929125" calcext:value-type="float">
            <text:p>0,953068675929125</text:p>
          </table:table-cell>
        </table:table-row>
        <table:table-row table:style-name="ro1">
          <table:table-cell/>
          <table:table-cell office:value-type="float" office:value="0.072" calcext:value-type="float">
            <text:p>0,072</text:p>
          </table:table-cell>
          <table:table-cell office:value-type="float" office:value="0.951786285209026" calcext:value-type="float">
            <text:p>0,951786285209026</text:p>
          </table:table-cell>
        </table:table-row>
        <table:table-row table:style-name="ro1">
          <table:table-cell/>
          <table:table-cell office:value-type="float" office:value="0.073" calcext:value-type="float">
            <text:p>0,073</text:p>
          </table:table-cell>
          <table:table-cell office:value-type="float" office:value="0.950487970686569" calcext:value-type="float">
            <text:p>0,950487970686569</text:p>
          </table:table-cell>
        </table:table-row>
        <table:table-row table:style-name="ro1">
          <table:table-cell/>
          <table:table-cell office:value-type="float" office:value="0.074" calcext:value-type="float">
            <text:p>0,074</text:p>
          </table:table-cell>
          <table:table-cell office:value-type="float" office:value="0.94917378561536" calcext:value-type="float">
            <text:p>0,94917378561536</text:p>
          </table:table-cell>
        </table:table-row>
        <table:table-row table:style-name="ro1">
          <table:table-cell/>
          <table:table-cell office:value-type="float" office:value="0.075" calcext:value-type="float">
            <text:p>0,075</text:p>
          </table:table-cell>
          <table:table-cell office:value-type="float" office:value="0.947843783158976" calcext:value-type="float">
            <text:p>0,947843783158976</text:p>
          </table:table-cell>
        </table:table-row>
        <table:table-row table:style-name="ro1">
          <table:table-cell/>
          <table:table-cell office:value-type="float" office:value="0.076" calcext:value-type="float">
            <text:p>0,076</text:p>
          </table:table-cell>
          <table:table-cell office:value-type="float" office:value="0.946498016391053" calcext:value-type="float">
            <text:p>0,946498016391053</text:p>
          </table:table-cell>
        </table:table-row>
        <table:table-row table:style-name="ro1">
          <table:table-cell/>
          <table:table-cell office:value-type="float" office:value="0.077" calcext:value-type="float">
            <text:p>0,077</text:p>
          </table:table-cell>
          <table:table-cell office:value-type="float" office:value="0.945136538295368" calcext:value-type="float">
            <text:p>0,945136538295368</text:p>
          </table:table-cell>
        </table:table-row>
        <table:table-row table:style-name="ro1">
          <table:table-cell/>
          <table:table-cell office:value-type="float" office:value="0.078" calcext:value-type="float">
            <text:p>0,078</text:p>
          </table:table-cell>
          <table:table-cell office:value-type="float" office:value="0.943759401765921" calcext:value-type="float">
            <text:p>0,943759401765921</text:p>
          </table:table-cell>
        </table:table-row>
        <table:table-row table:style-name="ro1">
          <table:table-cell/>
          <table:table-cell office:value-type="float" office:value="0.079" calcext:value-type="float">
            <text:p>0,079</text:p>
          </table:table-cell>
          <table:table-cell office:value-type="float" office:value="0.942366659607021" calcext:value-type="float">
            <text:p>0,942366659607021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0.940958364533366" calcext:value-type="float">
            <text:p>0,940958364533366</text:p>
          </table:table-cell>
        </table:table-row>
        <table:table-row table:style-name="ro1">
          <table:table-cell/>
          <table:table-cell office:value-type="float" office:value="0.081" calcext:value-type="float">
            <text:p>0,081</text:p>
          </table:table-cell>
          <table:table-cell office:value-type="float" office:value="0.93953456917013" calcext:value-type="float">
            <text:p>0,93953456917013</text:p>
          </table:table-cell>
        </table:table-row>
        <table:table-row table:style-name="ro1">
          <table:table-cell/>
          <table:table-cell office:value-type="float" office:value="0.082" calcext:value-type="float">
            <text:p>0,082</text:p>
          </table:table-cell>
          <table:table-cell office:value-type="float" office:value="0.938095326053045" calcext:value-type="float">
            <text:p>0,938095326053045</text:p>
          </table:table-cell>
        </table:table-row>
        <table:table-row table:style-name="ro1">
          <table:table-cell/>
          <table:table-cell office:value-type="float" office:value="0.083" calcext:value-type="float">
            <text:p>0,083</text:p>
          </table:table-cell>
          <table:table-cell office:value-type="float" office:value="0.936640687628484" calcext:value-type="float">
            <text:p>0,936640687628484</text:p>
          </table:table-cell>
        </table:table-row>
        <table:table-row table:style-name="ro1">
          <table:table-cell/>
          <table:table-cell office:value-type="float" office:value="0.084" calcext:value-type="float">
            <text:p>0,084</text:p>
          </table:table-cell>
          <table:table-cell office:value-type="float" office:value="0.935170706253545" calcext:value-type="float">
            <text:p>0,935170706253545</text:p>
          </table:table-cell>
        </table:table-row>
        <table:table-row table:style-name="ro1">
          <table:table-cell/>
          <table:table-cell office:value-type="float" office:value="0.085" calcext:value-type="float">
            <text:p>0,085</text:p>
          </table:table-cell>
          <table:table-cell office:value-type="float" office:value="0.933685434196135" calcext:value-type="float">
            <text:p>0,933685434196135</text:p>
          </table:table-cell>
        </table:table-row>
        <table:table-row table:style-name="ro1">
          <table:table-cell/>
          <table:table-cell office:value-type="float" office:value="0.086" calcext:value-type="float">
            <text:p>0,086</text:p>
          </table:table-cell>
          <table:table-cell office:value-type="float" office:value="0.932184923635054" calcext:value-type="float">
            <text:p>0,932184923635054</text:p>
          </table:table-cell>
        </table:table-row>
        <table:table-row table:style-name="ro1">
          <table:table-cell/>
          <table:table-cell office:value-type="float" office:value="0.087" calcext:value-type="float">
            <text:p>0,087</text:p>
          </table:table-cell>
          <table:table-cell office:value-type="float" office:value="0.930669226660078" calcext:value-type="float">
            <text:p>0,930669226660078</text:p>
          </table:table-cell>
        </table:table-row>
        <table:table-row table:style-name="ro1">
          <table:table-cell/>
          <table:table-cell office:value-type="float" office:value="0.088" calcext:value-type="float">
            <text:p>0,088</text:p>
          </table:table-cell>
          <table:table-cell office:value-type="float" office:value="0.929138395272041" calcext:value-type="float">
            <text:p>0,929138395272041</text:p>
          </table:table-cell>
        </table:table-row>
        <table:table-row table:style-name="ro1">
          <table:table-cell/>
          <table:table-cell office:value-type="float" office:value="0.089" calcext:value-type="float">
            <text:p>0,089</text:p>
          </table:table-cell>
          <table:table-cell office:value-type="float" office:value="0.927592481382924" calcext:value-type="float">
            <text:p>0,927592481382924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0.926031536815932" calcext:value-type="float">
            <text:p>0,926031536815932</text:p>
          </table:table-cell>
        </table:table-row>
        <table:table-row table:style-name="ro1">
          <table:table-cell/>
          <table:table-cell office:value-type="float" office:value="0.091" calcext:value-type="float">
            <text:p>0,091</text:p>
          </table:table-cell>
          <table:table-cell office:value-type="float" office:value="0.924455613305584" calcext:value-type="float">
            <text:p>0,924455613305584</text:p>
          </table:table-cell>
        </table:table-row>
        <table:table-row table:style-name="ro1">
          <table:table-cell/>
          <table:table-cell office:value-type="float" office:value="0.092" calcext:value-type="float">
            <text:p>0,092</text:p>
          </table:table-cell>
          <table:table-cell office:value-type="float" office:value="0.922864762497791" calcext:value-type="float">
            <text:p>0,922864762497791</text:p>
          </table:table-cell>
        </table:table-row>
        <table:table-row table:style-name="ro1">
          <table:table-cell/>
          <table:table-cell office:value-type="float" office:value="0.093" calcext:value-type="float">
            <text:p>0,093</text:p>
          </table:table-cell>
          <table:table-cell office:value-type="float" office:value="0.921259035949945" calcext:value-type="float">
            <text:p>0,921259035949945</text:p>
          </table:table-cell>
        </table:table-row>
        <table:table-row table:style-name="ro1">
          <table:table-cell/>
          <table:table-cell office:value-type="float" office:value="0.094" calcext:value-type="float">
            <text:p>0,094</text:p>
          </table:table-cell>
          <table:table-cell office:value-type="float" office:value="0.919638485131" calcext:value-type="float">
            <text:p>0,919638485131</text:p>
          </table:table-cell>
        </table:table-row>
        <table:table-row table:style-name="ro1">
          <table:table-cell/>
          <table:table-cell office:value-type="float" office:value="0.095" calcext:value-type="float">
            <text:p>0,095</text:p>
          </table:table-cell>
          <table:table-cell office:value-type="float" office:value="0.918003161421556" calcext:value-type="float">
            <text:p>0,918003161421556</text:p>
          </table:table-cell>
        </table:table-row>
        <table:table-row table:style-name="ro1">
          <table:table-cell/>
          <table:table-cell office:value-type="float" office:value="0.096" calcext:value-type="float">
            <text:p>0,096</text:p>
          </table:table-cell>
          <table:table-cell office:value-type="float" office:value="0.916353116113944" calcext:value-type="float">
            <text:p>0,916353116113944</text:p>
          </table:table-cell>
        </table:table-row>
        <table:table-row table:style-name="ro1">
          <table:table-cell/>
          <table:table-cell office:value-type="float" office:value="0.097" calcext:value-type="float">
            <text:p>0,097</text:p>
          </table:table-cell>
          <table:table-cell office:value-type="float" office:value="0.91468840041231" calcext:value-type="float">
            <text:p>0,91468840041231</text:p>
          </table:table-cell>
        </table:table-row>
        <table:table-row table:style-name="ro1">
          <table:table-cell/>
          <table:table-cell office:value-type="float" office:value="0.098" calcext:value-type="float">
            <text:p>0,098</text:p>
          </table:table-cell>
          <table:table-cell office:value-type="float" office:value="0.913009065432696" calcext:value-type="float">
            <text:p>0,913009065432696</text:p>
          </table:table-cell>
        </table:table-row>
        <table:table-row table:style-name="ro1">
          <table:table-cell/>
          <table:table-cell office:value-type="float" office:value="0.099" calcext:value-type="float">
            <text:p>0,099</text:p>
          </table:table-cell>
          <table:table-cell office:value-type="float" office:value="0.91131516220313" calcext:value-type="float">
            <text:p>0,91131516220313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.909606741663703" calcext:value-type="float">
            <text:p>0,909606741663703</text:p>
          </table:table-cell>
        </table:table-row>
        <table:table-row table:style-name="ro1">
          <table:table-cell/>
          <table:table-cell office:value-type="float" office:value="0.101" calcext:value-type="float">
            <text:p>0,101</text:p>
          </table:table-cell>
          <table:table-cell office:value-type="float" office:value="0.907883854666658" calcext:value-type="float">
            <text:p>0,907883854666658</text:p>
          </table:table-cell>
        </table:table-row>
        <table:table-row table:style-name="ro1">
          <table:table-cell/>
          <table:table-cell office:value-type="float" office:value="0.102" calcext:value-type="float">
            <text:p>0,102</text:p>
          </table:table-cell>
          <table:table-cell office:value-type="float" office:value="0.906146551976473" calcext:value-type="float">
            <text:p>0,906146551976473</text:p>
          </table:table-cell>
        </table:table-row>
        <table:table-row table:style-name="ro1">
          <table:table-cell/>
          <table:table-cell office:value-type="float" office:value="0.103" calcext:value-type="float">
            <text:p>0,103</text:p>
          </table:table-cell>
          <table:table-cell office:value-type="float" office:value="0.904394884269943" calcext:value-type="float">
            <text:p>0,904394884269943</text:p>
          </table:table-cell>
        </table:table-row>
        <table:table-row table:style-name="ro1">
          <table:table-cell/>
          <table:table-cell office:value-type="float" office:value="0.104" calcext:value-type="float">
            <text:p>0,104</text:p>
          </table:table-cell>
          <table:table-cell office:value-type="float" office:value="0.902628902136267" calcext:value-type="float">
            <text:p>0,902628902136267</text:p>
          </table:table-cell>
        </table:table-row>
        <table:table-row table:style-name="ro1">
          <table:table-cell/>
          <table:table-cell office:value-type="float" office:value="0.105" calcext:value-type="float">
            <text:p>0,105</text:p>
          </table:table-cell>
          <table:table-cell office:value-type="float" office:value="0.900848656077131" calcext:value-type="float">
            <text:p>0,900848656077131</text:p>
          </table:table-cell>
        </table:table-row>
        <table:table-row table:style-name="ro1">
          <table:table-cell/>
          <table:table-cell office:value-type="float" office:value="0.106" calcext:value-type="float">
            <text:p>0,106</text:p>
          </table:table-cell>
          <table:table-cell office:value-type="float" office:value="0.899054196506791" calcext:value-type="float">
            <text:p>0,899054196506791</text:p>
          </table:table-cell>
        </table:table-row>
        <table:table-row table:style-name="ro1">
          <table:table-cell/>
          <table:table-cell office:value-type="float" office:value="0.107" calcext:value-type="float">
            <text:p>0,107</text:p>
          </table:table-cell>
          <table:table-cell office:value-type="float" office:value="0.897245573752158" calcext:value-type="float">
            <text:p>0,897245573752158</text:p>
          </table:table-cell>
        </table:table-row>
        <table:table-row table:style-name="ro1">
          <table:table-cell/>
          <table:table-cell office:value-type="float" office:value="0.108" calcext:value-type="float">
            <text:p>0,108</text:p>
          </table:table-cell>
          <table:table-cell office:value-type="float" office:value="0.895422838052883" calcext:value-type="float">
            <text:p>0,895422838052883</text:p>
          </table:table-cell>
        </table:table-row>
        <table:table-row table:style-name="ro1">
          <table:table-cell/>
          <table:table-cell office:value-type="float" office:value="0.109" calcext:value-type="float">
            <text:p>0,109</text:p>
          </table:table-cell>
          <table:table-cell office:value-type="float" office:value="0.893586039561441" calcext:value-type="float">
            <text:p>0,893586039561441</text:p>
          </table:table-cell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0.891735228343214" calcext:value-type="float">
            <text:p>0,891735228343214</text:p>
          </table:table-cell>
        </table:table-row>
        <table:table-row table:style-name="ro1">
          <table:table-cell/>
          <table:table-cell office:value-type="float" office:value="0.111" calcext:value-type="float">
            <text:p>0,111</text:p>
          </table:table-cell>
          <table:table-cell office:value-type="float" office:value="0.889870454376577" calcext:value-type="float">
            <text:p>0,889870454376577</text:p>
          </table:table-cell>
        </table:table-row>
        <table:table-row table:style-name="ro1">
          <table:table-cell/>
          <table:table-cell office:value-type="float" office:value="0.112" calcext:value-type="float">
            <text:p>0,112</text:p>
          </table:table-cell>
          <table:table-cell office:value-type="float" office:value="0.88799176755298" calcext:value-type="float">
            <text:p>0,88799176755298</text:p>
          </table:table-cell>
        </table:table-row>
        <table:table-row table:style-name="ro1">
          <table:table-cell/>
          <table:table-cell office:value-type="float" office:value="0.113" calcext:value-type="float">
            <text:p>0,113</text:p>
          </table:table-cell>
          <table:table-cell office:value-type="float" office:value="0.886099217677035" calcext:value-type="float">
            <text:p>0,886099217677035</text:p>
          </table:table-cell>
        </table:table-row>
        <table:table-row table:style-name="ro1">
          <table:table-cell/>
          <table:table-cell office:value-type="float" office:value="0.114" calcext:value-type="float">
            <text:p>0,114</text:p>
          </table:table-cell>
          <table:table-cell office:value-type="float" office:value="0.884192854466598" calcext:value-type="float">
            <text:p>0,884192854466598</text:p>
          </table:table-cell>
        </table:table-row>
        <table:table-row table:style-name="ro1">
          <table:table-cell/>
          <table:table-cell office:value-type="float" office:value="0.115" calcext:value-type="float">
            <text:p>0,115</text:p>
          </table:table-cell>
          <table:table-cell office:value-type="float" office:value="0.882272727552855" calcext:value-type="float">
            <text:p>0,882272727552855</text:p>
          </table:table-cell>
        </table:table-row>
        <table:table-row table:style-name="ro1">
          <table:table-cell/>
          <table:table-cell office:value-type="float" office:value="0.116" calcext:value-type="float">
            <text:p>0,116</text:p>
          </table:table-cell>
          <table:table-cell office:value-type="float" office:value="0.880338886480406" calcext:value-type="float">
            <text:p>0,880338886480406</text:p>
          </table:table-cell>
        </table:table-row>
        <table:table-row table:style-name="ro1">
          <table:table-cell/>
          <table:table-cell office:value-type="float" office:value="0.117" calcext:value-type="float">
            <text:p>0,117</text:p>
          </table:table-cell>
          <table:table-cell office:value-type="float" office:value="0.878391380707348" calcext:value-type="float">
            <text:p>0,878391380707348</text:p>
          </table:table-cell>
        </table:table-row>
        <table:table-row table:style-name="ro1">
          <table:table-cell/>
          <table:table-cell office:value-type="float" office:value="0.118" calcext:value-type="float">
            <text:p>0,118</text:p>
          </table:table-cell>
          <table:table-cell office:value-type="float" office:value="0.876430259605361" calcext:value-type="float">
            <text:p>0,876430259605361</text:p>
          </table:table-cell>
        </table:table-row>
        <table:table-row table:style-name="ro1">
          <table:table-cell/>
          <table:table-cell office:value-type="float" office:value="0.119" calcext:value-type="float">
            <text:p>0,119</text:p>
          </table:table-cell>
          <table:table-cell office:value-type="float" office:value="0.874455572459792" calcext:value-type="float">
            <text:p>0,874455572459792</text:p>
          </table:table-cell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0.87246736846974" calcext:value-type="float">
            <text:p>0,87246736846974</text:p>
          </table:table-cell>
        </table:table-row>
        <table:table-row table:style-name="ro1">
          <table:table-cell/>
          <table:table-cell office:value-type="float" office:value="0.121" calcext:value-type="float">
            <text:p>0,121</text:p>
          </table:table-cell>
          <table:table-cell office:value-type="float" office:value="0.870465696748138" calcext:value-type="float">
            <text:p>0,870465696748138</text:p>
          </table:table-cell>
        </table:table-row>
        <table:table-row table:style-name="ro1">
          <table:table-cell/>
          <table:table-cell office:value-type="float" office:value="0.122" calcext:value-type="float">
            <text:p>0,122</text:p>
          </table:table-cell>
          <table:table-cell office:value-type="float" office:value="0.868450606321842" calcext:value-type="float">
            <text:p>0,868450606321842</text:p>
          </table:table-cell>
        </table:table-row>
        <table:table-row table:style-name="ro1">
          <table:table-cell/>
          <table:table-cell office:value-type="float" office:value="0.123" calcext:value-type="float">
            <text:p>0,123</text:p>
          </table:table-cell>
          <table:table-cell office:value-type="float" office:value="0.866422146131709" calcext:value-type="float">
            <text:p>0,866422146131709</text:p>
          </table:table-cell>
        </table:table-row>
        <table:table-row table:style-name="ro1">
          <table:table-cell/>
          <table:table-cell office:value-type="float" office:value="0.124" calcext:value-type="float">
            <text:p>0,124</text:p>
          </table:table-cell>
          <table:table-cell office:value-type="float" office:value="0.864380365032689" calcext:value-type="float">
            <text:p>0,864380365032689</text:p>
          </table:table-cell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862325311793904" calcext:value-type="float">
            <text:p>0,862325311793904</text:p>
          </table:table-cell>
        </table:table-row>
        <table:table-row table:style-name="ro1">
          <table:table-cell/>
          <table:table-cell office:value-type="float" office:value="0.126" calcext:value-type="float">
            <text:p>0,126</text:p>
          </table:table-cell>
          <table:table-cell office:value-type="float" office:value="0.860257035098734" calcext:value-type="float">
            <text:p>0,860257035098734</text:p>
          </table:table-cell>
        </table:table-row>
        <table:table-row table:style-name="ro1">
          <table:table-cell/>
          <table:table-cell office:value-type="float" office:value="0.127" calcext:value-type="float">
            <text:p>0,127</text:p>
          </table:table-cell>
          <table:table-cell office:value-type="float" office:value="0.858175583544902" calcext:value-type="float">
            <text:p>0,858175583544902</text:p>
          </table:table-cell>
        </table:table-row>
        <table:table-row table:style-name="ro1">
          <table:table-cell/>
          <table:table-cell office:value-type="float" office:value="0.128" calcext:value-type="float">
            <text:p>0,128</text:p>
          </table:table-cell>
          <table:table-cell office:value-type="float" office:value="0.85608100564456" calcext:value-type="float">
            <text:p>0,85608100564456</text:p>
          </table:table-cell>
        </table:table-row>
        <table:table-row table:style-name="ro1">
          <table:table-cell/>
          <table:table-cell office:value-type="float" office:value="0.129" calcext:value-type="float">
            <text:p>0,129</text:p>
          </table:table-cell>
          <table:table-cell office:value-type="float" office:value="0.85397334982437" calcext:value-type="float">
            <text:p>0,85397334982437</text:p>
          </table:table-cell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office:value-type="float" office:value="0.851852664425591" calcext:value-type="float">
            <text:p>0,851852664425591</text:p>
          </table:table-cell>
        </table:table-row>
        <table:table-row table:style-name="ro1">
          <table:table-cell/>
          <table:table-cell office:value-type="float" office:value="0.131" calcext:value-type="float">
            <text:p>0,131</text:p>
          </table:table-cell>
          <table:table-cell office:value-type="float" office:value="0.849718997704165" calcext:value-type="float">
            <text:p>0,849718997704165</text:p>
          </table:table-cell>
        </table:table-row>
        <table:table-row table:style-name="ro1">
          <table:table-cell/>
          <table:table-cell office:value-type="float" office:value="0.132" calcext:value-type="float">
            <text:p>0,132</text:p>
          </table:table-cell>
          <table:table-cell office:value-type="float" office:value="0.847572397830797" calcext:value-type="float">
            <text:p>0,847572397830797</text:p>
          </table:table-cell>
        </table:table-row>
        <table:table-row table:style-name="ro1">
          <table:table-cell/>
          <table:table-cell office:value-type="float" office:value="0.133" calcext:value-type="float">
            <text:p>0,133</text:p>
          </table:table-cell>
          <table:table-cell office:value-type="float" office:value="0.845412912891045" calcext:value-type="float">
            <text:p>0,845412912891045</text:p>
          </table:table-cell>
        </table:table-row>
        <table:table-row table:style-name="ro1">
          <table:table-cell/>
          <table:table-cell office:value-type="float" office:value="0.134" calcext:value-type="float">
            <text:p>0,134</text:p>
          </table:table-cell>
          <table:table-cell office:value-type="float" office:value="0.843240590885401" calcext:value-type="float">
            <text:p>0,843240590885401</text:p>
          </table:table-cell>
        </table:table-row>
        <table:table-row table:style-name="ro1">
          <table:table-cell/>
          <table:table-cell office:value-type="float" office:value="0.135" calcext:value-type="float">
            <text:p>0,135</text:p>
          </table:table-cell>
          <table:table-cell office:value-type="float" office:value="0.841055479729377" calcext:value-type="float">
            <text:p>0,841055479729377</text:p>
          </table:table-cell>
        </table:table-row>
        <table:table-row table:style-name="ro1">
          <table:table-cell/>
          <table:table-cell office:value-type="float" office:value="0.136" calcext:value-type="float">
            <text:p>0,136</text:p>
          </table:table-cell>
          <table:table-cell office:value-type="float" office:value="0.838857627253589" calcext:value-type="float">
            <text:p>0,838857627253589</text:p>
          </table:table-cell>
        </table:table-row>
        <table:table-row table:style-name="ro1">
          <table:table-cell/>
          <table:table-cell office:value-type="float" office:value="0.137" calcext:value-type="float">
            <text:p>0,137</text:p>
          </table:table-cell>
          <table:table-cell office:value-type="float" office:value="0.836647081203843" calcext:value-type="float">
            <text:p>0,836647081203843</text:p>
          </table:table-cell>
        </table:table-row>
        <table:table-row table:style-name="ro1">
          <table:table-cell/>
          <table:table-cell office:value-type="float" office:value="0.138" calcext:value-type="float">
            <text:p>0,138</text:p>
          </table:table-cell>
          <table:table-cell office:value-type="float" office:value="0.83442388924122" calcext:value-type="float">
            <text:p>0,83442388924122</text:p>
          </table:table-cell>
        </table:table-row>
        <table:table-row table:style-name="ro1">
          <table:table-cell/>
          <table:table-cell office:value-type="float" office:value="0.139" calcext:value-type="float">
            <text:p>0,139</text:p>
          </table:table-cell>
          <table:table-cell office:value-type="float" office:value="0.832188098942156" calcext:value-type="float">
            <text:p>0,832188098942156</text:p>
          </table:table-cell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office:value-type="float" office:value="0.829939757798534" calcext:value-type="float">
            <text:p>0,829939757798534</text:p>
          </table:table-cell>
        </table:table-row>
        <table:table-row table:style-name="ro1">
          <table:table-cell/>
          <table:table-cell office:value-type="float" office:value="0.141" calcext:value-type="float">
            <text:p>0,141</text:p>
          </table:table-cell>
          <table:table-cell office:value-type="float" office:value="0.827678913217763" calcext:value-type="float">
            <text:p>0,827678913217763</text:p>
          </table:table-cell>
        </table:table-row>
        <table:table-row table:style-name="ro1">
          <table:table-cell/>
          <table:table-cell office:value-type="float" office:value="0.142" calcext:value-type="float">
            <text:p>0,142</text:p>
          </table:table-cell>
          <table:table-cell office:value-type="float" office:value="0.825405612522866" calcext:value-type="float">
            <text:p>0,825405612522866</text:p>
          </table:table-cell>
        </table:table-row>
        <table:table-row table:style-name="ro1">
          <table:table-cell/>
          <table:table-cell office:value-type="float" office:value="0.143" calcext:value-type="float">
            <text:p>0,143</text:p>
          </table:table-cell>
          <table:table-cell office:value-type="float" office:value="0.823119902952564" calcext:value-type="float">
            <text:p>0,823119902952564</text:p>
          </table:table-cell>
        </table:table-row>
        <table:table-row table:style-name="ro1">
          <table:table-cell/>
          <table:table-cell office:value-type="float" office:value="0.144" calcext:value-type="float">
            <text:p>0,144</text:p>
          </table:table-cell>
          <table:table-cell office:value-type="float" office:value="0.820821831661358" calcext:value-type="float">
            <text:p>0,820821831661358</text:p>
          </table:table-cell>
        </table:table-row>
        <table:table-row table:style-name="ro1">
          <table:table-cell/>
          <table:table-cell office:value-type="float" office:value="0.145" calcext:value-type="float">
            <text:p>0,145</text:p>
          </table:table-cell>
          <table:table-cell office:value-type="float" office:value="0.818511445719619" calcext:value-type="float">
            <text:p>0,818511445719619</text:p>
          </table:table-cell>
        </table:table-row>
        <table:table-row table:style-name="ro1">
          <table:table-cell/>
          <table:table-cell office:value-type="float" office:value="0.146" calcext:value-type="float">
            <text:p>0,146</text:p>
          </table:table-cell>
          <table:table-cell office:value-type="float" office:value="0.816188792113669" calcext:value-type="float">
            <text:p>0,816188792113669</text:p>
          </table:table-cell>
        </table:table-row>
        <table:table-row table:style-name="ro1">
          <table:table-cell/>
          <table:table-cell office:value-type="float" office:value="0.147" calcext:value-type="float">
            <text:p>0,147</text:p>
          </table:table-cell>
          <table:table-cell office:value-type="float" office:value="0.813853917745866" calcext:value-type="float">
            <text:p>0,813853917745866</text:p>
          </table:table-cell>
        </table:table-row>
        <table:table-row table:style-name="ro1">
          <table:table-cell/>
          <table:table-cell office:value-type="float" office:value="0.148" calcext:value-type="float">
            <text:p>0,148</text:p>
          </table:table-cell>
          <table:table-cell office:value-type="float" office:value="0.81150686943469" calcext:value-type="float">
            <text:p>0,81150686943469</text:p>
          </table:table-cell>
        </table:table-row>
        <table:table-row table:style-name="ro1">
          <table:table-cell/>
          <table:table-cell office:value-type="float" office:value="0.149" calcext:value-type="float">
            <text:p>0,149</text:p>
          </table:table-cell>
          <table:table-cell office:value-type="float" office:value="0.809147693914829" calcext:value-type="float">
            <text:p>0,809147693914829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0.806776437837259" calcext:value-type="float">
            <text:p>0,806776437837259</text:p>
          </table:table-cell>
        </table:table-row>
        <table:table-row table:style-name="ro1">
          <table:table-cell/>
          <table:table-cell office:value-type="float" office:value="0.151" calcext:value-type="float">
            <text:p>0,151</text:p>
          </table:table-cell>
          <table:table-cell office:value-type="float" office:value="0.804393147769336" calcext:value-type="float">
            <text:p>0,804393147769336</text:p>
          </table:table-cell>
        </table:table-row>
        <table:table-row table:style-name="ro1">
          <table:table-cell/>
          <table:table-cell office:value-type="float" office:value="0.152" calcext:value-type="float">
            <text:p>0,152</text:p>
          </table:table-cell>
          <table:table-cell office:value-type="float" office:value="0.801997870194874" calcext:value-type="float">
            <text:p>0,801997870194874</text:p>
          </table:table-cell>
        </table:table-row>
        <table:table-row table:style-name="ro1">
          <table:table-cell/>
          <table:table-cell office:value-type="float" office:value="0.153" calcext:value-type="float">
            <text:p>0,153</text:p>
          </table:table-cell>
          <table:table-cell office:value-type="float" office:value="0.799590651514235" calcext:value-type="float">
            <text:p>0,799590651514235</text:p>
          </table:table-cell>
        </table:table-row>
        <table:table-row table:style-name="ro1">
          <table:table-cell/>
          <table:table-cell office:value-type="float" office:value="0.154" calcext:value-type="float">
            <text:p>0,154</text:p>
          </table:table-cell>
          <table:table-cell office:value-type="float" office:value="0.797171538044409" calcext:value-type="float">
            <text:p>0,797171538044409</text:p>
          </table:table-cell>
        </table:table-row>
        <table:table-row table:style-name="ro1">
          <table:table-cell/>
          <table:table-cell office:value-type="float" office:value="0.155" calcext:value-type="float">
            <text:p>0,155</text:p>
          </table:table-cell>
          <table:table-cell office:value-type="float" office:value="0.794740576019105" calcext:value-type="float">
            <text:p>0,794740576019105</text:p>
          </table:table-cell>
        </table:table-row>
        <table:table-row table:style-name="ro1">
          <table:table-cell/>
          <table:table-cell office:value-type="float" office:value="0.156" calcext:value-type="float">
            <text:p>0,156</text:p>
          </table:table-cell>
          <table:table-cell office:value-type="float" office:value="0.79229781158883" calcext:value-type="float">
            <text:p>0,79229781158883</text:p>
          </table:table-cell>
        </table:table-row>
        <table:table-row table:style-name="ro1">
          <table:table-cell/>
          <table:table-cell office:value-type="float" office:value="0.157" calcext:value-type="float">
            <text:p>0,157</text:p>
          </table:table-cell>
          <table:table-cell office:value-type="float" office:value="0.789843290820977" calcext:value-type="float">
            <text:p>0,789843290820977</text:p>
          </table:table-cell>
        </table:table-row>
        <table:table-row table:style-name="ro1">
          <table:table-cell/>
          <table:table-cell office:value-type="float" office:value="0.158" calcext:value-type="float">
            <text:p>0,158</text:p>
          </table:table-cell>
          <table:table-cell office:value-type="float" office:value="0.78737705969991" calcext:value-type="float">
            <text:p>0,78737705969991</text:p>
          </table:table-cell>
        </table:table-row>
        <table:table-row table:style-name="ro1">
          <table:table-cell/>
          <table:table-cell office:value-type="float" office:value="0.159" calcext:value-type="float">
            <text:p>0,159</text:p>
          </table:table-cell>
          <table:table-cell office:value-type="float" office:value="0.784899164127046" calcext:value-type="float">
            <text:p>0,784899164127046</text:p>
          </table:table-cell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office:value-type="float" office:value="0.782409649920946" calcext:value-type="float">
            <text:p>0,782409649920946</text:p>
          </table:table-cell>
        </table:table-row>
        <table:table-row table:style-name="ro1">
          <table:table-cell/>
          <table:table-cell office:value-type="float" office:value="0.161" calcext:value-type="float">
            <text:p>0,161</text:p>
          </table:table-cell>
          <table:table-cell office:value-type="float" office:value="0.779908562817393" calcext:value-type="float">
            <text:p>0,779908562817393</text:p>
          </table:table-cell>
        </table:table-row>
        <table:table-row table:style-name="ro1">
          <table:table-cell/>
          <table:table-cell office:value-type="float" office:value="0.162" calcext:value-type="float">
            <text:p>0,162</text:p>
          </table:table-cell>
          <table:table-cell office:value-type="float" office:value="0.77739594846948" calcext:value-type="float">
            <text:p>0,77739594846948</text:p>
          </table:table-cell>
        </table:table-row>
        <table:table-row table:style-name="ro1">
          <table:table-cell/>
          <table:table-cell office:value-type="float" office:value="0.163" calcext:value-type="float">
            <text:p>0,163</text:p>
          </table:table-cell>
          <table:table-cell office:value-type="float" office:value="0.774871852447696" calcext:value-type="float">
            <text:p>0,774871852447696</text:p>
          </table:table-cell>
        </table:table-row>
        <table:table-row table:style-name="ro1">
          <table:table-cell/>
          <table:table-cell office:value-type="float" office:value="0.164" calcext:value-type="float">
            <text:p>0,164</text:p>
          </table:table-cell>
          <table:table-cell office:value-type="float" office:value="0.772336320240009" calcext:value-type="float">
            <text:p>0,772336320240009</text:p>
          </table:table-cell>
        </table:table-row>
        <table:table-row table:style-name="ro1">
          <table:table-cell/>
          <table:table-cell office:value-type="float" office:value="0.165" calcext:value-type="float">
            <text:p>0,165</text:p>
          </table:table-cell>
          <table:table-cell office:value-type="float" office:value="0.769789397251953" calcext:value-type="float">
            <text:p>0,769789397251953</text:p>
          </table:table-cell>
        </table:table-row>
        <table:table-row table:style-name="ro1">
          <table:table-cell/>
          <table:table-cell office:value-type="float" office:value="0.166" calcext:value-type="float">
            <text:p>0,166</text:p>
          </table:table-cell>
          <table:table-cell office:value-type="float" office:value="0.76723112880671" calcext:value-type="float">
            <text:p>0,76723112880671</text:p>
          </table:table-cell>
        </table:table-row>
        <table:table-row table:style-name="ro1">
          <table:table-cell/>
          <table:table-cell office:value-type="float" office:value="0.167" calcext:value-type="float">
            <text:p>0,167</text:p>
          </table:table-cell>
          <table:table-cell office:value-type="float" office:value="0.764661560145198" calcext:value-type="float">
            <text:p>0,764661560145198</text:p>
          </table:table-cell>
        </table:table-row>
        <table:table-row table:style-name="ro1">
          <table:table-cell/>
          <table:table-cell office:value-type="float" office:value="0.168" calcext:value-type="float">
            <text:p>0,168</text:p>
          </table:table-cell>
          <table:table-cell office:value-type="float" office:value="0.762080736426154" calcext:value-type="float">
            <text:p>0,762080736426154</text:p>
          </table:table-cell>
        </table:table-row>
        <table:table-row table:style-name="ro1">
          <table:table-cell/>
          <table:table-cell office:value-type="float" office:value="0.169" calcext:value-type="float">
            <text:p>0,169</text:p>
          </table:table-cell>
          <table:table-cell office:value-type="float" office:value="0.75948870272622" calcext:value-type="float">
            <text:p>0,75948870272622</text:p>
          </table:table-cell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office:value-type="float" office:value="0.756885504040027" calcext:value-type="float">
            <text:p>0,756885504040027</text:p>
          </table:table-cell>
        </table:table-row>
        <table:table-row table:style-name="ro1">
          <table:table-cell/>
          <table:table-cell office:value-type="float" office:value="0.171" calcext:value-type="float">
            <text:p>0,171</text:p>
          </table:table-cell>
          <table:table-cell office:value-type="float" office:value="0.754271185280281" calcext:value-type="float">
            <text:p>0,754271185280281</text:p>
          </table:table-cell>
        </table:table-row>
        <table:table-row table:style-name="ro1">
          <table:table-cell/>
          <table:table-cell office:value-type="float" office:value="0.172" calcext:value-type="float">
            <text:p>0,172</text:p>
          </table:table-cell>
          <table:table-cell office:value-type="float" office:value="0.751645791277847" calcext:value-type="float">
            <text:p>0,751645791277847</text:p>
          </table:table-cell>
        </table:table-row>
        <table:table-row table:style-name="ro1">
          <table:table-cell/>
          <table:table-cell office:value-type="float" office:value="0.173" calcext:value-type="float">
            <text:p>0,173</text:p>
          </table:table-cell>
          <table:table-cell office:value-type="float" office:value="0.749009366781834" calcext:value-type="float">
            <text:p>0,749009366781834</text:p>
          </table:table-cell>
        </table:table-row>
        <table:table-row table:style-name="ro1">
          <table:table-cell/>
          <table:table-cell office:value-type="float" office:value="0.174" calcext:value-type="float">
            <text:p>0,174</text:p>
          </table:table-cell>
          <table:table-cell office:value-type="float" office:value="0.746361956459682" calcext:value-type="float">
            <text:p>0,746361956459682</text:p>
          </table:table-cell>
        </table:table-row>
        <table:table-row table:style-name="ro1">
          <table:table-cell/>
          <table:table-cell office:value-type="float" office:value="0.175" calcext:value-type="float">
            <text:p>0,175</text:p>
          </table:table-cell>
          <table:table-cell office:value-type="float" office:value="0.743703604897245" calcext:value-type="float">
            <text:p>0,743703604897245</text:p>
          </table:table-cell>
        </table:table-row>
        <table:table-row table:style-name="ro1">
          <table:table-cell/>
          <table:table-cell office:value-type="float" office:value="0.176" calcext:value-type="float">
            <text:p>0,176</text:p>
          </table:table-cell>
          <table:table-cell office:value-type="float" office:value="0.741034356598875" calcext:value-type="float">
            <text:p>0,741034356598875</text:p>
          </table:table-cell>
        </table:table-row>
        <table:table-row table:style-name="ro1">
          <table:table-cell/>
          <table:table-cell office:value-type="float" office:value="0.177" calcext:value-type="float">
            <text:p>0,177</text:p>
          </table:table-cell>
          <table:table-cell office:value-type="float" office:value="0.738354255987509" calcext:value-type="float">
            <text:p>0,738354255987509</text:p>
          </table:table-cell>
        </table:table-row>
        <table:table-row table:style-name="ro1">
          <table:table-cell/>
          <table:table-cell office:value-type="float" office:value="0.178" calcext:value-type="float">
            <text:p>0,178</text:p>
          </table:table-cell>
          <table:table-cell office:value-type="float" office:value="0.735663347404755" calcext:value-type="float">
            <text:p>0,735663347404755</text:p>
          </table:table-cell>
        </table:table-row>
        <table:table-row table:style-name="ro1">
          <table:table-cell/>
          <table:table-cell office:value-type="float" office:value="0.179" calcext:value-type="float">
            <text:p>0,179</text:p>
          </table:table-cell>
          <table:table-cell office:value-type="float" office:value="0.732961675110973" calcext:value-type="float">
            <text:p>0,732961675110973</text:p>
          </table:table-cell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office:value-type="float" office:value="0.730249283285364" calcext:value-type="float">
            <text:p>0,730249283285364</text:p>
          </table:table-cell>
        </table:table-row>
        <table:table-row table:style-name="ro1">
          <table:table-cell/>
          <table:table-cell office:value-type="float" office:value="0.181" calcext:value-type="float">
            <text:p>0,181</text:p>
          </table:table-cell>
          <table:table-cell office:value-type="float" office:value="0.727526216026052" calcext:value-type="float">
            <text:p>0,727526216026052</text:p>
          </table:table-cell>
        </table:table-row>
        <table:table-row table:style-name="ro1">
          <table:table-cell/>
          <table:table-cell office:value-type="float" office:value="0.182" calcext:value-type="float">
            <text:p>0,182</text:p>
          </table:table-cell>
          <table:table-cell office:value-type="float" office:value="0.724792517350171" calcext:value-type="float">
            <text:p>0,724792517350171</text:p>
          </table:table-cell>
        </table:table-row>
        <table:table-row table:style-name="ro1">
          <table:table-cell/>
          <table:table-cell office:value-type="float" office:value="0.183" calcext:value-type="float">
            <text:p>0,183</text:p>
          </table:table-cell>
          <table:table-cell office:value-type="float" office:value="0.722048231193949" calcext:value-type="float">
            <text:p>0,722048231193949</text:p>
          </table:table-cell>
        </table:table-row>
        <table:table-row table:style-name="ro1">
          <table:table-cell/>
          <table:table-cell office:value-type="float" office:value="0.184" calcext:value-type="float">
            <text:p>0,184</text:p>
          </table:table-cell>
          <table:table-cell office:value-type="float" office:value="0.719293401412795" calcext:value-type="float">
            <text:p>0,719293401412795</text:p>
          </table:table-cell>
        </table:table-row>
        <table:table-row table:style-name="ro1">
          <table:table-cell/>
          <table:table-cell office:value-type="float" office:value="0.185" calcext:value-type="float">
            <text:p>0,185</text:p>
          </table:table-cell>
          <table:table-cell office:value-type="float" office:value="0.71652807178138" calcext:value-type="float">
            <text:p>0,71652807178138</text:p>
          </table:table-cell>
        </table:table-row>
        <table:table-row table:style-name="ro1">
          <table:table-cell/>
          <table:table-cell office:value-type="float" office:value="0.186" calcext:value-type="float">
            <text:p>0,186</text:p>
          </table:table-cell>
          <table:table-cell office:value-type="float" office:value="0.713752285993725" calcext:value-type="float">
            <text:p>0,713752285993725</text:p>
          </table:table-cell>
        </table:table-row>
        <table:table-row table:style-name="ro1">
          <table:table-cell/>
          <table:table-cell office:value-type="float" office:value="0.187" calcext:value-type="float">
            <text:p>0,187</text:p>
          </table:table-cell>
          <table:table-cell office:value-type="float" office:value="0.710966087663285" calcext:value-type="float">
            <text:p>0,710966087663285</text:p>
          </table:table-cell>
        </table:table-row>
        <table:table-row table:style-name="ro1">
          <table:table-cell/>
          <table:table-cell office:value-type="float" office:value="0.188" calcext:value-type="float">
            <text:p>0,188</text:p>
          </table:table-cell>
          <table:table-cell office:value-type="float" office:value="0.708169520323035" calcext:value-type="float">
            <text:p>0,708169520323035</text:p>
          </table:table-cell>
        </table:table-row>
        <table:table-row table:style-name="ro1">
          <table:table-cell/>
          <table:table-cell office:value-type="float" office:value="0.189" calcext:value-type="float">
            <text:p>0,189</text:p>
          </table:table-cell>
          <table:table-cell office:value-type="float" office:value="0.705362627425555" calcext:value-type="float">
            <text:p>0,705362627425555</text:p>
          </table:table-cell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office:value-type="float" office:value="0.702545452343112" calcext:value-type="float">
            <text:p>0,702545452343112</text:p>
          </table:table-cell>
        </table:table-row>
        <table:table-row table:style-name="ro1">
          <table:table-cell/>
          <table:table-cell office:value-type="float" office:value="0.191" calcext:value-type="float">
            <text:p>0,191</text:p>
          </table:table-cell>
          <table:table-cell office:value-type="float" office:value="0.699718038367748" calcext:value-type="float">
            <text:p>0,699718038367748</text:p>
          </table:table-cell>
        </table:table-row>
        <table:table-row table:style-name="ro1">
          <table:table-cell/>
          <table:table-cell office:value-type="float" office:value="0.192" calcext:value-type="float">
            <text:p>0,192</text:p>
          </table:table-cell>
          <table:table-cell office:value-type="float" office:value="0.696880428711365" calcext:value-type="float">
            <text:p>0,696880428711365</text:p>
          </table:table-cell>
        </table:table-row>
        <table:table-row table:style-name="ro1">
          <table:table-cell/>
          <table:table-cell office:value-type="float" office:value="0.193" calcext:value-type="float">
            <text:p>0,193</text:p>
          </table:table-cell>
          <table:table-cell office:value-type="float" office:value="0.694032666505809" calcext:value-type="float">
            <text:p>0,694032666505809</text:p>
          </table:table-cell>
        </table:table-row>
        <table:table-row table:style-name="ro1">
          <table:table-cell/>
          <table:table-cell office:value-type="float" office:value="0.194" calcext:value-type="float">
            <text:p>0,194</text:p>
          </table:table-cell>
          <table:table-cell office:value-type="float" office:value="0.691174794802954" calcext:value-type="float">
            <text:p>0,691174794802954</text:p>
          </table:table-cell>
        </table:table-row>
        <table:table-row table:style-name="ro1">
          <table:table-cell/>
          <table:table-cell office:value-type="float" office:value="0.195" calcext:value-type="float">
            <text:p>0,195</text:p>
          </table:table-cell>
          <table:table-cell office:value-type="float" office:value="0.68830685657479" calcext:value-type="float">
            <text:p>0,68830685657479</text:p>
          </table:table-cell>
        </table:table-row>
        <table:table-row table:style-name="ro1">
          <table:table-cell/>
          <table:table-cell office:value-type="float" office:value="0.196" calcext:value-type="float">
            <text:p>0,196</text:p>
          </table:table-cell>
          <table:table-cell office:value-type="float" office:value="0.685428894713505" calcext:value-type="float">
            <text:p>0,685428894713505</text:p>
          </table:table-cell>
        </table:table-row>
        <table:table-row table:style-name="ro1">
          <table:table-cell/>
          <table:table-cell office:value-type="float" office:value="0.197" calcext:value-type="float">
            <text:p>0,197</text:p>
          </table:table-cell>
          <table:table-cell office:value-type="float" office:value="0.682540952031571" calcext:value-type="float">
            <text:p>0,682540952031571</text:p>
          </table:table-cell>
        </table:table-row>
        <table:table-row table:style-name="ro1">
          <table:table-cell/>
          <table:table-cell office:value-type="float" office:value="0.198" calcext:value-type="float">
            <text:p>0,198</text:p>
          </table:table-cell>
          <table:table-cell office:value-type="float" office:value="0.679643071261829" calcext:value-type="float">
            <text:p>0,679643071261829</text:p>
          </table:table-cell>
        </table:table-row>
        <table:table-row table:style-name="ro1">
          <table:table-cell/>
          <table:table-cell office:value-type="float" office:value="0.199" calcext:value-type="float">
            <text:p>0,199</text:p>
          </table:table-cell>
          <table:table-cell office:value-type="float" office:value="0.676735295057574" calcext:value-type="float">
            <text:p>0,676735295057574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67381766599264" calcext:value-type="float">
            <text:p>0,67381766599264</text:p>
          </table:table-cell>
        </table:table-row>
        <table:table-row table:style-name="ro1">
          <table:table-cell/>
          <table:table-cell office:value-type="float" office:value="0.201" calcext:value-type="float">
            <text:p>0,201</text:p>
          </table:table-cell>
          <table:table-cell office:value-type="float" office:value="0.670890226561486" calcext:value-type="float">
            <text:p>0,670890226561486</text:p>
          </table:table-cell>
        </table:table-row>
        <table:table-row table:style-name="ro1">
          <table:table-cell/>
          <table:table-cell office:value-type="float" office:value="0.202" calcext:value-type="float">
            <text:p>0,202</text:p>
          </table:table-cell>
          <table:table-cell office:value-type="float" office:value="0.667953019179279" calcext:value-type="float">
            <text:p>0,667953019179279</text:p>
          </table:table-cell>
        </table:table-row>
        <table:table-row table:style-name="ro1">
          <table:table-cell/>
          <table:table-cell office:value-type="float" office:value="0.203" calcext:value-type="float">
            <text:p>0,203</text:p>
          </table:table-cell>
          <table:table-cell office:value-type="float" office:value="0.665006086181979" calcext:value-type="float">
            <text:p>0,665006086181979</text:p>
          </table:table-cell>
        </table:table-row>
        <table:table-row table:style-name="ro1">
          <table:table-cell/>
          <table:table-cell office:value-type="float" office:value="0.204" calcext:value-type="float">
            <text:p>0,204</text:p>
          </table:table-cell>
          <table:table-cell office:value-type="float" office:value="0.662049469826427" calcext:value-type="float">
            <text:p>0,662049469826427</text:p>
          </table:table-cell>
        </table:table-row>
        <table:table-row table:style-name="ro1">
          <table:table-cell/>
          <table:table-cell office:value-type="float" office:value="0.205" calcext:value-type="float">
            <text:p>0,205</text:p>
          </table:table-cell>
          <table:table-cell office:value-type="float" office:value="0.659083212290425" calcext:value-type="float">
            <text:p>0,659083212290425</text:p>
          </table:table-cell>
        </table:table-row>
        <table:table-row table:style-name="ro1">
          <table:table-cell/>
          <table:table-cell office:value-type="float" office:value="0.206" calcext:value-type="float">
            <text:p>0,206</text:p>
          </table:table-cell>
          <table:table-cell office:value-type="float" office:value="0.656107355672825" calcext:value-type="float">
            <text:p>0,656107355672825</text:p>
          </table:table-cell>
        </table:table-row>
        <table:table-row table:style-name="ro1">
          <table:table-cell/>
          <table:table-cell office:value-type="float" office:value="0.207" calcext:value-type="float">
            <text:p>0,207</text:p>
          </table:table-cell>
          <table:table-cell office:value-type="float" office:value="0.653121941993613" calcext:value-type="float">
            <text:p>0,653121941993613</text:p>
          </table:table-cell>
        </table:table-row>
        <table:table-row table:style-name="ro1">
          <table:table-cell/>
          <table:table-cell office:value-type="float" office:value="0.208" calcext:value-type="float">
            <text:p>0,208</text:p>
          </table:table-cell>
          <table:table-cell office:value-type="float" office:value="0.650127013193992" calcext:value-type="float">
            <text:p>0,650127013193992</text:p>
          </table:table-cell>
        </table:table-row>
        <table:table-row table:style-name="ro1">
          <table:table-cell/>
          <table:table-cell office:value-type="float" office:value="0.209" calcext:value-type="float">
            <text:p>0,209</text:p>
          </table:table-cell>
          <table:table-cell office:value-type="float" office:value="0.647122611136471" calcext:value-type="float">
            <text:p>0,647122611136471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float" office:value="0.644108777604945" calcext:value-type="float">
            <text:p>0,644108777604945</text:p>
          </table:table-cell>
        </table:table-row>
        <table:table-row table:style-name="ro1">
          <table:table-cell/>
          <table:table-cell office:value-type="float" office:value="0.211" calcext:value-type="float">
            <text:p>0,211</text:p>
          </table:table-cell>
          <table:table-cell office:value-type="float" office:value="0.641085554304783" calcext:value-type="float">
            <text:p>0,641085554304783</text:p>
          </table:table-cell>
        </table:table-row>
        <table:table-row table:style-name="ro1">
          <table:table-cell/>
          <table:table-cell office:value-type="float" office:value="0.212" calcext:value-type="float">
            <text:p>0,212</text:p>
          </table:table-cell>
          <table:table-cell office:value-type="float" office:value="0.638052982862912" calcext:value-type="float">
            <text:p>0,638052982862912</text:p>
          </table:table-cell>
        </table:table-row>
        <table:table-row table:style-name="ro1">
          <table:table-cell/>
          <table:table-cell office:value-type="float" office:value="0.213" calcext:value-type="float">
            <text:p>0,213</text:p>
          </table:table-cell>
          <table:table-cell office:value-type="float" office:value="0.635011104827902" calcext:value-type="float">
            <text:p>0,635011104827902</text:p>
          </table:table-cell>
        </table:table-row>
        <table:table-row table:style-name="ro1">
          <table:table-cell/>
          <table:table-cell office:value-type="float" office:value="0.214" calcext:value-type="float">
            <text:p>0,214</text:p>
          </table:table-cell>
          <table:table-cell office:value-type="float" office:value="0.631959961670051" calcext:value-type="float">
            <text:p>0,631959961670051</text:p>
          </table:table-cell>
        </table:table-row>
        <table:table-row table:style-name="ro1">
          <table:table-cell/>
          <table:table-cell office:value-type="float" office:value="0.215" calcext:value-type="float">
            <text:p>0,215</text:p>
          </table:table-cell>
          <table:table-cell office:value-type="float" office:value="0.62889959478147" calcext:value-type="float">
            <text:p>0,62889959478147</text:p>
          </table:table-cell>
        </table:table-row>
        <table:table-row table:style-name="ro1">
          <table:table-cell/>
          <table:table-cell office:value-type="float" office:value="0.216" calcext:value-type="float">
            <text:p>0,216</text:p>
          </table:table-cell>
          <table:table-cell office:value-type="float" office:value="0.625830045476167" calcext:value-type="float">
            <text:p>0,625830045476167</text:p>
          </table:table-cell>
        </table:table-row>
        <table:table-row table:style-name="ro1">
          <table:table-cell/>
          <table:table-cell office:value-type="float" office:value="0.217" calcext:value-type="float">
            <text:p>0,217</text:p>
          </table:table-cell>
          <table:table-cell office:value-type="float" office:value="0.622751354990133" calcext:value-type="float">
            <text:p>0,622751354990133</text:p>
          </table:table-cell>
        </table:table-row>
        <table:table-row table:style-name="ro1">
          <table:table-cell/>
          <table:table-cell office:value-type="float" office:value="0.218" calcext:value-type="float">
            <text:p>0,218</text:p>
          </table:table-cell>
          <table:table-cell office:value-type="float" office:value="0.619663564481427" calcext:value-type="float">
            <text:p>0,619663564481427</text:p>
          </table:table-cell>
        </table:table-row>
        <table:table-row table:style-name="ro1">
          <table:table-cell/>
          <table:table-cell office:value-type="float" office:value="0.219" calcext:value-type="float">
            <text:p>0,219</text:p>
          </table:table-cell>
          <table:table-cell office:value-type="float" office:value="0.616566715030258" calcext:value-type="float">
            <text:p>0,616566715030258</text:p>
          </table:table-cell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office:value-type="float" office:value="0.613460847639075" calcext:value-type="float">
            <text:p>0,613460847639075</text:p>
          </table:table-cell>
        </table:table-row>
        <table:table-row table:style-name="ro1">
          <table:table-cell/>
          <table:table-cell office:value-type="float" office:value="0.221" calcext:value-type="float">
            <text:p>0,221</text:p>
          </table:table-cell>
          <table:table-cell office:value-type="float" office:value="0.610346003232646" calcext:value-type="float">
            <text:p>0,610346003232646</text:p>
          </table:table-cell>
        </table:table-row>
        <table:table-row table:style-name="ro1">
          <table:table-cell/>
          <table:table-cell office:value-type="float" office:value="0.222" calcext:value-type="float">
            <text:p>0,222</text:p>
          </table:table-cell>
          <table:table-cell office:value-type="float" office:value="0.607222222658148" calcext:value-type="float">
            <text:p>0,607222222658148</text:p>
          </table:table-cell>
        </table:table-row>
        <table:table-row table:style-name="ro1">
          <table:table-cell/>
          <table:table-cell office:value-type="float" office:value="0.223" calcext:value-type="float">
            <text:p>0,223</text:p>
          </table:table-cell>
          <table:table-cell office:value-type="float" office:value="0.604089546685248" calcext:value-type="float">
            <text:p>0,604089546685248</text:p>
          </table:table-cell>
        </table:table-row>
        <table:table-row table:style-name="ro1">
          <table:table-cell/>
          <table:table-cell office:value-type="float" office:value="0.224" calcext:value-type="float">
            <text:p>0,224</text:p>
          </table:table-cell>
          <table:table-cell office:value-type="float" office:value="0.60094801600619" calcext:value-type="float">
            <text:p>0,60094801600619</text:p>
          </table:table-cell>
        </table:table-row>
        <table:table-row table:style-name="ro1">
          <table:table-cell/>
          <table:table-cell office:value-type="float" office:value="0.225" calcext:value-type="float">
            <text:p>0,225</text:p>
          </table:table-cell>
          <table:table-cell office:value-type="float" office:value="0.597797671235879" calcext:value-type="float">
            <text:p>0,597797671235879</text:p>
          </table:table-cell>
        </table:table-row>
        <table:table-row table:style-name="ro1">
          <table:table-cell/>
          <table:table-cell office:value-type="float" office:value="0.226" calcext:value-type="float">
            <text:p>0,226</text:p>
          </table:table-cell>
          <table:table-cell office:value-type="float" office:value="0.594638552911966" calcext:value-type="float">
            <text:p>0,594638552911966</text:p>
          </table:table-cell>
        </table:table-row>
        <table:table-row table:style-name="ro1">
          <table:table-cell/>
          <table:table-cell office:value-type="float" office:value="0.227" calcext:value-type="float">
            <text:p>0,227</text:p>
          </table:table-cell>
          <table:table-cell office:value-type="float" office:value="0.591470701494932" calcext:value-type="float">
            <text:p>0,591470701494932</text:p>
          </table:table-cell>
        </table:table-row>
        <table:table-row table:style-name="ro1">
          <table:table-cell/>
          <table:table-cell office:value-type="float" office:value="0.228" calcext:value-type="float">
            <text:p>0,228</text:p>
          </table:table-cell>
          <table:table-cell office:value-type="float" office:value="0.588294157368174" calcext:value-type="float">
            <text:p>0,588294157368174</text:p>
          </table:table-cell>
        </table:table-row>
        <table:table-row table:style-name="ro1">
          <table:table-cell/>
          <table:table-cell office:value-type="float" office:value="0.229" calcext:value-type="float">
            <text:p>0,229</text:p>
          </table:table-cell>
          <table:table-cell office:value-type="float" office:value="0.585108960838089" calcext:value-type="float">
            <text:p>0,585108960838089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office:value-type="float" office:value="0.581915152134159" calcext:value-type="float">
            <text:p>0,581915152134159</text:p>
          </table:table-cell>
        </table:table-row>
        <table:table-row table:style-name="ro1">
          <table:table-cell/>
          <table:table-cell office:value-type="float" office:value="0.231" calcext:value-type="float">
            <text:p>0,231</text:p>
          </table:table-cell>
          <table:table-cell office:value-type="float" office:value="0.578712771409036" calcext:value-type="float">
            <text:p>0,578712771409036</text:p>
          </table:table-cell>
        </table:table-row>
        <table:table-row table:style-name="ro1">
          <table:table-cell/>
          <table:table-cell office:value-type="float" office:value="0.232" calcext:value-type="float">
            <text:p>0,232</text:p>
          </table:table-cell>
          <table:table-cell office:value-type="float" office:value="0.575501858738625" calcext:value-type="float">
            <text:p>0,575501858738625</text:p>
          </table:table-cell>
        </table:table-row>
        <table:table-row table:style-name="ro1">
          <table:table-cell/>
          <table:table-cell office:value-type="float" office:value="0.233" calcext:value-type="float">
            <text:p>0,233</text:p>
          </table:table-cell>
          <table:table-cell office:value-type="float" office:value="0.572282454122172" calcext:value-type="float">
            <text:p>0,572282454122172</text:p>
          </table:table-cell>
        </table:table-row>
        <table:table-row table:style-name="ro1">
          <table:table-cell/>
          <table:table-cell office:value-type="float" office:value="0.234" calcext:value-type="float">
            <text:p>0,234</text:p>
          </table:table-cell>
          <table:table-cell office:value-type="float" office:value="0.569054597482344" calcext:value-type="float">
            <text:p>0,569054597482344</text:p>
          </table:table-cell>
        </table:table-row>
        <table:table-row table:style-name="ro1">
          <table:table-cell/>
          <table:table-cell office:value-type="float" office:value="0.235" calcext:value-type="float">
            <text:p>0,235</text:p>
          </table:table-cell>
          <table:table-cell office:value-type="float" office:value="0.565818328665321" calcext:value-type="float">
            <text:p>0,565818328665321</text:p>
          </table:table-cell>
        </table:table-row>
        <table:table-row table:style-name="ro1">
          <table:table-cell/>
          <table:table-cell office:value-type="float" office:value="0.236" calcext:value-type="float">
            <text:p>0,236</text:p>
          </table:table-cell>
          <table:table-cell office:value-type="float" office:value="0.562573687440871" calcext:value-type="float">
            <text:p>0,562573687440871</text:p>
          </table:table-cell>
        </table:table-row>
        <table:table-row table:style-name="ro1">
          <table:table-cell/>
          <table:table-cell office:value-type="float" office:value="0.237" calcext:value-type="float">
            <text:p>0,237</text:p>
          </table:table-cell>
          <table:table-cell office:value-type="float" office:value="0.559320713502442" calcext:value-type="float">
            <text:p>0,559320713502442</text:p>
          </table:table-cell>
        </table:table-row>
        <table:table-row table:style-name="ro1">
          <table:table-cell/>
          <table:table-cell office:value-type="float" office:value="0.238" calcext:value-type="float">
            <text:p>0,238</text:p>
          </table:table-cell>
          <table:table-cell office:value-type="float" office:value="0.556059446467246" calcext:value-type="float">
            <text:p>0,556059446467246</text:p>
          </table:table-cell>
        </table:table-row>
        <table:table-row table:style-name="ro1">
          <table:table-cell/>
          <table:table-cell office:value-type="float" office:value="0.239" calcext:value-type="float">
            <text:p>0,239</text:p>
          </table:table-cell>
          <table:table-cell office:value-type="float" office:value="0.55278992587634" calcext:value-type="float">
            <text:p>0,55278992587634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office:value-type="float" office:value="0.549512191194713" calcext:value-type="float">
            <text:p>0,549512191194713</text:p>
          </table:table-cell>
        </table:table-row>
        <table:table-row table:style-name="ro1">
          <table:table-cell/>
          <table:table-cell office:value-type="float" office:value="0.241" calcext:value-type="float">
            <text:p>0,241</text:p>
          </table:table-cell>
          <table:table-cell office:value-type="float" office:value="0.546226281811371" calcext:value-type="float">
            <text:p>0,546226281811371</text:p>
          </table:table-cell>
        </table:table-row>
        <table:table-row table:style-name="ro1">
          <table:table-cell/>
          <table:table-cell office:value-type="float" office:value="0.242" calcext:value-type="float">
            <text:p>0,242</text:p>
          </table:table-cell>
          <table:table-cell office:value-type="float" office:value="0.54293223703942" calcext:value-type="float">
            <text:p>0,54293223703942</text:p>
          </table:table-cell>
        </table:table-row>
        <table:table-row table:style-name="ro1">
          <table:table-cell/>
          <table:table-cell office:value-type="float" office:value="0.243" calcext:value-type="float">
            <text:p>0,243</text:p>
          </table:table-cell>
          <table:table-cell office:value-type="float" office:value="0.539630096116152" calcext:value-type="float">
            <text:p>0,539630096116152</text:p>
          </table:table-cell>
        </table:table-row>
        <table:table-row table:style-name="ro1">
          <table:table-cell/>
          <table:table-cell office:value-type="float" office:value="0.244" calcext:value-type="float">
            <text:p>0,244</text:p>
          </table:table-cell>
          <table:table-cell office:value-type="float" office:value="0.536319898203129" calcext:value-type="float">
            <text:p>0,536319898203129</text:p>
          </table:table-cell>
        </table:table-row>
        <table:table-row table:style-name="ro1">
          <table:table-cell/>
          <table:table-cell office:value-type="float" office:value="0.245" calcext:value-type="float">
            <text:p>0,245</text:p>
          </table:table-cell>
          <table:table-cell office:value-type="float" office:value="0.533001682386268" calcext:value-type="float">
            <text:p>0,533001682386268</text:p>
          </table:table-cell>
        </table:table-row>
        <table:table-row table:style-name="ro1">
          <table:table-cell/>
          <table:table-cell office:value-type="float" office:value="0.246" calcext:value-type="float">
            <text:p>0,246</text:p>
          </table:table-cell>
          <table:table-cell office:value-type="float" office:value="0.529675487675925" calcext:value-type="float">
            <text:p>0,529675487675925</text:p>
          </table:table-cell>
        </table:table-row>
        <table:table-row table:style-name="ro1">
          <table:table-cell/>
          <table:table-cell office:value-type="float" office:value="0.247" calcext:value-type="float">
            <text:p>0,247</text:p>
          </table:table-cell>
          <table:table-cell office:value-type="float" office:value="0.526341353006979" calcext:value-type="float">
            <text:p>0,526341353006979</text:p>
          </table:table-cell>
        </table:table-row>
        <table:table-row table:style-name="ro1">
          <table:table-cell/>
          <table:table-cell office:value-type="float" office:value="0.248" calcext:value-type="float">
            <text:p>0,248</text:p>
          </table:table-cell>
          <table:table-cell office:value-type="float" office:value="0.522999317238918" calcext:value-type="float">
            <text:p>0,522999317238918</text:p>
          </table:table-cell>
        </table:table-row>
        <table:table-row table:style-name="ro1">
          <table:table-cell/>
          <table:table-cell office:value-type="float" office:value="0.249" calcext:value-type="float">
            <text:p>0,249</text:p>
          </table:table-cell>
          <table:table-cell office:value-type="float" office:value="0.519649419155921" calcext:value-type="float">
            <text:p>0,519649419155921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516291697466948" calcext:value-type="float">
            <text:p>0,516291697466948</text:p>
          </table:table-cell>
        </table:table-row>
        <table:table-row table:style-name="ro1">
          <table:table-cell/>
          <table:table-cell office:value-type="float" office:value="0.251" calcext:value-type="float">
            <text:p>0,251</text:p>
          </table:table-cell>
          <table:table-cell office:value-type="float" office:value="0.512926190805817" calcext:value-type="float">
            <text:p>0,512926190805817</text:p>
          </table:table-cell>
        </table:table-row>
        <table:table-row table:style-name="ro1">
          <table:table-cell/>
          <table:table-cell office:value-type="float" office:value="0.252" calcext:value-type="float">
            <text:p>0,252</text:p>
          </table:table-cell>
          <table:table-cell office:value-type="float" office:value="0.509552937731293" calcext:value-type="float">
            <text:p>0,509552937731293</text:p>
          </table:table-cell>
        </table:table-row>
        <table:table-row table:style-name="ro1">
          <table:table-cell/>
          <table:table-cell office:value-type="float" office:value="0.253" calcext:value-type="float">
            <text:p>0,253</text:p>
          </table:table-cell>
          <table:table-cell office:value-type="float" office:value="0.506171976727173" calcext:value-type="float">
            <text:p>0,506171976727173</text:p>
          </table:table-cell>
        </table:table-row>
        <table:table-row table:style-name="ro1">
          <table:table-cell/>
          <table:table-cell office:value-type="float" office:value="0.254" calcext:value-type="float">
            <text:p>0,254</text:p>
          </table:table-cell>
          <table:table-cell office:value-type="float" office:value="0.502783346202367" calcext:value-type="float">
            <text:p>0,502783346202367</text:p>
          </table:table-cell>
        </table:table-row>
        <table:table-row table:style-name="ro1">
          <table:table-cell/>
          <table:table-cell office:value-type="float" office:value="0.255" calcext:value-type="float">
            <text:p>0,255</text:p>
          </table:table-cell>
          <table:table-cell office:value-type="float" office:value="0.499387084490985" calcext:value-type="float">
            <text:p>0,499387084490985</text:p>
          </table:table-cell>
        </table:table-row>
        <table:table-row table:style-name="ro1">
          <table:table-cell/>
          <table:table-cell office:value-type="float" office:value="0.256" calcext:value-type="float">
            <text:p>0,256</text:p>
          </table:table-cell>
          <table:table-cell office:value-type="float" office:value="0.495983229852423" calcext:value-type="float">
            <text:p>0,495983229852423</text:p>
          </table:table-cell>
        </table:table-row>
        <table:table-row table:style-name="ro1">
          <table:table-cell/>
          <table:table-cell office:value-type="float" office:value="0.257" calcext:value-type="float">
            <text:p>0,257</text:p>
          </table:table-cell>
          <table:table-cell office:value-type="float" office:value="0.492571820471441" calcext:value-type="float">
            <text:p>0,492571820471441</text:p>
          </table:table-cell>
        </table:table-row>
        <table:table-row table:style-name="ro1">
          <table:table-cell/>
          <table:table-cell office:value-type="float" office:value="0.258" calcext:value-type="float">
            <text:p>0,258</text:p>
          </table:table-cell>
          <table:table-cell office:value-type="float" office:value="0.489152894458255" calcext:value-type="float">
            <text:p>0,489152894458255</text:p>
          </table:table-cell>
        </table:table-row>
        <table:table-row table:style-name="ro1">
          <table:table-cell/>
          <table:table-cell office:value-type="float" office:value="0.259" calcext:value-type="float">
            <text:p>0,259</text:p>
          </table:table-cell>
          <table:table-cell office:value-type="float" office:value="0.485726489848616" calcext:value-type="float">
            <text:p>0,485726489848616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office:value-type="float" office:value="0.482292644603898" calcext:value-type="float">
            <text:p>0,482292644603898</text:p>
          </table:table-cell>
        </table:table-row>
        <table:table-row table:style-name="ro1">
          <table:table-cell/>
          <table:table-cell office:value-type="float" office:value="0.261" calcext:value-type="float">
            <text:p>0,261</text:p>
          </table:table-cell>
          <table:table-cell office:value-type="float" office:value="0.478851396611178" calcext:value-type="float">
            <text:p>0,478851396611178</text:p>
          </table:table-cell>
        </table:table-row>
        <table:table-row table:style-name="ro1">
          <table:table-cell/>
          <table:table-cell office:value-type="float" office:value="0.262" calcext:value-type="float">
            <text:p>0,262</text:p>
          </table:table-cell>
          <table:table-cell office:value-type="float" office:value="0.475402783683325" calcext:value-type="float">
            <text:p>0,475402783683325</text:p>
          </table:table-cell>
        </table:table-row>
        <table:table-row table:style-name="ro1">
          <table:table-cell/>
          <table:table-cell office:value-type="float" office:value="0.263" calcext:value-type="float">
            <text:p>0,263</text:p>
          </table:table-cell>
          <table:table-cell office:value-type="float" office:value="0.471946843559081" calcext:value-type="float">
            <text:p>0,471946843559081</text:p>
          </table:table-cell>
        </table:table-row>
        <table:table-row table:style-name="ro1">
          <table:table-cell/>
          <table:table-cell office:value-type="float" office:value="0.264" calcext:value-type="float">
            <text:p>0,264</text:p>
          </table:table-cell>
          <table:table-cell office:value-type="float" office:value="0.468483613903147" calcext:value-type="float">
            <text:p>0,468483613903147</text:p>
          </table:table-cell>
        </table:table-row>
        <table:table-row table:style-name="ro1">
          <table:table-cell/>
          <table:table-cell office:value-type="float" office:value="0.265" calcext:value-type="float">
            <text:p>0,265</text:p>
          </table:table-cell>
          <table:table-cell office:value-type="float" office:value="0.465013132306265" calcext:value-type="float">
            <text:p>0,465013132306265</text:p>
          </table:table-cell>
        </table:table-row>
        <table:table-row table:style-name="ro1">
          <table:table-cell/>
          <table:table-cell office:value-type="float" office:value="0.266" calcext:value-type="float">
            <text:p>0,266</text:p>
          </table:table-cell>
          <table:table-cell office:value-type="float" office:value="0.461535436285305" calcext:value-type="float">
            <text:p>0,461535436285305</text:p>
          </table:table-cell>
        </table:table-row>
        <table:table-row table:style-name="ro1">
          <table:table-cell/>
          <table:table-cell office:value-type="float" office:value="0.267" calcext:value-type="float">
            <text:p>0,267</text:p>
          </table:table-cell>
          <table:table-cell office:value-type="float" office:value="0.458050563283349" calcext:value-type="float">
            <text:p>0,458050563283349</text:p>
          </table:table-cell>
        </table:table-row>
        <table:table-row table:style-name="ro1">
          <table:table-cell/>
          <table:table-cell office:value-type="float" office:value="0.268" calcext:value-type="float">
            <text:p>0,268</text:p>
          </table:table-cell>
          <table:table-cell office:value-type="float" office:value="0.454558550669773" calcext:value-type="float">
            <text:p>0,454558550669773</text:p>
          </table:table-cell>
        </table:table-row>
        <table:table-row table:style-name="ro1">
          <table:table-cell/>
          <table:table-cell office:value-type="float" office:value="0.269" calcext:value-type="float">
            <text:p>0,269</text:p>
          </table:table-cell>
          <table:table-cell office:value-type="float" office:value="0.451059435740331" calcext:value-type="float">
            <text:p>0,451059435740331</text:p>
          </table:table-cell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office:value-type="float" office:value="0.447553255717244" calcext:value-type="float">
            <text:p>0,447553255717244</text:p>
          </table:table-cell>
        </table:table-row>
        <table:table-row table:style-name="ro1">
          <table:table-cell/>
          <table:table-cell office:value-type="float" office:value="0.271" calcext:value-type="float">
            <text:p>0,271</text:p>
          </table:table-cell>
          <table:table-cell office:value-type="float" office:value="0.444040047749277" calcext:value-type="float">
            <text:p>0,444040047749277</text:p>
          </table:table-cell>
        </table:table-row>
        <table:table-row table:style-name="ro1">
          <table:table-cell/>
          <table:table-cell office:value-type="float" office:value="0.272" calcext:value-type="float">
            <text:p>0,272</text:p>
          </table:table-cell>
          <table:table-cell office:value-type="float" office:value="0.440519848911829" calcext:value-type="float">
            <text:p>0,440519848911829</text:p>
          </table:table-cell>
        </table:table-row>
        <table:table-row table:style-name="ro1">
          <table:table-cell/>
          <table:table-cell office:value-type="float" office:value="0.273" calcext:value-type="float">
            <text:p>0,273</text:p>
          </table:table-cell>
          <table:table-cell office:value-type="float" office:value="0.436992696207013" calcext:value-type="float">
            <text:p>0,436992696207013</text:p>
          </table:table-cell>
        </table:table-row>
        <table:table-row table:style-name="ro1">
          <table:table-cell/>
          <table:table-cell office:value-type="float" office:value="0.274" calcext:value-type="float">
            <text:p>0,274</text:p>
          </table:table-cell>
          <table:table-cell office:value-type="float" office:value="0.433458626563745" calcext:value-type="float">
            <text:p>0,433458626563745</text:p>
          </table:table-cell>
        </table:table-row>
        <table:table-row table:style-name="ro1">
          <table:table-cell/>
          <table:table-cell office:value-type="float" office:value="0.275" calcext:value-type="float">
            <text:p>0,275</text:p>
          </table:table-cell>
          <table:table-cell office:value-type="float" office:value="0.429917676837821" calcext:value-type="float">
            <text:p>0,429917676837821</text:p>
          </table:table-cell>
        </table:table-row>
        <table:table-row table:style-name="ro1">
          <table:table-cell/>
          <table:table-cell office:value-type="float" office:value="0.276" calcext:value-type="float">
            <text:p>0,276</text:p>
          </table:table-cell>
          <table:table-cell office:value-type="float" office:value="0.426369883812009" calcext:value-type="float">
            <text:p>0,426369883812009</text:p>
          </table:table-cell>
        </table:table-row>
        <table:table-row table:style-name="ro1">
          <table:table-cell/>
          <table:table-cell office:value-type="float" office:value="0.277" calcext:value-type="float">
            <text:p>0,277</text:p>
          </table:table-cell>
          <table:table-cell office:value-type="float" office:value="0.422815284196126" calcext:value-type="float">
            <text:p>0,422815284196126</text:p>
          </table:table-cell>
        </table:table-row>
        <table:table-row table:style-name="ro1">
          <table:table-cell/>
          <table:table-cell office:value-type="float" office:value="0.278" calcext:value-type="float">
            <text:p>0,278</text:p>
          </table:table-cell>
          <table:table-cell office:value-type="float" office:value="0.419253914627125" calcext:value-type="float">
            <text:p>0,419253914627125</text:p>
          </table:table-cell>
        </table:table-row>
        <table:table-row table:style-name="ro1">
          <table:table-cell/>
          <table:table-cell office:value-type="float" office:value="0.279" calcext:value-type="float">
            <text:p>0,279</text:p>
          </table:table-cell>
          <table:table-cell office:value-type="float" office:value="0.415685811669182" calcext:value-type="float">
            <text:p>0,415685811669182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office:value-type="float" office:value="0.412111011813773" calcext:value-type="float">
            <text:p>0,412111011813773</text:p>
          </table:table-cell>
        </table:table-row>
        <table:table-row table:style-name="ro1">
          <table:table-cell/>
          <table:table-cell office:value-type="float" office:value="0.281" calcext:value-type="float">
            <text:p>0,281</text:p>
          </table:table-cell>
          <table:table-cell office:value-type="float" office:value="0.408529551479764" calcext:value-type="float">
            <text:p>0,408529551479764</text:p>
          </table:table-cell>
        </table:table-row>
        <table:table-row table:style-name="ro1">
          <table:table-cell/>
          <table:table-cell office:value-type="float" office:value="0.282" calcext:value-type="float">
            <text:p>0,282</text:p>
          </table:table-cell>
          <table:table-cell office:value-type="float" office:value="0.404941467013494" calcext:value-type="float">
            <text:p>0,404941467013494</text:p>
          </table:table-cell>
        </table:table-row>
        <table:table-row table:style-name="ro1">
          <table:table-cell/>
          <table:table-cell office:value-type="float" office:value="0.283" calcext:value-type="float">
            <text:p>0,283</text:p>
          </table:table-cell>
          <table:table-cell office:value-type="float" office:value="0.401346794688854" calcext:value-type="float">
            <text:p>0,401346794688854</text:p>
          </table:table-cell>
        </table:table-row>
        <table:table-row table:style-name="ro1">
          <table:table-cell/>
          <table:table-cell office:value-type="float" office:value="0.284" calcext:value-type="float">
            <text:p>0,284</text:p>
          </table:table-cell>
          <table:table-cell office:value-type="float" office:value="0.397745570707379" calcext:value-type="float">
            <text:p>0,397745570707379</text:p>
          </table:table-cell>
        </table:table-row>
        <table:table-row table:style-name="ro1">
          <table:table-cell/>
          <table:table-cell office:value-type="float" office:value="0.285" calcext:value-type="float">
            <text:p>0,285</text:p>
          </table:table-cell>
          <table:table-cell office:value-type="float" office:value="0.394137831198322" calcext:value-type="float">
            <text:p>0,394137831198322</text:p>
          </table:table-cell>
        </table:table-row>
        <table:table-row table:style-name="ro1">
          <table:table-cell/>
          <table:table-cell office:value-type="float" office:value="0.286" calcext:value-type="float">
            <text:p>0,286</text:p>
          </table:table-cell>
          <table:table-cell office:value-type="float" office:value="0.390523612218749" calcext:value-type="float">
            <text:p>0,390523612218749</text:p>
          </table:table-cell>
        </table:table-row>
        <table:table-row table:style-name="ro1">
          <table:table-cell/>
          <table:table-cell office:value-type="float" office:value="0.287" calcext:value-type="float">
            <text:p>0,287</text:p>
          </table:table-cell>
          <table:table-cell office:value-type="float" office:value="0.386902949753612" calcext:value-type="float">
            <text:p>0,386902949753612</text:p>
          </table:table-cell>
        </table:table-row>
        <table:table-row table:style-name="ro1">
          <table:table-cell/>
          <table:table-cell office:value-type="float" office:value="0.288" calcext:value-type="float">
            <text:p>0,288</text:p>
          </table:table-cell>
          <table:table-cell office:value-type="float" office:value="0.383275879715841" calcext:value-type="float">
            <text:p>0,383275879715841</text:p>
          </table:table-cell>
        </table:table-row>
        <table:table-row table:style-name="ro1">
          <table:table-cell/>
          <table:table-cell office:value-type="float" office:value="0.289" calcext:value-type="float">
            <text:p>0,289</text:p>
          </table:table-cell>
          <table:table-cell office:value-type="float" office:value="0.379642437946423" calcext:value-type="float">
            <text:p>0,379642437946423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office:value-type="float" office:value="0.376002660214488" calcext:value-type="float">
            <text:p>0,376002660214488</text:p>
          </table:table-cell>
        </table:table-row>
        <table:table-row table:style-name="ro1">
          <table:table-cell/>
          <table:table-cell office:value-type="float" office:value="0.291" calcext:value-type="float">
            <text:p>0,291</text:p>
          </table:table-cell>
          <table:table-cell office:value-type="float" office:value="0.372356582217391" calcext:value-type="float">
            <text:p>0,372356582217391</text:p>
          </table:table-cell>
        </table:table-row>
        <table:table-row table:style-name="ro1">
          <table:table-cell/>
          <table:table-cell office:value-type="float" office:value="0.292" calcext:value-type="float">
            <text:p>0,292</text:p>
          </table:table-cell>
          <table:table-cell office:value-type="float" office:value="0.368704239580797" calcext:value-type="float">
            <text:p>0,368704239580797</text:p>
          </table:table-cell>
        </table:table-row>
        <table:table-row table:style-name="ro1">
          <table:table-cell/>
          <table:table-cell office:value-type="float" office:value="0.293" calcext:value-type="float">
            <text:p>0,293</text:p>
          </table:table-cell>
          <table:table-cell office:value-type="float" office:value="0.365045667858766" calcext:value-type="float">
            <text:p>0,365045667858766</text:p>
          </table:table-cell>
        </table:table-row>
        <table:table-row table:style-name="ro1">
          <table:table-cell/>
          <table:table-cell office:value-type="float" office:value="0.294" calcext:value-type="float">
            <text:p>0,294</text:p>
          </table:table-cell>
          <table:table-cell office:value-type="float" office:value="0.361380902533832" calcext:value-type="float">
            <text:p>0,361380902533832</text:p>
          </table:table-cell>
        </table:table-row>
        <table:table-row table:style-name="ro1">
          <table:table-cell/>
          <table:table-cell office:value-type="float" office:value="0.295" calcext:value-type="float">
            <text:p>0,295</text:p>
          </table:table-cell>
          <table:table-cell office:value-type="float" office:value="0.357709979017093" calcext:value-type="float">
            <text:p>0,357709979017093</text:p>
          </table:table-cell>
        </table:table-row>
        <table:table-row table:style-name="ro1">
          <table:table-cell/>
          <table:table-cell office:value-type="float" office:value="0.296" calcext:value-type="float">
            <text:p>0,296</text:p>
          </table:table-cell>
          <table:table-cell office:value-type="float" office:value="0.354032932648287" calcext:value-type="float">
            <text:p>0,354032932648287</text:p>
          </table:table-cell>
        </table:table-row>
        <table:table-row table:style-name="ro1">
          <table:table-cell/>
          <table:table-cell office:value-type="float" office:value="0.297" calcext:value-type="float">
            <text:p>0,297</text:p>
          </table:table-cell>
          <table:table-cell office:value-type="float" office:value="0.350349798695883" calcext:value-type="float">
            <text:p>0,350349798695883</text:p>
          </table:table-cell>
        </table:table-row>
        <table:table-row table:style-name="ro1">
          <table:table-cell/>
          <table:table-cell office:value-type="float" office:value="0.298" calcext:value-type="float">
            <text:p>0,298</text:p>
          </table:table-cell>
          <table:table-cell office:value-type="float" office:value="0.346660612357161" calcext:value-type="float">
            <text:p>0,346660612357161</text:p>
          </table:table-cell>
        </table:table-row>
        <table:table-row table:style-name="ro1">
          <table:table-cell/>
          <table:table-cell office:value-type="float" office:value="0.299" calcext:value-type="float">
            <text:p>0,299</text:p>
          </table:table-cell>
          <table:table-cell office:value-type="float" office:value="0.342965408758295" calcext:value-type="float">
            <text:p>0,342965408758295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339264222954436" calcext:value-type="float">
            <text:p>0,339264222954436</text:p>
          </table:table-cell>
        </table:table-row>
        <table:table-row table:style-name="ro1">
          <table:table-cell/>
          <table:table-cell office:value-type="float" office:value="0.301" calcext:value-type="float">
            <text:p>0,301</text:p>
          </table:table-cell>
          <table:table-cell office:value-type="float" office:value="0.335557089929801" calcext:value-type="float">
            <text:p>0,335557089929801</text:p>
          </table:table-cell>
        </table:table-row>
        <table:table-row table:style-name="ro1">
          <table:table-cell/>
          <table:table-cell office:value-type="float" office:value="0.302" calcext:value-type="float">
            <text:p>0,302</text:p>
          </table:table-cell>
          <table:table-cell office:value-type="float" office:value="0.331844044597747" calcext:value-type="float">
            <text:p>0,331844044597747</text:p>
          </table:table-cell>
        </table:table-row>
        <table:table-row table:style-name="ro1">
          <table:table-cell/>
          <table:table-cell office:value-type="float" office:value="0.303" calcext:value-type="float">
            <text:p>0,303</text:p>
          </table:table-cell>
          <table:table-cell office:value-type="float" office:value="0.328125121800863" calcext:value-type="float">
            <text:p>0,328125121800863</text:p>
          </table:table-cell>
        </table:table-row>
        <table:table-row table:style-name="ro1">
          <table:table-cell/>
          <table:table-cell office:value-type="float" office:value="0.304" calcext:value-type="float">
            <text:p>0,304</text:p>
          </table:table-cell>
          <table:table-cell office:value-type="float" office:value="0.324400356311051" calcext:value-type="float">
            <text:p>0,324400356311051</text:p>
          </table:table-cell>
        </table:table-row>
        <table:table-row table:style-name="ro1">
          <table:table-cell/>
          <table:table-cell office:value-type="float" office:value="0.305" calcext:value-type="float">
            <text:p>0,305</text:p>
          </table:table-cell>
          <table:table-cell office:value-type="float" office:value="0.320669782829604" calcext:value-type="float">
            <text:p>0,320669782829604</text:p>
          </table:table-cell>
        </table:table-row>
        <table:table-row table:style-name="ro1">
          <table:table-cell/>
          <table:table-cell office:value-type="float" office:value="0.306" calcext:value-type="float">
            <text:p>0,306</text:p>
          </table:table-cell>
          <table:table-cell office:value-type="float" office:value="0.316933435987299" calcext:value-type="float">
            <text:p>0,316933435987299</text:p>
          </table:table-cell>
        </table:table-row>
        <table:table-row table:style-name="ro1">
          <table:table-cell/>
          <table:table-cell office:value-type="float" office:value="0.307" calcext:value-type="float">
            <text:p>0,307</text:p>
          </table:table-cell>
          <table:table-cell office:value-type="float" office:value="0.313191350344471" calcext:value-type="float">
            <text:p>0,313191350344471</text:p>
          </table:table-cell>
        </table:table-row>
        <table:table-row table:style-name="ro1">
          <table:table-cell/>
          <table:table-cell office:value-type="float" office:value="0.308" calcext:value-type="float">
            <text:p>0,308</text:p>
          </table:table-cell>
          <table:table-cell office:value-type="float" office:value="0.309443560391103" calcext:value-type="float">
            <text:p>0,309443560391103</text:p>
          </table:table-cell>
        </table:table-row>
        <table:table-row table:style-name="ro1">
          <table:table-cell/>
          <table:table-cell office:value-type="float" office:value="0.309" calcext:value-type="float">
            <text:p>0,309</text:p>
          </table:table-cell>
          <table:table-cell office:value-type="float" office:value="0.305690100546906" calcext:value-type="float">
            <text:p>0,305690100546906</text:p>
          </table:table-cell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office:value-type="float" office:value="0.301931005161403" calcext:value-type="float">
            <text:p>0,301931005161403</text:p>
          </table:table-cell>
        </table:table-row>
        <table:table-row table:style-name="ro1">
          <table:table-cell/>
          <table:table-cell office:value-type="float" office:value="0.311" calcext:value-type="float">
            <text:p>0,311</text:p>
          </table:table-cell>
          <table:table-cell office:value-type="float" office:value="0.298166308514012" calcext:value-type="float">
            <text:p>0,298166308514012</text:p>
          </table:table-cell>
        </table:table-row>
        <table:table-row table:style-name="ro1">
          <table:table-cell/>
          <table:table-cell office:value-type="float" office:value="0.312" calcext:value-type="float">
            <text:p>0,312</text:p>
          </table:table-cell>
          <table:table-cell office:value-type="float" office:value="0.294396044814129" calcext:value-type="float">
            <text:p>0,294396044814129</text:p>
          </table:table-cell>
        </table:table-row>
        <table:table-row table:style-name="ro1">
          <table:table-cell/>
          <table:table-cell office:value-type="float" office:value="0.313" calcext:value-type="float">
            <text:p>0,313</text:p>
          </table:table-cell>
          <table:table-cell office:value-type="float" office:value="0.290620248201212" calcext:value-type="float">
            <text:p>0,290620248201212</text:p>
          </table:table-cell>
        </table:table-row>
        <table:table-row table:style-name="ro1">
          <table:table-cell/>
          <table:table-cell office:value-type="float" office:value="0.314" calcext:value-type="float">
            <text:p>0,314</text:p>
          </table:table-cell>
          <table:table-cell office:value-type="float" office:value="0.286838952744864" calcext:value-type="float">
            <text:p>0,286838952744864</text:p>
          </table:table-cell>
        </table:table-row>
        <table:table-row table:style-name="ro1">
          <table:table-cell/>
          <table:table-cell office:value-type="float" office:value="0.315" calcext:value-type="float">
            <text:p>0,315</text:p>
          </table:table-cell>
          <table:table-cell office:value-type="float" office:value="0.283052192444916" calcext:value-type="float">
            <text:p>0,283052192444916</text:p>
          </table:table-cell>
        </table:table-row>
        <table:table-row table:style-name="ro1">
          <table:table-cell/>
          <table:table-cell office:value-type="float" office:value="0.316" calcext:value-type="float">
            <text:p>0,316</text:p>
          </table:table-cell>
          <table:table-cell office:value-type="float" office:value="0.279260001231509" calcext:value-type="float">
            <text:p>0,279260001231509</text:p>
          </table:table-cell>
        </table:table-row>
        <table:table-row table:style-name="ro1">
          <table:table-cell/>
          <table:table-cell office:value-type="float" office:value="0.317" calcext:value-type="float">
            <text:p>0,317</text:p>
          </table:table-cell>
          <table:table-cell office:value-type="float" office:value="0.275462412965179" calcext:value-type="float">
            <text:p>0,275462412965179</text:p>
          </table:table-cell>
        </table:table-row>
        <table:table-row table:style-name="ro1">
          <table:table-cell/>
          <table:table-cell office:value-type="float" office:value="0.318" calcext:value-type="float">
            <text:p>0,318</text:p>
          </table:table-cell>
          <table:table-cell office:value-type="float" office:value="0.271659461436937" calcext:value-type="float">
            <text:p>0,271659461436937</text:p>
          </table:table-cell>
        </table:table-row>
        <table:table-row table:style-name="ro1">
          <table:table-cell/>
          <table:table-cell office:value-type="float" office:value="0.319" calcext:value-type="float">
            <text:p>0,319</text:p>
          </table:table-cell>
          <table:table-cell office:value-type="float" office:value="0.267851180368357" calcext:value-type="float">
            <text:p>0,267851180368357</text:p>
          </table:table-cell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office:value-type="float" office:value="0.264037603411653" calcext:value-type="float">
            <text:p>0,264037603411653</text:p>
          </table:table-cell>
        </table:table-row>
        <table:table-row table:style-name="ro1">
          <table:table-cell/>
          <table:table-cell office:value-type="float" office:value="0.321" calcext:value-type="float">
            <text:p>0,321</text:p>
          </table:table-cell>
          <table:table-cell office:value-type="float" office:value="0.260218764149768" calcext:value-type="float">
            <text:p>0,260218764149768</text:p>
          </table:table-cell>
        </table:table-row>
        <table:table-row table:style-name="ro1">
          <table:table-cell/>
          <table:table-cell office:value-type="float" office:value="0.322" calcext:value-type="float">
            <text:p>0,322</text:p>
          </table:table-cell>
          <table:table-cell office:value-type="float" office:value="0.256394696096452" calcext:value-type="float">
            <text:p>0,256394696096452</text:p>
          </table:table-cell>
        </table:table-row>
        <table:table-row table:style-name="ro1">
          <table:table-cell/>
          <table:table-cell office:value-type="float" office:value="0.323" calcext:value-type="float">
            <text:p>0,323</text:p>
          </table:table-cell>
          <table:table-cell office:value-type="float" office:value="0.252565432696347" calcext:value-type="float">
            <text:p>0,252565432696347</text:p>
          </table:table-cell>
        </table:table-row>
        <table:table-row table:style-name="ro1">
          <table:table-cell/>
          <table:table-cell office:value-type="float" office:value="0.324" calcext:value-type="float">
            <text:p>0,324</text:p>
          </table:table-cell>
          <table:table-cell office:value-type="float" office:value="0.248731007325069" calcext:value-type="float">
            <text:p>0,248731007325069</text:p>
          </table:table-cell>
        </table:table-row>
        <table:table-row table:style-name="ro1">
          <table:table-cell/>
          <table:table-cell office:value-type="float" office:value="0.325" calcext:value-type="float">
            <text:p>0,325</text:p>
          </table:table-cell>
          <table:table-cell office:value-type="float" office:value="0.244891453289293" calcext:value-type="float">
            <text:p>0,244891453289293</text:p>
          </table:table-cell>
        </table:table-row>
        <table:table-row table:style-name="ro1">
          <table:table-cell/>
          <table:table-cell office:value-type="float" office:value="0.326" calcext:value-type="float">
            <text:p>0,326</text:p>
          </table:table-cell>
          <table:table-cell office:value-type="float" office:value="0.241046803826834" calcext:value-type="float">
            <text:p>0,241046803826834</text:p>
          </table:table-cell>
        </table:table-row>
        <table:table-row table:style-name="ro1">
          <table:table-cell/>
          <table:table-cell office:value-type="float" office:value="0.327" calcext:value-type="float">
            <text:p>0,327</text:p>
          </table:table-cell>
          <table:table-cell office:value-type="float" office:value="0.237197092106728" calcext:value-type="float">
            <text:p>0,237197092106728</text:p>
          </table:table-cell>
        </table:table-row>
        <table:table-row table:style-name="ro1">
          <table:table-cell/>
          <table:table-cell office:value-type="float" office:value="0.328" calcext:value-type="float">
            <text:p>0,328</text:p>
          </table:table-cell>
          <table:table-cell office:value-type="float" office:value="0.233342351229321" calcext:value-type="float">
            <text:p>0,233342351229321</text:p>
          </table:table-cell>
        </table:table-row>
        <table:table-row table:style-name="ro1">
          <table:table-cell/>
          <table:table-cell office:value-type="float" office:value="0.329" calcext:value-type="float">
            <text:p>0,329</text:p>
          </table:table-cell>
          <table:table-cell office:value-type="float" office:value="0.229482614226343" calcext:value-type="float">
            <text:p>0,229482614226343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0.225617914060998" calcext:value-type="float">
            <text:p>0,225617914060998</text:p>
          </table:table-cell>
        </table:table-row>
        <table:table-row table:style-name="ro1">
          <table:table-cell/>
          <table:table-cell office:value-type="float" office:value="0.331" calcext:value-type="float">
            <text:p>0,331</text:p>
          </table:table-cell>
          <table:table-cell office:value-type="float" office:value="0.221748283628043" calcext:value-type="float">
            <text:p>0,221748283628043</text:p>
          </table:table-cell>
        </table:table-row>
        <table:table-row table:style-name="ro1">
          <table:table-cell/>
          <table:table-cell office:value-type="float" office:value="0.332" calcext:value-type="float">
            <text:p>0,332</text:p>
          </table:table-cell>
          <table:table-cell office:value-type="float" office:value="0.217873755753873" calcext:value-type="float">
            <text:p>0,217873755753873</text:p>
          </table:table-cell>
        </table:table-row>
        <table:table-row table:style-name="ro1">
          <table:table-cell/>
          <table:table-cell office:value-type="float" office:value="0.333" calcext:value-type="float">
            <text:p>0,333</text:p>
          </table:table-cell>
          <table:table-cell office:value-type="float" office:value="0.213994363196601" calcext:value-type="float">
            <text:p>0,213994363196601</text:p>
          </table:table-cell>
        </table:table-row>
        <table:table-row table:style-name="ro1">
          <table:table-cell/>
          <table:table-cell office:value-type="float" office:value="0.334" calcext:value-type="float">
            <text:p>0,334</text:p>
          </table:table-cell>
          <table:table-cell office:value-type="float" office:value="0.21011013864614" calcext:value-type="float">
            <text:p>0,21011013864614</text:p>
          </table:table-cell>
        </table:table-row>
        <table:table-row table:style-name="ro1">
          <table:table-cell/>
          <table:table-cell office:value-type="float" office:value="0.335" calcext:value-type="float">
            <text:p>0,335</text:p>
          </table:table-cell>
          <table:table-cell office:value-type="float" office:value="0.206221114724291" calcext:value-type="float">
            <text:p>0,206221114724291</text:p>
          </table:table-cell>
        </table:table-row>
        <table:table-row table:style-name="ro1">
          <table:table-cell/>
          <table:table-cell office:value-type="float" office:value="0.336" calcext:value-type="float">
            <text:p>0,336</text:p>
          </table:table-cell>
          <table:table-cell office:value-type="float" office:value="0.20232732398482" calcext:value-type="float">
            <text:p>0,20232732398482</text:p>
          </table:table-cell>
        </table:table-row>
        <table:table-row table:style-name="ro1">
          <table:table-cell/>
          <table:table-cell office:value-type="float" office:value="0.337" calcext:value-type="float">
            <text:p>0,337</text:p>
          </table:table-cell>
          <table:table-cell office:value-type="float" office:value="0.198428798913541" calcext:value-type="float">
            <text:p>0,198428798913541</text:p>
          </table:table-cell>
        </table:table-row>
        <table:table-row table:style-name="ro1">
          <table:table-cell/>
          <table:table-cell office:value-type="float" office:value="0.338" calcext:value-type="float">
            <text:p>0,338</text:p>
          </table:table-cell>
          <table:table-cell office:value-type="float" office:value="0.194525571928403" calcext:value-type="float">
            <text:p>0,194525571928403</text:p>
          </table:table-cell>
        </table:table-row>
        <table:table-row table:style-name="ro1">
          <table:table-cell/>
          <table:table-cell office:value-type="float" office:value="0.339" calcext:value-type="float">
            <text:p>0,339</text:p>
          </table:table-cell>
          <table:table-cell office:value-type="float" office:value="0.190617675379565" calcext:value-type="float">
            <text:p>0,190617675379565</text:p>
          </table:table-cell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office:value-type="float" office:value="0.186705141549488" calcext:value-type="float">
            <text:p>0,186705141549488</text:p>
          </table:table-cell>
        </table:table-row>
        <table:table-row table:style-name="ro1">
          <table:table-cell/>
          <table:table-cell office:value-type="float" office:value="0.341" calcext:value-type="float">
            <text:p>0,341</text:p>
          </table:table-cell>
          <table:table-cell office:value-type="float" office:value="0.182788002653006" calcext:value-type="float">
            <text:p>0,182788002653006</text:p>
          </table:table-cell>
        </table:table-row>
        <table:table-row table:style-name="ro1">
          <table:table-cell/>
          <table:table-cell office:value-type="float" office:value="0.342" calcext:value-type="float">
            <text:p>0,342</text:p>
          </table:table-cell>
          <table:table-cell office:value-type="float" office:value="0.178866290837419" calcext:value-type="float">
            <text:p>0,178866290837419</text:p>
          </table:table-cell>
        </table:table-row>
        <table:table-row table:style-name="ro1">
          <table:table-cell/>
          <table:table-cell office:value-type="float" office:value="0.343" calcext:value-type="float">
            <text:p>0,343</text:p>
          </table:table-cell>
          <table:table-cell office:value-type="float" office:value="0.174940038182569" calcext:value-type="float">
            <text:p>0,174940038182569</text:p>
          </table:table-cell>
        </table:table-row>
        <table:table-row table:style-name="ro1">
          <table:table-cell/>
          <table:table-cell office:value-type="float" office:value="0.344" calcext:value-type="float">
            <text:p>0,344</text:p>
          </table:table-cell>
          <table:table-cell office:value-type="float" office:value="0.171009276700923" calcext:value-type="float">
            <text:p>0,171009276700923</text:p>
          </table:table-cell>
        </table:table-row>
        <table:table-row table:style-name="ro1">
          <table:table-cell/>
          <table:table-cell office:value-type="float" office:value="0.345" calcext:value-type="float">
            <text:p>0,345</text:p>
          </table:table-cell>
          <table:table-cell office:value-type="float" office:value="0.167074038337658" calcext:value-type="float">
            <text:p>0,167074038337658</text:p>
          </table:table-cell>
        </table:table-row>
        <table:table-row table:style-name="ro1">
          <table:table-cell/>
          <table:table-cell office:value-type="float" office:value="0.346" calcext:value-type="float">
            <text:p>0,346</text:p>
          </table:table-cell>
          <table:table-cell office:value-type="float" office:value="0.163134354970739" calcext:value-type="float">
            <text:p>0,163134354970739</text:p>
          </table:table-cell>
        </table:table-row>
        <table:table-row table:style-name="ro1">
          <table:table-cell/>
          <table:table-cell office:value-type="float" office:value="0.347" calcext:value-type="float">
            <text:p>0,347</text:p>
          </table:table-cell>
          <table:table-cell office:value-type="float" office:value="0.159190258411005" calcext:value-type="float">
            <text:p>0,159190258411005</text:p>
          </table:table-cell>
        </table:table-row>
        <table:table-row table:style-name="ro1">
          <table:table-cell/>
          <table:table-cell office:value-type="float" office:value="0.348" calcext:value-type="float">
            <text:p>0,348</text:p>
          </table:table-cell>
          <table:table-cell office:value-type="float" office:value="0.155241780402251" calcext:value-type="float">
            <text:p>0,155241780402251</text:p>
          </table:table-cell>
        </table:table-row>
        <table:table-row table:style-name="ro1">
          <table:table-cell/>
          <table:table-cell office:value-type="float" office:value="0.349" calcext:value-type="float">
            <text:p>0,349</text:p>
          </table:table-cell>
          <table:table-cell office:value-type="float" office:value="0.151288952621306" calcext:value-type="float">
            <text:p>0,151288952621306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0.14733180667812" calcext:value-type="float">
            <text:p>0,14733180667812</text:p>
          </table:table-cell>
        </table:table-row>
        <table:table-row table:style-name="ro1">
          <table:table-cell/>
          <table:table-cell office:value-type="float" office:value="0.351" calcext:value-type="float">
            <text:p>0,351</text:p>
          </table:table-cell>
          <table:table-cell office:value-type="float" office:value="0.143370374115842" calcext:value-type="float">
            <text:p>0,143370374115842</text:p>
          </table:table-cell>
        </table:table-row>
        <table:table-row table:style-name="ro1">
          <table:table-cell/>
          <table:table-cell office:value-type="float" office:value="0.352" calcext:value-type="float">
            <text:p>0,352</text:p>
          </table:table-cell>
          <table:table-cell office:value-type="float" office:value="0.139404686410906" calcext:value-type="float">
            <text:p>0,139404686410906</text:p>
          </table:table-cell>
        </table:table-row>
        <table:table-row table:style-name="ro1">
          <table:table-cell/>
          <table:table-cell office:value-type="float" office:value="0.353" calcext:value-type="float">
            <text:p>0,353</text:p>
          </table:table-cell>
          <table:table-cell office:value-type="float" office:value="0.13543477497311" calcext:value-type="float">
            <text:p>0,13543477497311</text:p>
          </table:table-cell>
        </table:table-row>
        <table:table-row table:style-name="ro1">
          <table:table-cell/>
          <table:table-cell office:value-type="float" office:value="0.354" calcext:value-type="float">
            <text:p>0,354</text:p>
          </table:table-cell>
          <table:table-cell office:value-type="float" office:value="0.131460671145699" calcext:value-type="float">
            <text:p>0,131460671145699</text:p>
          </table:table-cell>
        </table:table-row>
        <table:table-row table:style-name="ro1">
          <table:table-cell/>
          <table:table-cell office:value-type="float" office:value="0.355" calcext:value-type="float">
            <text:p>0,355</text:p>
          </table:table-cell>
          <table:table-cell office:value-type="float" office:value="0.127482406205447" calcext:value-type="float">
            <text:p>0,127482406205447</text:p>
          </table:table-cell>
        </table:table-row>
        <table:table-row table:style-name="ro1">
          <table:table-cell/>
          <table:table-cell office:value-type="float" office:value="0.356" calcext:value-type="float">
            <text:p>0,356</text:p>
          </table:table-cell>
          <table:table-cell office:value-type="float" office:value="0.123500011362738" calcext:value-type="float">
            <text:p>0,123500011362738</text:p>
          </table:table-cell>
        </table:table-row>
        <table:table-row table:style-name="ro1">
          <table:table-cell/>
          <table:table-cell office:value-type="float" office:value="0.357" calcext:value-type="float">
            <text:p>0,357</text:p>
          </table:table-cell>
          <table:table-cell office:value-type="float" office:value="0.119513517761648" calcext:value-type="float">
            <text:p>0,119513517761648</text:p>
          </table:table-cell>
        </table:table-row>
        <table:table-row table:style-name="ro1">
          <table:table-cell/>
          <table:table-cell office:value-type="float" office:value="0.358" calcext:value-type="float">
            <text:p>0,358</text:p>
          </table:table-cell>
          <table:table-cell office:value-type="float" office:value="0.11552295648003" calcext:value-type="float">
            <text:p>0,11552295648003</text:p>
          </table:table-cell>
        </table:table-row>
        <table:table-row table:style-name="ro1">
          <table:table-cell/>
          <table:table-cell office:value-type="float" office:value="0.359" calcext:value-type="float">
            <text:p>0,359</text:p>
          </table:table-cell>
          <table:table-cell office:value-type="float" office:value="0.111528358529591" calcext:value-type="float">
            <text:p>0,111528358529591</text:p>
          </table:table-cell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office:value-type="float" office:value="0.107529754855977" calcext:value-type="float">
            <text:p>0,107529754855977</text:p>
          </table:table-cell>
        </table:table-row>
        <table:table-row table:style-name="ro1">
          <table:table-cell/>
          <table:table-cell office:value-type="float" office:value="0.361" calcext:value-type="float">
            <text:p>0,361</text:p>
          </table:table-cell>
          <table:table-cell office:value-type="float" office:value="0.103527176338852" calcext:value-type="float">
            <text:p>0,103527176338852</text:p>
          </table:table-cell>
        </table:table-row>
        <table:table-row table:style-name="ro1">
          <table:table-cell/>
          <table:table-cell office:value-type="float" office:value="0.362" calcext:value-type="float">
            <text:p>0,362</text:p>
          </table:table-cell>
          <table:table-cell office:value-type="float" office:value="0.0995206537919833" calcext:value-type="float">
            <text:p>0,0995206537919833</text:p>
          </table:table-cell>
        </table:table-row>
        <table:table-row table:style-name="ro1">
          <table:table-cell/>
          <table:table-cell office:value-type="float" office:value="0.363" calcext:value-type="float">
            <text:p>0,363</text:p>
          </table:table-cell>
          <table:table-cell office:value-type="float" office:value="0.0955102179633198" calcext:value-type="float">
            <text:p>0,0955102179633198</text:p>
          </table:table-cell>
        </table:table-row>
        <table:table-row table:style-name="ro1">
          <table:table-cell/>
          <table:table-cell office:value-type="float" office:value="0.364" calcext:value-type="float">
            <text:p>0,364</text:p>
          </table:table-cell>
          <table:table-cell office:value-type="float" office:value="0.091495899535076" calcext:value-type="float">
            <text:p>0,091495899535076</text:p>
          </table:table-cell>
        </table:table-row>
        <table:table-row table:style-name="ro1">
          <table:table-cell/>
          <table:table-cell office:value-type="float" office:value="0.365" calcext:value-type="float">
            <text:p>0,365</text:p>
          </table:table-cell>
          <table:table-cell office:value-type="float" office:value="0.0874777291238116" calcext:value-type="float">
            <text:p>0,0874777291238116</text:p>
          </table:table-cell>
        </table:table-row>
        <table:table-row table:style-name="ro1">
          <table:table-cell/>
          <table:table-cell office:value-type="float" office:value="0.366" calcext:value-type="float">
            <text:p>0,366</text:p>
          </table:table-cell>
          <table:table-cell office:value-type="float" office:value="0.0834557372805149" calcext:value-type="float">
            <text:p>0,0834557372805149</text:p>
          </table:table-cell>
        </table:table-row>
        <table:table-row table:style-name="ro1">
          <table:table-cell/>
          <table:table-cell office:value-type="float" office:value="0.367" calcext:value-type="float">
            <text:p>0,367</text:p>
          </table:table-cell>
          <table:table-cell office:value-type="float" office:value="0.0794299544906832" calcext:value-type="float">
            <text:p>0,0794299544906832</text:p>
          </table:table-cell>
        </table:table-row>
        <table:table-row table:style-name="ro1">
          <table:table-cell/>
          <table:table-cell office:value-type="float" office:value="0.368" calcext:value-type="float">
            <text:p>0,368</text:p>
          </table:table-cell>
          <table:table-cell office:value-type="float" office:value="0.0754004111744044" calcext:value-type="float">
            <text:p>0,0754004111744044</text:p>
          </table:table-cell>
        </table:table-row>
        <table:table-row table:style-name="ro1">
          <table:table-cell/>
          <table:table-cell office:value-type="float" office:value="0.369" calcext:value-type="float">
            <text:p>0,369</text:p>
          </table:table-cell>
          <table:table-cell office:value-type="float" office:value="0.0713671376864382" calcext:value-type="float">
            <text:p>0,0713671376864382</text:p>
          </table:table-cell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office:value-type="float" office:value="0.0673301643162987" calcext:value-type="float">
            <text:p>0,0673301643162987</text:p>
          </table:table-cell>
        </table:table-row>
        <table:table-row table:style-name="ro1">
          <table:table-cell/>
          <table:table-cell office:value-type="float" office:value="0.371" calcext:value-type="float">
            <text:p>0,371</text:p>
          </table:table-cell>
          <table:table-cell office:value-type="float" office:value="0.0632895212883346" calcext:value-type="float">
            <text:p>0,0632895212883346</text:p>
          </table:table-cell>
        </table:table-row>
        <table:table-row table:style-name="ro1">
          <table:table-cell/>
          <table:table-cell office:value-type="float" office:value="0.372" calcext:value-type="float">
            <text:p>0,372</text:p>
          </table:table-cell>
          <table:table-cell office:value-type="float" office:value="0.0592452387618106" calcext:value-type="float">
            <text:p>0,0592452387618106</text:p>
          </table:table-cell>
        </table:table-row>
        <table:table-row table:style-name="ro1">
          <table:table-cell/>
          <table:table-cell office:value-type="float" office:value="0.373" calcext:value-type="float">
            <text:p>0,373</text:p>
          </table:table-cell>
          <table:table-cell office:value-type="float" office:value="0.0551973468309895" calcext:value-type="float">
            <text:p>0,0551973468309895</text:p>
          </table:table-cell>
        </table:table-row>
        <table:table-row table:style-name="ro1">
          <table:table-cell/>
          <table:table-cell office:value-type="float" office:value="0.374" calcext:value-type="float">
            <text:p>0,374</text:p>
          </table:table-cell>
          <table:table-cell office:value-type="float" office:value="0.0511458755252128" calcext:value-type="float">
            <text:p>0,0511458755252128</text:p>
          </table:table-cell>
        </table:table-row>
        <table:table-row table:style-name="ro1">
          <table:table-cell/>
          <table:table-cell office:value-type="float" office:value="0.375" calcext:value-type="float">
            <text:p>0,375</text:p>
          </table:table-cell>
          <table:table-cell office:value-type="float" office:value="0.0470908548089821" calcext:value-type="float">
            <text:p>0,0470908548089821</text:p>
          </table:table-cell>
        </table:table-row>
        <table:table-row table:style-name="ro1">
          <table:table-cell/>
          <table:table-cell office:value-type="float" office:value="0.376" calcext:value-type="float">
            <text:p>0,376</text:p>
          </table:table-cell>
          <table:table-cell office:value-type="float" office:value="0.0430323145820404" calcext:value-type="float">
            <text:p>0,0430323145820404</text:p>
          </table:table-cell>
        </table:table-row>
        <table:table-row table:style-name="ro1">
          <table:table-cell/>
          <table:table-cell office:value-type="float" office:value="0.377" calcext:value-type="float">
            <text:p>0,377</text:p>
          </table:table-cell>
          <table:table-cell office:value-type="float" office:value="0.0389702846794529" calcext:value-type="float">
            <text:p>0,0389702846794529</text:p>
          </table:table-cell>
        </table:table-row>
        <table:table-row table:style-name="ro1">
          <table:table-cell/>
          <table:table-cell office:value-type="float" office:value="0.378" calcext:value-type="float">
            <text:p>0,378</text:p>
          </table:table-cell>
          <table:table-cell office:value-type="float" office:value="0.0349047948716888" calcext:value-type="float">
            <text:p>0,0349047948716888</text:p>
          </table:table-cell>
        </table:table-row>
        <table:table-row table:style-name="ro1">
          <table:table-cell/>
          <table:table-cell office:value-type="float" office:value="0.379" calcext:value-type="float">
            <text:p>0,379</text:p>
          </table:table-cell>
          <table:table-cell office:value-type="float" office:value="0.0308358748647018" calcext:value-type="float">
            <text:p>0,0308358748647018</text:p>
          </table:table-cell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office:value-type="float" office:value="0.0267635543000113" calcext:value-type="float">
            <text:p>0,0267635543000113</text:p>
          </table:table-cell>
        </table:table-row>
        <table:table-row table:style-name="ro1">
          <table:table-cell/>
          <table:table-cell office:value-type="float" office:value="0.381" calcext:value-type="float">
            <text:p>0,381</text:p>
          </table:table-cell>
          <table:table-cell office:value-type="float" office:value="0.0226878627547838" calcext:value-type="float">
            <text:p>0,0226878627547838</text:p>
          </table:table-cell>
        </table:table-row>
        <table:table-row table:style-name="ro1">
          <table:table-cell/>
          <table:table-cell office:value-type="float" office:value="0.382" calcext:value-type="float">
            <text:p>0,382</text:p>
          </table:table-cell>
          <table:table-cell office:value-type="float" office:value="0.0186088297419132" calcext:value-type="float">
            <text:p>0,0186088297419132</text:p>
          </table:table-cell>
        </table:table-row>
        <table:table-row table:style-name="ro1">
          <table:table-cell/>
          <table:table-cell office:value-type="float" office:value="0.383" calcext:value-type="float">
            <text:p>0,383</text:p>
          </table:table-cell>
          <table:table-cell office:value-type="float" office:value="0.0145264847101021" calcext:value-type="float">
            <text:p>0,0145264847101021</text:p>
          </table:table-cell>
        </table:table-row>
        <table:table-row table:style-name="ro1">
          <table:table-cell/>
          <table:table-cell office:value-type="float" office:value="0.384" calcext:value-type="float">
            <text:p>0,384</text:p>
          </table:table-cell>
          <table:table-cell office:value-type="float" office:value="0.010440857043943" calcext:value-type="float">
            <text:p>0,010440857043943</text:p>
          </table:table-cell>
        </table:table-row>
        <table:table-row table:style-name="ro1">
          <table:table-cell/>
          <table:table-cell office:value-type="float" office:value="0.385" calcext:value-type="float">
            <text:p>0,385</text:p>
          </table:table-cell>
          <table:table-cell office:value-type="float" office:value="0.00635197606399875" calcext:value-type="float">
            <text:p>0,00635197606399875</text:p>
          </table:table-cell>
        </table:table-row>
        <table:table-row table:style-name="ro1">
          <table:table-cell/>
          <table:table-cell office:value-type="float" office:value="0.386" calcext:value-type="float">
            <text:p>0,386</text:p>
          </table:table-cell>
          <table:table-cell office:value-type="float" office:value="0.0022598710268837" calcext:value-type="float">
            <text:p>0,0022598710268837</text:p>
          </table:table-cell>
        </table:table-row>
        <table:table-row table:style-name="ro1">
          <table:table-cell/>
          <table:table-cell office:value-type="float" office:value="0.387" calcext:value-type="float">
            <text:p>0,387</text:p>
          </table:table-cell>
          <table:table-cell office:value-type="float" office:value="-0.00183542887465626" calcext:value-type="float">
            <text:p>-0,00183542887465626</text:p>
          </table:table-cell>
        </table:table-row>
        <table:table-row table:style-name="ro1">
          <table:table-cell/>
          <table:table-cell office:value-type="float" office:value="0.388" calcext:value-type="float">
            <text:p>0,388</text:p>
          </table:table-cell>
          <table:table-cell office:value-type="float" office:value="-0.0059338945116617" calcext:value-type="float">
            <text:p>-0,0059338945116617</text:p>
          </table:table-cell>
        </table:table-row>
        <table:table-row table:style-name="ro1">
          <table:table-cell/>
          <table:table-cell office:value-type="float" office:value="0.389" calcext:value-type="float">
            <text:p>0,389</text:p>
          </table:table-cell>
          <table:table-cell office:value-type="float" office:value="-0.0100354968188799" calcext:value-type="float">
            <text:p>-0,0100354968188799</text:p>
          </table:table-cell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-0.0141402067946838" calcext:value-type="float">
            <text:p>-0,0141402067946838</text:p>
          </table:table-cell>
        </table:table-row>
        <table:table-row table:style-name="ro1">
          <table:table-cell/>
          <table:table-cell office:value-type="float" office:value="0.391" calcext:value-type="float">
            <text:p>0,391</text:p>
          </table:table-cell>
          <table:table-cell office:value-type="float" office:value="-0.0182479955009914" calcext:value-type="float">
            <text:p>-0,0182479955009914</text:p>
          </table:table-cell>
        </table:table-row>
        <table:table-row table:style-name="ro1">
          <table:table-cell/>
          <table:table-cell office:value-type="float" office:value="0.392" calcext:value-type="float">
            <text:p>0,392</text:p>
          </table:table-cell>
          <table:table-cell office:value-type="float" office:value="-0.0223588340631853" calcext:value-type="float">
            <text:p>-0,0223588340631853</text:p>
          </table:table-cell>
        </table:table-row>
        <table:table-row table:style-name="ro1">
          <table:table-cell/>
          <table:table-cell office:value-type="float" office:value="0.393" calcext:value-type="float">
            <text:p>0,393</text:p>
          </table:table-cell>
          <table:table-cell office:value-type="float" office:value="-0.0264726936700315" calcext:value-type="float">
            <text:p>-0,0264726936700315</text:p>
          </table:table-cell>
        </table:table-row>
        <table:table-row table:style-name="ro1">
          <table:table-cell/>
          <table:table-cell office:value-type="float" office:value="0.394" calcext:value-type="float">
            <text:p>0,394</text:p>
          </table:table-cell>
          <table:table-cell office:value-type="float" office:value="-0.0305895455735999" calcext:value-type="float">
            <text:p>-0,0305895455735999</text:p>
          </table:table-cell>
        </table:table-row>
        <table:table-row table:style-name="ro1">
          <table:table-cell/>
          <table:table-cell office:value-type="float" office:value="0.395" calcext:value-type="float">
            <text:p>0,395</text:p>
          </table:table-cell>
          <table:table-cell office:value-type="float" office:value="-0.0347093610891831" calcext:value-type="float">
            <text:p>-0,0347093610891831</text:p>
          </table:table-cell>
        </table:table-row>
        <table:table-row table:style-name="ro1">
          <table:table-cell/>
          <table:table-cell office:value-type="float" office:value="0.396" calcext:value-type="float">
            <text:p>0,396</text:p>
          </table:table-cell>
          <table:table-cell office:value-type="float" office:value="-0.0388321115952158" calcext:value-type="float">
            <text:p>-0,0388321115952158</text:p>
          </table:table-cell>
        </table:table-row>
        <table:table-row table:style-name="ro1">
          <table:table-cell/>
          <table:table-cell office:value-type="float" office:value="0.397" calcext:value-type="float">
            <text:p>0,397</text:p>
          </table:table-cell>
          <table:table-cell office:value-type="float" office:value="-0.0429577685331949" calcext:value-type="float">
            <text:p>-0,0429577685331949</text:p>
          </table:table-cell>
        </table:table-row>
        <table:table-row table:style-name="ro1">
          <table:table-cell/>
          <table:table-cell office:value-type="float" office:value="0.398" calcext:value-type="float">
            <text:p>0,398</text:p>
          </table:table-cell>
          <table:table-cell office:value-type="float" office:value="-0.0470863034075992" calcext:value-type="float">
            <text:p>-0,0470863034075992</text:p>
          </table:table-cell>
        </table:table-row>
        <table:table-row table:style-name="ro1">
          <table:table-cell/>
          <table:table-cell office:value-type="float" office:value="0.399" calcext:value-type="float">
            <text:p>0,399</text:p>
          </table:table-cell>
          <table:table-cell office:value-type="float" office:value="-0.051217687785808" calcext:value-type="float">
            <text:p>-0,051217687785808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-0.055351893298022" calcext:value-type="float">
            <text:p>-0,055351893298022</text:p>
          </table:table-cell>
        </table:table-row>
        <table:table-row table:style-name="ro1">
          <table:table-cell/>
          <table:table-cell office:value-type="float" office:value="0.401" calcext:value-type="float">
            <text:p>0,401</text:p>
          </table:table-cell>
          <table:table-cell office:value-type="float" office:value="-0.0594888916371825" calcext:value-type="float">
            <text:p>-0,0594888916371825</text:p>
          </table:table-cell>
        </table:table-row>
        <table:table-row table:style-name="ro1">
          <table:table-cell/>
          <table:table-cell office:value-type="float" office:value="0.402" calcext:value-type="float">
            <text:p>0,402</text:p>
          </table:table-cell>
          <table:table-cell office:value-type="float" office:value="-0.0636286545588917" calcext:value-type="float">
            <text:p>-0,0636286545588917</text:p>
          </table:table-cell>
        </table:table-row>
        <table:table-row table:style-name="ro1">
          <table:table-cell/>
          <table:table-cell office:value-type="float" office:value="0.403" calcext:value-type="float">
            <text:p>0,403</text:p>
          </table:table-cell>
          <table:table-cell office:value-type="float" office:value="-0.0677711538813311" calcext:value-type="float">
            <text:p>-0,0677711538813311</text:p>
          </table:table-cell>
        </table:table-row>
        <table:table-row table:style-name="ro1">
          <table:table-cell/>
          <table:table-cell office:value-type="float" office:value="0.404" calcext:value-type="float">
            <text:p>0,404</text:p>
          </table:table-cell>
          <table:table-cell office:value-type="float" office:value="-0.0719163614851832" calcext:value-type="float">
            <text:p>-0,0719163614851832</text:p>
          </table:table-cell>
        </table:table-row>
        <table:table-row table:style-name="ro1">
          <table:table-cell/>
          <table:table-cell office:value-type="float" office:value="0.405" calcext:value-type="float">
            <text:p>0,405</text:p>
          </table:table-cell>
          <table:table-cell office:value-type="float" office:value="-0.0760642493135499" calcext:value-type="float">
            <text:p>-0,0760642493135499</text:p>
          </table:table-cell>
        </table:table-row>
        <table:table-row table:style-name="ro1">
          <table:table-cell/>
          <table:table-cell office:value-type="float" office:value="0.406" calcext:value-type="float">
            <text:p>0,406</text:p>
          </table:table-cell>
          <table:table-cell office:value-type="float" office:value="-0.0802147893718735" calcext:value-type="float">
            <text:p>-0,0802147893718735</text:p>
          </table:table-cell>
        </table:table-row>
        <table:table-row table:style-name="ro1">
          <table:table-cell/>
          <table:table-cell office:value-type="float" office:value="0.407" calcext:value-type="float">
            <text:p>0,407</text:p>
          </table:table-cell>
          <table:table-cell office:value-type="float" office:value="-0.0843679537278558" calcext:value-type="float">
            <text:p>-0,0843679537278558</text:p>
          </table:table-cell>
        </table:table-row>
        <table:table-row table:style-name="ro1">
          <table:table-cell/>
          <table:table-cell office:value-type="float" office:value="0.408" calcext:value-type="float">
            <text:p>0,408</text:p>
          </table:table-cell>
          <table:table-cell office:value-type="float" office:value="-0.0885237145113789" calcext:value-type="float">
            <text:p>-0,0885237145113789</text:p>
          </table:table-cell>
        </table:table-row>
        <table:table-row table:style-name="ro1">
          <table:table-cell/>
          <table:table-cell office:value-type="float" office:value="0.409" calcext:value-type="float">
            <text:p>0,409</text:p>
          </table:table-cell>
          <table:table-cell office:value-type="float" office:value="-0.0926820439144246" calcext:value-type="float">
            <text:p>-0,0926820439144246</text:p>
          </table:table-cell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office:value-type="float" office:value="-0.0968429141909948" calcext:value-type="float">
            <text:p>-0,0968429141909948</text:p>
          </table:table-cell>
        </table:table-row>
        <table:table-row table:style-name="ro1">
          <table:table-cell/>
          <table:table-cell office:value-type="float" office:value="0.411" calcext:value-type="float">
            <text:p>0,411</text:p>
          </table:table-cell>
          <table:table-cell office:value-type="float" office:value="-0.101006297657032" calcext:value-type="float">
            <text:p>-0,101006297657032</text:p>
          </table:table-cell>
        </table:table-row>
        <table:table-row table:style-name="ro1">
          <table:table-cell/>
          <table:table-cell office:value-type="float" office:value="0.412" calcext:value-type="float">
            <text:p>0,412</text:p>
          </table:table-cell>
          <table:table-cell office:value-type="float" office:value="-0.105172166690338" calcext:value-type="float">
            <text:p>-0,105172166690338</text:p>
          </table:table-cell>
        </table:table-row>
        <table:table-row table:style-name="ro1">
          <table:table-cell/>
          <table:table-cell office:value-type="float" office:value="0.413" calcext:value-type="float">
            <text:p>0,413</text:p>
          </table:table-cell>
          <table:table-cell office:value-type="float" office:value="-0.109340493730496" calcext:value-type="float">
            <text:p>-0,109340493730496</text:p>
          </table:table-cell>
        </table:table-row>
        <table:table-row table:style-name="ro1">
          <table:table-cell/>
          <table:table-cell office:value-type="float" office:value="0.414" calcext:value-type="float">
            <text:p>0,414</text:p>
          </table:table-cell>
          <table:table-cell office:value-type="float" office:value="-0.113511251278791" calcext:value-type="float">
            <text:p>-0,113511251278791</text:p>
          </table:table-cell>
        </table:table-row>
        <table:table-row table:style-name="ro1">
          <table:table-cell/>
          <table:table-cell office:value-type="float" office:value="0.415" calcext:value-type="float">
            <text:p>0,415</text:p>
          </table:table-cell>
          <table:table-cell office:value-type="float" office:value="-0.117684411898126" calcext:value-type="float">
            <text:p>-0,117684411898126</text:p>
          </table:table-cell>
        </table:table-row>
        <table:table-row table:style-name="ro1">
          <table:table-cell/>
          <table:table-cell office:value-type="float" office:value="0.416" calcext:value-type="float">
            <text:p>0,416</text:p>
          </table:table-cell>
          <table:table-cell office:value-type="float" office:value="-0.121859948212949" calcext:value-type="float">
            <text:p>-0,121859948212949</text:p>
          </table:table-cell>
        </table:table-row>
        <table:table-row table:style-name="ro1">
          <table:table-cell/>
          <table:table-cell office:value-type="float" office:value="0.417" calcext:value-type="float">
            <text:p>0,417</text:p>
          </table:table-cell>
          <table:table-cell office:value-type="float" office:value="-0.126037832909167" calcext:value-type="float">
            <text:p>-0,126037832909167</text:p>
          </table:table-cell>
        </table:table-row>
        <table:table-row table:style-name="ro1">
          <table:table-cell/>
          <table:table-cell office:value-type="float" office:value="0.418" calcext:value-type="float">
            <text:p>0,418</text:p>
          </table:table-cell>
          <table:table-cell office:value-type="float" office:value="-0.130218038734072" calcext:value-type="float">
            <text:p>-0,130218038734072</text:p>
          </table:table-cell>
        </table:table-row>
        <table:table-row table:style-name="ro1">
          <table:table-cell/>
          <table:table-cell office:value-type="float" office:value="0.419" calcext:value-type="float">
            <text:p>0,419</text:p>
          </table:table-cell>
          <table:table-cell office:value-type="float" office:value="-0.134400538496256" calcext:value-type="float">
            <text:p>-0,134400538496256</text:p>
          </table:table-cell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office:value-type="float" office:value="-0.138585305065535" calcext:value-type="float">
            <text:p>-0,138585305065535</text:p>
          </table:table-cell>
        </table:table-row>
        <table:table-row table:style-name="ro1">
          <table:table-cell/>
          <table:table-cell office:value-type="float" office:value="0.421" calcext:value-type="float">
            <text:p>0,421</text:p>
          </table:table-cell>
          <table:table-cell office:value-type="float" office:value="-0.14277231137287" calcext:value-type="float">
            <text:p>-0,14277231137287</text:p>
          </table:table-cell>
        </table:table-row>
        <table:table-row table:style-name="ro1">
          <table:table-cell/>
          <table:table-cell office:value-type="float" office:value="0.422" calcext:value-type="float">
            <text:p>0,422</text:p>
          </table:table-cell>
          <table:table-cell office:value-type="float" office:value="-0.146961530410285" calcext:value-type="float">
            <text:p>-0,146961530410285</text:p>
          </table:table-cell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-0.151152935230789" calcext:value-type="float">
            <text:p>-0,151152935230789</text:p>
          </table:table-cell>
        </table:table-row>
        <table:table-row table:style-name="ro1">
          <table:table-cell/>
          <table:table-cell office:value-type="float" office:value="0.424" calcext:value-type="float">
            <text:p>0,424</text:p>
          </table:table-cell>
          <table:table-cell office:value-type="float" office:value="-0.155346498948297" calcext:value-type="float">
            <text:p>-0,155346498948297</text:p>
          </table:table-cell>
        </table:table-row>
        <table:table-row table:style-name="ro1">
          <table:table-cell/>
          <table:table-cell office:value-type="float" office:value="0.425" calcext:value-type="float">
            <text:p>0,425</text:p>
          </table:table-cell>
          <table:table-cell office:value-type="float" office:value="-0.159542194737549" calcext:value-type="float">
            <text:p>-0,159542194737549</text:p>
          </table:table-cell>
        </table:table-row>
        <table:table-row table:style-name="ro1">
          <table:table-cell/>
          <table:table-cell office:value-type="float" office:value="0.426" calcext:value-type="float">
            <text:p>0,426</text:p>
          </table:table-cell>
          <table:table-cell office:value-type="float" office:value="-0.163739995834035" calcext:value-type="float">
            <text:p>-0,163739995834035</text:p>
          </table:table-cell>
        </table:table-row>
        <table:table-row table:style-name="ro1">
          <table:table-cell/>
          <table:table-cell office:value-type="float" office:value="0.427" calcext:value-type="float">
            <text:p>0,427</text:p>
          </table:table-cell>
          <table:table-cell office:value-type="float" office:value="-0.167939875533909" calcext:value-type="float">
            <text:p>-0,167939875533909</text:p>
          </table:table-cell>
        </table:table-row>
        <table:table-row table:style-name="ro1">
          <table:table-cell/>
          <table:table-cell office:value-type="float" office:value="0.428" calcext:value-type="float">
            <text:p>0,428</text:p>
          </table:table-cell>
          <table:table-cell office:value-type="float" office:value="-0.172141807193916" calcext:value-type="float">
            <text:p>-0,172141807193916</text:p>
          </table:table-cell>
        </table:table-row>
        <table:table-row table:style-name="ro1">
          <table:table-cell/>
          <table:table-cell office:value-type="float" office:value="0.429" calcext:value-type="float">
            <text:p>0,429</text:p>
          </table:table-cell>
          <table:table-cell office:value-type="float" office:value="-0.176345764231311" calcext:value-type="float">
            <text:p>-0,176345764231311</text:p>
          </table:table-cell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office:value-type="float" office:value="-0.180551720123777" calcext:value-type="float">
            <text:p>-0,180551720123777</text:p>
          </table:table-cell>
        </table:table-row>
        <table:table-row table:style-name="ro1">
          <table:table-cell/>
          <table:table-cell office:value-type="float" office:value="0.431" calcext:value-type="float">
            <text:p>0,431</text:p>
          </table:table-cell>
          <table:table-cell office:value-type="float" office:value="-0.184759648409351" calcext:value-type="float">
            <text:p>-0,184759648409351</text:p>
          </table:table-cell>
        </table:table-row>
        <table:table-row table:style-name="ro1">
          <table:table-cell/>
          <table:table-cell office:value-type="float" office:value="0.432" calcext:value-type="float">
            <text:p>0,432</text:p>
          </table:table-cell>
          <table:table-cell office:value-type="float" office:value="-0.188969522686339" calcext:value-type="float">
            <text:p>-0,188969522686339</text:p>
          </table:table-cell>
        </table:table-row>
        <table:table-row table:style-name="ro1">
          <table:table-cell/>
          <table:table-cell office:value-type="float" office:value="0.433" calcext:value-type="float">
            <text:p>0,433</text:p>
          </table:table-cell>
          <table:table-cell office:value-type="float" office:value="-0.193181316613245" calcext:value-type="float">
            <text:p>-0,193181316613245</text:p>
          </table:table-cell>
        </table:table-row>
        <table:table-row table:style-name="ro1">
          <table:table-cell/>
          <table:table-cell office:value-type="float" office:value="0.434" calcext:value-type="float">
            <text:p>0,434</text:p>
          </table:table-cell>
          <table:table-cell office:value-type="float" office:value="-0.197395003908683" calcext:value-type="float">
            <text:p>-0,197395003908683</text:p>
          </table:table-cell>
        </table:table-row>
        <table:table-row table:style-name="ro1">
          <table:table-cell/>
          <table:table-cell office:value-type="float" office:value="0.435" calcext:value-type="float">
            <text:p>0,435</text:p>
          </table:table-cell>
          <table:table-cell office:value-type="float" office:value="-0.201610558351306" calcext:value-type="float">
            <text:p>-0,201610558351306</text:p>
          </table:table-cell>
        </table:table-row>
        <table:table-row table:style-name="ro1">
          <table:table-cell/>
          <table:table-cell office:value-type="float" office:value="0.436" calcext:value-type="float">
            <text:p>0,436</text:p>
          </table:table-cell>
          <table:table-cell office:value-type="float" office:value="-0.205827953779721" calcext:value-type="float">
            <text:p>-0,205827953779721</text:p>
          </table:table-cell>
        </table:table-row>
        <table:table-row table:style-name="ro1">
          <table:table-cell/>
          <table:table-cell office:value-type="float" office:value="0.437" calcext:value-type="float">
            <text:p>0,437</text:p>
          </table:table-cell>
          <table:table-cell office:value-type="float" office:value="-0.210047164092416" calcext:value-type="float">
            <text:p>-0,210047164092416</text:p>
          </table:table-cell>
        </table:table-row>
        <table:table-row table:style-name="ro1">
          <table:table-cell/>
          <table:table-cell office:value-type="float" office:value="0.438" calcext:value-type="float">
            <text:p>0,438</text:p>
          </table:table-cell>
          <table:table-cell office:value-type="float" office:value="-0.214268163247675" calcext:value-type="float">
            <text:p>-0,214268163247675</text:p>
          </table:table-cell>
        </table:table-row>
        <table:table-row table:style-name="ro1">
          <table:table-cell/>
          <table:table-cell office:value-type="float" office:value="0.439" calcext:value-type="float">
            <text:p>0,439</text:p>
          </table:table-cell>
          <table:table-cell office:value-type="float" office:value="-0.218490925263504" calcext:value-type="float">
            <text:p>-0,218490925263504</text:p>
          </table:table-cell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office:value-type="float" office:value="-0.222715424217552" calcext:value-type="float">
            <text:p>-0,222715424217552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-0.226941634247029" calcext:value-type="float">
            <text:p>-0,226941634247029</text:p>
          </table:table-cell>
        </table:table-row>
        <table:table-row table:style-name="ro1">
          <table:table-cell/>
          <table:table-cell office:value-type="float" office:value="0.442" calcext:value-type="float">
            <text:p>0,442</text:p>
          </table:table-cell>
          <table:table-cell office:value-type="float" office:value="-0.231169529548631" calcext:value-type="float">
            <text:p>-0,231169529548631</text:p>
          </table:table-cell>
        </table:table-row>
        <table:table-row table:style-name="ro1">
          <table:table-cell/>
          <table:table-cell office:value-type="float" office:value="0.443" calcext:value-type="float">
            <text:p>0,443</text:p>
          </table:table-cell>
          <table:table-cell office:value-type="float" office:value="-0.235399084378461" calcext:value-type="float">
            <text:p>-0,235399084378461</text:p>
          </table:table-cell>
        </table:table-row>
        <table:table-row table:style-name="ro1">
          <table:table-cell/>
          <table:table-cell office:value-type="float" office:value="0.444" calcext:value-type="float">
            <text:p>0,444</text:p>
          </table:table-cell>
          <table:table-cell office:value-type="float" office:value="-0.239630273051947" calcext:value-type="float">
            <text:p>-0,239630273051947</text:p>
          </table:table-cell>
        </table:table-row>
        <table:table-row table:style-name="ro1">
          <table:table-cell/>
          <table:table-cell office:value-type="float" office:value="0.445" calcext:value-type="float">
            <text:p>0,445</text:p>
          </table:table-cell>
          <table:table-cell office:value-type="float" office:value="-0.24386306994377" calcext:value-type="float">
            <text:p>-0,24386306994377</text:p>
          </table:table-cell>
        </table:table-row>
        <table:table-row table:style-name="ro1">
          <table:table-cell/>
          <table:table-cell office:value-type="float" office:value="0.446" calcext:value-type="float">
            <text:p>0,446</text:p>
          </table:table-cell>
          <table:table-cell office:value-type="float" office:value="-0.248097449487777" calcext:value-type="float">
            <text:p>-0,248097449487777</text:p>
          </table:table-cell>
        </table:table-row>
        <table:table-row table:style-name="ro1">
          <table:table-cell/>
          <table:table-cell office:value-type="float" office:value="0.447" calcext:value-type="float">
            <text:p>0,447</text:p>
          </table:table-cell>
          <table:table-cell office:value-type="float" office:value="-0.252333386176912" calcext:value-type="float">
            <text:p>-0,252333386176912</text:p>
          </table:table-cell>
        </table:table-row>
        <table:table-row table:style-name="ro1">
          <table:table-cell/>
          <table:table-cell office:value-type="float" office:value="0.448" calcext:value-type="float">
            <text:p>0,448</text:p>
          </table:table-cell>
          <table:table-cell office:value-type="float" office:value="-0.25657085456313" calcext:value-type="float">
            <text:p>-0,25657085456313</text:p>
          </table:table-cell>
        </table:table-row>
        <table:table-row table:style-name="ro1">
          <table:table-cell/>
          <table:table-cell office:value-type="float" office:value="0.449" calcext:value-type="float">
            <text:p>0,449</text:p>
          </table:table-cell>
          <table:table-cell office:value-type="float" office:value="-0.260809829257323" calcext:value-type="float">
            <text:p>-0,260809829257323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-0.265050284929242" calcext:value-type="float">
            <text:p>-0,265050284929242</text:p>
          </table:table-cell>
        </table:table-row>
        <table:table-row table:style-name="ro1">
          <table:table-cell/>
          <table:table-cell office:value-type="float" office:value="0.451" calcext:value-type="float">
            <text:p>0,451</text:p>
          </table:table-cell>
          <table:table-cell office:value-type="float" office:value="-0.269292196307415" calcext:value-type="float">
            <text:p>-0,269292196307415</text:p>
          </table:table-cell>
        </table:table-row>
        <table:table-row table:style-name="ro1">
          <table:table-cell/>
          <table:table-cell office:value-type="float" office:value="0.452" calcext:value-type="float">
            <text:p>0,452</text:p>
          </table:table-cell>
          <table:table-cell office:value-type="float" office:value="-0.273535538179072" calcext:value-type="float">
            <text:p>-0,273535538179072</text:p>
          </table:table-cell>
        </table:table-row>
        <table:table-row table:style-name="ro1">
          <table:table-cell/>
          <table:table-cell office:value-type="float" office:value="0.453" calcext:value-type="float">
            <text:p>0,453</text:p>
          </table:table-cell>
          <table:table-cell office:value-type="float" office:value="-0.277780285390068" calcext:value-type="float">
            <text:p>-0,277780285390068</text:p>
          </table:table-cell>
        </table:table-row>
        <table:table-row table:style-name="ro1">
          <table:table-cell/>
          <table:table-cell office:value-type="float" office:value="0.454" calcext:value-type="float">
            <text:p>0,454</text:p>
          </table:table-cell>
          <table:table-cell office:value-type="float" office:value="-0.282026412844802" calcext:value-type="float">
            <text:p>-0,282026412844802</text:p>
          </table:table-cell>
        </table:table-row>
        <table:table-row table:style-name="ro1">
          <table:table-cell/>
          <table:table-cell office:value-type="float" office:value="0.455" calcext:value-type="float">
            <text:p>0,455</text:p>
          </table:table-cell>
          <table:table-cell office:value-type="float" office:value="-0.286273895506138" calcext:value-type="float">
            <text:p>-0,286273895506138</text:p>
          </table:table-cell>
        </table:table-row>
        <table:table-row table:style-name="ro1">
          <table:table-cell/>
          <table:table-cell office:value-type="float" office:value="0.456" calcext:value-type="float">
            <text:p>0,456</text:p>
          </table:table-cell>
          <table:table-cell office:value-type="float" office:value="-0.290522708395333" calcext:value-type="float">
            <text:p>-0,290522708395333</text:p>
          </table:table-cell>
        </table:table-row>
        <table:table-row table:style-name="ro1">
          <table:table-cell/>
          <table:table-cell office:value-type="float" office:value="0.457" calcext:value-type="float">
            <text:p>0,457</text:p>
          </table:table-cell>
          <table:table-cell office:value-type="float" office:value="-0.294772826591953" calcext:value-type="float">
            <text:p>-0,294772826591953</text:p>
          </table:table-cell>
        </table:table-row>
        <table:table-row table:style-name="ro1">
          <table:table-cell/>
          <table:table-cell office:value-type="float" office:value="0.458" calcext:value-type="float">
            <text:p>0,458</text:p>
          </table:table-cell>
          <table:table-cell office:value-type="float" office:value="-0.299024225233799" calcext:value-type="float">
            <text:p>-0,299024225233799</text:p>
          </table:table-cell>
        </table:table-row>
        <table:table-row table:style-name="ro1">
          <table:table-cell/>
          <table:table-cell office:value-type="float" office:value="0.459" calcext:value-type="float">
            <text:p>0,459</text:p>
          </table:table-cell>
          <table:table-cell office:value-type="float" office:value="-0.303276879516825" calcext:value-type="float">
            <text:p>-0,303276879516825</text:p>
          </table:table-cell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office:value-type="float" office:value="-0.307530764695066" calcext:value-type="float">
            <text:p>-0,307530764695066</text:p>
          </table:table-cell>
        </table:table-row>
        <table:table-row table:style-name="ro1">
          <table:table-cell/>
          <table:table-cell office:value-type="float" office:value="0.461" calcext:value-type="float">
            <text:p>0,461</text:p>
          </table:table-cell>
          <table:table-cell office:value-type="float" office:value="-0.311785856080555" calcext:value-type="float">
            <text:p>-0,311785856080555</text:p>
          </table:table-cell>
        </table:table-row>
        <table:table-row table:style-name="ro1">
          <table:table-cell/>
          <table:table-cell office:value-type="float" office:value="0.462" calcext:value-type="float">
            <text:p>0,462</text:p>
          </table:table-cell>
          <table:table-cell office:value-type="float" office:value="-0.316042129043248" calcext:value-type="float">
            <text:p>-0,316042129043248</text:p>
          </table:table-cell>
        </table:table-row>
        <table:table-row table:style-name="ro1">
          <table:table-cell/>
          <table:table-cell office:value-type="float" office:value="0.463" calcext:value-type="float">
            <text:p>0,463</text:p>
          </table:table-cell>
          <table:table-cell office:value-type="float" office:value="-0.320299559010946" calcext:value-type="float">
            <text:p>-0,320299559010946</text:p>
          </table:table-cell>
        </table:table-row>
        <table:table-row table:style-name="ro1">
          <table:table-cell/>
          <table:table-cell office:value-type="float" office:value="0.464" calcext:value-type="float">
            <text:p>0,464</text:p>
          </table:table-cell>
          <table:table-cell office:value-type="float" office:value="-0.324558121469216" calcext:value-type="float">
            <text:p>-0,324558121469216</text:p>
          </table:table-cell>
        </table:table-row>
        <table:table-row table:style-name="ro1">
          <table:table-cell/>
          <table:table-cell office:value-type="float" office:value="0.465" calcext:value-type="float">
            <text:p>0,465</text:p>
          </table:table-cell>
          <table:table-cell office:value-type="float" office:value="-0.328817791961318" calcext:value-type="float">
            <text:p>-0,328817791961318</text:p>
          </table:table-cell>
        </table:table-row>
        <table:table-row table:style-name="ro1">
          <table:table-cell/>
          <table:table-cell office:value-type="float" office:value="0.466" calcext:value-type="float">
            <text:p>0,466</text:p>
          </table:table-cell>
          <table:table-cell office:value-type="float" office:value="-0.33307854608812" calcext:value-type="float">
            <text:p>-0,33307854608812</text:p>
          </table:table-cell>
        </table:table-row>
        <table:table-row table:style-name="ro1">
          <table:table-cell/>
          <table:table-cell office:value-type="float" office:value="0.467" calcext:value-type="float">
            <text:p>0,467</text:p>
          </table:table-cell>
          <table:table-cell office:value-type="float" office:value="-0.337340359508026" calcext:value-type="float">
            <text:p>-0,337340359508026</text:p>
          </table:table-cell>
        </table:table-row>
        <table:table-row table:style-name="ro1">
          <table:table-cell/>
          <table:table-cell office:value-type="float" office:value="0.468" calcext:value-type="float">
            <text:p>0,468</text:p>
          </table:table-cell>
          <table:table-cell office:value-type="float" office:value="-0.3416032079369" calcext:value-type="float">
            <text:p>-0,3416032079369</text:p>
          </table:table-cell>
        </table:table-row>
        <table:table-row table:style-name="ro1">
          <table:table-cell/>
          <table:table-cell office:value-type="float" office:value="0.469" calcext:value-type="float">
            <text:p>0,469</text:p>
          </table:table-cell>
          <table:table-cell office:value-type="float" office:value="-0.345867067147982" calcext:value-type="float">
            <text:p>-0,345867067147982</text:p>
          </table:table-cell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office:value-type="float" office:value="-0.350131912971816" calcext:value-type="float">
            <text:p>-0,350131912971816</text:p>
          </table:table-cell>
        </table:table-row>
        <table:table-row table:style-name="ro1">
          <table:table-cell/>
          <table:table-cell office:value-type="float" office:value="0.471" calcext:value-type="float">
            <text:p>0,471</text:p>
          </table:table-cell>
          <table:table-cell office:value-type="float" office:value="-0.354397721296172" calcext:value-type="float">
            <text:p>-0,354397721296172</text:p>
          </table:table-cell>
        </table:table-row>
        <table:table-row table:style-name="ro1">
          <table:table-cell/>
          <table:table-cell office:value-type="float" office:value="0.472" calcext:value-type="float">
            <text:p>0,472</text:p>
          </table:table-cell>
          <table:table-cell office:value-type="float" office:value="-0.358664468065968" calcext:value-type="float">
            <text:p>-0,358664468065968</text:p>
          </table:table-cell>
        </table:table-row>
        <table:table-row table:style-name="ro1">
          <table:table-cell/>
          <table:table-cell office:value-type="float" office:value="0.473" calcext:value-type="float">
            <text:p>0,473</text:p>
          </table:table-cell>
          <table:table-cell office:value-type="float" office:value="-0.362932129283192" calcext:value-type="float">
            <text:p>-0,362932129283192</text:p>
          </table:table-cell>
        </table:table-row>
        <table:table-row table:style-name="ro1">
          <table:table-cell/>
          <table:table-cell office:value-type="float" office:value="0.474" calcext:value-type="float">
            <text:p>0,474</text:p>
          </table:table-cell>
          <table:table-cell office:value-type="float" office:value="-0.367200681006826" calcext:value-type="float">
            <text:p>-0,367200681006826</text:p>
          </table:table-cell>
        </table:table-row>
        <table:table-row table:style-name="ro1">
          <table:table-cell/>
          <table:table-cell office:value-type="float" office:value="0.475" calcext:value-type="float">
            <text:p>0,475</text:p>
          </table:table-cell>
          <table:table-cell office:value-type="float" office:value="-0.37147009935277" calcext:value-type="float">
            <text:p>-0,37147009935277</text:p>
          </table:table-cell>
        </table:table-row>
        <table:table-row table:style-name="ro1">
          <table:table-cell/>
          <table:table-cell office:value-type="float" office:value="0.476" calcext:value-type="float">
            <text:p>0,476</text:p>
          </table:table-cell>
          <table:table-cell office:value-type="float" office:value="-0.375740360493761" calcext:value-type="float">
            <text:p>-0,375740360493761</text:p>
          </table:table-cell>
        </table:table-row>
        <table:table-row table:style-name="ro1">
          <table:table-cell/>
          <table:table-cell office:value-type="float" office:value="0.477" calcext:value-type="float">
            <text:p>0,477</text:p>
          </table:table-cell>
          <table:table-cell office:value-type="float" office:value="-0.3800114406593" calcext:value-type="float">
            <text:p>-0,3800114406593</text:p>
          </table:table-cell>
        </table:table-row>
        <table:table-row table:style-name="ro1">
          <table:table-cell/>
          <table:table-cell office:value-type="float" office:value="0.478" calcext:value-type="float">
            <text:p>0,478</text:p>
          </table:table-cell>
          <table:table-cell office:value-type="float" office:value="-0.384283316135576" calcext:value-type="float">
            <text:p>-0,384283316135576</text:p>
          </table:table-cell>
        </table:table-row>
        <table:table-row table:style-name="ro1">
          <table:table-cell/>
          <table:table-cell office:value-type="float" office:value="0.479" calcext:value-type="float">
            <text:p>0,479</text:p>
          </table:table-cell>
          <table:table-cell office:value-type="float" office:value="-0.388555963265382" calcext:value-type="float">
            <text:p>-0,388555963265382</text:p>
          </table:table-cell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office:value-type="float" office:value="-0.392829358448047" calcext:value-type="float">
            <text:p>-0,392829358448047</text:p>
          </table:table-cell>
        </table:table-row>
        <table:table-row table:style-name="ro1">
          <table:table-cell/>
          <table:table-cell office:value-type="float" office:value="0.481" calcext:value-type="float">
            <text:p>0,481</text:p>
          </table:table-cell>
          <table:table-cell office:value-type="float" office:value="-0.397103478139353" calcext:value-type="float">
            <text:p>-0,397103478139353</text:p>
          </table:table-cell>
        </table:table-row>
        <table:table-row table:style-name="ro1">
          <table:table-cell/>
          <table:table-cell office:value-type="float" office:value="0.482" calcext:value-type="float">
            <text:p>0,482</text:p>
          </table:table-cell>
          <table:table-cell office:value-type="float" office:value="-0.401378298851461" calcext:value-type="float">
            <text:p>-0,401378298851461</text:p>
          </table:table-cell>
        </table:table-row>
        <table:table-row table:style-name="ro1">
          <table:table-cell/>
          <table:table-cell office:value-type="float" office:value="0.483" calcext:value-type="float">
            <text:p>0,483</text:p>
          </table:table-cell>
          <table:table-cell office:value-type="float" office:value="-0.405653797152834" calcext:value-type="float">
            <text:p>-0,405653797152834</text:p>
          </table:table-cell>
        </table:table-row>
        <table:table-row table:style-name="ro1">
          <table:table-cell/>
          <table:table-cell office:value-type="float" office:value="0.484" calcext:value-type="float">
            <text:p>0,484</text:p>
          </table:table-cell>
          <table:table-cell office:value-type="float" office:value="-0.40992994966816" calcext:value-type="float">
            <text:p>-0,40992994966816</text:p>
          </table:table-cell>
        </table:table-row>
        <table:table-row table:style-name="ro1">
          <table:table-cell/>
          <table:table-cell office:value-type="float" office:value="0.485" calcext:value-type="float">
            <text:p>0,485</text:p>
          </table:table-cell>
          <table:table-cell office:value-type="float" office:value="-0.414206733078273" calcext:value-type="float">
            <text:p>-0,414206733078273</text:p>
          </table:table-cell>
        </table:table-row>
        <table:table-row table:style-name="ro1">
          <table:table-cell/>
          <table:table-cell office:value-type="float" office:value="0.486" calcext:value-type="float">
            <text:p>0,486</text:p>
          </table:table-cell>
          <table:table-cell office:value-type="float" office:value="-0.418484124120082" calcext:value-type="float">
            <text:p>-0,418484124120082</text:p>
          </table:table-cell>
        </table:table-row>
        <table:table-row table:style-name="ro1">
          <table:table-cell/>
          <table:table-cell office:value-type="float" office:value="0.487" calcext:value-type="float">
            <text:p>0,487</text:p>
          </table:table-cell>
          <table:table-cell office:value-type="float" office:value="-0.422762099586489" calcext:value-type="float">
            <text:p>-0,422762099586489</text:p>
          </table:table-cell>
        </table:table-row>
        <table:table-row table:style-name="ro1">
          <table:table-cell/>
          <table:table-cell office:value-type="float" office:value="0.488" calcext:value-type="float">
            <text:p>0,488</text:p>
          </table:table-cell>
          <table:table-cell office:value-type="float" office:value="-0.427040636326317" calcext:value-type="float">
            <text:p>-0,427040636326317</text:p>
          </table:table-cell>
        </table:table-row>
        <table:table-row table:style-name="ro1">
          <table:table-cell/>
          <table:table-cell office:value-type="float" office:value="0.489" calcext:value-type="float">
            <text:p>0,489</text:p>
          </table:table-cell>
          <table:table-cell office:value-type="float" office:value="-0.431319711244228" calcext:value-type="float">
            <text:p>-0,431319711244228</text:p>
          </table:table-cell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office:value-type="float" office:value="-0.435599301300654" calcext:value-type="float">
            <text:p>-0,435599301300654</text:p>
          </table:table-cell>
        </table:table-row>
        <table:table-row table:style-name="ro1">
          <table:table-cell/>
          <table:table-cell office:value-type="float" office:value="0.491" calcext:value-type="float">
            <text:p>0,491</text:p>
          </table:table-cell>
          <table:table-cell office:value-type="float" office:value="-0.439879383511713" calcext:value-type="float">
            <text:p>-0,439879383511713</text:p>
          </table:table-cell>
        </table:table-row>
        <table:table-row table:style-name="ro1">
          <table:table-cell/>
          <table:table-cell office:value-type="float" office:value="0.492" calcext:value-type="float">
            <text:p>0,492</text:p>
          </table:table-cell>
          <table:table-cell office:value-type="float" office:value="-0.444159934949139" calcext:value-type="float">
            <text:p>-0,444159934949139</text:p>
          </table:table-cell>
        </table:table-row>
        <table:table-row table:style-name="ro1">
          <table:table-cell/>
          <table:table-cell office:value-type="float" office:value="0.493" calcext:value-type="float">
            <text:p>0,493</text:p>
          </table:table-cell>
          <table:table-cell office:value-type="float" office:value="-0.448440932740202" calcext:value-type="float">
            <text:p>-0,448440932740202</text:p>
          </table:table-cell>
        </table:table-row>
        <table:table-row table:style-name="ro1">
          <table:table-cell/>
          <table:table-cell office:value-type="float" office:value="0.494" calcext:value-type="float">
            <text:p>0,494</text:p>
          </table:table-cell>
          <table:table-cell office:value-type="float" office:value="-0.452722354067631" calcext:value-type="float">
            <text:p>-0,452722354067631</text:p>
          </table:table-cell>
        </table:table-row>
        <table:table-row table:style-name="ro1">
          <table:table-cell/>
          <table:table-cell office:value-type="float" office:value="0.495" calcext:value-type="float">
            <text:p>0,495</text:p>
          </table:table-cell>
          <table:table-cell office:value-type="float" office:value="-0.457004176169543" calcext:value-type="float">
            <text:p>-0,457004176169543</text:p>
          </table:table-cell>
        </table:table-row>
        <table:table-row table:style-name="ro1">
          <table:table-cell/>
          <table:table-cell office:value-type="float" office:value="0.496" calcext:value-type="float">
            <text:p>0,496</text:p>
          </table:table-cell>
          <table:table-cell office:value-type="float" office:value="-0.461286376339363" calcext:value-type="float">
            <text:p>-0,461286376339363</text:p>
          </table:table-cell>
        </table:table-row>
        <table:table-row table:style-name="ro1">
          <table:table-cell/>
          <table:table-cell office:value-type="float" office:value="0.497" calcext:value-type="float">
            <text:p>0,497</text:p>
          </table:table-cell>
          <table:table-cell office:value-type="float" office:value="-0.465568931925747" calcext:value-type="float">
            <text:p>-0,465568931925747</text:p>
          </table:table-cell>
        </table:table-row>
        <table:table-row table:style-name="ro1">
          <table:table-cell/>
          <table:table-cell office:value-type="float" office:value="0.498" calcext:value-type="float">
            <text:p>0,498</text:p>
          </table:table-cell>
          <table:table-cell office:value-type="float" office:value="-0.469851820332509" calcext:value-type="float">
            <text:p>-0,469851820332509</text:p>
          </table:table-cell>
        </table:table-row>
        <table:table-row table:style-name="ro1">
          <table:table-cell/>
          <table:table-cell office:value-type="float" office:value="0.499" calcext:value-type="float">
            <text:p>0,499</text:p>
          </table:table-cell>
          <table:table-cell office:value-type="float" office:value="-0.474135019018542" calcext:value-type="float">
            <text:p>-0,474135019018542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-0.478418505497747" calcext:value-type="float">
            <text:p>-0,478418505497747</text:p>
          </table:table-cell>
        </table:table-row>
        <table:table-row table:style-name="ro1">
          <table:table-cell/>
          <table:table-cell office:value-type="float" office:value="0.501" calcext:value-type="float">
            <text:p>0,501</text:p>
          </table:table-cell>
          <table:table-cell office:value-type="float" office:value="-0.48270225733895" calcext:value-type="float">
            <text:p>-0,48270225733895</text:p>
          </table:table-cell>
        </table:table-row>
        <table:table-row table:style-name="ro1">
          <table:table-cell/>
          <table:table-cell office:value-type="float" office:value="0.502" calcext:value-type="float">
            <text:p>0,502</text:p>
          </table:table-cell>
          <table:table-cell office:value-type="float" office:value="-0.486986252165834" calcext:value-type="float">
            <text:p>-0,486986252165834</text:p>
          </table:table-cell>
        </table:table-row>
        <table:table-row table:style-name="ro1">
          <table:table-cell/>
          <table:table-cell office:value-type="float" office:value="0.503" calcext:value-type="float">
            <text:p>0,503</text:p>
          </table:table-cell>
          <table:table-cell office:value-type="float" office:value="-0.491270467656856" calcext:value-type="float">
            <text:p>-0,491270467656856</text:p>
          </table:table-cell>
        </table:table-row>
        <table:table-row table:style-name="ro1">
          <table:table-cell/>
          <table:table-cell office:value-type="float" office:value="0.504" calcext:value-type="float">
            <text:p>0,504</text:p>
          </table:table-cell>
          <table:table-cell office:value-type="float" office:value="-0.495554881545176" calcext:value-type="float">
            <text:p>-0,495554881545176</text:p>
          </table:table-cell>
        </table:table-row>
        <table:table-row table:style-name="ro1">
          <table:table-cell/>
          <table:table-cell office:value-type="float" office:value="0.505" calcext:value-type="float">
            <text:p>0,505</text:p>
          </table:table-cell>
          <table:table-cell office:value-type="float" office:value="-0.499839471618581" calcext:value-type="float">
            <text:p>-0,499839471618581</text:p>
          </table:table-cell>
        </table:table-row>
        <table:table-row table:style-name="ro1">
          <table:table-cell/>
          <table:table-cell office:value-type="float" office:value="0.506" calcext:value-type="float">
            <text:p>0,506</text:p>
          </table:table-cell>
          <table:table-cell office:value-type="float" office:value="-0.504124215719407" calcext:value-type="float">
            <text:p>-0,504124215719407</text:p>
          </table:table-cell>
        </table:table-row>
        <table:table-row table:style-name="ro1">
          <table:table-cell/>
          <table:table-cell office:value-type="float" office:value="0.507" calcext:value-type="float">
            <text:p>0,507</text:p>
          </table:table-cell>
          <table:table-cell office:value-type="float" office:value="-0.508409091744466" calcext:value-type="float">
            <text:p>-0,508409091744466</text:p>
          </table:table-cell>
        </table:table-row>
        <table:table-row table:style-name="ro1">
          <table:table-cell/>
          <table:table-cell office:value-type="float" office:value="0.508" calcext:value-type="float">
            <text:p>0,508</text:p>
          </table:table-cell>
          <table:table-cell office:value-type="float" office:value="-0.512694077644967" calcext:value-type="float">
            <text:p>-0,512694077644967</text:p>
          </table:table-cell>
        </table:table-row>
        <table:table-row table:style-name="ro1">
          <table:table-cell/>
          <table:table-cell office:value-type="float" office:value="0.509" calcext:value-type="float">
            <text:p>0,509</text:p>
          </table:table-cell>
          <table:table-cell office:value-type="float" office:value="-0.516979151426446" calcext:value-type="float">
            <text:p>-0,516979151426446</text:p>
          </table:table-cell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office:value-type="float" office:value="-0.521264291148686" calcext:value-type="float">
            <text:p>-0,521264291148686</text:p>
          </table:table-cell>
        </table:table-row>
        <table:table-row table:style-name="ro1">
          <table:table-cell/>
          <table:table-cell office:value-type="float" office:value="0.511" calcext:value-type="float">
            <text:p>0,511</text:p>
          </table:table-cell>
          <table:table-cell office:value-type="float" office:value="-0.525549474925643" calcext:value-type="float">
            <text:p>-0,525549474925643</text:p>
          </table:table-cell>
        </table:table-row>
        <table:table-row table:style-name="ro1">
          <table:table-cell/>
          <table:table-cell office:value-type="float" office:value="0.512" calcext:value-type="float">
            <text:p>0,512</text:p>
          </table:table-cell>
          <table:table-cell office:value-type="float" office:value="-0.52983468092537" calcext:value-type="float">
            <text:p>-0,52983468092537</text:p>
          </table:table-cell>
        </table:table-row>
        <table:table-row table:style-name="ro1">
          <table:table-cell/>
          <table:table-cell office:value-type="float" office:value="0.513" calcext:value-type="float">
            <text:p>0,513</text:p>
          </table:table-cell>
          <table:table-cell office:value-type="float" office:value="-0.534119887369945" calcext:value-type="float">
            <text:p>-0,534119887369945</text:p>
          </table:table-cell>
        </table:table-row>
        <table:table-row table:style-name="ro1">
          <table:table-cell/>
          <table:table-cell office:value-type="float" office:value="0.514" calcext:value-type="float">
            <text:p>0,514</text:p>
          </table:table-cell>
          <table:table-cell office:value-type="float" office:value="-0.53840507253539" calcext:value-type="float">
            <text:p>-0,53840507253539</text:p>
          </table:table-cell>
        </table:table-row>
        <table:table-row table:style-name="ro1">
          <table:table-cell/>
          <table:table-cell office:value-type="float" office:value="0.515" calcext:value-type="float">
            <text:p>0,515</text:p>
          </table:table-cell>
          <table:table-cell office:value-type="float" office:value="-0.542690214751602" calcext:value-type="float">
            <text:p>-0,542690214751602</text:p>
          </table:table-cell>
        </table:table-row>
        <table:table-row table:style-name="ro1">
          <table:table-cell/>
          <table:table-cell office:value-type="float" office:value="0.516" calcext:value-type="float">
            <text:p>0,516</text:p>
          </table:table-cell>
          <table:table-cell office:value-type="float" office:value="-0.546975292402274" calcext:value-type="float">
            <text:p>-0,546975292402274</text:p>
          </table:table-cell>
        </table:table-row>
        <table:table-row table:style-name="ro1">
          <table:table-cell/>
          <table:table-cell office:value-type="float" office:value="0.517" calcext:value-type="float">
            <text:p>0,517</text:p>
          </table:table-cell>
          <table:table-cell office:value-type="float" office:value="-0.55126028392482" calcext:value-type="float">
            <text:p>-0,55126028392482</text:p>
          </table:table-cell>
        </table:table-row>
        <table:table-row table:style-name="ro1">
          <table:table-cell/>
          <table:table-cell office:value-type="float" office:value="0.518" calcext:value-type="float">
            <text:p>0,518</text:p>
          </table:table-cell>
          <table:table-cell office:value-type="float" office:value="-0.555545167810303" calcext:value-type="float">
            <text:p>-0,555545167810303</text:p>
          </table:table-cell>
        </table:table-row>
        <table:table-row table:style-name="ro1">
          <table:table-cell/>
          <table:table-cell office:value-type="float" office:value="0.519" calcext:value-type="float">
            <text:p>0,519</text:p>
          </table:table-cell>
          <table:table-cell office:value-type="float" office:value="-0.559829922603356" calcext:value-type="float">
            <text:p>-0,559829922603356</text:p>
          </table:table-cell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office:value-type="float" office:value="-0.564114526902111" calcext:value-type="float">
            <text:p>-0,564114526902111</text:p>
          </table:table-cell>
        </table:table-row>
        <table:table-row table:style-name="ro1">
          <table:table-cell/>
          <table:table-cell office:value-type="float" office:value="0.521" calcext:value-type="float">
            <text:p>0,521</text:p>
          </table:table-cell>
          <table:table-cell office:value-type="float" office:value="-0.56839895935812" calcext:value-type="float">
            <text:p>-0,56839895935812</text:p>
          </table:table-cell>
        </table:table-row>
        <table:table-row table:style-name="ro1">
          <table:table-cell/>
          <table:table-cell office:value-type="float" office:value="0.522" calcext:value-type="float">
            <text:p>0,522</text:p>
          </table:table-cell>
          <table:table-cell office:value-type="float" office:value="-0.572683198676284" calcext:value-type="float">
            <text:p>-0,572683198676284</text:p>
          </table:table-cell>
        </table:table-row>
        <table:table-row table:style-name="ro1">
          <table:table-cell/>
          <table:table-cell office:value-type="float" office:value="0.523" calcext:value-type="float">
            <text:p>0,523</text:p>
          </table:table-cell>
          <table:table-cell office:value-type="float" office:value="-0.576967223614777" calcext:value-type="float">
            <text:p>-0,576967223614777</text:p>
          </table:table-cell>
        </table:table-row>
        <table:table-row table:style-name="ro1">
          <table:table-cell/>
          <table:table-cell office:value-type="float" office:value="0.524" calcext:value-type="float">
            <text:p>0,524</text:p>
          </table:table-cell>
          <table:table-cell office:value-type="float" office:value="-0.581251012984969" calcext:value-type="float">
            <text:p>-0,581251012984969</text:p>
          </table:table-cell>
        </table:table-row>
        <table:table-row table:style-name="ro1">
          <table:table-cell/>
          <table:table-cell office:value-type="float" office:value="0.525" calcext:value-type="float">
            <text:p>0,525</text:p>
          </table:table-cell>
          <table:table-cell office:value-type="float" office:value="-0.585534545651356" calcext:value-type="float">
            <text:p>-0,585534545651356</text:p>
          </table:table-cell>
        </table:table-row>
        <table:table-row table:style-name="ro1">
          <table:table-cell/>
          <table:table-cell office:value-type="float" office:value="0.526" calcext:value-type="float">
            <text:p>0,526</text:p>
          </table:table-cell>
          <table:table-cell office:value-type="float" office:value="-0.58981780053148" calcext:value-type="float">
            <text:p>-0,58981780053148</text:p>
          </table:table-cell>
        </table:table-row>
        <table:table-row table:style-name="ro1">
          <table:table-cell/>
          <table:table-cell office:value-type="float" office:value="0.527" calcext:value-type="float">
            <text:p>0,527</text:p>
          </table:table-cell>
          <table:table-cell office:value-type="float" office:value="-0.594100756595858" calcext:value-type="float">
            <text:p>-0,594100756595858</text:p>
          </table:table-cell>
        </table:table-row>
        <table:table-row table:style-name="ro1">
          <table:table-cell/>
          <table:table-cell office:value-type="float" office:value="0.528" calcext:value-type="float">
            <text:p>0,528</text:p>
          </table:table-cell>
          <table:table-cell office:value-type="float" office:value="-0.598383392867908" calcext:value-type="float">
            <text:p>-0,598383392867908</text:p>
          </table:table-cell>
        </table:table-row>
        <table:table-row table:style-name="ro1">
          <table:table-cell/>
          <table:table-cell office:value-type="float" office:value="0.529" calcext:value-type="float">
            <text:p>0,529</text:p>
          </table:table-cell>
          <table:table-cell office:value-type="float" office:value="-0.602665688423871" calcext:value-type="float">
            <text:p>-0,602665688423871</text:p>
          </table:table-cell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office:value-type="float" office:value="-0.60694762239274" calcext:value-type="float">
            <text:p>-0,60694762239274</text:p>
          </table:table-cell>
        </table:table-row>
        <table:table-row table:style-name="ro1">
          <table:table-cell/>
          <table:table-cell office:value-type="float" office:value="0.531" calcext:value-type="float">
            <text:p>0,531</text:p>
          </table:table-cell>
          <table:table-cell office:value-type="float" office:value="-0.611229173956185" calcext:value-type="float">
            <text:p>-0,611229173956185</text:p>
          </table:table-cell>
        </table:table-row>
        <table:table-row table:style-name="ro1">
          <table:table-cell/>
          <table:table-cell office:value-type="float" office:value="0.532" calcext:value-type="float">
            <text:p>0,532</text:p>
          </table:table-cell>
          <table:table-cell office:value-type="float" office:value="-0.615510322348475" calcext:value-type="float">
            <text:p>-0,615510322348475</text:p>
          </table:table-cell>
        </table:table-row>
        <table:table-row table:style-name="ro1">
          <table:table-cell/>
          <table:table-cell office:value-type="float" office:value="0.533" calcext:value-type="float">
            <text:p>0,533</text:p>
          </table:table-cell>
          <table:table-cell office:value-type="float" office:value="-0.619791046856411" calcext:value-type="float">
            <text:p>-0,619791046856411</text:p>
          </table:table-cell>
        </table:table-row>
        <table:table-row table:style-name="ro1">
          <table:table-cell/>
          <table:table-cell office:value-type="float" office:value="0.534" calcext:value-type="float">
            <text:p>0,534</text:p>
          </table:table-cell>
          <table:table-cell office:value-type="float" office:value="-0.624071326819244" calcext:value-type="float">
            <text:p>-0,624071326819244</text:p>
          </table:table-cell>
        </table:table-row>
        <table:table-row table:style-name="ro1">
          <table:table-cell/>
          <table:table-cell office:value-type="float" office:value="0.535" calcext:value-type="float">
            <text:p>0,535</text:p>
          </table:table-cell>
          <table:table-cell office:value-type="float" office:value="-0.628351141628607" calcext:value-type="float">
            <text:p>-0,628351141628607</text:p>
          </table:table-cell>
        </table:table-row>
        <table:table-row table:style-name="ro1">
          <table:table-cell/>
          <table:table-cell office:value-type="float" office:value="0.536" calcext:value-type="float">
            <text:p>0,536</text:p>
          </table:table-cell>
          <table:table-cell office:value-type="float" office:value="-0.632630470728437" calcext:value-type="float">
            <text:p>-0,632630470728437</text:p>
          </table:table-cell>
        </table:table-row>
        <table:table-row table:style-name="ro1">
          <table:table-cell/>
          <table:table-cell office:value-type="float" office:value="0.537" calcext:value-type="float">
            <text:p>0,537</text:p>
          </table:table-cell>
          <table:table-cell office:value-type="float" office:value="-0.636909293614902" calcext:value-type="float">
            <text:p>-0,636909293614902</text:p>
          </table:table-cell>
        </table:table-row>
        <table:table-row table:style-name="ro1">
          <table:table-cell/>
          <table:table-cell office:value-type="float" office:value="0.538" calcext:value-type="float">
            <text:p>0,538</text:p>
          </table:table-cell>
          <table:table-cell office:value-type="float" office:value="-0.641187589836329" calcext:value-type="float">
            <text:p>-0,641187589836329</text:p>
          </table:table-cell>
        </table:table-row>
        <table:table-row table:style-name="ro1">
          <table:table-cell/>
          <table:table-cell office:value-type="float" office:value="0.539" calcext:value-type="float">
            <text:p>0,539</text:p>
          </table:table-cell>
          <table:table-cell office:value-type="float" office:value="-0.645465338993126" calcext:value-type="float">
            <text:p>-0,645465338993126</text:p>
          </table:table-cell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office:value-type="float" office:value="-0.649742520737713" calcext:value-type="float">
            <text:p>-0,649742520737713</text:p>
          </table:table-cell>
        </table:table-row>
        <table:table-row table:style-name="ro1">
          <table:table-cell/>
          <table:table-cell office:value-type="float" office:value="0.541" calcext:value-type="float">
            <text:p>0,541</text:p>
          </table:table-cell>
          <table:table-cell office:value-type="float" office:value="-0.654019114774444" calcext:value-type="float">
            <text:p>-0,654019114774444</text:p>
          </table:table-cell>
        </table:table-row>
        <table:table-row table:style-name="ro1">
          <table:table-cell/>
          <table:table-cell office:value-type="float" office:value="0.542" calcext:value-type="float">
            <text:p>0,542</text:p>
          </table:table-cell>
          <table:table-cell office:value-type="float" office:value="-0.658295100859534" calcext:value-type="float">
            <text:p>-0,658295100859534</text:p>
          </table:table-cell>
        </table:table-row>
        <table:table-row table:style-name="ro1">
          <table:table-cell/>
          <table:table-cell office:value-type="float" office:value="0.543" calcext:value-type="float">
            <text:p>0,543</text:p>
          </table:table-cell>
          <table:table-cell office:value-type="float" office:value="-0.662570458800988" calcext:value-type="float">
            <text:p>-0,662570458800988</text:p>
          </table:table-cell>
        </table:table-row>
        <table:table-row table:style-name="ro1">
          <table:table-cell/>
          <table:table-cell office:value-type="float" office:value="0.544" calcext:value-type="float">
            <text:p>0,544</text:p>
          </table:table-cell>
          <table:table-cell office:value-type="float" office:value="-0.666845168458524" calcext:value-type="float">
            <text:p>-0,666845168458524</text:p>
          </table:table-cell>
        </table:table-row>
        <table:table-row table:style-name="ro1">
          <table:table-cell/>
          <table:table-cell office:value-type="float" office:value="0.545" calcext:value-type="float">
            <text:p>0,545</text:p>
          </table:table-cell>
          <table:table-cell office:value-type="float" office:value="-0.671119209743502" calcext:value-type="float">
            <text:p>-0,671119209743502</text:p>
          </table:table-cell>
        </table:table-row>
        <table:table-row table:style-name="ro1">
          <table:table-cell/>
          <table:table-cell office:value-type="float" office:value="0.546" calcext:value-type="float">
            <text:p>0,546</text:p>
          </table:table-cell>
          <table:table-cell office:value-type="float" office:value="-0.675392562618847" calcext:value-type="float">
            <text:p>-0,675392562618847</text:p>
          </table:table-cell>
        </table:table-row>
        <table:table-row table:style-name="ro1">
          <table:table-cell/>
          <table:table-cell office:value-type="float" office:value="0.547" calcext:value-type="float">
            <text:p>0,547</text:p>
          </table:table-cell>
          <table:table-cell office:value-type="float" office:value="-0.679665207098981" calcext:value-type="float">
            <text:p>-0,679665207098981</text:p>
          </table:table-cell>
        </table:table-row>
        <table:table-row table:style-name="ro1">
          <table:table-cell/>
          <table:table-cell office:value-type="float" office:value="0.548" calcext:value-type="float">
            <text:p>0,548</text:p>
          </table:table-cell>
          <table:table-cell office:value-type="float" office:value="-0.683937123249742" calcext:value-type="float">
            <text:p>-0,683937123249742</text:p>
          </table:table-cell>
        </table:table-row>
        <table:table-row table:style-name="ro1">
          <table:table-cell/>
          <table:table-cell office:value-type="float" office:value="0.549" calcext:value-type="float">
            <text:p>0,549</text:p>
          </table:table-cell>
          <table:table-cell office:value-type="float" office:value="-0.688208291188318" calcext:value-type="float">
            <text:p>-0,688208291188318</text:p>
          </table:table-cell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office:value-type="float" office:value="-0.692478691083169" calcext:value-type="float">
            <text:p>-0,692478691083169</text:p>
          </table:table-cell>
        </table:table-row>
        <table:table-row table:style-name="ro1">
          <table:table-cell/>
          <table:table-cell office:value-type="float" office:value="0.551" calcext:value-type="float">
            <text:p>0,551</text:p>
          </table:table-cell>
          <table:table-cell office:value-type="float" office:value="-0.696748303153954" calcext:value-type="float">
            <text:p>-0,696748303153954</text:p>
          </table:table-cell>
        </table:table-row>
        <table:table-row table:style-name="ro1">
          <table:table-cell/>
          <table:table-cell office:value-type="float" office:value="0.552" calcext:value-type="float">
            <text:p>0,552</text:p>
          </table:table-cell>
          <table:table-cell office:value-type="float" office:value="-0.701017107671461" calcext:value-type="float">
            <text:p>-0,701017107671461</text:p>
          </table:table-cell>
        </table:table-row>
        <table:table-row table:style-name="ro1">
          <table:table-cell/>
          <table:table-cell office:value-type="float" office:value="0.553" calcext:value-type="float">
            <text:p>0,553</text:p>
          </table:table-cell>
          <table:table-cell office:value-type="float" office:value="-0.70528508495753" calcext:value-type="float">
            <text:p>-0,70528508495753</text:p>
          </table:table-cell>
        </table:table-row>
        <table:table-row table:style-name="ro1">
          <table:table-cell/>
          <table:table-cell office:value-type="float" office:value="0.554" calcext:value-type="float">
            <text:p>0,554</text:p>
          </table:table-cell>
          <table:table-cell office:value-type="float" office:value="-0.70955221538498" calcext:value-type="float">
            <text:p>-0,70955221538498</text:p>
          </table:table-cell>
        </table:table-row>
        <table:table-row table:style-name="ro1">
          <table:table-cell/>
          <table:table-cell office:value-type="float" office:value="0.555" calcext:value-type="float">
            <text:p>0,555</text:p>
          </table:table-cell>
          <table:table-cell office:value-type="float" office:value="-0.71381847937754" calcext:value-type="float">
            <text:p>-0,71381847937754</text:p>
          </table:table-cell>
        </table:table-row>
        <table:table-row table:style-name="ro1">
          <table:table-cell/>
          <table:table-cell office:value-type="float" office:value="0.556" calcext:value-type="float">
            <text:p>0,556</text:p>
          </table:table-cell>
          <table:table-cell office:value-type="float" office:value="-0.718083857409773" calcext:value-type="float">
            <text:p>-0,718083857409773</text:p>
          </table:table-cell>
        </table:table-row>
        <table:table-row table:style-name="ro1">
          <table:table-cell/>
          <table:table-cell office:value-type="float" office:value="0.557" calcext:value-type="float">
            <text:p>0,557</text:p>
          </table:table-cell>
          <table:table-cell office:value-type="float" office:value="-0.722348330007" calcext:value-type="float">
            <text:p>-0,722348330007</text:p>
          </table:table-cell>
        </table:table-row>
        <table:table-row table:style-name="ro1">
          <table:table-cell/>
          <table:table-cell office:value-type="float" office:value="0.558" calcext:value-type="float">
            <text:p>0,558</text:p>
          </table:table-cell>
          <table:table-cell office:value-type="float" office:value="-0.726611877745232" calcext:value-type="float">
            <text:p>-0,726611877745232</text:p>
          </table:table-cell>
        </table:table-row>
        <table:table-row table:style-name="ro1">
          <table:table-cell/>
          <table:table-cell office:value-type="float" office:value="0.559" calcext:value-type="float">
            <text:p>0,559</text:p>
          </table:table-cell>
          <table:table-cell office:value-type="float" office:value="-0.730874481251097" calcext:value-type="float">
            <text:p>-0,730874481251097</text:p>
          </table:table-cell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office:value-type="float" office:value="-0.735136121201762" calcext:value-type="float">
            <text:p>-0,735136121201762</text:p>
          </table:table-cell>
        </table:table-row>
        <table:table-row table:style-name="ro1">
          <table:table-cell/>
          <table:table-cell office:value-type="float" office:value="0.561" calcext:value-type="float">
            <text:p>0,561</text:p>
          </table:table-cell>
          <table:table-cell office:value-type="float" office:value="-0.739396778324866" calcext:value-type="float">
            <text:p>-0,739396778324866</text:p>
          </table:table-cell>
        </table:table-row>
        <table:table-row table:style-name="ro1">
          <table:table-cell/>
          <table:table-cell office:value-type="float" office:value="0.562" calcext:value-type="float">
            <text:p>0,562</text:p>
          </table:table-cell>
          <table:table-cell office:value-type="float" office:value="-0.743656433398444" calcext:value-type="float">
            <text:p>-0,743656433398444</text:p>
          </table:table-cell>
        </table:table-row>
        <table:table-row table:style-name="ro1">
          <table:table-cell/>
          <table:table-cell office:value-type="float" office:value="0.563" calcext:value-type="float">
            <text:p>0,563</text:p>
          </table:table-cell>
          <table:table-cell office:value-type="float" office:value="-0.747915067250855" calcext:value-type="float">
            <text:p>-0,747915067250855</text:p>
          </table:table-cell>
        </table:table-row>
        <table:table-row table:style-name="ro1">
          <table:table-cell/>
          <table:table-cell office:value-type="float" office:value="0.564" calcext:value-type="float">
            <text:p>0,564</text:p>
          </table:table-cell>
          <table:table-cell office:value-type="float" office:value="-0.75217266076071" calcext:value-type="float">
            <text:p>-0,75217266076071</text:p>
          </table:table-cell>
        </table:table-row>
        <table:table-row table:style-name="ro1">
          <table:table-cell/>
          <table:table-cell office:value-type="float" office:value="0.565" calcext:value-type="float">
            <text:p>0,565</text:p>
          </table:table-cell>
          <table:table-cell office:value-type="float" office:value="-0.756429194856798" calcext:value-type="float">
            <text:p>-0,756429194856798</text:p>
          </table:table-cell>
        </table:table-row>
        <table:table-row table:style-name="ro1">
          <table:table-cell/>
          <table:table-cell office:value-type="float" office:value="0.566" calcext:value-type="float">
            <text:p>0,566</text:p>
          </table:table-cell>
          <table:table-cell office:value-type="float" office:value="-0.760684650518015" calcext:value-type="float">
            <text:p>-0,760684650518015</text:p>
          </table:table-cell>
        </table:table-row>
        <table:table-row table:style-name="ro1">
          <table:table-cell/>
          <table:table-cell office:value-type="float" office:value="0.567" calcext:value-type="float">
            <text:p>0,567</text:p>
          </table:table-cell>
          <table:table-cell office:value-type="float" office:value="-0.764939008773291" calcext:value-type="float">
            <text:p>-0,764939008773291</text:p>
          </table:table-cell>
        </table:table-row>
        <table:table-row table:style-name="ro1">
          <table:table-cell/>
          <table:table-cell office:value-type="float" office:value="0.568" calcext:value-type="float">
            <text:p>0,568</text:p>
          </table:table-cell>
          <table:table-cell office:value-type="float" office:value="-0.769192250701516" calcext:value-type="float">
            <text:p>-0,769192250701516</text:p>
          </table:table-cell>
        </table:table-row>
        <table:table-row table:style-name="ro1">
          <table:table-cell/>
          <table:table-cell office:value-type="float" office:value="0.569" calcext:value-type="float">
            <text:p>0,569</text:p>
          </table:table-cell>
          <table:table-cell office:value-type="float" office:value="-0.773444357431473" calcext:value-type="float">
            <text:p>-0,773444357431473</text:p>
          </table:table-cell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office:value-type="float" office:value="-0.777695310141756" calcext:value-type="float">
            <text:p>-0,777695310141756</text:p>
          </table:table-cell>
        </table:table-row>
        <table:table-row table:style-name="ro1">
          <table:table-cell/>
          <table:table-cell office:value-type="float" office:value="0.571" calcext:value-type="float">
            <text:p>0,571</text:p>
          </table:table-cell>
          <table:table-cell office:value-type="float" office:value="-0.781945090060707" calcext:value-type="float">
            <text:p>-0,781945090060707</text:p>
          </table:table-cell>
        </table:table-row>
        <table:table-row table:style-name="ro1">
          <table:table-cell/>
          <table:table-cell office:value-type="float" office:value="0.572" calcext:value-type="float">
            <text:p>0,572</text:p>
          </table:table-cell>
          <table:table-cell office:value-type="float" office:value="-0.786193678466341" calcext:value-type="float">
            <text:p>-0,786193678466341</text:p>
          </table:table-cell>
        </table:table-row>
        <table:table-row table:style-name="ro1">
          <table:table-cell/>
          <table:table-cell office:value-type="float" office:value="0.573" calcext:value-type="float">
            <text:p>0,573</text:p>
          </table:table-cell>
          <table:table-cell office:value-type="float" office:value="-0.79044105668627" calcext:value-type="float">
            <text:p>-0,79044105668627</text:p>
          </table:table-cell>
        </table:table-row>
        <table:table-row table:style-name="ro1">
          <table:table-cell/>
          <table:table-cell office:value-type="float" office:value="0.574" calcext:value-type="float">
            <text:p>0,574</text:p>
          </table:table-cell>
          <table:table-cell office:value-type="float" office:value="-0.794687206097635" calcext:value-type="float">
            <text:p>-0,794687206097635</text:p>
          </table:table-cell>
        </table:table-row>
        <table:table-row table:style-name="ro1">
          <table:table-cell/>
          <table:table-cell office:value-type="float" office:value="0.575" calcext:value-type="float">
            <text:p>0,575</text:p>
          </table:table-cell>
          <table:table-cell office:value-type="float" office:value="-0.798932108127036" calcext:value-type="float">
            <text:p>-0,798932108127036</text:p>
          </table:table-cell>
        </table:table-row>
        <table:table-row table:style-name="ro1">
          <table:table-cell/>
          <table:table-cell office:value-type="float" office:value="0.576" calcext:value-type="float">
            <text:p>0,576</text:p>
          </table:table-cell>
          <table:table-cell office:value-type="float" office:value="-0.803175744250452" calcext:value-type="float">
            <text:p>-0,803175744250452</text:p>
          </table:table-cell>
        </table:table-row>
        <table:table-row table:style-name="ro1">
          <table:table-cell/>
          <table:table-cell office:value-type="float" office:value="0.577" calcext:value-type="float">
            <text:p>0,577</text:p>
          </table:table-cell>
          <table:table-cell office:value-type="float" office:value="-0.807418095993176" calcext:value-type="float">
            <text:p>-0,807418095993176</text:p>
          </table:table-cell>
        </table:table-row>
        <table:table-row table:style-name="ro1">
          <table:table-cell/>
          <table:table-cell office:value-type="float" office:value="0.578" calcext:value-type="float">
            <text:p>0,578</text:p>
          </table:table-cell>
          <table:table-cell office:value-type="float" office:value="-0.811659144929742" calcext:value-type="float">
            <text:p>-0,811659144929742</text:p>
          </table:table-cell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-0.815898872683853" calcext:value-type="float">
            <text:p>-0,815898872683853</text:p>
          </table:table-cell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office:value-type="float" office:value="-0.820137260928304" calcext:value-type="float">
            <text:p>-0,820137260928304</text:p>
          </table:table-cell>
        </table:table-row>
        <table:table-row table:style-name="ro1">
          <table:table-cell/>
          <table:table-cell office:value-type="float" office:value="0.581" calcext:value-type="float">
            <text:p>0,581</text:p>
          </table:table-cell>
          <table:table-cell office:value-type="float" office:value="-0.824374291384918" calcext:value-type="float">
            <text:p>-0,824374291384918</text:p>
          </table:table-cell>
        </table:table-row>
        <table:table-row table:style-name="ro1">
          <table:table-cell/>
          <table:table-cell office:value-type="float" office:value="0.582" calcext:value-type="float">
            <text:p>0,582</text:p>
          </table:table-cell>
          <table:table-cell office:value-type="float" office:value="-0.828609945824471" calcext:value-type="float">
            <text:p>-0,828609945824471</text:p>
          </table:table-cell>
        </table:table-row>
        <table:table-row table:style-name="ro1">
          <table:table-cell/>
          <table:table-cell office:value-type="float" office:value="0.583" calcext:value-type="float">
            <text:p>0,583</text:p>
          </table:table-cell>
          <table:table-cell office:value-type="float" office:value="-0.832844206066619" calcext:value-type="float">
            <text:p>-0,832844206066619</text:p>
          </table:table-cell>
        </table:table-row>
        <table:table-row table:style-name="ro1">
          <table:table-cell/>
          <table:table-cell office:value-type="float" office:value="0.584" calcext:value-type="float">
            <text:p>0,584</text:p>
          </table:table-cell>
          <table:table-cell office:value-type="float" office:value="-0.837077053979829" calcext:value-type="float">
            <text:p>-0,837077053979829</text:p>
          </table:table-cell>
        </table:table-row>
        <table:table-row table:style-name="ro1">
          <table:table-cell/>
          <table:table-cell office:value-type="float" office:value="0.585" calcext:value-type="float">
            <text:p>0,585</text:p>
          </table:table-cell>
          <table:table-cell office:value-type="float" office:value="-0.841308471481305" calcext:value-type="float">
            <text:p>-0,841308471481305</text:p>
          </table:table-cell>
        </table:table-row>
        <table:table-row table:style-name="ro1">
          <table:table-cell/>
          <table:table-cell office:value-type="float" office:value="0.586" calcext:value-type="float">
            <text:p>0,586</text:p>
          </table:table-cell>
          <table:table-cell office:value-type="float" office:value="-0.845538440536919" calcext:value-type="float">
            <text:p>-0,845538440536919</text:p>
          </table:table-cell>
        </table:table-row>
        <table:table-row table:style-name="ro1">
          <table:table-cell/>
          <table:table-cell office:value-type="float" office:value="0.587" calcext:value-type="float">
            <text:p>0,587</text:p>
          </table:table-cell>
          <table:table-cell office:value-type="float" office:value="-0.849766943161136" calcext:value-type="float">
            <text:p>-0,849766943161136</text:p>
          </table:table-cell>
        </table:table-row>
        <table:table-row table:style-name="ro1">
          <table:table-cell/>
          <table:table-cell office:value-type="float" office:value="0.588" calcext:value-type="float">
            <text:p>0,588</text:p>
          </table:table-cell>
          <table:table-cell office:value-type="float" office:value="-0.853993961416948" calcext:value-type="float">
            <text:p>-0,853993961416948</text:p>
          </table:table-cell>
        </table:table-row>
        <table:table-row table:style-name="ro1">
          <table:table-cell/>
          <table:table-cell office:value-type="float" office:value="0.589" calcext:value-type="float">
            <text:p>0,589</text:p>
          </table:table-cell>
          <table:table-cell office:value-type="float" office:value="-0.858219477415798" calcext:value-type="float">
            <text:p>-0,858219477415798</text:p>
          </table:table-cell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office:value-type="float" office:value="-0.86244347331751" calcext:value-type="float">
            <text:p>-0,86244347331751</text:p>
          </table:table-cell>
        </table:table-row>
        <table:table-row table:style-name="ro1">
          <table:table-cell/>
          <table:table-cell office:value-type="float" office:value="0.591" calcext:value-type="float">
            <text:p>0,591</text:p>
          </table:table-cell>
          <table:table-cell office:value-type="float" office:value="-0.866665931330219" calcext:value-type="float">
            <text:p>-0,866665931330219</text:p>
          </table:table-cell>
        </table:table-row>
        <table:table-row table:style-name="ro1">
          <table:table-cell/>
          <table:table-cell office:value-type="float" office:value="0.592" calcext:value-type="float">
            <text:p>0,592</text:p>
          </table:table-cell>
          <table:table-cell office:value-type="float" office:value="-0.8708868337103" calcext:value-type="float">
            <text:p>-0,8708868337103</text:p>
          </table:table-cell>
        </table:table-row>
        <table:table-row table:style-name="ro1">
          <table:table-cell/>
          <table:table-cell office:value-type="float" office:value="0.593" calcext:value-type="float">
            <text:p>0,593</text:p>
          </table:table-cell>
          <table:table-cell office:value-type="float" office:value="-0.875106162762294" calcext:value-type="float">
            <text:p>-0,875106162762294</text:p>
          </table:table-cell>
        </table:table-row>
        <table:table-row table:style-name="ro1">
          <table:table-cell/>
          <table:table-cell office:value-type="float" office:value="0.594" calcext:value-type="float">
            <text:p>0,594</text:p>
          </table:table-cell>
          <table:table-cell office:value-type="float" office:value="-0.879323900838839" calcext:value-type="float">
            <text:p>-0,879323900838839</text:p>
          </table:table-cell>
        </table:table-row>
        <table:table-row table:style-name="ro1">
          <table:table-cell/>
          <table:table-cell office:value-type="float" office:value="0.595" calcext:value-type="float">
            <text:p>0,595</text:p>
          </table:table-cell>
          <table:table-cell office:value-type="float" office:value="-0.883540030340601" calcext:value-type="float">
            <text:p>-0,883540030340601</text:p>
          </table:table-cell>
        </table:table-row>
        <table:table-row table:style-name="ro1">
          <table:table-cell/>
          <table:table-cell office:value-type="float" office:value="0.596" calcext:value-type="float">
            <text:p>0,596</text:p>
          </table:table-cell>
          <table:table-cell office:value-type="float" office:value="-0.8877545337162" calcext:value-type="float">
            <text:p>-0,8877545337162</text:p>
          </table:table-cell>
        </table:table-row>
        <table:table-row table:style-name="ro1">
          <table:table-cell/>
          <table:table-cell office:value-type="float" office:value="0.597" calcext:value-type="float">
            <text:p>0,597</text:p>
          </table:table-cell>
          <table:table-cell office:value-type="float" office:value="-0.891967393462138" calcext:value-type="float">
            <text:p>-0,891967393462138</text:p>
          </table:table-cell>
        </table:table-row>
        <table:table-row table:style-name="ro1">
          <table:table-cell/>
          <table:table-cell office:value-type="float" office:value="0.598" calcext:value-type="float">
            <text:p>0,598</text:p>
          </table:table-cell>
          <table:table-cell office:value-type="float" office:value="-0.896178592122734" calcext:value-type="float">
            <text:p>-0,896178592122734</text:p>
          </table:table-cell>
        </table:table-row>
        <table:table-row table:style-name="ro1">
          <table:table-cell/>
          <table:table-cell office:value-type="float" office:value="0.599" calcext:value-type="float">
            <text:p>0,599</text:p>
          </table:table-cell>
          <table:table-cell office:value-type="float" office:value="-0.900388112290048" calcext:value-type="float">
            <text:p>-0,900388112290048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-0.904595936603811" calcext:value-type="float">
            <text:p>-0,904595936603811</text:p>
          </table:table-cell>
        </table:table-row>
        <table:table-row table:style-name="ro1">
          <table:table-cell/>
          <table:table-cell office:value-type="float" office:value="0.601" calcext:value-type="float">
            <text:p>0,601</text:p>
          </table:table-cell>
          <table:table-cell office:value-type="float" office:value="-0.908802047751355" calcext:value-type="float">
            <text:p>-0,908802047751355</text:p>
          </table:table-cell>
        </table:table-row>
        <table:table-row table:style-name="ro1">
          <table:table-cell/>
          <table:table-cell office:value-type="float" office:value="0.602" calcext:value-type="float">
            <text:p>0,602</text:p>
          </table:table-cell>
          <table:table-cell office:value-type="float" office:value="-0.913006428467545" calcext:value-type="float">
            <text:p>-0,913006428467545</text:p>
          </table:table-cell>
        </table:table-row>
        <table:table-row table:style-name="ro1">
          <table:table-cell/>
          <table:table-cell office:value-type="float" office:value="0.603" calcext:value-type="float">
            <text:p>0,603</text:p>
          </table:table-cell>
          <table:table-cell office:value-type="float" office:value="-0.917209061534704" calcext:value-type="float">
            <text:p>-0,917209061534704</text:p>
          </table:table-cell>
        </table:table-row>
        <table:table-row table:style-name="ro1">
          <table:table-cell/>
          <table:table-cell office:value-type="float" office:value="0.604" calcext:value-type="float">
            <text:p>0,604</text:p>
          </table:table-cell>
          <table:table-cell office:value-type="float" office:value="-0.921409929782545" calcext:value-type="float">
            <text:p>-0,921409929782545</text:p>
          </table:table-cell>
        </table:table-row>
        <table:table-row table:style-name="ro1">
          <table:table-cell/>
          <table:table-cell office:value-type="float" office:value="0.605" calcext:value-type="float">
            <text:p>0,605</text:p>
          </table:table-cell>
          <table:table-cell office:value-type="float" office:value="-0.925609016088101" calcext:value-type="float">
            <text:p>-0,925609016088101</text:p>
          </table:table-cell>
        </table:table-row>
        <table:table-row table:style-name="ro1">
          <table:table-cell/>
          <table:table-cell office:value-type="float" office:value="0.606" calcext:value-type="float">
            <text:p>0,606</text:p>
          </table:table-cell>
          <table:table-cell office:value-type="float" office:value="-0.929806303375652" calcext:value-type="float">
            <text:p>-0,929806303375652</text:p>
          </table:table-cell>
        </table:table-row>
        <table:table-row table:style-name="ro1">
          <table:table-cell/>
          <table:table-cell office:value-type="float" office:value="0.607" calcext:value-type="float">
            <text:p>0,607</text:p>
          </table:table-cell>
          <table:table-cell office:value-type="float" office:value="-0.934001774616659" calcext:value-type="float">
            <text:p>-0,934001774616659</text:p>
          </table:table-cell>
        </table:table-row>
        <table:table-row table:style-name="ro1">
          <table:table-cell/>
          <table:table-cell office:value-type="float" office:value="0.608" calcext:value-type="float">
            <text:p>0,608</text:p>
          </table:table-cell>
          <table:table-cell office:value-type="float" office:value="-0.938195412829687" calcext:value-type="float">
            <text:p>-0,938195412829687</text:p>
          </table:table-cell>
        </table:table-row>
        <table:table-row table:style-name="ro1">
          <table:table-cell/>
          <table:table-cell office:value-type="float" office:value="0.609" calcext:value-type="float">
            <text:p>0,609</text:p>
          </table:table-cell>
          <table:table-cell office:value-type="float" office:value="-0.942387201080344" calcext:value-type="float">
            <text:p>-0,942387201080344</text:p>
          </table:table-cell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office:value-type="float" office:value="-0.946577122481203" calcext:value-type="float">
            <text:p>-0,946577122481203</text:p>
          </table:table-cell>
        </table:table-row>
        <table:table-row table:style-name="ro1">
          <table:table-cell/>
          <table:table-cell office:value-type="float" office:value="0.611" calcext:value-type="float">
            <text:p>0,611</text:p>
          </table:table-cell>
          <table:table-cell office:value-type="float" office:value="-0.950765160191734" calcext:value-type="float">
            <text:p>-0,950765160191734</text:p>
          </table:table-cell>
        </table:table-row>
        <table:table-row table:style-name="ro1">
          <table:table-cell/>
          <table:table-cell office:value-type="float" office:value="0.612" calcext:value-type="float">
            <text:p>0,612</text:p>
          </table:table-cell>
          <table:table-cell office:value-type="float" office:value="-0.954951297418236" calcext:value-type="float">
            <text:p>-0,954951297418236</text:p>
          </table:table-cell>
        </table:table-row>
        <table:table-row table:style-name="ro1">
          <table:table-cell/>
          <table:table-cell office:value-type="float" office:value="0.613" calcext:value-type="float">
            <text:p>0,613</text:p>
          </table:table-cell>
          <table:table-cell office:value-type="float" office:value="-0.959135517413766" calcext:value-type="float">
            <text:p>-0,959135517413766</text:p>
          </table:table-cell>
        </table:table-row>
        <table:table-row table:style-name="ro1">
          <table:table-cell/>
          <table:table-cell office:value-type="float" office:value="0.614" calcext:value-type="float">
            <text:p>0,614</text:p>
          </table:table-cell>
          <table:table-cell office:value-type="float" office:value="-0.963317803478068" calcext:value-type="float">
            <text:p>-0,963317803478068</text:p>
          </table:table-cell>
        </table:table-row>
        <table:table-row table:style-name="ro1">
          <table:table-cell/>
          <table:table-cell office:value-type="float" office:value="0.615" calcext:value-type="float">
            <text:p>0,615</text:p>
          </table:table-cell>
          <table:table-cell office:value-type="float" office:value="-0.967498138957504" calcext:value-type="float">
            <text:p>-0,967498138957504</text:p>
          </table:table-cell>
        </table:table-row>
        <table:table-row table:style-name="ro1">
          <table:table-cell/>
          <table:table-cell office:value-type="float" office:value="0.616" calcext:value-type="float">
            <text:p>0,616</text:p>
          </table:table-cell>
          <table:table-cell office:value-type="float" office:value="-0.971676507244983" calcext:value-type="float">
            <text:p>-0,971676507244983</text:p>
          </table:table-cell>
        </table:table-row>
        <table:table-row table:style-name="ro1">
          <table:table-cell/>
          <table:table-cell office:value-type="float" office:value="0.617" calcext:value-type="float">
            <text:p>0,617</text:p>
          </table:table-cell>
          <table:table-cell office:value-type="float" office:value="-0.975852891779893" calcext:value-type="float">
            <text:p>-0,975852891779893</text:p>
          </table:table-cell>
        </table:table-row>
        <table:table-row table:style-name="ro1">
          <table:table-cell/>
          <table:table-cell office:value-type="float" office:value="0.618" calcext:value-type="float">
            <text:p>0,618</text:p>
          </table:table-cell>
          <table:table-cell office:value-type="float" office:value="-0.980027276048032" calcext:value-type="float">
            <text:p>-0,980027276048032</text:p>
          </table:table-cell>
        </table:table-row>
        <table:table-row table:style-name="ro1">
          <table:table-cell/>
          <table:table-cell office:value-type="float" office:value="0.619" calcext:value-type="float">
            <text:p>0,619</text:p>
          </table:table-cell>
          <table:table-cell office:value-type="float" office:value="-0.984199643581534" calcext:value-type="float">
            <text:p>-0,984199643581534</text:p>
          </table:table-cell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office:value-type="float" office:value="-0.988369977958805" calcext:value-type="float">
            <text:p>-0,988369977958805</text:p>
          </table:table-cell>
        </table:table-row>
        <table:table-row table:style-name="ro1">
          <table:table-cell/>
          <table:table-cell office:value-type="float" office:value="0.621" calcext:value-type="float">
            <text:p>0,621</text:p>
          </table:table-cell>
          <table:table-cell office:value-type="float" office:value="-0.992538262804447" calcext:value-type="float">
            <text:p>-0,992538262804447</text:p>
          </table:table-cell>
        </table:table-row>
        <table:table-row table:style-name="ro1">
          <table:table-cell/>
          <table:table-cell office:value-type="float" office:value="0.622" calcext:value-type="float">
            <text:p>0,622</text:p>
          </table:table-cell>
          <table:table-cell office:value-type="float" office:value="-0.996704481789197" calcext:value-type="float">
            <text:p>-0,996704481789197</text:p>
          </table:table-cell>
        </table:table-row>
        <table:table-row table:style-name="ro1">
          <table:table-cell/>
          <table:table-cell office:value-type="float" office:value="0.623" calcext:value-type="float">
            <text:p>0,623</text:p>
          </table:table-cell>
          <table:table-cell office:value-type="float" office:value="-1.00086861862985" calcext:value-type="float">
            <text:p>-1,00086861862985</text:p>
          </table:table-cell>
        </table:table-row>
        <table:table-row table:style-name="ro1">
          <table:table-cell/>
          <table:table-cell office:value-type="float" office:value="0.624" calcext:value-type="float">
            <text:p>0,624</text:p>
          </table:table-cell>
          <table:table-cell office:value-type="float" office:value="-1.00503065708919" calcext:value-type="float">
            <text:p>-1,00503065708919</text:p>
          </table:table-cell>
        </table:table-row>
        <table:table-row table:style-name="ro1">
          <table:table-cell/>
          <table:table-cell office:value-type="float" office:value="0.625" calcext:value-type="float">
            <text:p>0,625</text:p>
          </table:table-cell>
          <table:table-cell office:value-type="float" office:value="-1.00919058097593" calcext:value-type="float">
            <text:p>-1,00919058097593</text:p>
          </table:table-cell>
        </table:table-row>
        <table:table-row table:style-name="ro1">
          <table:table-cell/>
          <table:table-cell office:value-type="float" office:value="0.626" calcext:value-type="float">
            <text:p>0,626</text:p>
          </table:table-cell>
          <table:table-cell office:value-type="float" office:value="-1.01334837414463" calcext:value-type="float">
            <text:p>-1,01334837414463</text:p>
          </table:table-cell>
        </table:table-row>
        <table:table-row table:style-name="ro1">
          <table:table-cell/>
          <table:table-cell office:value-type="float" office:value="0.627" calcext:value-type="float">
            <text:p>0,627</text:p>
          </table:table-cell>
          <table:table-cell office:value-type="float" office:value="-1.01750402049563" calcext:value-type="float">
            <text:p>-1,01750402049563</text:p>
          </table:table-cell>
        </table:table-row>
        <table:table-row table:style-name="ro1">
          <table:table-cell/>
          <table:table-cell office:value-type="float" office:value="0.628" calcext:value-type="float">
            <text:p>0,628</text:p>
          </table:table-cell>
          <table:table-cell office:value-type="float" office:value="-1.02165750397499" calcext:value-type="float">
            <text:p>-1,02165750397499</text:p>
          </table:table-cell>
        </table:table-row>
        <table:table-row table:style-name="ro1">
          <table:table-cell/>
          <table:table-cell office:value-type="float" office:value="0.629" calcext:value-type="float">
            <text:p>0,629</text:p>
          </table:table-cell>
          <table:table-cell office:value-type="float" office:value="-1.02580880857443" calcext:value-type="float">
            <text:p>-1,02580880857443</text:p>
          </table:table-cell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office:value-type="float" office:value="-1.02995791833121" calcext:value-type="float">
            <text:p>-1,02995791833121</text:p>
          </table:table-cell>
        </table:table-row>
        <table:table-row table:style-name="ro1">
          <table:table-cell/>
          <table:table-cell office:value-type="float" office:value="0.631" calcext:value-type="float">
            <text:p>0,631</text:p>
          </table:table-cell>
          <table:table-cell office:value-type="float" office:value="-1.03410481732813" calcext:value-type="float">
            <text:p>-1,03410481732813</text:p>
          </table:table-cell>
        </table:table-row>
        <table:table-row table:style-name="ro1">
          <table:table-cell/>
          <table:table-cell office:value-type="float" office:value="0.632" calcext:value-type="float">
            <text:p>0,632</text:p>
          </table:table-cell>
          <table:table-cell office:value-type="float" office:value="-1.03824948969341" calcext:value-type="float">
            <text:p>-1,03824948969341</text:p>
          </table:table-cell>
        </table:table-row>
        <table:table-row table:style-name="ro1">
          <table:table-cell/>
          <table:table-cell office:value-type="float" office:value="0.633" calcext:value-type="float">
            <text:p>0,633</text:p>
          </table:table-cell>
          <table:table-cell office:value-type="float" office:value="-1.04239191960066" calcext:value-type="float">
            <text:p>-1,04239191960066</text:p>
          </table:table-cell>
        </table:table-row>
        <table:table-row table:style-name="ro1">
          <table:table-cell/>
          <table:table-cell office:value-type="float" office:value="0.634" calcext:value-type="float">
            <text:p>0,634</text:p>
          </table:table-cell>
          <table:table-cell office:value-type="float" office:value="-1.04653209126876" calcext:value-type="float">
            <text:p>-1,04653209126876</text:p>
          </table:table-cell>
        </table:table-row>
        <table:table-row table:style-name="ro1">
          <table:table-cell/>
          <table:table-cell office:value-type="float" office:value="0.635" calcext:value-type="float">
            <text:p>0,635</text:p>
          </table:table-cell>
          <table:table-cell office:value-type="float" office:value="-1.05066998896184" calcext:value-type="float">
            <text:p>-1,05066998896184</text:p>
          </table:table-cell>
        </table:table-row>
        <table:table-row table:style-name="ro1">
          <table:table-cell/>
          <table:table-cell office:value-type="float" office:value="0.636" calcext:value-type="float">
            <text:p>0,636</text:p>
          </table:table-cell>
          <table:table-cell office:value-type="float" office:value="-1.0548055969892" calcext:value-type="float">
            <text:p>-1,0548055969892</text:p>
          </table:table-cell>
        </table:table-row>
        <table:table-row table:style-name="ro1">
          <table:table-cell/>
          <table:table-cell office:value-type="float" office:value="0.637" calcext:value-type="float">
            <text:p>0,637</text:p>
          </table:table-cell>
          <table:table-cell office:value-type="float" office:value="-1.05893889970522" calcext:value-type="float">
            <text:p>-1,05893889970522</text:p>
          </table:table-cell>
        </table:table-row>
        <table:table-row table:style-name="ro1">
          <table:table-cell/>
          <table:table-cell office:value-type="float" office:value="0.638" calcext:value-type="float">
            <text:p>0,638</text:p>
          </table:table-cell>
          <table:table-cell office:value-type="float" office:value="-1.06306988150931" calcext:value-type="float">
            <text:p>-1,06306988150931</text:p>
          </table:table-cell>
        </table:table-row>
        <table:table-row table:style-name="ro1">
          <table:table-cell/>
          <table:table-cell office:value-type="float" office:value="0.639" calcext:value-type="float">
            <text:p>0,639</text:p>
          </table:table-cell>
          <table:table-cell office:value-type="float" office:value="-1.06719852684584" calcext:value-type="float">
            <text:p>-1,06719852684584</text:p>
          </table:table-cell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office:value-type="float" office:value="-1.07132482020408" calcext:value-type="float">
            <text:p>-1,07132482020408</text:p>
          </table:table-cell>
        </table:table-row>
        <table:table-row table:style-name="ro1">
          <table:table-cell/>
          <table:table-cell office:value-type="float" office:value="0.641" calcext:value-type="float">
            <text:p>0,641</text:p>
          </table:table-cell>
          <table:table-cell office:value-type="float" office:value="-1.07544874611809" calcext:value-type="float">
            <text:p>-1,07544874611809</text:p>
          </table:table-cell>
        </table:table-row>
        <table:table-row table:style-name="ro1">
          <table:table-cell/>
          <table:table-cell office:value-type="float" office:value="0.642" calcext:value-type="float">
            <text:p>0,642</text:p>
          </table:table-cell>
          <table:table-cell office:value-type="float" office:value="-1.07957028916671" calcext:value-type="float">
            <text:p>-1,07957028916671</text:p>
          </table:table-cell>
        </table:table-row>
        <table:table-row table:style-name="ro1">
          <table:table-cell/>
          <table:table-cell office:value-type="float" office:value="0.643" calcext:value-type="float">
            <text:p>0,643</text:p>
          </table:table-cell>
          <table:table-cell office:value-type="float" office:value="-1.08368943397346" calcext:value-type="float">
            <text:p>-1,08368943397346</text:p>
          </table:table-cell>
        </table:table-row>
        <table:table-row table:style-name="ro1">
          <table:table-cell/>
          <table:table-cell office:value-type="float" office:value="0.644" calcext:value-type="float">
            <text:p>0,644</text:p>
          </table:table-cell>
          <table:table-cell office:value-type="float" office:value="-1.08780616520645" calcext:value-type="float">
            <text:p>-1,08780616520645</text:p>
          </table:table-cell>
        </table:table-row>
        <table:table-row table:style-name="ro1">
          <table:table-cell/>
          <table:table-cell office:value-type="float" office:value="0.645" calcext:value-type="float">
            <text:p>0,645</text:p>
          </table:table-cell>
          <table:table-cell office:value-type="float" office:value="-1.09192046757837" calcext:value-type="float">
            <text:p>-1,09192046757837</text:p>
          </table:table-cell>
        </table:table-row>
        <table:table-row table:style-name="ro1">
          <table:table-cell/>
          <table:table-cell office:value-type="float" office:value="0.646" calcext:value-type="float">
            <text:p>0,646</text:p>
          </table:table-cell>
          <table:table-cell office:value-type="float" office:value="-1.09603232584638" calcext:value-type="float">
            <text:p>-1,09603232584638</text:p>
          </table:table-cell>
        </table:table-row>
        <table:table-row table:style-name="ro1">
          <table:table-cell/>
          <table:table-cell office:value-type="float" office:value="0.647" calcext:value-type="float">
            <text:p>0,647</text:p>
          </table:table-cell>
          <table:table-cell office:value-type="float" office:value="-1.10014172481204" calcext:value-type="float">
            <text:p>-1,10014172481204</text:p>
          </table:table-cell>
        </table:table-row>
        <table:table-row table:style-name="ro1">
          <table:table-cell/>
          <table:table-cell office:value-type="float" office:value="0.648" calcext:value-type="float">
            <text:p>0,648</text:p>
          </table:table-cell>
          <table:table-cell office:value-type="float" office:value="-1.10424864932126" calcext:value-type="float">
            <text:p>-1,10424864932126</text:p>
          </table:table-cell>
        </table:table-row>
        <table:table-row table:style-name="ro1">
          <table:table-cell/>
          <table:table-cell office:value-type="float" office:value="0.649" calcext:value-type="float">
            <text:p>0,649</text:p>
          </table:table-cell>
          <table:table-cell office:value-type="float" office:value="-1.10835308426422" calcext:value-type="float">
            <text:p>-1,10835308426422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-1.11245501457533" calcext:value-type="float">
            <text:p>-1,11245501457533</text:p>
          </table:table-cell>
        </table:table-row>
        <table:table-row table:style-name="ro1">
          <table:table-cell/>
          <table:table-cell office:value-type="float" office:value="0.651" calcext:value-type="float">
            <text:p>0,651</text:p>
          </table:table-cell>
          <table:table-cell office:value-type="float" office:value="-1.11655442523309" calcext:value-type="float">
            <text:p>-1,11655442523309</text:p>
          </table:table-cell>
        </table:table-row>
        <table:table-row table:style-name="ro1">
          <table:table-cell/>
          <table:table-cell office:value-type="float" office:value="0.652" calcext:value-type="float">
            <text:p>0,652</text:p>
          </table:table-cell>
          <table:table-cell office:value-type="float" office:value="-1.12065130126013" calcext:value-type="float">
            <text:p>-1,12065130126013</text:p>
          </table:table-cell>
        </table:table-row>
        <table:table-row table:style-name="ro1">
          <table:table-cell/>
          <table:table-cell office:value-type="float" office:value="0.653" calcext:value-type="float">
            <text:p>0,653</text:p>
          </table:table-cell>
          <table:table-cell office:value-type="float" office:value="-1.12474562772305" calcext:value-type="float">
            <text:p>-1,12474562772305</text:p>
          </table:table-cell>
        </table:table-row>
        <table:table-row table:style-name="ro1">
          <table:table-cell/>
          <table:table-cell office:value-type="float" office:value="0.654" calcext:value-type="float">
            <text:p>0,654</text:p>
          </table:table-cell>
          <table:table-cell office:value-type="float" office:value="-1.12883738973238" calcext:value-type="float">
            <text:p>-1,12883738973238</text:p>
          </table:table-cell>
        </table:table-row>
        <table:table-row table:style-name="ro1">
          <table:table-cell/>
          <table:table-cell office:value-type="float" office:value="0.655" calcext:value-type="float">
            <text:p>0,655</text:p>
          </table:table-cell>
          <table:table-cell office:value-type="float" office:value="-1.13292657244254" calcext:value-type="float">
            <text:p>-1,13292657244254</text:p>
          </table:table-cell>
        </table:table-row>
        <table:table-row table:style-name="ro1">
          <table:table-cell/>
          <table:table-cell office:value-type="float" office:value="0.656" calcext:value-type="float">
            <text:p>0,656</text:p>
          </table:table-cell>
          <table:table-cell office:value-type="float" office:value="-1.13701316105174" calcext:value-type="float">
            <text:p>-1,13701316105174</text:p>
          </table:table-cell>
        </table:table-row>
        <table:table-row table:style-name="ro1">
          <table:table-cell/>
          <table:table-cell office:value-type="float" office:value="0.657" calcext:value-type="float">
            <text:p>0,657</text:p>
          </table:table-cell>
          <table:table-cell office:value-type="float" office:value="-1.14109714080192" calcext:value-type="float">
            <text:p>-1,14109714080192</text:p>
          </table:table-cell>
        </table:table-row>
        <table:table-row table:style-name="ro1">
          <table:table-cell/>
          <table:table-cell office:value-type="float" office:value="0.658" calcext:value-type="float">
            <text:p>0,658</text:p>
          </table:table-cell>
          <table:table-cell office:value-type="float" office:value="-1.14517849697869" calcext:value-type="float">
            <text:p>-1,14517849697869</text:p>
          </table:table-cell>
        </table:table-row>
        <table:table-row table:style-name="ro1">
          <table:table-cell/>
          <table:table-cell office:value-type="float" office:value="0.659" calcext:value-type="float">
            <text:p>0,659</text:p>
          </table:table-cell>
          <table:table-cell office:value-type="float" office:value="-1.14925721491126" calcext:value-type="float">
            <text:p>-1,14925721491126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-1.15333327997237" calcext:value-type="float">
            <text:p>-1,15333327997237</text:p>
          </table:table-cell>
        </table:table-row>
        <table:table-row table:style-name="ro1">
          <table:table-cell/>
          <table:table-cell office:value-type="float" office:value="0.661" calcext:value-type="float">
            <text:p>0,661</text:p>
          </table:table-cell>
          <table:table-cell office:value-type="float" office:value="-1.15740667757822" calcext:value-type="float">
            <text:p>-1,15740667757822</text:p>
          </table:table-cell>
        </table:table-row>
        <table:table-row table:style-name="ro1">
          <table:table-cell/>
          <table:table-cell office:value-type="float" office:value="0.662" calcext:value-type="float">
            <text:p>0,662</text:p>
          </table:table-cell>
          <table:table-cell office:value-type="float" office:value="-1.16147739318841" calcext:value-type="float">
            <text:p>-1,16147739318841</text:p>
          </table:table-cell>
        </table:table-row>
        <table:table-row table:style-name="ro1">
          <table:table-cell/>
          <table:table-cell office:value-type="float" office:value="0.663" calcext:value-type="float">
            <text:p>0,663</text:p>
          </table:table-cell>
          <table:table-cell office:value-type="float" office:value="-1.16554541230586" calcext:value-type="float">
            <text:p>-1,16554541230586</text:p>
          </table:table-cell>
        </table:table-row>
        <table:table-row table:style-name="ro1">
          <table:table-cell/>
          <table:table-cell office:value-type="float" office:value="0.664" calcext:value-type="float">
            <text:p>0,664</text:p>
          </table:table-cell>
          <table:table-cell office:value-type="float" office:value="-1.16961072047678" calcext:value-type="float">
            <text:p>-1,16961072047678</text:p>
          </table:table-cell>
        </table:table-row>
        <table:table-row table:style-name="ro1">
          <table:table-cell/>
          <table:table-cell office:value-type="float" office:value="0.665" calcext:value-type="float">
            <text:p>0,665</text:p>
          </table:table-cell>
          <table:table-cell office:value-type="float" office:value="-1.17367330329054" calcext:value-type="float">
            <text:p>-1,17367330329054</text:p>
          </table:table-cell>
        </table:table-row>
        <table:table-row table:style-name="ro1">
          <table:table-cell/>
          <table:table-cell office:value-type="float" office:value="0.666" calcext:value-type="float">
            <text:p>0,666</text:p>
          </table:table-cell>
          <table:table-cell office:value-type="float" office:value="-1.17773314637965" calcext:value-type="float">
            <text:p>-1,17773314637965</text:p>
          </table:table-cell>
        </table:table-row>
        <table:table-row table:style-name="ro1">
          <table:table-cell/>
          <table:table-cell office:value-type="float" office:value="0.667" calcext:value-type="float">
            <text:p>0,667</text:p>
          </table:table-cell>
          <table:table-cell office:value-type="float" office:value="-1.1817902354197" calcext:value-type="float">
            <text:p>-1,1817902354197</text:p>
          </table:table-cell>
        </table:table-row>
        <table:table-row table:style-name="ro1">
          <table:table-cell/>
          <table:table-cell office:value-type="float" office:value="0.668" calcext:value-type="float">
            <text:p>0,668</text:p>
          </table:table-cell>
          <table:table-cell office:value-type="float" office:value="-1.18584455612924" calcext:value-type="float">
            <text:p>-1,18584455612924</text:p>
          </table:table-cell>
        </table:table-row>
        <table:table-row table:style-name="ro1">
          <table:table-cell/>
          <table:table-cell office:value-type="float" office:value="0.669" calcext:value-type="float">
            <text:p>0,669</text:p>
          </table:table-cell>
          <table:table-cell office:value-type="float" office:value="-1.18989609426978" calcext:value-type="float">
            <text:p>-1,18989609426978</text:p>
          </table:table-cell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office:value-type="float" office:value="-1.19394483564567" calcext:value-type="float">
            <text:p>-1,19394483564567</text:p>
          </table:table-cell>
        </table:table-row>
        <table:table-row table:style-name="ro1">
          <table:table-cell/>
          <table:table-cell office:value-type="float" office:value="0.671" calcext:value-type="float">
            <text:p>0,671</text:p>
          </table:table-cell>
          <table:table-cell office:value-type="float" office:value="-1.19799076610406" calcext:value-type="float">
            <text:p>-1,19799076610406</text:p>
          </table:table-cell>
        </table:table-row>
        <table:table-row table:style-name="ro1">
          <table:table-cell/>
          <table:table-cell office:value-type="float" office:value="0.672" calcext:value-type="float">
            <text:p>0,672</text:p>
          </table:table-cell>
          <table:table-cell office:value-type="float" office:value="-1.20203387153482" calcext:value-type="float">
            <text:p>-1,20203387153482</text:p>
          </table:table-cell>
        </table:table-row>
        <table:table-row table:style-name="ro1">
          <table:table-cell/>
          <table:table-cell office:value-type="float" office:value="0.673" calcext:value-type="float">
            <text:p>0,673</text:p>
          </table:table-cell>
          <table:table-cell office:value-type="float" office:value="-1.2060741378705" calcext:value-type="float">
            <text:p>-1,2060741378705</text:p>
          </table:table-cell>
        </table:table-row>
        <table:table-row table:style-name="ro1">
          <table:table-cell/>
          <table:table-cell office:value-type="float" office:value="0.674" calcext:value-type="float">
            <text:p>0,674</text:p>
          </table:table-cell>
          <table:table-cell office:value-type="float" office:value="-1.21011155108623" calcext:value-type="float">
            <text:p>-1,21011155108623</text:p>
          </table:table-cell>
        </table:table-row>
        <table:table-row table:style-name="ro1">
          <table:table-cell/>
          <table:table-cell office:value-type="float" office:value="0.675" calcext:value-type="float">
            <text:p>0,675</text:p>
          </table:table-cell>
          <table:table-cell office:value-type="float" office:value="-1.21414609719966" calcext:value-type="float">
            <text:p>-1,21414609719966</text:p>
          </table:table-cell>
        </table:table-row>
        <table:table-row table:style-name="ro1">
          <table:table-cell/>
          <table:table-cell office:value-type="float" office:value="0.676" calcext:value-type="float">
            <text:p>0,676</text:p>
          </table:table-cell>
          <table:table-cell office:value-type="float" office:value="-1.21817776227092" calcext:value-type="float">
            <text:p>-1,21817776227092</text:p>
          </table:table-cell>
        </table:table-row>
        <table:table-row table:style-name="ro1">
          <table:table-cell/>
          <table:table-cell office:value-type="float" office:value="0.677" calcext:value-type="float">
            <text:p>0,677</text:p>
          </table:table-cell>
          <table:table-cell office:value-type="float" office:value="-1.22220653240252" calcext:value-type="float">
            <text:p>-1,22220653240252</text:p>
          </table:table-cell>
        </table:table-row>
        <table:table-row table:style-name="ro1">
          <table:table-cell/>
          <table:table-cell office:value-type="float" office:value="0.678" calcext:value-type="float">
            <text:p>0,678</text:p>
          </table:table-cell>
          <table:table-cell office:value-type="float" office:value="-1.2262323937393" calcext:value-type="float">
            <text:p>-1,2262323937393</text:p>
          </table:table-cell>
        </table:table-row>
        <table:table-row table:style-name="ro1">
          <table:table-cell/>
          <table:table-cell office:value-type="float" office:value="0.679" calcext:value-type="float">
            <text:p>0,679</text:p>
          </table:table-cell>
          <table:table-cell office:value-type="float" office:value="-1.23025533246836" calcext:value-type="float">
            <text:p>-1,23025533246836</text:p>
          </table:table-cell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office:value-type="float" office:value="-1.23427533481902" calcext:value-type="float">
            <text:p>-1,23427533481902</text:p>
          </table:table-cell>
        </table:table-row>
        <table:table-row table:style-name="ro1">
          <table:table-cell/>
          <table:table-cell office:value-type="float" office:value="0.681" calcext:value-type="float">
            <text:p>0,681</text:p>
          </table:table-cell>
          <table:table-cell office:value-type="float" office:value="-1.23829238706269" calcext:value-type="float">
            <text:p>-1,23829238706269</text:p>
          </table:table-cell>
        </table:table-row>
        <table:table-row table:style-name="ro1">
          <table:table-cell/>
          <table:table-cell office:value-type="float" office:value="0.682" calcext:value-type="float">
            <text:p>0,682</text:p>
          </table:table-cell>
          <table:table-cell office:value-type="float" office:value="-1.24230647551287" calcext:value-type="float">
            <text:p>-1,24230647551287</text:p>
          </table:table-cell>
        </table:table-row>
        <table:table-row table:style-name="ro1">
          <table:table-cell/>
          <table:table-cell office:value-type="float" office:value="0.683" calcext:value-type="float">
            <text:p>0,683</text:p>
          </table:table-cell>
          <table:table-cell office:value-type="float" office:value="-1.24631758652506" calcext:value-type="float">
            <text:p>-1,24631758652506</text:p>
          </table:table-cell>
        </table:table-row>
        <table:table-row table:style-name="ro1">
          <table:table-cell/>
          <table:table-cell office:value-type="float" office:value="0.684" calcext:value-type="float">
            <text:p>0,684</text:p>
          </table:table-cell>
          <table:table-cell office:value-type="float" office:value="-1.25032570649667" calcext:value-type="float">
            <text:p>-1,25032570649667</text:p>
          </table:table-cell>
        </table:table-row>
        <table:table-row table:style-name="ro1">
          <table:table-cell/>
          <table:table-cell office:value-type="float" office:value="0.685" calcext:value-type="float">
            <text:p>0,685</text:p>
          </table:table-cell>
          <table:table-cell office:value-type="float" office:value="-1.254330821867" calcext:value-type="float">
            <text:p>-1,254330821867</text:p>
          </table:table-cell>
        </table:table-row>
        <table:table-row table:style-name="ro1">
          <table:table-cell/>
          <table:table-cell office:value-type="float" office:value="0.686" calcext:value-type="float">
            <text:p>0,686</text:p>
          </table:table-cell>
          <table:table-cell office:value-type="float" office:value="-1.25833291911713" calcext:value-type="float">
            <text:p>-1,25833291911713</text:p>
          </table:table-cell>
        </table:table-row>
        <table:table-row table:style-name="ro1">
          <table:table-cell/>
          <table:table-cell office:value-type="float" office:value="0.687" calcext:value-type="float">
            <text:p>0,687</text:p>
          </table:table-cell>
          <table:table-cell office:value-type="float" office:value="-1.26233198476989" calcext:value-type="float">
            <text:p>-1,26233198476989</text:p>
          </table:table-cell>
        </table:table-row>
        <table:table-row table:style-name="ro1">
          <table:table-cell/>
          <table:table-cell office:value-type="float" office:value="0.688" calcext:value-type="float">
            <text:p>0,688</text:p>
          </table:table-cell>
          <table:table-cell office:value-type="float" office:value="-1.26632800538976" calcext:value-type="float">
            <text:p>-1,26632800538976</text:p>
          </table:table-cell>
        </table:table-row>
        <table:table-row table:style-name="ro1">
          <table:table-cell/>
          <table:table-cell office:value-type="float" office:value="0.689" calcext:value-type="float">
            <text:p>0,689</text:p>
          </table:table-cell>
          <table:table-cell office:value-type="float" office:value="-1.27032096758284" calcext:value-type="float">
            <text:p>-1,27032096758284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-1.27431085799675" calcext:value-type="float">
            <text:p>-1,27431085799675</text:p>
          </table:table-cell>
        </table:table-row>
        <table:table-row table:style-name="ro1">
          <table:table-cell/>
          <table:table-cell office:value-type="float" office:value="0.691" calcext:value-type="float">
            <text:p>0,691</text:p>
          </table:table-cell>
          <table:table-cell office:value-type="float" office:value="-1.27829766332061" calcext:value-type="float">
            <text:p>-1,27829766332061</text:p>
          </table:table-cell>
        </table:table-row>
        <table:table-row table:style-name="ro1">
          <table:table-cell/>
          <table:table-cell office:value-type="float" office:value="0.692" calcext:value-type="float">
            <text:p>0,692</text:p>
          </table:table-cell>
          <table:table-cell office:value-type="float" office:value="-1.28228137028491" calcext:value-type="float">
            <text:p>-1,28228137028491</text:p>
          </table:table-cell>
        </table:table-row>
        <table:table-row table:style-name="ro1">
          <table:table-cell/>
          <table:table-cell office:value-type="float" office:value="0.693" calcext:value-type="float">
            <text:p>0,693</text:p>
          </table:table-cell>
          <table:table-cell office:value-type="float" office:value="-1.2862619656615" calcext:value-type="float">
            <text:p>-1,2862619656615</text:p>
          </table:table-cell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-1.29023943626351" calcext:value-type="float">
            <text:p>-1,29023943626351</text:p>
          </table:table-cell>
        </table:table-row>
        <table:table-row table:style-name="ro1">
          <table:table-cell/>
          <table:table-cell office:value-type="float" office:value="0.695" calcext:value-type="float">
            <text:p>0,695</text:p>
          </table:table-cell>
          <table:table-cell office:value-type="float" office:value="-1.29421376894526" calcext:value-type="float">
            <text:p>-1,29421376894526</text:p>
          </table:table-cell>
        </table:table-row>
        <table:table-row table:style-name="ro1">
          <table:table-cell/>
          <table:table-cell office:value-type="float" office:value="0.696" calcext:value-type="float">
            <text:p>0,696</text:p>
          </table:table-cell>
          <table:table-cell office:value-type="float" office:value="-1.29818495060223" calcext:value-type="float">
            <text:p>-1,29818495060223</text:p>
          </table:table-cell>
        </table:table-row>
        <table:table-row table:style-name="ro1">
          <table:table-cell/>
          <table:table-cell office:value-type="float" office:value="0.697" calcext:value-type="float">
            <text:p>0,697</text:p>
          </table:table-cell>
          <table:table-cell office:value-type="float" office:value="-1.30215296817098" calcext:value-type="float">
            <text:p>-1,30215296817098</text:p>
          </table:table-cell>
        </table:table-row>
        <table:table-row table:style-name="ro1">
          <table:table-cell/>
          <table:table-cell office:value-type="float" office:value="0.698" calcext:value-type="float">
            <text:p>0,698</text:p>
          </table:table-cell>
          <table:table-cell office:value-type="float" office:value="-1.30611780862908" calcext:value-type="float">
            <text:p>-1,30611780862908</text:p>
          </table:table-cell>
        </table:table-row>
        <table:table-row table:style-name="ro1">
          <table:table-cell/>
          <table:table-cell office:value-type="float" office:value="0.699" calcext:value-type="float">
            <text:p>0,699</text:p>
          </table:table-cell>
          <table:table-cell office:value-type="float" office:value="-1.31007945899504" calcext:value-type="float">
            <text:p>-1,31007945899504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-1.31403790632825" calcext:value-type="float">
            <text:p>-1,31403790632825</text:p>
          </table:table-cell>
        </table:table-row>
        <table:table-row table:style-name="ro1">
          <table:table-cell/>
          <table:table-cell office:value-type="float" office:value="0.701" calcext:value-type="float">
            <text:p>0,701</text:p>
          </table:table-cell>
          <table:table-cell office:value-type="float" office:value="-1.31799313772896" calcext:value-type="float">
            <text:p>-1,31799313772896</text:p>
          </table:table-cell>
        </table:table-row>
        <table:table-row table:style-name="ro1">
          <table:table-cell/>
          <table:table-cell office:value-type="float" office:value="0.702" calcext:value-type="float">
            <text:p>0,702</text:p>
          </table:table-cell>
          <table:table-cell office:value-type="float" office:value="-1.32194514033811" calcext:value-type="float">
            <text:p>-1,32194514033811</text:p>
          </table:table-cell>
        </table:table-row>
        <table:table-row table:style-name="ro1">
          <table:table-cell/>
          <table:table-cell office:value-type="float" office:value="0.703" calcext:value-type="float">
            <text:p>0,703</text:p>
          </table:table-cell>
          <table:table-cell office:value-type="float" office:value="-1.32589390133739" calcext:value-type="float">
            <text:p>-1,32589390133739</text:p>
          </table:table-cell>
        </table:table-row>
        <table:table-row table:style-name="ro1">
          <table:table-cell/>
          <table:table-cell office:value-type="float" office:value="0.704" calcext:value-type="float">
            <text:p>0,704</text:p>
          </table:table-cell>
          <table:table-cell office:value-type="float" office:value="-1.32983940794906" calcext:value-type="float">
            <text:p>-1,32983940794906</text:p>
          </table:table-cell>
        </table:table-row>
        <table:table-row table:style-name="ro1">
          <table:table-cell/>
          <table:table-cell office:value-type="float" office:value="0.705" calcext:value-type="float">
            <text:p>0,705</text:p>
          </table:table-cell>
          <table:table-cell office:value-type="float" office:value="-1.33378164743599" calcext:value-type="float">
            <text:p>-1,33378164743599</text:p>
          </table:table-cell>
        </table:table-row>
        <table:table-row table:style-name="ro1">
          <table:table-cell/>
          <table:table-cell office:value-type="float" office:value="0.706" calcext:value-type="float">
            <text:p>0,706</text:p>
          </table:table-cell>
          <table:table-cell office:value-type="float" office:value="-1.33772060710151" calcext:value-type="float">
            <text:p>-1,33772060710151</text:p>
          </table:table-cell>
        </table:table-row>
        <table:table-row table:style-name="ro1">
          <table:table-cell/>
          <table:table-cell office:value-type="float" office:value="0.707" calcext:value-type="float">
            <text:p>0,707</text:p>
          </table:table-cell>
          <table:table-cell office:value-type="float" office:value="-1.34165627428938" calcext:value-type="float">
            <text:p>-1,34165627428938</text:p>
          </table:table-cell>
        </table:table-row>
        <table:table-row table:style-name="ro1">
          <table:table-cell/>
          <table:table-cell office:value-type="float" office:value="0.708" calcext:value-type="float">
            <text:p>0,708</text:p>
          </table:table-cell>
          <table:table-cell office:value-type="float" office:value="-1.34558863638375" calcext:value-type="float">
            <text:p>-1,34558863638375</text:p>
          </table:table-cell>
        </table:table-row>
        <table:table-row table:style-name="ro1">
          <table:table-cell/>
          <table:table-cell office:value-type="float" office:value="0.709" calcext:value-type="float">
            <text:p>0,709</text:p>
          </table:table-cell>
          <table:table-cell office:value-type="float" office:value="-1.34951768080905" calcext:value-type="float">
            <text:p>-1,34951768080905</text:p>
          </table:table-cell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office:value-type="float" office:value="-1.35344339502995" calcext:value-type="float">
            <text:p>-1,35344339502995</text:p>
          </table:table-cell>
        </table:table-row>
        <table:table-row table:style-name="ro1">
          <table:table-cell/>
          <table:table-cell office:value-type="float" office:value="0.711" calcext:value-type="float">
            <text:p>0,711</text:p>
          </table:table-cell>
          <table:table-cell office:value-type="float" office:value="-1.3573657665513" calcext:value-type="float">
            <text:p>-1,3573657665513</text:p>
          </table:table-cell>
        </table:table-row>
        <table:table-row table:style-name="ro1">
          <table:table-cell/>
          <table:table-cell office:value-type="float" office:value="0.712" calcext:value-type="float">
            <text:p>0,712</text:p>
          </table:table-cell>
          <table:table-cell office:value-type="float" office:value="-1.36128478291804" calcext:value-type="float">
            <text:p>-1,36128478291804</text:p>
          </table:table-cell>
        </table:table-row>
        <table:table-row table:style-name="ro1">
          <table:table-cell/>
          <table:table-cell office:value-type="float" office:value="0.713" calcext:value-type="float">
            <text:p>0,713</text:p>
          </table:table-cell>
          <table:table-cell office:value-type="float" office:value="-1.36520043171518" calcext:value-type="float">
            <text:p>-1,36520043171518</text:p>
          </table:table-cell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-1.36911270056768" calcext:value-type="float">
            <text:p>-1,36911270056768</text:p>
          </table:table-cell>
        </table:table-row>
        <table:table-row table:style-name="ro1">
          <table:table-cell/>
          <table:table-cell office:value-type="float" office:value="0.715" calcext:value-type="float">
            <text:p>0,715</text:p>
          </table:table-cell>
          <table:table-cell office:value-type="float" office:value="-1.37302157714043" calcext:value-type="float">
            <text:p>-1,37302157714043</text:p>
          </table:table-cell>
        </table:table-row>
        <table:table-row table:style-name="ro1">
          <table:table-cell/>
          <table:table-cell office:value-type="float" office:value="0.716" calcext:value-type="float">
            <text:p>0,716</text:p>
          </table:table-cell>
          <table:table-cell office:value-type="float" office:value="-1.37692704913818" calcext:value-type="float">
            <text:p>-1,37692704913818</text:p>
          </table:table-cell>
        </table:table-row>
        <table:table-row table:style-name="ro1">
          <table:table-cell/>
          <table:table-cell office:value-type="float" office:value="0.717" calcext:value-type="float">
            <text:p>0,717</text:p>
          </table:table-cell>
          <table:table-cell office:value-type="float" office:value="-1.38082910430544" calcext:value-type="float">
            <text:p>-1,38082910430544</text:p>
          </table:table-cell>
        </table:table-row>
        <table:table-row table:style-name="ro1">
          <table:table-cell/>
          <table:table-cell office:value-type="float" office:value="0.718" calcext:value-type="float">
            <text:p>0,718</text:p>
          </table:table-cell>
          <table:table-cell office:value-type="float" office:value="-1.38472773042647" calcext:value-type="float">
            <text:p>-1,38472773042647</text:p>
          </table:table-cell>
        </table:table-row>
        <table:table-row table:style-name="ro1">
          <table:table-cell/>
          <table:table-cell office:value-type="float" office:value="0.719" calcext:value-type="float">
            <text:p>0,719</text:p>
          </table:table-cell>
          <table:table-cell office:value-type="float" office:value="-1.38862291532518" calcext:value-type="float">
            <text:p>-1,38862291532518</text:p>
          </table:table-cell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office:value-type="float" office:value="-1.39251464686505" calcext:value-type="float">
            <text:p>-1,39251464686505</text:p>
          </table:table-cell>
        </table:table-row>
        <table:table-row table:style-name="ro1">
          <table:table-cell/>
          <table:table-cell office:value-type="float" office:value="0.721" calcext:value-type="float">
            <text:p>0,721</text:p>
          </table:table-cell>
          <table:table-cell office:value-type="float" office:value="-1.39640291294914" calcext:value-type="float">
            <text:p>-1,39640291294914</text:p>
          </table:table-cell>
        </table:table-row>
        <table:table-row table:style-name="ro1">
          <table:table-cell/>
          <table:table-cell office:value-type="float" office:value="0.722" calcext:value-type="float">
            <text:p>0,722</text:p>
          </table:table-cell>
          <table:table-cell office:value-type="float" office:value="-1.40028770151992" calcext:value-type="float">
            <text:p>-1,40028770151992</text:p>
          </table:table-cell>
        </table:table-row>
        <table:table-row table:style-name="ro1">
          <table:table-cell/>
          <table:table-cell office:value-type="float" office:value="0.723" calcext:value-type="float">
            <text:p>0,723</text:p>
          </table:table-cell>
          <table:table-cell office:value-type="float" office:value="-1.40416900055932" calcext:value-type="float">
            <text:p>-1,40416900055932</text:p>
          </table:table-cell>
        </table:table-row>
        <table:table-row table:style-name="ro1">
          <table:table-cell/>
          <table:table-cell office:value-type="float" office:value="0.724" calcext:value-type="float">
            <text:p>0,724</text:p>
          </table:table-cell>
          <table:table-cell office:value-type="float" office:value="-1.40804679808857" calcext:value-type="float">
            <text:p>-1,40804679808857</text:p>
          </table:table-cell>
        </table:table-row>
        <table:table-row table:style-name="ro1">
          <table:table-cell/>
          <table:table-cell office:value-type="float" office:value="0.725" calcext:value-type="float">
            <text:p>0,725</text:p>
          </table:table-cell>
          <table:table-cell office:value-type="float" office:value="-1.41192108216818" calcext:value-type="float">
            <text:p>-1,41192108216818</text:p>
          </table:table-cell>
        </table:table-row>
        <table:table-row table:style-name="ro1">
          <table:table-cell/>
          <table:table-cell office:value-type="float" office:value="0.726" calcext:value-type="float">
            <text:p>0,726</text:p>
          </table:table-cell>
          <table:table-cell office:value-type="float" office:value="-1.41579184089789" calcext:value-type="float">
            <text:p>-1,41579184089789</text:p>
          </table:table-cell>
        </table:table-row>
        <table:table-row table:style-name="ro1">
          <table:table-cell/>
          <table:table-cell office:value-type="float" office:value="0.727" calcext:value-type="float">
            <text:p>0,727</text:p>
          </table:table-cell>
          <table:table-cell office:value-type="float" office:value="-1.41965906241658" calcext:value-type="float">
            <text:p>-1,41965906241658</text:p>
          </table:table-cell>
        </table:table-row>
        <table:table-row table:style-name="ro1">
          <table:table-cell/>
          <table:table-cell office:value-type="float" office:value="0.728" calcext:value-type="float">
            <text:p>0,728</text:p>
          </table:table-cell>
          <table:table-cell office:value-type="float" office:value="-1.42352273490222" calcext:value-type="float">
            <text:p>-1,42352273490222</text:p>
          </table:table-cell>
        </table:table-row>
        <table:table-row table:style-name="ro1">
          <table:table-cell/>
          <table:table-cell office:value-type="float" office:value="0.729" calcext:value-type="float">
            <text:p>0,729</text:p>
          </table:table-cell>
          <table:table-cell office:value-type="float" office:value="-1.42738284657178" calcext:value-type="float">
            <text:p>-1,42738284657178</text:p>
          </table:table-cell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office:value-type="float" office:value="-1.43123938568123" calcext:value-type="float">
            <text:p>-1,43123938568123</text:p>
          </table:table-cell>
        </table:table-row>
        <table:table-row table:style-name="ro1">
          <table:table-cell/>
          <table:table-cell office:value-type="float" office:value="0.731" calcext:value-type="float">
            <text:p>0,731</text:p>
          </table:table-cell>
          <table:table-cell office:value-type="float" office:value="-1.43509234052539" calcext:value-type="float">
            <text:p>-1,43509234052539</text:p>
          </table:table-cell>
        </table:table-row>
        <table:table-row table:style-name="ro1">
          <table:table-cell/>
          <table:table-cell office:value-type="float" office:value="0.732" calcext:value-type="float">
            <text:p>0,732</text:p>
          </table:table-cell>
          <table:table-cell office:value-type="float" office:value="-1.43894169943796" calcext:value-type="float">
            <text:p>-1,43894169943796</text:p>
          </table:table-cell>
        </table:table-row>
        <table:table-row table:style-name="ro1">
          <table:table-cell/>
          <table:table-cell office:value-type="float" office:value="0.733" calcext:value-type="float">
            <text:p>0,733</text:p>
          </table:table-cell>
          <table:table-cell office:value-type="float" office:value="-1.44278745079136" calcext:value-type="float">
            <text:p>-1,44278745079136</text:p>
          </table:table-cell>
        </table:table-row>
        <table:table-row table:style-name="ro1">
          <table:table-cell/>
          <table:table-cell office:value-type="float" office:value="0.734" calcext:value-type="float">
            <text:p>0,734</text:p>
          </table:table-cell>
          <table:table-cell office:value-type="float" office:value="-1.44662958299675" calcext:value-type="float">
            <text:p>-1,44662958299675</text:p>
          </table:table-cell>
        </table:table-row>
        <table:table-row table:style-name="ro1">
          <table:table-cell/>
          <table:table-cell office:value-type="float" office:value="0.735" calcext:value-type="float">
            <text:p>0,735</text:p>
          </table:table-cell>
          <table:table-cell office:value-type="float" office:value="-1.45046808450392" calcext:value-type="float">
            <text:p>-1,45046808450392</text:p>
          </table:table-cell>
        </table:table-row>
        <table:table-row table:style-name="ro1">
          <table:table-cell/>
          <table:table-cell office:value-type="float" office:value="0.736" calcext:value-type="float">
            <text:p>0,736</text:p>
          </table:table-cell>
          <table:table-cell office:value-type="float" office:value="-1.45430294380125" calcext:value-type="float">
            <text:p>-1,45430294380125</text:p>
          </table:table-cell>
        </table:table-row>
        <table:table-row table:style-name="ro1">
          <table:table-cell/>
          <table:table-cell office:value-type="float" office:value="0.737" calcext:value-type="float">
            <text:p>0,737</text:p>
          </table:table-cell>
          <table:table-cell office:value-type="float" office:value="-1.45813414941563" calcext:value-type="float">
            <text:p>-1,45813414941563</text:p>
          </table:table-cell>
        </table:table-row>
        <table:table-row table:style-name="ro1">
          <table:table-cell/>
          <table:table-cell office:value-type="float" office:value="0.738" calcext:value-type="float">
            <text:p>0,738</text:p>
          </table:table-cell>
          <table:table-cell office:value-type="float" office:value="-1.4619616899124" calcext:value-type="float">
            <text:p>-1,4619616899124</text:p>
          </table:table-cell>
        </table:table-row>
        <table:table-row table:style-name="ro1">
          <table:table-cell/>
          <table:table-cell office:value-type="float" office:value="0.739" calcext:value-type="float">
            <text:p>0,739</text:p>
          </table:table-cell>
          <table:table-cell office:value-type="float" office:value="-1.46578555389531" calcext:value-type="float">
            <text:p>-1,46578555389531</text:p>
          </table:table-cell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office:value-type="float" office:value="-1.46960573000641" calcext:value-type="float">
            <text:p>-1,46960573000641</text:p>
          </table:table-cell>
        </table:table-row>
        <table:table-row table:style-name="ro1">
          <table:table-cell/>
          <table:table-cell office:value-type="float" office:value="0.741" calcext:value-type="float">
            <text:p>0,741</text:p>
          </table:table-cell>
          <table:table-cell office:value-type="float" office:value="-1.47342220692604" calcext:value-type="float">
            <text:p>-1,47342220692604</text:p>
          </table:table-cell>
        </table:table-row>
        <table:table-row table:style-name="ro1">
          <table:table-cell/>
          <table:table-cell office:value-type="float" office:value="0.742" calcext:value-type="float">
            <text:p>0,742</text:p>
          </table:table-cell>
          <table:table-cell office:value-type="float" office:value="-1.47723497337274" calcext:value-type="float">
            <text:p>-1,47723497337274</text:p>
          </table:table-cell>
        </table:table-row>
        <table:table-row table:style-name="ro1">
          <table:table-cell/>
          <table:table-cell office:value-type="float" office:value="0.743" calcext:value-type="float">
            <text:p>0,743</text:p>
          </table:table-cell>
          <table:table-cell office:value-type="float" office:value="-1.48104401810319" calcext:value-type="float">
            <text:p>-1,48104401810319</text:p>
          </table:table-cell>
        </table:table-row>
        <table:table-row table:style-name="ro1">
          <table:table-cell/>
          <table:table-cell office:value-type="float" office:value="0.744" calcext:value-type="float">
            <text:p>0,744</text:p>
          </table:table-cell>
          <table:table-cell office:value-type="float" office:value="-1.48484932991213" calcext:value-type="float">
            <text:p>-1,48484932991213</text:p>
          </table:table-cell>
        </table:table-row>
        <table:table-row table:style-name="ro1">
          <table:table-cell/>
          <table:table-cell office:value-type="float" office:value="0.745" calcext:value-type="float">
            <text:p>0,745</text:p>
          </table:table-cell>
          <table:table-cell office:value-type="float" office:value="-1.48865089763235" calcext:value-type="float">
            <text:p>-1,48865089763235</text:p>
          </table:table-cell>
        </table:table-row>
        <table:table-row table:style-name="ro1">
          <table:table-cell/>
          <table:table-cell office:value-type="float" office:value="0.746" calcext:value-type="float">
            <text:p>0,746</text:p>
          </table:table-cell>
          <table:table-cell office:value-type="float" office:value="-1.49244871013457" calcext:value-type="float">
            <text:p>-1,49244871013457</text:p>
          </table:table-cell>
        </table:table-row>
        <table:table-row table:style-name="ro1">
          <table:table-cell/>
          <table:table-cell office:value-type="float" office:value="0.747" calcext:value-type="float">
            <text:p>0,747</text:p>
          </table:table-cell>
          <table:table-cell office:value-type="float" office:value="-1.49624275632741" calcext:value-type="float">
            <text:p>-1,49624275632741</text:p>
          </table:table-cell>
        </table:table-row>
        <table:table-row table:style-name="ro1">
          <table:table-cell/>
          <table:table-cell office:value-type="float" office:value="0.748" calcext:value-type="float">
            <text:p>0,748</text:p>
          </table:table-cell>
          <table:table-cell office:value-type="float" office:value="-1.50003302515731" calcext:value-type="float">
            <text:p>-1,50003302515731</text:p>
          </table:table-cell>
        </table:table-row>
        <table:table-row table:style-name="ro1">
          <table:table-cell/>
          <table:table-cell office:value-type="float" office:value="0.749" calcext:value-type="float">
            <text:p>0,749</text:p>
          </table:table-cell>
          <table:table-cell office:value-type="float" office:value="-1.5038195056085" calcext:value-type="float">
            <text:p>-1,5038195056085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-1.50760218670288" calcext:value-type="float">
            <text:p>-1,50760218670288</text:p>
          </table:table-cell>
        </table:table-row>
        <table:table-row table:style-name="ro1">
          <table:table-cell/>
          <table:table-cell office:value-type="float" office:value="0.751" calcext:value-type="float">
            <text:p>0,751</text:p>
          </table:table-cell>
          <table:table-cell office:value-type="float" office:value="-1.51138105750002" calcext:value-type="float">
            <text:p>-1,51138105750002</text:p>
          </table:table-cell>
        </table:table-row>
        <table:table-row table:style-name="ro1">
          <table:table-cell/>
          <table:table-cell office:value-type="float" office:value="0.752" calcext:value-type="float">
            <text:p>0,752</text:p>
          </table:table-cell>
          <table:table-cell office:value-type="float" office:value="-1.51515610709707" calcext:value-type="float">
            <text:p>-1,51515610709707</text:p>
          </table:table-cell>
        </table:table-row>
        <table:table-row table:style-name="ro1">
          <table:table-cell/>
          <table:table-cell office:value-type="float" office:value="0.753" calcext:value-type="float">
            <text:p>0,753</text:p>
          </table:table-cell>
          <table:table-cell office:value-type="float" office:value="-1.51892732462869" calcext:value-type="float">
            <text:p>-1,51892732462869</text:p>
          </table:table-cell>
        </table:table-row>
        <table:table-row table:style-name="ro1">
          <table:table-cell/>
          <table:table-cell office:value-type="float" office:value="0.754" calcext:value-type="float">
            <text:p>0,754</text:p>
          </table:table-cell>
          <table:table-cell office:value-type="float" office:value="-1.52269469926699" calcext:value-type="float">
            <text:p>-1,52269469926699</text:p>
          </table:table-cell>
        </table:table-row>
        <table:table-row table:style-name="ro1">
          <table:table-cell/>
          <table:table-cell office:value-type="float" office:value="0.755" calcext:value-type="float">
            <text:p>0,755</text:p>
          </table:table-cell>
          <table:table-cell office:value-type="float" office:value="-1.52645822022148" calcext:value-type="float">
            <text:p>-1,52645822022148</text:p>
          </table:table-cell>
        </table:table-row>
        <table:table-row table:style-name="ro1">
          <table:table-cell/>
          <table:table-cell office:value-type="float" office:value="0.756" calcext:value-type="float">
            <text:p>0,756</text:p>
          </table:table-cell>
          <table:table-cell office:value-type="float" office:value="-1.53021787673903" calcext:value-type="float">
            <text:p>-1,53021787673903</text:p>
          </table:table-cell>
        </table:table-row>
        <table:table-row table:style-name="ro1">
          <table:table-cell/>
          <table:table-cell office:value-type="float" office:value="0.757" calcext:value-type="float">
            <text:p>0,757</text:p>
          </table:table-cell>
          <table:table-cell office:value-type="float" office:value="-1.53397365810374" calcext:value-type="float">
            <text:p>-1,53397365810374</text:p>
          </table:table-cell>
        </table:table-row>
        <table:table-row table:style-name="ro1">
          <table:table-cell/>
          <table:table-cell office:value-type="float" office:value="0.758" calcext:value-type="float">
            <text:p>0,758</text:p>
          </table:table-cell>
          <table:table-cell office:value-type="float" office:value="-1.53772555363694" calcext:value-type="float">
            <text:p>-1,53772555363694</text:p>
          </table:table-cell>
        </table:table-row>
        <table:table-row table:style-name="ro1">
          <table:table-cell/>
          <table:table-cell office:value-type="float" office:value="0.759" calcext:value-type="float">
            <text:p>0,759</text:p>
          </table:table-cell>
          <table:table-cell office:value-type="float" office:value="-1.54147355269711" calcext:value-type="float">
            <text:p>-1,54147355269711</text:p>
          </table:table-cell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office:value-type="float" office:value="-1.54521764467982" calcext:value-type="float">
            <text:p>-1,54521764467982</text:p>
          </table:table-cell>
        </table:table-row>
        <table:table-row table:style-name="ro1">
          <table:table-cell/>
          <table:table-cell office:value-type="float" office:value="0.761" calcext:value-type="float">
            <text:p>0,761</text:p>
          </table:table-cell>
          <table:table-cell office:value-type="float" office:value="-1.54895781901764" calcext:value-type="float">
            <text:p>-1,54895781901764</text:p>
          </table:table-cell>
        </table:table-row>
        <table:table-row table:style-name="ro1">
          <table:table-cell/>
          <table:table-cell office:value-type="float" office:value="0.762" calcext:value-type="float">
            <text:p>0,762</text:p>
          </table:table-cell>
          <table:table-cell office:value-type="float" office:value="-1.55269406518015" calcext:value-type="float">
            <text:p>-1,55269406518015</text:p>
          </table:table-cell>
        </table:table-row>
        <table:table-row table:style-name="ro1">
          <table:table-cell/>
          <table:table-cell office:value-type="float" office:value="0.763" calcext:value-type="float">
            <text:p>0,763</text:p>
          </table:table-cell>
          <table:table-cell office:value-type="float" office:value="-1.55642637267379" calcext:value-type="float">
            <text:p>-1,55642637267379</text:p>
          </table:table-cell>
        </table:table-row>
        <table:table-row table:style-name="ro1">
          <table:table-cell/>
          <table:table-cell office:value-type="float" office:value="0.764" calcext:value-type="float">
            <text:p>0,764</text:p>
          </table:table-cell>
          <table:table-cell office:value-type="float" office:value="-1.56015473104185" calcext:value-type="float">
            <text:p>-1,56015473104185</text:p>
          </table:table-cell>
        </table:table-row>
        <table:table-row table:style-name="ro1">
          <table:table-cell/>
          <table:table-cell office:value-type="float" office:value="0.765" calcext:value-type="float">
            <text:p>0,765</text:p>
          </table:table-cell>
          <table:table-cell office:value-type="float" office:value="-1.56387912986442" calcext:value-type="float">
            <text:p>-1,56387912986442</text:p>
          </table:table-cell>
        </table:table-row>
        <table:table-row table:style-name="ro1">
          <table:table-cell/>
          <table:table-cell office:value-type="float" office:value="0.766" calcext:value-type="float">
            <text:p>0,766</text:p>
          </table:table-cell>
          <table:table-cell office:value-type="float" office:value="-1.56759955875828" calcext:value-type="float">
            <text:p>-1,56759955875828</text:p>
          </table:table-cell>
        </table:table-row>
        <table:table-row table:style-name="ro1">
          <table:table-cell/>
          <table:table-cell office:value-type="float" office:value="0.767" calcext:value-type="float">
            <text:p>0,767</text:p>
          </table:table-cell>
          <table:table-cell office:value-type="float" office:value="-1.5713160073769" calcext:value-type="float">
            <text:p>-1,5713160073769</text:p>
          </table:table-cell>
        </table:table-row>
        <table:table-row table:style-name="ro1">
          <table:table-cell/>
          <table:table-cell office:value-type="float" office:value="0.768" calcext:value-type="float">
            <text:p>0,768</text:p>
          </table:table-cell>
          <table:table-cell office:value-type="float" office:value="-1.57502846541031" calcext:value-type="float">
            <text:p>-1,57502846541031</text:p>
          </table:table-cell>
        </table:table-row>
        <table:table-row table:style-name="ro1">
          <table:table-cell/>
          <table:table-cell office:value-type="float" office:value="0.769" calcext:value-type="float">
            <text:p>0,769</text:p>
          </table:table-cell>
          <table:table-cell office:value-type="float" office:value="-1.57873692258511" calcext:value-type="float">
            <text:p>-1,57873692258511</text:p>
          </table:table-cell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office:value-type="float" office:value="-1.58244136866434" calcext:value-type="float">
            <text:p>-1,58244136866434</text:p>
          </table:table-cell>
        </table:table-row>
        <table:table-row table:style-name="ro1">
          <table:table-cell/>
          <table:table-cell office:value-type="float" office:value="0.771" calcext:value-type="float">
            <text:p>0,771</text:p>
          </table:table-cell>
          <table:table-cell office:value-type="float" office:value="-1.5861417934475" calcext:value-type="float">
            <text:p>-1,5861417934475</text:p>
          </table:table-cell>
        </table:table-row>
        <table:table-row table:style-name="ro1">
          <table:table-cell/>
          <table:table-cell office:value-type="float" office:value="0.772" calcext:value-type="float">
            <text:p>0,772</text:p>
          </table:table-cell>
          <table:table-cell office:value-type="float" office:value="-1.58983818677039" calcext:value-type="float">
            <text:p>-1,58983818677039</text:p>
          </table:table-cell>
        </table:table-row>
        <table:table-row table:style-name="ro1">
          <table:table-cell/>
          <table:table-cell office:value-type="float" office:value="0.773" calcext:value-type="float">
            <text:p>0,773</text:p>
          </table:table-cell>
          <table:table-cell office:value-type="float" office:value="-1.59353053850513" calcext:value-type="float">
            <text:p>-1,59353053850513</text:p>
          </table:table-cell>
        </table:table-row>
        <table:table-row table:style-name="ro1">
          <table:table-cell/>
          <table:table-cell office:value-type="float" office:value="0.774" calcext:value-type="float">
            <text:p>0,774</text:p>
          </table:table-cell>
          <table:table-cell office:value-type="float" office:value="-1.59721883856007" calcext:value-type="float">
            <text:p>-1,59721883856007</text:p>
          </table:table-cell>
        </table:table-row>
        <table:table-row table:style-name="ro1">
          <table:table-cell/>
          <table:table-cell office:value-type="float" office:value="0.775" calcext:value-type="float">
            <text:p>0,775</text:p>
          </table:table-cell>
          <table:table-cell office:value-type="float" office:value="-1.60090307687974" calcext:value-type="float">
            <text:p>-1,60090307687974</text:p>
          </table:table-cell>
        </table:table-row>
        <table:table-row table:style-name="ro1">
          <table:table-cell/>
          <table:table-cell office:value-type="float" office:value="0.776" calcext:value-type="float">
            <text:p>0,776</text:p>
          </table:table-cell>
          <table:table-cell office:value-type="float" office:value="-1.60458324344475" calcext:value-type="float">
            <text:p>-1,60458324344475</text:p>
          </table:table-cell>
        </table:table-row>
        <table:table-row table:style-name="ro1">
          <table:table-cell/>
          <table:table-cell office:value-type="float" office:value="0.777" calcext:value-type="float">
            <text:p>0,777</text:p>
          </table:table-cell>
          <table:table-cell office:value-type="float" office:value="-1.60825932827179" calcext:value-type="float">
            <text:p>-1,60825932827179</text:p>
          </table:table-cell>
        </table:table-row>
        <table:table-row table:style-name="ro1">
          <table:table-cell/>
          <table:table-cell office:value-type="float" office:value="0.778" calcext:value-type="float">
            <text:p>0,778</text:p>
          </table:table-cell>
          <table:table-cell office:value-type="float" office:value="-1.61193132141352" calcext:value-type="float">
            <text:p>-1,61193132141352</text:p>
          </table:table-cell>
        </table:table-row>
        <table:table-row table:style-name="ro1">
          <table:table-cell/>
          <table:table-cell office:value-type="float" office:value="0.779" calcext:value-type="float">
            <text:p>0,779</text:p>
          </table:table-cell>
          <table:table-cell office:value-type="float" office:value="-1.61559921295853" calcext:value-type="float">
            <text:p>-1,61559921295853</text:p>
          </table:table-cell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office:value-type="float" office:value="-1.61926299303129" calcext:value-type="float">
            <text:p>-1,61926299303129</text:p>
          </table:table-cell>
        </table:table-row>
        <table:table-row table:style-name="ro1">
          <table:table-cell/>
          <table:table-cell office:value-type="float" office:value="0.781" calcext:value-type="float">
            <text:p>0,781</text:p>
          </table:table-cell>
          <table:table-cell office:value-type="float" office:value="-1.62292265179206" calcext:value-type="float">
            <text:p>-1,62292265179206</text:p>
          </table:table-cell>
        </table:table-row>
        <table:table-row table:style-name="ro1">
          <table:table-cell/>
          <table:table-cell office:value-type="float" office:value="0.782" calcext:value-type="float">
            <text:p>0,782</text:p>
          </table:table-cell>
          <table:table-cell office:value-type="float" office:value="-1.62657817943687" calcext:value-type="float">
            <text:p>-1,62657817943687</text:p>
          </table:table-cell>
        </table:table-row>
        <table:table-row table:style-name="ro1">
          <table:table-cell/>
          <table:table-cell office:value-type="float" office:value="0.783" calcext:value-type="float">
            <text:p>0,783</text:p>
          </table:table-cell>
          <table:table-cell office:value-type="float" office:value="-1.63022956619742" calcext:value-type="float">
            <text:p>-1,63022956619742</text:p>
          </table:table-cell>
        </table:table-row>
        <table:table-row table:style-name="ro1">
          <table:table-cell/>
          <table:table-cell office:value-type="float" office:value="0.784" calcext:value-type="float">
            <text:p>0,784</text:p>
          </table:table-cell>
          <table:table-cell office:value-type="float" office:value="-1.63387680234103" calcext:value-type="float">
            <text:p>-1,63387680234103</text:p>
          </table:table-cell>
        </table:table-row>
        <table:table-row table:style-name="ro1">
          <table:table-cell/>
          <table:table-cell office:value-type="float" office:value="0.785" calcext:value-type="float">
            <text:p>0,785</text:p>
          </table:table-cell>
          <table:table-cell office:value-type="float" office:value="-1.63751987817062" calcext:value-type="float">
            <text:p>-1,63751987817062</text:p>
          </table:table-cell>
        </table:table-row>
        <table:table-row table:style-name="ro1">
          <table:table-cell/>
          <table:table-cell office:value-type="float" office:value="0.786" calcext:value-type="float">
            <text:p>0,786</text:p>
          </table:table-cell>
          <table:table-cell office:value-type="float" office:value="-1.64115878402458" calcext:value-type="float">
            <text:p>-1,64115878402458</text:p>
          </table:table-cell>
        </table:table-row>
        <table:table-row table:style-name="ro1">
          <table:table-cell/>
          <table:table-cell office:value-type="float" office:value="0.787" calcext:value-type="float">
            <text:p>0,787</text:p>
          </table:table-cell>
          <table:table-cell office:value-type="float" office:value="-1.64479351027676" calcext:value-type="float">
            <text:p>-1,64479351027676</text:p>
          </table:table-cell>
        </table:table-row>
        <table:table-row table:style-name="ro1">
          <table:table-cell/>
          <table:table-cell office:value-type="float" office:value="0.788" calcext:value-type="float">
            <text:p>0,788</text:p>
          </table:table-cell>
          <table:table-cell office:value-type="float" office:value="-1.6484240473364" calcext:value-type="float">
            <text:p>-1,6484240473364</text:p>
          </table:table-cell>
        </table:table-row>
        <table:table-row table:style-name="ro1">
          <table:table-cell/>
          <table:table-cell office:value-type="float" office:value="0.789" calcext:value-type="float">
            <text:p>0,789</text:p>
          </table:table-cell>
          <table:table-cell office:value-type="float" office:value="-1.65205038564808" calcext:value-type="float">
            <text:p>-1,65205038564808</text:p>
          </table:table-cell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office:value-type="float" office:value="-1.65567251569162" calcext:value-type="float">
            <text:p>-1,65567251569162</text:p>
          </table:table-cell>
        </table:table-row>
        <table:table-row table:style-name="ro1">
          <table:table-cell/>
          <table:table-cell office:value-type="float" office:value="0.791" calcext:value-type="float">
            <text:p>0,791</text:p>
          </table:table-cell>
          <table:table-cell office:value-type="float" office:value="-1.65929042798207" calcext:value-type="float">
            <text:p>-1,65929042798207</text:p>
          </table:table-cell>
        </table:table-row>
        <table:table-row table:style-name="ro1">
          <table:table-cell/>
          <table:table-cell office:value-type="float" office:value="0.792" calcext:value-type="float">
            <text:p>0,792</text:p>
          </table:table-cell>
          <table:table-cell office:value-type="float" office:value="-1.66290411306961" calcext:value-type="float">
            <text:p>-1,66290411306961</text:p>
          </table:table-cell>
        </table:table-row>
        <table:table-row table:style-name="ro1">
          <table:table-cell/>
          <table:table-cell office:value-type="float" office:value="0.793" calcext:value-type="float">
            <text:p>0,793</text:p>
          </table:table-cell>
          <table:table-cell office:value-type="float" office:value="-1.66651356153953" calcext:value-type="float">
            <text:p>-1,66651356153953</text:p>
          </table:table-cell>
        </table:table-row>
        <table:table-row table:style-name="ro1">
          <table:table-cell/>
          <table:table-cell office:value-type="float" office:value="0.794" calcext:value-type="float">
            <text:p>0,794</text:p>
          </table:table-cell>
          <table:table-cell office:value-type="float" office:value="-1.67011876401212" calcext:value-type="float">
            <text:p>-1,67011876401212</text:p>
          </table:table-cell>
        </table:table-row>
        <table:table-row table:style-name="ro1">
          <table:table-cell/>
          <table:table-cell office:value-type="float" office:value="0.795" calcext:value-type="float">
            <text:p>0,795</text:p>
          </table:table-cell>
          <table:table-cell office:value-type="float" office:value="-1.67371971114267" calcext:value-type="float">
            <text:p>-1,67371971114267</text:p>
          </table:table-cell>
        </table:table-row>
        <table:table-row table:style-name="ro1">
          <table:table-cell/>
          <table:table-cell office:value-type="float" office:value="0.796" calcext:value-type="float">
            <text:p>0,796</text:p>
          </table:table-cell>
          <table:table-cell office:value-type="float" office:value="-1.67731639362136" calcext:value-type="float">
            <text:p>-1,67731639362136</text:p>
          </table:table-cell>
        </table:table-row>
        <table:table-row table:style-name="ro1">
          <table:table-cell/>
          <table:table-cell office:value-type="float" office:value="0.797" calcext:value-type="float">
            <text:p>0,797</text:p>
          </table:table-cell>
          <table:table-cell office:value-type="float" office:value="-1.68090880217323" calcext:value-type="float">
            <text:p>-1,68090880217323</text:p>
          </table:table-cell>
        </table:table-row>
        <table:table-row table:style-name="ro1">
          <table:table-cell/>
          <table:table-cell office:value-type="float" office:value="0.798" calcext:value-type="float">
            <text:p>0,798</text:p>
          </table:table-cell>
          <table:table-cell office:value-type="float" office:value="-1.6844969275581" calcext:value-type="float">
            <text:p>-1,6844969275581</text:p>
          </table:table-cell>
        </table:table-row>
        <table:table-row table:style-name="ro1">
          <table:table-cell/>
          <table:table-cell office:value-type="float" office:value="0.799" calcext:value-type="float">
            <text:p>0,799</text:p>
          </table:table-cell>
          <table:table-cell office:value-type="float" office:value="-1.68808076057054" calcext:value-type="float">
            <text:p>-1,68808076057054</text:p>
          </table:table-cell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-1.69166029203977" calcext:value-type="float">
            <text:p>-1,69166029203977</text:p>
          </table:table-cell>
        </table:table-row>
        <table:table-row table:style-name="ro1">
          <table:table-cell/>
          <table:table-cell office:value-type="float" office:value="0.801" calcext:value-type="float">
            <text:p>0,801</text:p>
          </table:table-cell>
          <table:table-cell office:value-type="float" office:value="-1.69523551282965" calcext:value-type="float">
            <text:p>-1,69523551282965</text:p>
          </table:table-cell>
        </table:table-row>
        <table:table-row table:style-name="ro1">
          <table:table-cell/>
          <table:table-cell office:value-type="float" office:value="0.802" calcext:value-type="float">
            <text:p>0,802</text:p>
          </table:table-cell>
          <table:table-cell office:value-type="float" office:value="-1.69880641383857" calcext:value-type="float">
            <text:p>-1,69880641383857</text:p>
          </table:table-cell>
        </table:table-row>
        <table:table-row table:style-name="ro1">
          <table:table-cell/>
          <table:table-cell office:value-type="float" office:value="0.803" calcext:value-type="float">
            <text:p>0,803</text:p>
          </table:table-cell>
          <table:table-cell office:value-type="float" office:value="-1.70237298599942" calcext:value-type="float">
            <text:p>-1,70237298599942</text:p>
          </table:table-cell>
        </table:table-row>
        <table:table-row table:style-name="ro1">
          <table:table-cell/>
          <table:table-cell office:value-type="float" office:value="0.804" calcext:value-type="float">
            <text:p>0,804</text:p>
          </table:table-cell>
          <table:table-cell office:value-type="float" office:value="-1.70593522027955" calcext:value-type="float">
            <text:p>-1,70593522027955</text:p>
          </table:table-cell>
        </table:table-row>
        <table:table-row table:style-name="ro1">
          <table:table-cell/>
          <table:table-cell office:value-type="float" office:value="0.805" calcext:value-type="float">
            <text:p>0,805</text:p>
          </table:table-cell>
          <table:table-cell office:value-type="float" office:value="-1.70949310768065" calcext:value-type="float">
            <text:p>-1,70949310768065</text:p>
          </table:table-cell>
        </table:table-row>
        <table:table-row table:style-name="ro1">
          <table:table-cell/>
          <table:table-cell office:value-type="float" office:value="0.806" calcext:value-type="float">
            <text:p>0,806</text:p>
          </table:table-cell>
          <table:table-cell office:value-type="float" office:value="-1.71304663923876" calcext:value-type="float">
            <text:p>-1,71304663923876</text:p>
          </table:table-cell>
        </table:table-row>
        <table:table-row table:style-name="ro1">
          <table:table-cell/>
          <table:table-cell office:value-type="float" office:value="0.807" calcext:value-type="float">
            <text:p>0,807</text:p>
          </table:table-cell>
          <table:table-cell office:value-type="float" office:value="-1.71659580602417" calcext:value-type="float">
            <text:p>-1,71659580602417</text:p>
          </table:table-cell>
        </table:table-row>
        <table:table-row table:style-name="ro1">
          <table:table-cell/>
          <table:table-cell office:value-type="float" office:value="0.808" calcext:value-type="float">
            <text:p>0,808</text:p>
          </table:table-cell>
          <table:table-cell office:value-type="float" office:value="-1.72014059914137" calcext:value-type="float">
            <text:p>-1,72014059914137</text:p>
          </table:table-cell>
        </table:table-row>
        <table:table-row table:style-name="ro1">
          <table:table-cell/>
          <table:table-cell office:value-type="float" office:value="0.809" calcext:value-type="float">
            <text:p>0,809</text:p>
          </table:table-cell>
          <table:table-cell office:value-type="float" office:value="-1.72368100972898" calcext:value-type="float">
            <text:p>-1,72368100972898</text:p>
          </table:table-cell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office:value-type="float" office:value="-1.72721702895972" calcext:value-type="float">
            <text:p>-1,72721702895972</text:p>
          </table:table-cell>
        </table:table-row>
        <table:table-row table:style-name="ro1">
          <table:table-cell/>
          <table:table-cell office:value-type="float" office:value="0.811" calcext:value-type="float">
            <text:p>0,811</text:p>
          </table:table-cell>
          <table:table-cell office:value-type="float" office:value="-1.73074864804035" calcext:value-type="float">
            <text:p>-1,73074864804035</text:p>
          </table:table-cell>
        </table:table-row>
        <table:table-row table:style-name="ro1">
          <table:table-cell/>
          <table:table-cell office:value-type="float" office:value="0.812" calcext:value-type="float">
            <text:p>0,812</text:p>
          </table:table-cell>
          <table:table-cell office:value-type="float" office:value="-1.73427585821155" calcext:value-type="float">
            <text:p>-1,73427585821155</text:p>
          </table:table-cell>
        </table:table-row>
        <table:table-row table:style-name="ro1">
          <table:table-cell/>
          <table:table-cell office:value-type="float" office:value="0.813" calcext:value-type="float">
            <text:p>0,813</text:p>
          </table:table-cell>
          <table:table-cell office:value-type="float" office:value="-1.73779865074796" calcext:value-type="float">
            <text:p>-1,73779865074796</text:p>
          </table:table-cell>
        </table:table-row>
        <table:table-row table:style-name="ro1">
          <table:table-cell/>
          <table:table-cell office:value-type="float" office:value="0.814" calcext:value-type="float">
            <text:p>0,814</text:p>
          </table:table-cell>
          <table:table-cell office:value-type="float" office:value="-1.74131701695803" calcext:value-type="float">
            <text:p>-1,74131701695803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-1.74483094818403" calcext:value-type="float">
            <text:p>-1,74483094818403</text:p>
          </table:table-cell>
        </table:table-row>
        <table:table-row table:style-name="ro1">
          <table:table-cell/>
          <table:table-cell office:value-type="float" office:value="0.816" calcext:value-type="float">
            <text:p>0,816</text:p>
          </table:table-cell>
          <table:table-cell office:value-type="float" office:value="-1.74834043580194" calcext:value-type="float">
            <text:p>-1,74834043580194</text:p>
          </table:table-cell>
        </table:table-row>
        <table:table-row table:style-name="ro1">
          <table:table-cell/>
          <table:table-cell office:value-type="float" office:value="0.817" calcext:value-type="float">
            <text:p>0,817</text:p>
          </table:table-cell>
          <table:table-cell office:value-type="float" office:value="-1.75184547122144" calcext:value-type="float">
            <text:p>-1,75184547122144</text:p>
          </table:table-cell>
        </table:table-row>
        <table:table-row table:style-name="ro1">
          <table:table-cell/>
          <table:table-cell office:value-type="float" office:value="0.818" calcext:value-type="float">
            <text:p>0,818</text:p>
          </table:table-cell>
          <table:table-cell office:value-type="float" office:value="-1.75534604588581" calcext:value-type="float">
            <text:p>-1,75534604588581</text:p>
          </table:table-cell>
        </table:table-row>
        <table:table-row table:style-name="ro1">
          <table:table-cell/>
          <table:table-cell office:value-type="float" office:value="0.819" calcext:value-type="float">
            <text:p>0,819</text:p>
          </table:table-cell>
          <table:table-cell office:value-type="float" office:value="-1.75884215127189" calcext:value-type="float">
            <text:p>-1,75884215127189</text:p>
          </table:table-cell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office:value-type="float" office:value="-1.76233377889003" calcext:value-type="float">
            <text:p>-1,76233377889003</text:p>
          </table:table-cell>
        </table:table-row>
        <table:table-row table:style-name="ro1">
          <table:table-cell/>
          <table:table-cell office:value-type="float" office:value="0.821" calcext:value-type="float">
            <text:p>0,821</text:p>
          </table:table-cell>
          <table:table-cell office:value-type="float" office:value="-1.76582092028401" calcext:value-type="float">
            <text:p>-1,76582092028401</text:p>
          </table:table-cell>
        </table:table-row>
        <table:table-row table:style-name="ro1">
          <table:table-cell/>
          <table:table-cell office:value-type="float" office:value="0.822" calcext:value-type="float">
            <text:p>0,822</text:p>
          </table:table-cell>
          <table:table-cell office:value-type="float" office:value="-1.76930356703101" calcext:value-type="float">
            <text:p>-1,76930356703101</text:p>
          </table:table-cell>
        </table:table-row>
        <table:table-row table:style-name="ro1">
          <table:table-cell/>
          <table:table-cell office:value-type="float" office:value="0.823" calcext:value-type="float">
            <text:p>0,823</text:p>
          </table:table-cell>
          <table:table-cell office:value-type="float" office:value="-1.77278171074153" calcext:value-type="float">
            <text:p>-1,77278171074153</text:p>
          </table:table-cell>
        </table:table-row>
        <table:table-row table:style-name="ro1">
          <table:table-cell/>
          <table:table-cell office:value-type="float" office:value="0.824" calcext:value-type="float">
            <text:p>0,824</text:p>
          </table:table-cell>
          <table:table-cell office:value-type="float" office:value="-1.77625534305934" calcext:value-type="float">
            <text:p>-1,77625534305934</text:p>
          </table:table-cell>
        </table:table-row>
        <table:table-row table:style-name="ro1">
          <table:table-cell/>
          <table:table-cell office:value-type="float" office:value="0.825" calcext:value-type="float">
            <text:p>0,825</text:p>
          </table:table-cell>
          <table:table-cell office:value-type="float" office:value="-1.77972445566141" calcext:value-type="float">
            <text:p>-1,77972445566141</text:p>
          </table:table-cell>
        </table:table-row>
        <table:table-row table:style-name="ro1">
          <table:table-cell/>
          <table:table-cell office:value-type="float" office:value="0.826" calcext:value-type="float">
            <text:p>0,826</text:p>
          </table:table-cell>
          <table:table-cell office:value-type="float" office:value="-1.78318904025789" calcext:value-type="float">
            <text:p>-1,78318904025789</text:p>
          </table:table-cell>
        </table:table-row>
        <table:table-row table:style-name="ro1">
          <table:table-cell/>
          <table:table-cell office:value-type="float" office:value="0.827" calcext:value-type="float">
            <text:p>0,827</text:p>
          </table:table-cell>
          <table:table-cell office:value-type="float" office:value="-1.786649088592" calcext:value-type="float">
            <text:p>-1,786649088592</text:p>
          </table:table-cell>
        </table:table-row>
        <table:table-row table:style-name="ro1">
          <table:table-cell/>
          <table:table-cell office:value-type="float" office:value="0.828" calcext:value-type="float">
            <text:p>0,828</text:p>
          </table:table-cell>
          <table:table-cell office:value-type="float" office:value="-1.79010459244002" calcext:value-type="float">
            <text:p>-1,79010459244002</text:p>
          </table:table-cell>
        </table:table-row>
        <table:table-row table:style-name="ro1">
          <table:table-cell/>
          <table:table-cell office:value-type="float" office:value="0.829" calcext:value-type="float">
            <text:p>0,829</text:p>
          </table:table-cell>
          <table:table-cell office:value-type="float" office:value="-1.7935555436112" calcext:value-type="float">
            <text:p>-1,7935555436112</text:p>
          </table:table-cell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office:value-type="float" office:value="-1.79700193394771" calcext:value-type="float">
            <text:p>-1,79700193394771</text:p>
          </table:table-cell>
        </table:table-row>
        <table:table-row table:style-name="ro1">
          <table:table-cell/>
          <table:table-cell office:value-type="float" office:value="0.831" calcext:value-type="float">
            <text:p>0,831</text:p>
          </table:table-cell>
          <table:table-cell office:value-type="float" office:value="-1.80044375532461" calcext:value-type="float">
            <text:p>-1,80044375532461</text:p>
          </table:table-cell>
        </table:table-row>
        <table:table-row table:style-name="ro1">
          <table:table-cell/>
          <table:table-cell office:value-type="float" office:value="0.832" calcext:value-type="float">
            <text:p>0,832</text:p>
          </table:table-cell>
          <table:table-cell office:value-type="float" office:value="-1.80388099964973" calcext:value-type="float">
            <text:p>-1,80388099964973</text:p>
          </table:table-cell>
        </table:table-row>
        <table:table-row table:style-name="ro1">
          <table:table-cell/>
          <table:table-cell office:value-type="float" office:value="0.833" calcext:value-type="float">
            <text:p>0,833</text:p>
          </table:table-cell>
          <table:table-cell office:value-type="float" office:value="-1.80731365886368" calcext:value-type="float">
            <text:p>-1,80731365886368</text:p>
          </table:table-cell>
        </table:table-row>
        <table:table-row table:style-name="ro1">
          <table:table-cell/>
          <table:table-cell office:value-type="float" office:value="0.834" calcext:value-type="float">
            <text:p>0,834</text:p>
          </table:table-cell>
          <table:table-cell office:value-type="float" office:value="-1.81074172493978" calcext:value-type="float">
            <text:p>-1,81074172493978</text:p>
          </table:table-cell>
        </table:table-row>
        <table:table-row table:style-name="ro1">
          <table:table-cell/>
          <table:table-cell office:value-type="float" office:value="0.835" calcext:value-type="float">
            <text:p>0,835</text:p>
          </table:table-cell>
          <table:table-cell office:value-type="float" office:value="-1.81416518988394" calcext:value-type="float">
            <text:p>-1,81416518988394</text:p>
          </table:table-cell>
        </table:table-row>
        <table:table-row table:style-name="ro1">
          <table:table-cell/>
          <table:table-cell office:value-type="float" office:value="0.836" calcext:value-type="float">
            <text:p>0,836</text:p>
          </table:table-cell>
          <table:table-cell office:value-type="float" office:value="-1.81758404573469" calcext:value-type="float">
            <text:p>-1,81758404573469</text:p>
          </table:table-cell>
        </table:table-row>
        <table:table-row table:style-name="ro1">
          <table:table-cell/>
          <table:table-cell office:value-type="float" office:value="0.837" calcext:value-type="float">
            <text:p>0,837</text:p>
          </table:table-cell>
          <table:table-cell office:value-type="float" office:value="-1.82099828456307" calcext:value-type="float">
            <text:p>-1,82099828456307</text:p>
          </table:table-cell>
        </table:table-row>
        <table:table-row table:style-name="ro1">
          <table:table-cell/>
          <table:table-cell office:value-type="float" office:value="0.838" calcext:value-type="float">
            <text:p>0,838</text:p>
          </table:table-cell>
          <table:table-cell office:value-type="float" office:value="-1.82440789847259" calcext:value-type="float">
            <text:p>-1,82440789847259</text:p>
          </table:table-cell>
        </table:table-row>
        <table:table-row table:style-name="ro1">
          <table:table-cell/>
          <table:table-cell office:value-type="float" office:value="0.839" calcext:value-type="float">
            <text:p>0,839</text:p>
          </table:table-cell>
          <table:table-cell office:value-type="float" office:value="-1.82781287959916" calcext:value-type="float">
            <text:p>-1,82781287959916</text:p>
          </table:table-cell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office:value-type="float" office:value="-1.83121322011106" calcext:value-type="float">
            <text:p>-1,83121322011106</text:p>
          </table:table-cell>
        </table:table-row>
        <table:table-row table:style-name="ro1">
          <table:table-cell/>
          <table:table-cell office:value-type="float" office:value="0.841" calcext:value-type="float">
            <text:p>0,841</text:p>
          </table:table-cell>
          <table:table-cell office:value-type="float" office:value="-1.83460891220885" calcext:value-type="float">
            <text:p>-1,83460891220885</text:p>
          </table:table-cell>
        </table:table-row>
        <table:table-row table:style-name="ro1">
          <table:table-cell/>
          <table:table-cell office:value-type="float" office:value="0.842" calcext:value-type="float">
            <text:p>0,842</text:p>
          </table:table-cell>
          <table:table-cell office:value-type="float" office:value="-1.83799994812534" calcext:value-type="float">
            <text:p>-1,83799994812534</text:p>
          </table:table-cell>
        </table:table-row>
        <table:table-row table:style-name="ro1">
          <table:table-cell/>
          <table:table-cell office:value-type="float" office:value="0.843" calcext:value-type="float">
            <text:p>0,843</text:p>
          </table:table-cell>
          <table:table-cell office:value-type="float" office:value="-1.84138632012552" calcext:value-type="float">
            <text:p>-1,84138632012552</text:p>
          </table:table-cell>
        </table:table-row>
        <table:table-row table:style-name="ro1">
          <table:table-cell/>
          <table:table-cell office:value-type="float" office:value="0.844" calcext:value-type="float">
            <text:p>0,844</text:p>
          </table:table-cell>
          <table:table-cell office:value-type="float" office:value="-1.8447680205065" calcext:value-type="float">
            <text:p>-1,8447680205065</text:p>
          </table:table-cell>
        </table:table-row>
        <table:table-row table:style-name="ro1">
          <table:table-cell/>
          <table:table-cell office:value-type="float" office:value="0.845" calcext:value-type="float">
            <text:p>0,845</text:p>
          </table:table-cell>
          <table:table-cell office:value-type="float" office:value="-1.84814504159746" calcext:value-type="float">
            <text:p>-1,84814504159746</text:p>
          </table:table-cell>
        </table:table-row>
        <table:table-row table:style-name="ro1">
          <table:table-cell/>
          <table:table-cell office:value-type="float" office:value="0.846" calcext:value-type="float">
            <text:p>0,846</text:p>
          </table:table-cell>
          <table:table-cell office:value-type="float" office:value="-1.85151737575961" calcext:value-type="float">
            <text:p>-1,85151737575961</text:p>
          </table:table-cell>
        </table:table-row>
        <table:table-row table:style-name="ro1">
          <table:table-cell/>
          <table:table-cell office:value-type="float" office:value="0.847" calcext:value-type="float">
            <text:p>0,847</text:p>
          </table:table-cell>
          <table:table-cell office:value-type="float" office:value="-1.8548850153861" calcext:value-type="float">
            <text:p>-1,8548850153861</text:p>
          </table:table-cell>
        </table:table-row>
        <table:table-row table:style-name="ro1">
          <table:table-cell/>
          <table:table-cell office:value-type="float" office:value="0.848" calcext:value-type="float">
            <text:p>0,848</text:p>
          </table:table-cell>
          <table:table-cell office:value-type="float" office:value="-1.85824795290197" calcext:value-type="float">
            <text:p>-1,85824795290197</text:p>
          </table:table-cell>
        </table:table-row>
        <table:table-row table:style-name="ro1">
          <table:table-cell/>
          <table:table-cell office:value-type="float" office:value="0.849" calcext:value-type="float">
            <text:p>0,849</text:p>
          </table:table-cell>
          <table:table-cell office:value-type="float" office:value="-1.86160618076414" calcext:value-type="float">
            <text:p>-1,86160618076414</text:p>
          </table:table-cell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office:value-type="float" office:value="-1.86495969146128" calcext:value-type="float">
            <text:p>-1,86495969146128</text:p>
          </table:table-cell>
        </table:table-row>
        <table:table-row table:style-name="ro1">
          <table:table-cell/>
          <table:table-cell office:value-type="float" office:value="0.851" calcext:value-type="float">
            <text:p>0,851</text:p>
          </table:table-cell>
          <table:table-cell office:value-type="float" office:value="-1.86830847751381" calcext:value-type="float">
            <text:p>-1,86830847751381</text:p>
          </table:table-cell>
        </table:table-row>
        <table:table-row table:style-name="ro1">
          <table:table-cell/>
          <table:table-cell office:value-type="float" office:value="0.852" calcext:value-type="float">
            <text:p>0,852</text:p>
          </table:table-cell>
          <table:table-cell office:value-type="float" office:value="-1.87165253147383" calcext:value-type="float">
            <text:p>-1,87165253147383</text:p>
          </table:table-cell>
        </table:table-row>
        <table:table-row table:style-name="ro1">
          <table:table-cell/>
          <table:table-cell office:value-type="float" office:value="0.853" calcext:value-type="float">
            <text:p>0,853</text:p>
          </table:table-cell>
          <table:table-cell office:value-type="float" office:value="-1.87499184592504" calcext:value-type="float">
            <text:p>-1,87499184592504</text:p>
          </table:table-cell>
        </table:table-row>
        <table:table-row table:style-name="ro1">
          <table:table-cell/>
          <table:table-cell office:value-type="float" office:value="0.854" calcext:value-type="float">
            <text:p>0,854</text:p>
          </table:table-cell>
          <table:table-cell office:value-type="float" office:value="-1.87832641348273" calcext:value-type="float">
            <text:p>-1,87832641348273</text:p>
          </table:table-cell>
        </table:table-row>
        <table:table-row table:style-name="ro1">
          <table:table-cell/>
          <table:table-cell office:value-type="float" office:value="0.855" calcext:value-type="float">
            <text:p>0,855</text:p>
          </table:table-cell>
          <table:table-cell office:value-type="float" office:value="-1.88165622679366" calcext:value-type="float">
            <text:p>-1,88165622679366</text:p>
          </table:table-cell>
        </table:table-row>
        <table:table-row table:style-name="ro1">
          <table:table-cell/>
          <table:table-cell office:value-type="float" office:value="0.856" calcext:value-type="float">
            <text:p>0,856</text:p>
          </table:table-cell>
          <table:table-cell office:value-type="float" office:value="-1.88498127853609" calcext:value-type="float">
            <text:p>-1,88498127853609</text:p>
          </table:table-cell>
        </table:table-row>
        <table:table-row table:style-name="ro1">
          <table:table-cell/>
          <table:table-cell office:value-type="float" office:value="0.857" calcext:value-type="float">
            <text:p>0,857</text:p>
          </table:table-cell>
          <table:table-cell office:value-type="float" office:value="-1.88830156141963" calcext:value-type="float">
            <text:p>-1,88830156141963</text:p>
          </table:table-cell>
        </table:table-row>
        <table:table-row table:style-name="ro1">
          <table:table-cell/>
          <table:table-cell office:value-type="float" office:value="0.858" calcext:value-type="float">
            <text:p>0,858</text:p>
          </table:table-cell>
          <table:table-cell office:value-type="float" office:value="-1.89161706818525" calcext:value-type="float">
            <text:p>-1,89161706818525</text:p>
          </table:table-cell>
        </table:table-row>
        <table:table-row table:style-name="ro1">
          <table:table-cell/>
          <table:table-cell office:value-type="float" office:value="0.859" calcext:value-type="float">
            <text:p>0,859</text:p>
          </table:table-cell>
          <table:table-cell office:value-type="float" office:value="-1.89492779160521" calcext:value-type="float">
            <text:p>-1,89492779160521</text:p>
          </table:table-cell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office:value-type="float" office:value="-1.89823372448298" calcext:value-type="float">
            <text:p>-1,89823372448298</text:p>
          </table:table-cell>
        </table:table-row>
        <table:table-row table:style-name="ro1">
          <table:table-cell/>
          <table:table-cell office:value-type="float" office:value="0.861" calcext:value-type="float">
            <text:p>0,861</text:p>
          </table:table-cell>
          <table:table-cell office:value-type="float" office:value="-1.90153485965323" calcext:value-type="float">
            <text:p>-1,90153485965323</text:p>
          </table:table-cell>
        </table:table-row>
        <table:table-row table:style-name="ro1">
          <table:table-cell/>
          <table:table-cell office:value-type="float" office:value="0.862" calcext:value-type="float">
            <text:p>0,862</text:p>
          </table:table-cell>
          <table:table-cell office:value-type="float" office:value="-1.90483118998172" calcext:value-type="float">
            <text:p>-1,90483118998172</text:p>
          </table:table-cell>
        </table:table-row>
        <table:table-row table:style-name="ro1">
          <table:table-cell/>
          <table:table-cell office:value-type="float" office:value="0.863" calcext:value-type="float">
            <text:p>0,863</text:p>
          </table:table-cell>
          <table:table-cell office:value-type="float" office:value="-1.90812270836528" calcext:value-type="float">
            <text:p>-1,90812270836528</text:p>
          </table:table-cell>
        </table:table-row>
        <table:table-row table:style-name="ro1">
          <table:table-cell/>
          <table:table-cell office:value-type="float" office:value="0.864" calcext:value-type="float">
            <text:p>0,864</text:p>
          </table:table-cell>
          <table:table-cell office:value-type="float" office:value="-1.91140940773175" calcext:value-type="float">
            <text:p>-1,91140940773175</text:p>
          </table:table-cell>
        </table:table-row>
        <table:table-row table:style-name="ro1">
          <table:table-cell/>
          <table:table-cell office:value-type="float" office:value="0.865" calcext:value-type="float">
            <text:p>0,865</text:p>
          </table:table-cell>
          <table:table-cell office:value-type="float" office:value="-1.91469128103992" calcext:value-type="float">
            <text:p>-1,91469128103992</text:p>
          </table:table-cell>
        </table:table-row>
        <table:table-row table:style-name="ro1">
          <table:table-cell/>
          <table:table-cell office:value-type="float" office:value="0.866" calcext:value-type="float">
            <text:p>0,866</text:p>
          </table:table-cell>
          <table:table-cell office:value-type="float" office:value="-1.91796832127947" calcext:value-type="float">
            <text:p>-1,91796832127947</text:p>
          </table:table-cell>
        </table:table-row>
        <table:table-row table:style-name="ro1">
          <table:table-cell/>
          <table:table-cell office:value-type="float" office:value="0.867" calcext:value-type="float">
            <text:p>0,867</text:p>
          </table:table-cell>
          <table:table-cell office:value-type="float" office:value="-1.92124052147094" calcext:value-type="float">
            <text:p>-1,92124052147094</text:p>
          </table:table-cell>
        </table:table-row>
        <table:table-row table:style-name="ro1">
          <table:table-cell/>
          <table:table-cell office:value-type="float" office:value="0.868" calcext:value-type="float">
            <text:p>0,868</text:p>
          </table:table-cell>
          <table:table-cell office:value-type="float" office:value="-1.92450787466562" calcext:value-type="float">
            <text:p>-1,92450787466562</text:p>
          </table:table-cell>
        </table:table-row>
        <table:table-row table:style-name="ro1">
          <table:table-cell/>
          <table:table-cell office:value-type="float" office:value="0.869" calcext:value-type="float">
            <text:p>0,869</text:p>
          </table:table-cell>
          <table:table-cell office:value-type="float" office:value="-1.92777037394556" calcext:value-type="float">
            <text:p>-1,92777037394556</text:p>
          </table:table-cell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office:value-type="float" office:value="-1.93102801242348" calcext:value-type="float">
            <text:p>-1,93102801242348</text:p>
          </table:table-cell>
        </table:table-row>
        <table:table-row table:style-name="ro1">
          <table:table-cell/>
          <table:table-cell office:value-type="float" office:value="0.871" calcext:value-type="float">
            <text:p>0,871</text:p>
          </table:table-cell>
          <table:table-cell office:value-type="float" office:value="-1.9342807832427" calcext:value-type="float">
            <text:p>-1,9342807832427</text:p>
          </table:table-cell>
        </table:table-row>
        <table:table-row table:style-name="ro1">
          <table:table-cell/>
          <table:table-cell office:value-type="float" office:value="0.872" calcext:value-type="float">
            <text:p>0,872</text:p>
          </table:table-cell>
          <table:table-cell office:value-type="float" office:value="-1.93752867957713" calcext:value-type="float">
            <text:p>-1,93752867957713</text:p>
          </table:table-cell>
        </table:table-row>
        <table:table-row table:style-name="ro1">
          <table:table-cell/>
          <table:table-cell office:value-type="float" office:value="0.873" calcext:value-type="float">
            <text:p>0,873</text:p>
          </table:table-cell>
          <table:table-cell office:value-type="float" office:value="-1.94077169463118" calcext:value-type="float">
            <text:p>-1,94077169463118</text:p>
          </table:table-cell>
        </table:table-row>
        <table:table-row table:style-name="ro1">
          <table:table-cell/>
          <table:table-cell office:value-type="float" office:value="0.874" calcext:value-type="float">
            <text:p>0,874</text:p>
          </table:table-cell>
          <table:table-cell office:value-type="float" office:value="-1.9440098216397" calcext:value-type="float">
            <text:p>-1,9440098216397</text:p>
          </table:table-cell>
        </table:table-row>
        <table:table-row table:style-name="ro1">
          <table:table-cell/>
          <table:table-cell office:value-type="float" office:value="0.875" calcext:value-type="float">
            <text:p>0,875</text:p>
          </table:table-cell>
          <table:table-cell office:value-type="float" office:value="-1.94724305386796" calcext:value-type="float">
            <text:p>-1,94724305386796</text:p>
          </table:table-cell>
        </table:table-row>
        <table:table-row table:style-name="ro1">
          <table:table-cell/>
          <table:table-cell office:value-type="float" office:value="0.876" calcext:value-type="float">
            <text:p>0,876</text:p>
          </table:table-cell>
          <table:table-cell office:value-type="float" office:value="-1.95047138461158" calcext:value-type="float">
            <text:p>-1,95047138461158</text:p>
          </table:table-cell>
        </table:table-row>
        <table:table-row table:style-name="ro1">
          <table:table-cell/>
          <table:table-cell office:value-type="float" office:value="0.877" calcext:value-type="float">
            <text:p>0,877</text:p>
          </table:table-cell>
          <table:table-cell office:value-type="float" office:value="-1.95369480719644" calcext:value-type="float">
            <text:p>-1,95369480719644</text:p>
          </table:table-cell>
        </table:table-row>
        <table:table-row table:style-name="ro1">
          <table:table-cell/>
          <table:table-cell office:value-type="float" office:value="0.878" calcext:value-type="float">
            <text:p>0,878</text:p>
          </table:table-cell>
          <table:table-cell office:value-type="float" office:value="-1.9569133149787" calcext:value-type="float">
            <text:p>-1,9569133149787</text:p>
          </table:table-cell>
        </table:table-row>
        <table:table-row table:style-name="ro1">
          <table:table-cell/>
          <table:table-cell office:value-type="float" office:value="0.879" calcext:value-type="float">
            <text:p>0,879</text:p>
          </table:table-cell>
          <table:table-cell office:value-type="float" office:value="-1.96012690134466" calcext:value-type="float">
            <text:p>-1,96012690134466</text:p>
          </table:table-cell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office:value-type="float" office:value="-1.96333555971077" calcext:value-type="float">
            <text:p>-1,96333555971077</text:p>
          </table:table-cell>
        </table:table-row>
        <table:table-row table:style-name="ro1">
          <table:table-cell/>
          <table:table-cell office:value-type="float" office:value="0.881" calcext:value-type="float">
            <text:p>0,881</text:p>
          </table:table-cell>
          <table:table-cell office:value-type="float" office:value="-1.96653928352355" calcext:value-type="float">
            <text:p>-1,96653928352355</text:p>
          </table:table-cell>
        </table:table-row>
        <table:table-row table:style-name="ro1">
          <table:table-cell/>
          <table:table-cell office:value-type="float" office:value="0.882" calcext:value-type="float">
            <text:p>0,882</text:p>
          </table:table-cell>
          <table:table-cell office:value-type="float" office:value="-1.96973806625954" calcext:value-type="float">
            <text:p>-1,96973806625954</text:p>
          </table:table-cell>
        </table:table-row>
        <table:table-row table:style-name="ro1">
          <table:table-cell/>
          <table:table-cell office:value-type="float" office:value="0.883" calcext:value-type="float">
            <text:p>0,883</text:p>
          </table:table-cell>
          <table:table-cell office:value-type="float" office:value="-1.97293190142523" calcext:value-type="float">
            <text:p>-1,97293190142523</text:p>
          </table:table-cell>
        </table:table-row>
        <table:table-row table:style-name="ro1">
          <table:table-cell/>
          <table:table-cell office:value-type="float" office:value="0.884" calcext:value-type="float">
            <text:p>0,884</text:p>
          </table:table-cell>
          <table:table-cell office:value-type="float" office:value="-1.97612078255703" calcext:value-type="float">
            <text:p>-1,97612078255703</text:p>
          </table:table-cell>
        </table:table-row>
        <table:table-row table:style-name="ro1">
          <table:table-cell/>
          <table:table-cell office:value-type="float" office:value="0.885" calcext:value-type="float">
            <text:p>0,885</text:p>
          </table:table-cell>
          <table:table-cell office:value-type="float" office:value="-1.97930470322122" calcext:value-type="float">
            <text:p>-1,97930470322122</text:p>
          </table:table-cell>
        </table:table-row>
        <table:table-row table:style-name="ro1">
          <table:table-cell/>
          <table:table-cell office:value-type="float" office:value="0.886" calcext:value-type="float">
            <text:p>0,886</text:p>
          </table:table-cell>
          <table:table-cell office:value-type="float" office:value="-1.98248365701385" calcext:value-type="float">
            <text:p>-1,98248365701385</text:p>
          </table:table-cell>
        </table:table-row>
        <table:table-row table:style-name="ro1">
          <table:table-cell/>
          <table:table-cell office:value-type="float" office:value="0.887" calcext:value-type="float">
            <text:p>0,887</text:p>
          </table:table-cell>
          <table:table-cell office:value-type="float" office:value="-1.98565763756074" calcext:value-type="float">
            <text:p>-1,98565763756074</text:p>
          </table:table-cell>
        </table:table-row>
        <table:table-row table:style-name="ro1">
          <table:table-cell/>
          <table:table-cell office:value-type="float" office:value="0.888" calcext:value-type="float">
            <text:p>0,888</text:p>
          </table:table-cell>
          <table:table-cell office:value-type="float" office:value="-1.9888266385174" calcext:value-type="float">
            <text:p>-1,9888266385174</text:p>
          </table:table-cell>
        </table:table-row>
        <table:table-row table:style-name="ro1">
          <table:table-cell/>
          <table:table-cell office:value-type="float" office:value="0.889" calcext:value-type="float">
            <text:p>0,889</text:p>
          </table:table-cell>
          <table:table-cell office:value-type="float" office:value="-1.99199065356897" calcext:value-type="float">
            <text:p>-1,99199065356897</text:p>
          </table:table-cell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-1.99514967643018" calcext:value-type="float">
            <text:p>-1,99514967643018</text:p>
          </table:table-cell>
        </table:table-row>
        <table:table-row table:style-name="ro1">
          <table:table-cell/>
          <table:table-cell office:value-type="float" office:value="0.891" calcext:value-type="float">
            <text:p>0,891</text:p>
          </table:table-cell>
          <table:table-cell office:value-type="float" office:value="-1.9983037008453" calcext:value-type="float">
            <text:p>-1,9983037008453</text:p>
          </table:table-cell>
        </table:table-row>
        <table:table-row table:style-name="ro1">
          <table:table-cell/>
          <table:table-cell office:value-type="float" office:value="0.892" calcext:value-type="float">
            <text:p>0,892</text:p>
          </table:table-cell>
          <table:table-cell office:value-type="float" office:value="-2.00145272058807" calcext:value-type="float">
            <text:p>-2,00145272058807</text:p>
          </table:table-cell>
        </table:table-row>
        <table:table-row table:style-name="ro1">
          <table:table-cell/>
          <table:table-cell office:value-type="float" office:value="0.893" calcext:value-type="float">
            <text:p>0,893</text:p>
          </table:table-cell>
          <table:table-cell office:value-type="float" office:value="-2.00459672946166" calcext:value-type="float">
            <text:p>-2,00459672946166</text:p>
          </table:table-cell>
        </table:table-row>
        <table:table-row table:style-name="ro1">
          <table:table-cell/>
          <table:table-cell office:value-type="float" office:value="0.894" calcext:value-type="float">
            <text:p>0,894</text:p>
          </table:table-cell>
          <table:table-cell office:value-type="float" office:value="-2.00773572129859" calcext:value-type="float">
            <text:p>-2,00773572129859</text:p>
          </table:table-cell>
        </table:table-row>
        <table:table-row table:style-name="ro1">
          <table:table-cell/>
          <table:table-cell office:value-type="float" office:value="0.895" calcext:value-type="float">
            <text:p>0,895</text:p>
          </table:table-cell>
          <table:table-cell office:value-type="float" office:value="-2.01086968996072" calcext:value-type="float">
            <text:p>-2,01086968996072</text:p>
          </table:table-cell>
        </table:table-row>
        <table:table-row table:style-name="ro1">
          <table:table-cell/>
          <table:table-cell office:value-type="float" office:value="0.896" calcext:value-type="float">
            <text:p>0,896</text:p>
          </table:table-cell>
          <table:table-cell office:value-type="float" office:value="-2.01399862933916" calcext:value-type="float">
            <text:p>-2,01399862933916</text:p>
          </table:table-cell>
        </table:table-row>
        <table:table-row table:style-name="ro1">
          <table:table-cell/>
          <table:table-cell office:value-type="float" office:value="0.897" calcext:value-type="float">
            <text:p>0,897</text:p>
          </table:table-cell>
          <table:table-cell office:value-type="float" office:value="-2.01712253335424" calcext:value-type="float">
            <text:p>-2,01712253335424</text:p>
          </table:table-cell>
        </table:table-row>
        <table:table-row table:style-name="ro1">
          <table:table-cell/>
          <table:table-cell office:value-type="float" office:value="0.898" calcext:value-type="float">
            <text:p>0,898</text:p>
          </table:table-cell>
          <table:table-cell office:value-type="float" office:value="-2.02024139595543" calcext:value-type="float">
            <text:p>-2,02024139595543</text:p>
          </table:table-cell>
        </table:table-row>
        <table:table-row table:style-name="ro1">
          <table:table-cell/>
          <table:table-cell office:value-type="float" office:value="0.899" calcext:value-type="float">
            <text:p>0,899</text:p>
          </table:table-cell>
          <table:table-cell office:value-type="float" office:value="-2.02335521112133" calcext:value-type="float">
            <text:p>-2,02335521112133</text:p>
          </table:table-cell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-2.02646397285956" calcext:value-type="float">
            <text:p>-2,02646397285956</text:p>
          </table:table-cell>
        </table:table-row>
        <table:table-row table:style-name="ro1">
          <table:table-cell/>
          <table:table-cell office:value-type="float" office:value="0.901" calcext:value-type="float">
            <text:p>0,901</text:p>
          </table:table-cell>
          <table:table-cell office:value-type="float" office:value="-2.02956767520674" calcext:value-type="float">
            <text:p>-2,02956767520674</text:p>
          </table:table-cell>
        </table:table-row>
        <table:table-row table:style-name="ro1">
          <table:table-cell/>
          <table:table-cell office:value-type="float" office:value="0.902" calcext:value-type="float">
            <text:p>0,902</text:p>
          </table:table-cell>
          <table:table-cell office:value-type="float" office:value="-2.03266631222846" calcext:value-type="float">
            <text:p>-2,03266631222846</text:p>
          </table:table-cell>
        </table:table-row>
        <table:table-row table:style-name="ro1">
          <table:table-cell/>
          <table:table-cell office:value-type="float" office:value="0.903" calcext:value-type="float">
            <text:p>0,903</text:p>
          </table:table-cell>
          <table:table-cell office:value-type="float" office:value="-2.03575987801917" calcext:value-type="float">
            <text:p>-2,03575987801917</text:p>
          </table:table-cell>
        </table:table-row>
        <table:table-row table:style-name="ro1">
          <table:table-cell/>
          <table:table-cell office:value-type="float" office:value="0.904" calcext:value-type="float">
            <text:p>0,904</text:p>
          </table:table-cell>
          <table:table-cell office:value-type="float" office:value="-2.03884836670216" calcext:value-type="float">
            <text:p>-2,03884836670216</text:p>
          </table:table-cell>
        </table:table-row>
        <table:table-row table:style-name="ro1">
          <table:table-cell/>
          <table:table-cell office:value-type="float" office:value="0.905" calcext:value-type="float">
            <text:p>0,905</text:p>
          </table:table-cell>
          <table:table-cell office:value-type="float" office:value="-2.04193177242953" calcext:value-type="float">
            <text:p>-2,04193177242953</text:p>
          </table:table-cell>
        </table:table-row>
        <table:table-row table:style-name="ro1">
          <table:table-cell/>
          <table:table-cell office:value-type="float" office:value="0.906" calcext:value-type="float">
            <text:p>0,906</text:p>
          </table:table-cell>
          <table:table-cell office:value-type="float" office:value="-2.04501008938207" calcext:value-type="float">
            <text:p>-2,04501008938207</text:p>
          </table:table-cell>
        </table:table-row>
        <table:table-row table:style-name="ro1">
          <table:table-cell/>
          <table:table-cell office:value-type="float" office:value="0.907" calcext:value-type="float">
            <text:p>0,907</text:p>
          </table:table-cell>
          <table:table-cell office:value-type="float" office:value="-2.04808331176928" calcext:value-type="float">
            <text:p>-2,04808331176928</text:p>
          </table:table-cell>
        </table:table-row>
        <table:table-row table:style-name="ro1">
          <table:table-cell/>
          <table:table-cell office:value-type="float" office:value="0.908" calcext:value-type="float">
            <text:p>0,908</text:p>
          </table:table-cell>
          <table:table-cell office:value-type="float" office:value="-2.05115143382928" calcext:value-type="float">
            <text:p>-2,05115143382928</text:p>
          </table:table-cell>
        </table:table-row>
        <table:table-row table:style-name="ro1">
          <table:table-cell/>
          <table:table-cell office:value-type="float" office:value="0.909" calcext:value-type="float">
            <text:p>0,909</text:p>
          </table:table-cell>
          <table:table-cell office:value-type="float" office:value="-2.05421444982875" calcext:value-type="float">
            <text:p>-2,05421444982875</text:p>
          </table:table-cell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office:value-type="float" office:value="-2.05727235406289" calcext:value-type="float">
            <text:p>-2,05727235406289</text:p>
          </table:table-cell>
        </table:table-row>
        <table:table-row table:style-name="ro1">
          <table:table-cell/>
          <table:table-cell office:value-type="float" office:value="0.911" calcext:value-type="float">
            <text:p>0,911</text:p>
          </table:table-cell>
          <table:table-cell office:value-type="float" office:value="-2.06032514085537" calcext:value-type="float">
            <text:p>-2,06032514085537</text:p>
          </table:table-cell>
        </table:table-row>
        <table:table-row table:style-name="ro1">
          <table:table-cell/>
          <table:table-cell office:value-type="float" office:value="0.912" calcext:value-type="float">
            <text:p>0,912</text:p>
          </table:table-cell>
          <table:table-cell office:value-type="float" office:value="-2.06337280455828" calcext:value-type="float">
            <text:p>-2,06337280455828</text:p>
          </table:table-cell>
        </table:table-row>
        <table:table-row table:style-name="ro1">
          <table:table-cell/>
          <table:table-cell office:value-type="float" office:value="0.913" calcext:value-type="float">
            <text:p>0,913</text:p>
          </table:table-cell>
          <table:table-cell office:value-type="float" office:value="-2.06641533955207" calcext:value-type="float">
            <text:p>-2,06641533955207</text:p>
          </table:table-cell>
        </table:table-row>
        <table:table-row table:style-name="ro1">
          <table:table-cell/>
          <table:table-cell office:value-type="float" office:value="0.914" calcext:value-type="float">
            <text:p>0,914</text:p>
          </table:table-cell>
          <table:table-cell office:value-type="float" office:value="-2.06945274024549" calcext:value-type="float">
            <text:p>-2,06945274024549</text:p>
          </table:table-cell>
        </table:table-row>
        <table:table-row table:style-name="ro1">
          <table:table-cell/>
          <table:table-cell office:value-type="float" office:value="0.915" calcext:value-type="float">
            <text:p>0,915</text:p>
          </table:table-cell>
          <table:table-cell office:value-type="float" office:value="-2.07248500107555" calcext:value-type="float">
            <text:p>-2,07248500107555</text:p>
          </table:table-cell>
        </table:table-row>
        <table:table-row table:style-name="ro1">
          <table:table-cell/>
          <table:table-cell office:value-type="float" office:value="0.916" calcext:value-type="float">
            <text:p>0,916</text:p>
          </table:table-cell>
          <table:table-cell office:value-type="float" office:value="-2.07551211650748" calcext:value-type="float">
            <text:p>-2,07551211650748</text:p>
          </table:table-cell>
        </table:table-row>
        <table:table-row table:style-name="ro1">
          <table:table-cell/>
          <table:table-cell office:value-type="float" office:value="0.917" calcext:value-type="float">
            <text:p>0,917</text:p>
          </table:table-cell>
          <table:table-cell office:value-type="float" office:value="-2.07853408103462" calcext:value-type="float">
            <text:p>-2,07853408103462</text:p>
          </table:table-cell>
        </table:table-row>
        <table:table-row table:style-name="ro1">
          <table:table-cell/>
          <table:table-cell office:value-type="float" office:value="0.918" calcext:value-type="float">
            <text:p>0,918</text:p>
          </table:table-cell>
          <table:table-cell office:value-type="float" office:value="-2.08155088917846" calcext:value-type="float">
            <text:p>-2,08155088917846</text:p>
          </table:table-cell>
        </table:table-row>
        <table:table-row table:style-name="ro1">
          <table:table-cell/>
          <table:table-cell office:value-type="float" office:value="0.919" calcext:value-type="float">
            <text:p>0,919</text:p>
          </table:table-cell>
          <table:table-cell office:value-type="float" office:value="-2.08456253548851" calcext:value-type="float">
            <text:p>-2,08456253548851</text:p>
          </table:table-cell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office:value-type="float" office:value="-2.08756901454227" calcext:value-type="float">
            <text:p>-2,08756901454227</text:p>
          </table:table-cell>
        </table:table-row>
        <table:table-row table:style-name="ro1">
          <table:table-cell/>
          <table:table-cell office:value-type="float" office:value="0.921" calcext:value-type="float">
            <text:p>0,921</text:p>
          </table:table-cell>
          <table:table-cell office:value-type="float" office:value="-2.09057032094519" calcext:value-type="float">
            <text:p>-2,09057032094519</text:p>
          </table:table-cell>
        </table:table-row>
        <table:table-row table:style-name="ro1">
          <table:table-cell/>
          <table:table-cell office:value-type="float" office:value="0.922" calcext:value-type="float">
            <text:p>0,922</text:p>
          </table:table-cell>
          <table:table-cell office:value-type="float" office:value="-2.09356644933061" calcext:value-type="float">
            <text:p>-2,09356644933061</text:p>
          </table:table-cell>
        </table:table-row>
        <table:table-row table:style-name="ro1">
          <table:table-cell/>
          <table:table-cell office:value-type="float" office:value="0.923" calcext:value-type="float">
            <text:p>0,923</text:p>
          </table:table-cell>
          <table:table-cell office:value-type="float" office:value="-2.09655739435973" calcext:value-type="float">
            <text:p>-2,09655739435973</text:p>
          </table:table-cell>
        </table:table-row>
        <table:table-row table:style-name="ro1">
          <table:table-cell/>
          <table:table-cell office:value-type="float" office:value="0.924" calcext:value-type="float">
            <text:p>0,924</text:p>
          </table:table-cell>
          <table:table-cell office:value-type="float" office:value="-2.0995431507215" calcext:value-type="float">
            <text:p>-2,0995431507215</text:p>
          </table:table-cell>
        </table:table-row>
        <table:table-row table:style-name="ro1">
          <table:table-cell/>
          <table:table-cell office:value-type="float" office:value="0.925" calcext:value-type="float">
            <text:p>0,925</text:p>
          </table:table-cell>
          <table:table-cell office:value-type="float" office:value="-2.10252371313262" calcext:value-type="float">
            <text:p>-2,10252371313262</text:p>
          </table:table-cell>
        </table:table-row>
        <table:table-row table:style-name="ro1">
          <table:table-cell/>
          <table:table-cell office:value-type="float" office:value="0.926" calcext:value-type="float">
            <text:p>0,926</text:p>
          </table:table-cell>
          <table:table-cell office:value-type="float" office:value="-2.10549907633748" calcext:value-type="float">
            <text:p>-2,10549907633748</text:p>
          </table:table-cell>
        </table:table-row>
        <table:table-row table:style-name="ro1">
          <table:table-cell/>
          <table:table-cell office:value-type="float" office:value="0.927" calcext:value-type="float">
            <text:p>0,927</text:p>
          </table:table-cell>
          <table:table-cell office:value-type="float" office:value="-2.1084692351081" calcext:value-type="float">
            <text:p>-2,1084692351081</text:p>
          </table:table-cell>
        </table:table-row>
        <table:table-row table:style-name="ro1">
          <table:table-cell/>
          <table:table-cell office:value-type="float" office:value="0.928" calcext:value-type="float">
            <text:p>0,928</text:p>
          </table:table-cell>
          <table:table-cell office:value-type="float" office:value="-2.11143418424407" calcext:value-type="float">
            <text:p>-2,11143418424407</text:p>
          </table:table-cell>
        </table:table-row>
        <table:table-row table:style-name="ro1">
          <table:table-cell/>
          <table:table-cell office:value-type="float" office:value="0.929" calcext:value-type="float">
            <text:p>0,929</text:p>
          </table:table-cell>
          <table:table-cell office:value-type="float" office:value="-2.11439391857252" calcext:value-type="float">
            <text:p>-2,11439391857252</text:p>
          </table:table-cell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office:value-type="float" office:value="-2.11734843294804" calcext:value-type="float">
            <text:p>-2,11734843294804</text:p>
          </table:table-cell>
        </table:table-row>
        <table:table-row table:style-name="ro1">
          <table:table-cell/>
          <table:table-cell office:value-type="float" office:value="0.931" calcext:value-type="float">
            <text:p>0,931</text:p>
          </table:table-cell>
          <table:table-cell office:value-type="float" office:value="-2.12029772225266" calcext:value-type="float">
            <text:p>-2,12029772225266</text:p>
          </table:table-cell>
        </table:table-row>
        <table:table-row table:style-name="ro1">
          <table:table-cell/>
          <table:table-cell office:value-type="float" office:value="0.932" calcext:value-type="float">
            <text:p>0,932</text:p>
          </table:table-cell>
          <table:table-cell office:value-type="float" office:value="-2.12324178139578" calcext:value-type="float">
            <text:p>-2,12324178139578</text:p>
          </table:table-cell>
        </table:table-row>
        <table:table-row table:style-name="ro1">
          <table:table-cell/>
          <table:table-cell office:value-type="float" office:value="0.933" calcext:value-type="float">
            <text:p>0,933</text:p>
          </table:table-cell>
          <table:table-cell office:value-type="float" office:value="-2.12618060531413" calcext:value-type="float">
            <text:p>-2,12618060531413</text:p>
          </table:table-cell>
        </table:table-row>
        <table:table-row table:style-name="ro1">
          <table:table-cell/>
          <table:table-cell office:value-type="float" office:value="0.934" calcext:value-type="float">
            <text:p>0,934</text:p>
          </table:table-cell>
          <table:table-cell office:value-type="float" office:value="-2.12911418897168" calcext:value-type="float">
            <text:p>-2,12911418897168</text:p>
          </table:table-cell>
        </table:table-row>
        <table:table-row table:style-name="ro1">
          <table:table-cell/>
          <table:table-cell office:value-type="float" office:value="0.935" calcext:value-type="float">
            <text:p>0,935</text:p>
          </table:table-cell>
          <table:table-cell office:value-type="float" office:value="-2.13204252735964" calcext:value-type="float">
            <text:p>-2,13204252735964</text:p>
          </table:table-cell>
        </table:table-row>
        <table:table-row table:style-name="ro1">
          <table:table-cell/>
          <table:table-cell office:value-type="float" office:value="0.936" calcext:value-type="float">
            <text:p>0,936</text:p>
          </table:table-cell>
          <table:table-cell office:value-type="float" office:value="-2.13496561549641" calcext:value-type="float">
            <text:p>-2,13496561549641</text:p>
          </table:table-cell>
        </table:table-row>
        <table:table-row table:style-name="ro1">
          <table:table-cell/>
          <table:table-cell office:value-type="float" office:value="0.937" calcext:value-type="float">
            <text:p>0,937</text:p>
          </table:table-cell>
          <table:table-cell office:value-type="float" office:value="-2.13788344842747" calcext:value-type="float">
            <text:p>-2,13788344842747</text:p>
          </table:table-cell>
        </table:table-row>
        <table:table-row table:style-name="ro1">
          <table:table-cell/>
          <table:table-cell office:value-type="float" office:value="0.938" calcext:value-type="float">
            <text:p>0,938</text:p>
          </table:table-cell>
          <table:table-cell office:value-type="float" office:value="-2.14079602122537" calcext:value-type="float">
            <text:p>-2,14079602122537</text:p>
          </table:table-cell>
        </table:table-row>
        <table:table-row table:style-name="ro1">
          <table:table-cell/>
          <table:table-cell office:value-type="float" office:value="0.939" calcext:value-type="float">
            <text:p>0,939</text:p>
          </table:table-cell>
          <table:table-cell office:value-type="float" office:value="-2.14370332898971" calcext:value-type="float">
            <text:p>-2,14370332898971</text:p>
          </table:table-cell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office:value-type="float" office:value="-2.14660536684701" calcext:value-type="float">
            <text:p>-2,14660536684701</text:p>
          </table:table-cell>
        </table:table-row>
        <table:table-row table:style-name="ro1">
          <table:table-cell/>
          <table:table-cell office:value-type="float" office:value="0.941" calcext:value-type="float">
            <text:p>0,941</text:p>
          </table:table-cell>
          <table:table-cell office:value-type="float" office:value="-2.14950212995072" calcext:value-type="float">
            <text:p>-2,14950212995072</text:p>
          </table:table-cell>
        </table:table-row>
        <table:table-row table:style-name="ro1">
          <table:table-cell/>
          <table:table-cell office:value-type="float" office:value="0.942" calcext:value-type="float">
            <text:p>0,942</text:p>
          </table:table-cell>
          <table:table-cell office:value-type="float" office:value="-2.15239361348116" calcext:value-type="float">
            <text:p>-2,15239361348116</text:p>
          </table:table-cell>
        </table:table-row>
        <table:table-row table:style-name="ro1">
          <table:table-cell/>
          <table:table-cell office:value-type="float" office:value="0.943" calcext:value-type="float">
            <text:p>0,943</text:p>
          </table:table-cell>
          <table:table-cell office:value-type="float" office:value="-2.15527981264545" calcext:value-type="float">
            <text:p>-2,15527981264545</text:p>
          </table:table-cell>
        </table:table-row>
        <table:table-row table:style-name="ro1">
          <table:table-cell/>
          <table:table-cell office:value-type="float" office:value="0.944" calcext:value-type="float">
            <text:p>0,944</text:p>
          </table:table-cell>
          <table:table-cell office:value-type="float" office:value="-2.15816072267747" calcext:value-type="float">
            <text:p>-2,15816072267747</text:p>
          </table:table-cell>
        </table:table-row>
        <table:table-row table:style-name="ro1">
          <table:table-cell/>
          <table:table-cell office:value-type="float" office:value="0.945" calcext:value-type="float">
            <text:p>0,945</text:p>
          </table:table-cell>
          <table:table-cell office:value-type="float" office:value="-2.16103633883783" calcext:value-type="float">
            <text:p>-2,16103633883783</text:p>
          </table:table-cell>
        </table:table-row>
        <table:table-row table:style-name="ro1">
          <table:table-cell/>
          <table:table-cell office:value-type="float" office:value="0.946" calcext:value-type="float">
            <text:p>0,946</text:p>
          </table:table-cell>
          <table:table-cell office:value-type="float" office:value="-2.16390665641375" calcext:value-type="float">
            <text:p>-2,16390665641375</text:p>
          </table:table-cell>
        </table:table-row>
        <table:table-row table:style-name="ro1">
          <table:table-cell/>
          <table:table-cell office:value-type="float" office:value="0.947" calcext:value-type="float">
            <text:p>0,947</text:p>
          </table:table-cell>
          <table:table-cell office:value-type="float" office:value="-2.16677167071912" calcext:value-type="float">
            <text:p>-2,16677167071912</text:p>
          </table:table-cell>
        </table:table-row>
        <table:table-row table:style-name="ro1">
          <table:table-cell/>
          <table:table-cell office:value-type="float" office:value="0.948" calcext:value-type="float">
            <text:p>0,948</text:p>
          </table:table-cell>
          <table:table-cell office:value-type="float" office:value="-2.16963137709434" calcext:value-type="float">
            <text:p>-2,16963137709434</text:p>
          </table:table-cell>
        </table:table-row>
        <table:table-row table:style-name="ro1">
          <table:table-cell/>
          <table:table-cell office:value-type="float" office:value="0.949" calcext:value-type="float">
            <text:p>0,949</text:p>
          </table:table-cell>
          <table:table-cell office:value-type="float" office:value="-2.17248577090634" calcext:value-type="float">
            <text:p>-2,17248577090634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-2.1753348475485" calcext:value-type="float">
            <text:p>-2,1753348475485</text:p>
          </table:table-cell>
        </table:table-row>
        <table:table-row table:style-name="ro1">
          <table:table-cell/>
          <table:table-cell office:value-type="float" office:value="0.951" calcext:value-type="float">
            <text:p>0,951</text:p>
          </table:table-cell>
          <table:table-cell office:value-type="float" office:value="-2.17817860244061" calcext:value-type="float">
            <text:p>-2,17817860244061</text:p>
          </table:table-cell>
        </table:table-row>
        <table:table-row table:style-name="ro1">
          <table:table-cell/>
          <table:table-cell office:value-type="float" office:value="0.952" calcext:value-type="float">
            <text:p>0,952</text:p>
          </table:table-cell>
          <table:table-cell office:value-type="float" office:value="-2.1810170310288" calcext:value-type="float">
            <text:p>-2,1810170310288</text:p>
          </table:table-cell>
        </table:table-row>
        <table:table-row table:style-name="ro1">
          <table:table-cell/>
          <table:table-cell office:value-type="float" office:value="0.953" calcext:value-type="float">
            <text:p>0,953</text:p>
          </table:table-cell>
          <table:table-cell office:value-type="float" office:value="-2.18385012878553" calcext:value-type="float">
            <text:p>-2,18385012878553</text:p>
          </table:table-cell>
        </table:table-row>
        <table:table-row table:style-name="ro1">
          <table:table-cell/>
          <table:table-cell office:value-type="float" office:value="0.954" calcext:value-type="float">
            <text:p>0,954</text:p>
          </table:table-cell>
          <table:table-cell office:value-type="float" office:value="-2.18667789120949" calcext:value-type="float">
            <text:p>-2,18667789120949</text:p>
          </table:table-cell>
        </table:table-row>
        <table:table-row table:style-name="ro1">
          <table:table-cell/>
          <table:table-cell office:value-type="float" office:value="0.955" calcext:value-type="float">
            <text:p>0,955</text:p>
          </table:table-cell>
          <table:table-cell office:value-type="float" office:value="-2.18950031382561" calcext:value-type="float">
            <text:p>-2,18950031382561</text:p>
          </table:table-cell>
        </table:table-row>
        <table:table-row table:style-name="ro1">
          <table:table-cell/>
          <table:table-cell office:value-type="float" office:value="0.956" calcext:value-type="float">
            <text:p>0,956</text:p>
          </table:table-cell>
          <table:table-cell office:value-type="float" office:value="-2.19231739218493" calcext:value-type="float">
            <text:p>-2,19231739218493</text:p>
          </table:table-cell>
        </table:table-row>
        <table:table-row table:style-name="ro1">
          <table:table-cell/>
          <table:table-cell office:value-type="float" office:value="0.957" calcext:value-type="float">
            <text:p>0,957</text:p>
          </table:table-cell>
          <table:table-cell office:value-type="float" office:value="-2.19512912186463" calcext:value-type="float">
            <text:p>-2,19512912186463</text:p>
          </table:table-cell>
        </table:table-row>
        <table:table-row table:style-name="ro1">
          <table:table-cell/>
          <table:table-cell office:value-type="float" office:value="0.958" calcext:value-type="float">
            <text:p>0,958</text:p>
          </table:table-cell>
          <table:table-cell office:value-type="float" office:value="-2.19793549846794" calcext:value-type="float">
            <text:p>-2,19793549846794</text:p>
          </table:table-cell>
        </table:table-row>
        <table:table-row table:style-name="ro1">
          <table:table-cell/>
          <table:table-cell office:value-type="float" office:value="0.959" calcext:value-type="float">
            <text:p>0,959</text:p>
          </table:table-cell>
          <table:table-cell office:value-type="float" office:value="-2.20073651762408" calcext:value-type="float">
            <text:p>-2,20073651762408</text:p>
          </table:table-cell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office:value-type="float" office:value="-2.20353217498824" calcext:value-type="float">
            <text:p>-2,20353217498824</text:p>
          </table:table-cell>
        </table:table-row>
        <table:table-row table:style-name="ro1">
          <table:table-cell/>
          <table:table-cell office:value-type="float" office:value="0.961" calcext:value-type="float">
            <text:p>0,961</text:p>
          </table:table-cell>
          <table:table-cell office:value-type="float" office:value="-2.2063224662415" calcext:value-type="float">
            <text:p>-2,2063224662415</text:p>
          </table:table-cell>
        </table:table-row>
        <table:table-row table:style-name="ro1">
          <table:table-cell/>
          <table:table-cell office:value-type="float" office:value="0.962" calcext:value-type="float">
            <text:p>0,962</text:p>
          </table:table-cell>
          <table:table-cell office:value-type="float" office:value="-2.20910738709081" calcext:value-type="float">
            <text:p>-2,20910738709081</text:p>
          </table:table-cell>
        </table:table-row>
        <table:table-row table:style-name="ro1">
          <table:table-cell/>
          <table:table-cell office:value-type="float" office:value="0.963" calcext:value-type="float">
            <text:p>0,963</text:p>
          </table:table-cell>
          <table:table-cell office:value-type="float" office:value="-2.21188693326893" calcext:value-type="float">
            <text:p>-2,21188693326893</text:p>
          </table:table-cell>
        </table:table-row>
        <table:table-row table:style-name="ro1">
          <table:table-cell/>
          <table:table-cell office:value-type="float" office:value="0.964" calcext:value-type="float">
            <text:p>0,964</text:p>
          </table:table-cell>
          <table:table-cell office:value-type="float" office:value="-2.21466110053435" calcext:value-type="float">
            <text:p>-2,21466110053435</text:p>
          </table:table-cell>
        </table:table-row>
        <table:table-row table:style-name="ro1">
          <table:table-cell/>
          <table:table-cell office:value-type="float" office:value="0.965" calcext:value-type="float">
            <text:p>0,965</text:p>
          </table:table-cell>
          <table:table-cell office:value-type="float" office:value="-2.2174298846713" calcext:value-type="float">
            <text:p>-2,2174298846713</text:p>
          </table:table-cell>
        </table:table-row>
        <table:table-row table:style-name="ro1">
          <table:table-cell/>
          <table:table-cell office:value-type="float" office:value="0.966" calcext:value-type="float">
            <text:p>0,966</text:p>
          </table:table-cell>
          <table:table-cell office:value-type="float" office:value="-2.22019328148965" calcext:value-type="float">
            <text:p>-2,22019328148965</text:p>
          </table:table-cell>
        </table:table-row>
        <table:table-row table:style-name="ro1">
          <table:table-cell/>
          <table:table-cell office:value-type="float" office:value="0.967" calcext:value-type="float">
            <text:p>0,967</text:p>
          </table:table-cell>
          <table:table-cell office:value-type="float" office:value="-2.22295128682487" calcext:value-type="float">
            <text:p>-2,22295128682487</text:p>
          </table:table-cell>
        </table:table-row>
        <table:table-row table:style-name="ro1">
          <table:table-cell/>
          <table:table-cell office:value-type="float" office:value="0.968" calcext:value-type="float">
            <text:p>0,968</text:p>
          </table:table-cell>
          <table:table-cell office:value-type="float" office:value="-2.22570389653801" calcext:value-type="float">
            <text:p>-2,22570389653801</text:p>
          </table:table-cell>
        </table:table-row>
        <table:table-row table:style-name="ro1">
          <table:table-cell/>
          <table:table-cell office:value-type="float" office:value="0.969" calcext:value-type="float">
            <text:p>0,969</text:p>
          </table:table-cell>
          <table:table-cell office:value-type="float" office:value="-2.2284511065156" calcext:value-type="float">
            <text:p>-2,2284511065156</text:p>
          </table:table-cell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office:value-type="float" office:value="-2.23119291266966" calcext:value-type="float">
            <text:p>-2,23119291266966</text:p>
          </table:table-cell>
        </table:table-row>
        <table:table-row table:style-name="ro1">
          <table:table-cell/>
          <table:table-cell office:value-type="float" office:value="0.971" calcext:value-type="float">
            <text:p>0,971</text:p>
          </table:table-cell>
          <table:table-cell office:value-type="float" office:value="-2.23392931093761" calcext:value-type="float">
            <text:p>-2,23392931093761</text:p>
          </table:table-cell>
        </table:table-row>
        <table:table-row table:style-name="ro1">
          <table:table-cell/>
          <table:table-cell office:value-type="float" office:value="0.972" calcext:value-type="float">
            <text:p>0,972</text:p>
          </table:table-cell>
          <table:table-cell office:value-type="float" office:value="-2.23666029728222" calcext:value-type="float">
            <text:p>-2,23666029728222</text:p>
          </table:table-cell>
        </table:table-row>
        <table:table-row table:style-name="ro1">
          <table:table-cell/>
          <table:table-cell office:value-type="float" office:value="0.973" calcext:value-type="float">
            <text:p>0,973</text:p>
          </table:table-cell>
          <table:table-cell office:value-type="float" office:value="-2.23938586769158" calcext:value-type="float">
            <text:p>-2,23938586769158</text:p>
          </table:table-cell>
        </table:table-row>
        <table:table-row table:style-name="ro1">
          <table:table-cell/>
          <table:table-cell office:value-type="float" office:value="0.974" calcext:value-type="float">
            <text:p>0,974</text:p>
          </table:table-cell>
          <table:table-cell office:value-type="float" office:value="-2.24210601817905" calcext:value-type="float">
            <text:p>-2,24210601817905</text:p>
          </table:table-cell>
        </table:table-row>
        <table:table-row table:style-name="ro1">
          <table:table-cell/>
          <table:table-cell office:value-type="float" office:value="0.975" calcext:value-type="float">
            <text:p>0,975</text:p>
          </table:table-cell>
          <table:table-cell office:value-type="float" office:value="-2.2448207447832" calcext:value-type="float">
            <text:p>-2,2448207447832</text:p>
          </table:table-cell>
        </table:table-row>
        <table:table-row table:style-name="ro1">
          <table:table-cell/>
          <table:table-cell office:value-type="float" office:value="0.976" calcext:value-type="float">
            <text:p>0,976</text:p>
          </table:table-cell>
          <table:table-cell office:value-type="float" office:value="-2.24753004356775" calcext:value-type="float">
            <text:p>-2,24753004356775</text:p>
          </table:table-cell>
        </table:table-row>
        <table:table-row table:style-name="ro1">
          <table:table-cell/>
          <table:table-cell office:value-type="float" office:value="0.977" calcext:value-type="float">
            <text:p>0,977</text:p>
          </table:table-cell>
          <table:table-cell office:value-type="float" office:value="-2.25023391062155" calcext:value-type="float">
            <text:p>-2,25023391062155</text:p>
          </table:table-cell>
        </table:table-row>
        <table:table-row table:style-name="ro1">
          <table:table-cell/>
          <table:table-cell office:value-type="float" office:value="0.978" calcext:value-type="float">
            <text:p>0,978</text:p>
          </table:table-cell>
          <table:table-cell office:value-type="float" office:value="-2.25293234205853" calcext:value-type="float">
            <text:p>-2,25293234205853</text:p>
          </table:table-cell>
        </table:table-row>
        <table:table-row table:style-name="ro1">
          <table:table-cell/>
          <table:table-cell office:value-type="float" office:value="0.979" calcext:value-type="float">
            <text:p>0,979</text:p>
          </table:table-cell>
          <table:table-cell office:value-type="float" office:value="-2.25562533401762" calcext:value-type="float">
            <text:p>-2,25562533401762</text:p>
          </table:table-cell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office:value-type="float" office:value="-2.25831288266273" calcext:value-type="float">
            <text:p>-2,25831288266273</text:p>
          </table:table-cell>
        </table:table-row>
        <table:table-row table:style-name="ro1">
          <table:table-cell/>
          <table:table-cell office:value-type="float" office:value="0.981" calcext:value-type="float">
            <text:p>0,981</text:p>
          </table:table-cell>
          <table:table-cell office:value-type="float" office:value="-2.26099498418267" calcext:value-type="float">
            <text:p>-2,26099498418267</text:p>
          </table:table-cell>
        </table:table-row>
        <table:table-row table:style-name="ro1">
          <table:table-cell/>
          <table:table-cell office:value-type="float" office:value="0.982" calcext:value-type="float">
            <text:p>0,982</text:p>
          </table:table-cell>
          <table:table-cell office:value-type="float" office:value="-2.26367163479115" calcext:value-type="float">
            <text:p>-2,26367163479115</text:p>
          </table:table-cell>
        </table:table-row>
        <table:table-row table:style-name="ro1">
          <table:table-cell/>
          <table:table-cell office:value-type="float" office:value="0.983" calcext:value-type="float">
            <text:p>0,983</text:p>
          </table:table-cell>
          <table:table-cell office:value-type="float" office:value="-2.26634283072669" calcext:value-type="float">
            <text:p>-2,26634283072669</text:p>
          </table:table-cell>
        </table:table-row>
        <table:table-row table:style-name="ro1">
          <table:table-cell/>
          <table:table-cell office:value-type="float" office:value="0.984" calcext:value-type="float">
            <text:p>0,984</text:p>
          </table:table-cell>
          <table:table-cell office:value-type="float" office:value="-2.26900856825259" calcext:value-type="float">
            <text:p>-2,26900856825259</text:p>
          </table:table-cell>
        </table:table-row>
        <table:table-row table:style-name="ro1">
          <table:table-cell/>
          <table:table-cell office:value-type="float" office:value="0.985" calcext:value-type="float">
            <text:p>0,985</text:p>
          </table:table-cell>
          <table:table-cell office:value-type="float" office:value="-2.27166884365687" calcext:value-type="float">
            <text:p>-2,27166884365687</text:p>
          </table:table-cell>
        </table:table-row>
        <table:table-row table:style-name="ro1">
          <table:table-cell/>
          <table:table-cell office:value-type="float" office:value="0.986" calcext:value-type="float">
            <text:p>0,986</text:p>
          </table:table-cell>
          <table:table-cell office:value-type="float" office:value="-2.27432365325225" calcext:value-type="float">
            <text:p>-2,27432365325225</text:p>
          </table:table-cell>
        </table:table-row>
        <table:table-row table:style-name="ro1">
          <table:table-cell/>
          <table:table-cell office:value-type="float" office:value="0.987" calcext:value-type="float">
            <text:p>0,987</text:p>
          </table:table-cell>
          <table:table-cell office:value-type="float" office:value="-2.27697299337604" calcext:value-type="float">
            <text:p>-2,27697299337604</text:p>
          </table:table-cell>
        </table:table-row>
        <table:table-row table:style-name="ro1">
          <table:table-cell/>
          <table:table-cell office:value-type="float" office:value="0.988" calcext:value-type="float">
            <text:p>0,988</text:p>
          </table:table-cell>
          <table:table-cell office:value-type="float" office:value="-2.27961686039018" calcext:value-type="float">
            <text:p>-2,27961686039018</text:p>
          </table:table-cell>
        </table:table-row>
        <table:table-row table:style-name="ro1">
          <table:table-cell/>
          <table:table-cell office:value-type="float" office:value="0.989" calcext:value-type="float">
            <text:p>0,989</text:p>
          </table:table-cell>
          <table:table-cell office:value-type="float" office:value="-2.28225525068111" calcext:value-type="float">
            <text:p>-2,28225525068111</text:p>
          </table:table-cell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office:value-type="float" office:value="-2.28488816065976" calcext:value-type="float">
            <text:p>-2,28488816065976</text:p>
          </table:table-cell>
        </table:table-row>
        <table:table-row table:style-name="ro1">
          <table:table-cell/>
          <table:table-cell office:value-type="float" office:value="0.991" calcext:value-type="float">
            <text:p>0,991</text:p>
          </table:table-cell>
          <table:table-cell office:value-type="float" office:value="-2.28751558676152" calcext:value-type="float">
            <text:p>-2,28751558676152</text:p>
          </table:table-cell>
        </table:table-row>
        <table:table-row table:style-name="ro1">
          <table:table-cell/>
          <table:table-cell office:value-type="float" office:value="0.992" calcext:value-type="float">
            <text:p>0,992</text:p>
          </table:table-cell>
          <table:table-cell office:value-type="float" office:value="-2.29013752544614" calcext:value-type="float">
            <text:p>-2,29013752544614</text:p>
          </table:table-cell>
        </table:table-row>
        <table:table-row table:style-name="ro1">
          <table:table-cell/>
          <table:table-cell office:value-type="float" office:value="0.993" calcext:value-type="float">
            <text:p>0,993</text:p>
          </table:table-cell>
          <table:table-cell office:value-type="float" office:value="-2.29275397319772" calcext:value-type="float">
            <text:p>-2,29275397319772</text:p>
          </table:table-cell>
        </table:table-row>
        <table:table-row table:style-name="ro1">
          <table:table-cell/>
          <table:table-cell office:value-type="float" office:value="0.994" calcext:value-type="float">
            <text:p>0,994</text:p>
          </table:table-cell>
          <table:table-cell office:value-type="float" office:value="-2.29536492652468" calcext:value-type="float">
            <text:p>-2,29536492652468</text:p>
          </table:table-cell>
        </table:table-row>
        <table:table-row table:style-name="ro1">
          <table:table-cell/>
          <table:table-cell office:value-type="float" office:value="0.995" calcext:value-type="float">
            <text:p>0,995</text:p>
          </table:table-cell>
          <table:table-cell office:value-type="float" office:value="-2.29797038195965" calcext:value-type="float">
            <text:p>-2,29797038195965</text:p>
          </table:table-cell>
        </table:table-row>
        <table:table-row table:style-name="ro1">
          <table:table-cell/>
          <table:table-cell office:value-type="float" office:value="0.996" calcext:value-type="float">
            <text:p>0,996</text:p>
          </table:table-cell>
          <table:table-cell office:value-type="float" office:value="-2.30057033605947" calcext:value-type="float">
            <text:p>-2,30057033605947</text:p>
          </table:table-cell>
        </table:table-row>
        <table:table-row table:style-name="ro1">
          <table:table-cell/>
          <table:table-cell office:value-type="float" office:value="0.997" calcext:value-type="float">
            <text:p>0,997</text:p>
          </table:table-cell>
          <table:table-cell office:value-type="float" office:value="-2.30316478540513" calcext:value-type="float">
            <text:p>-2,30316478540513</text:p>
          </table:table-cell>
        </table:table-row>
        <table:table-row table:style-name="ro1">
          <table:table-cell/>
          <table:table-cell office:value-type="float" office:value="0.998" calcext:value-type="float">
            <text:p>0,998</text:p>
          </table:table-cell>
          <table:table-cell office:value-type="float" office:value="-2.30575372660174" calcext:value-type="float">
            <text:p>-2,30575372660174</text:p>
          </table:table-cell>
        </table:table-row>
        <table:table-row table:style-name="ro1">
          <table:table-cell/>
          <table:table-cell office:value-type="float" office:value="0.999" calcext:value-type="float">
            <text:p>0,999</text:p>
          </table:table-cell>
          <table:table-cell office:value-type="float" office:value="-2.30833715627844" calcext:value-type="float">
            <text:p>-2,308337156278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31091507108838" calcext:value-type="float">
            <text:p>-2,31091507108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7T20:46:59.977041300</dc:date>
    <meta:editing-duration>PT1M12S</meta:editing-duration>
    <meta:editing-cycles>1</meta:editing-cycles>
    <meta:document-statistic meta:table-count="1" meta:cell-count="2002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2cm" svg:y="4.201cm" style:legend-expansion="high" chart:style-name="ch2"/>
        <chart:plot-area chart:style-name="ch3" svg:x="0.32cm" svg:y="0.18cm" svg:width="12.582cm" svg:height="8.64cm">
          <chart:coordinate-region svg:x="1.164cm" svg:y="0.379cm" svg:width="11.49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:results.C1001" chart:class="chart:scatter">
            <chart:domain table:cell-range-address="results.B1:results.B1001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B1:results.B1001</svg:desc>
                </draw:g>
              </table:table-cell>
              <table:table-cell office:value-type="float" office:value="1">
                <text:p>1</text:p>
                <draw:g>
                  <svg:desc>results.C1:results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999990009996">
                <text:p>0.99999000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999960079936019">
                <text:p>0.999960079936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999910269676154">
                <text:p>0.999910269676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999840638976664">
                <text:p>0.99984063897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999751247502047">
                <text:p>0.999751247502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999642154821123">
                <text:p>0.999642154821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999513420407111">
                <text:p>0.999513420407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999365103637713">
                <text:p>0.999365103637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999197263795191">
                <text:p>0.999197263795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999009960066449">
                <text:p>0.999009960066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998803251543114">
                <text:p>0.998803251543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998577197221615">
                <text:p>0.998577197221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0.998331856003267">
                <text:p>0.998331856003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998067286694346">
                <text:p>0.998067286694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.997783548006175">
                <text:p>0.997783548006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997480698555202">
                <text:p>0.997480698555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.997158796863082">
                <text:p>0.997158796863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996817901356756">
                <text:p>0.996817901356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996458070368536">
                <text:p>0.996458070368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996079362136179">
                <text:p>0.996079362136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.995681834802978">
                <text:p>0.99568183480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.995265546417834">
                <text:p>0.995265546417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.99483055493534">
                <text:p>0.99483055493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.994376918215864">
                <text:p>0.994376918215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.99390469402563">
                <text:p>0.99390469402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993413940036797">
                <text:p>0.993413940036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.992904713827542">
                <text:p>0.992904713827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99237707288214">
                <text:p>0.99237707288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0.99183107459105">
                <text:p>0.99183107459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991266776250989">
                <text:p>0.991266776250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99068423506502">
                <text:p>0.99068423506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.99008350814263">
                <text:p>0.99008350814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989464652499814">
                <text:p>0.989464652499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988827725059153">
                <text:p>0.988827725059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.988172782649902">
                <text:p>0.988172782649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987499882008064">
                <text:p>0.987499882008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.98680907977648">
                <text:p>0.98680907977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.986100432504902">
                <text:p>0.98610043250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985373996650084">
                <text:p>0.985373996650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984629828575857">
                <text:p>0.984629828575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.983867984553214">
                <text:p>0.983867984553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.983088520760392">
                <text:p>0.983088520760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.982291493282955">
                <text:p>0.982291493282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.981476958113872">
                <text:p>0.981476958113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.980644971153604">
                <text:p>0.980644971153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.979795588210184">
                <text:p>0.979795588210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.9789288649993">
                <text:p>0.97892886499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.978044857144377">
                <text:p>0.978044857144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977143620176657">
                <text:p>0.977143620176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0.976225209535286">
                <text:p>0.976225209535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.975289680567393">
                <text:p>0.975289680567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.974337088528175">
                <text:p>0.9743370885281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0.973367488580977">
                <text:p>0.973367488580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972380935797374">
                <text:p>0.972380935797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971377485157258">
                <text:p>0.971377485157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970357191548916">
                <text:p>0.970357191548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0.969320109769117">
                <text:p>0.969320109769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968266294523188">
                <text:p>0.968266294523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0.967195800425105">
                <text:p>0.967195800425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0.96610868199757">
                <text:p>0.96610868199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0.965004993672096">
                <text:p>0.965004993672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963884789789088">
                <text:p>0.963884789789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962748124597931">
                <text:p>0.962748124597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0.961595052257066">
                <text:p>0.961595052257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0.960425626834077">
                <text:p>0.960425626834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0.959239902305774">
                <text:p>0.9592399023057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0.958037932558275">
                <text:p>0.958037932558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0.956819771387089">
                <text:p>0.956819771387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0.955585472497201">
                <text:p>0.955585472497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0.954335089503152">
                <text:p>0.954335089503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0.953068675929125">
                <text:p>0.953068675929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0.951786285209026">
                <text:p>0.9517862852090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0.950487970686569">
                <text:p>0.950487970686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0.94917378561536">
                <text:p>0.94917378561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0.947843783158976">
                <text:p>0.947843783158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0.946498016391053">
                <text:p>0.946498016391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0.945136538295368">
                <text:p>0.945136538295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0.943759401765921">
                <text:p>0.9437594017659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0.942366659607021">
                <text:p>0.942366659607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0.940958364533366">
                <text:p>0.940958364533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0.93953456917013">
                <text:p>0.93953456917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0.938095326053045">
                <text:p>0.938095326053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0.936640687628484">
                <text:p>0.936640687628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0.935170706253545">
                <text:p>0.935170706253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0.933685434196135">
                <text:p>0.933685434196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0.932184923635054">
                <text:p>0.932184923635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0.930669226660078">
                <text:p>0.9306692266600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0.929138395272041">
                <text:p>0.929138395272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0.927592481382924">
                <text:p>0.9275924813829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0.926031536815932">
                <text:p>0.9260315368159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0.924455613305584">
                <text:p>0.924455613305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0.922864762497791">
                <text:p>0.922864762497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0.921259035949945">
                <text:p>0.921259035949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0.919638485131">
                <text:p>0.919638485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0.918003161421556">
                <text:p>0.918003161421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0.916353116113944">
                <text:p>0.916353116113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0.91468840041231">
                <text:p>0.91468840041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0.913009065432696">
                <text:p>0.913009065432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0.91131516220313">
                <text:p>0.91131516220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909606741663703">
                <text:p>0.9096067416637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0.907883854666658">
                <text:p>0.907883854666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0.906146551976473">
                <text:p>0.906146551976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0.904394884269943">
                <text:p>0.9043948842699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0.902628902136267">
                <text:p>0.902628902136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0.900848656077131">
                <text:p>0.9008486560771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0.899054196506791">
                <text:p>0.89905419650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0.897245573752158">
                <text:p>0.897245573752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0.895422838052883">
                <text:p>0.895422838052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0.893586039561441">
                <text:p>0.8935860395614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0.891735228343214">
                <text:p>0.891735228343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0.889870454376577">
                <text:p>0.8898704543765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0.88799176755298">
                <text:p>0.887991767552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0.886099217677035">
                <text:p>0.886099217677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0.884192854466598">
                <text:p>0.884192854466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0.882272727552855">
                <text:p>0.882272727552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0.880338886480406">
                <text:p>0.8803388864804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0.878391380707348">
                <text:p>0.878391380707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0.876430259605361">
                <text:p>0.8764302596053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0.874455572459792">
                <text:p>0.874455572459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0.87246736846974">
                <text:p>0.87246736846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0.870465696748138">
                <text:p>0.870465696748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0.868450606321842">
                <text:p>0.8684506063218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0.866422146131709">
                <text:p>0.8664221461317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0.864380365032689">
                <text:p>0.864380365032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862325311793904">
                <text:p>0.862325311793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0.860257035098734">
                <text:p>0.860257035098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0.858175583544902">
                <text:p>0.8581755835449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0.85608100564456">
                <text:p>0.856081005644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0.85397334982437">
                <text:p>0.85397334982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0.851852664425591">
                <text:p>0.851852664425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0.849718997704165">
                <text:p>0.849718997704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0.847572397830797">
                <text:p>0.8475723978307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0.845412912891045">
                <text:p>0.845412912891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0.843240590885401">
                <text:p>0.8432405908854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0.841055479729377">
                <text:p>0.8410554797293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0.838857627253589">
                <text:p>0.8388576272535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0.836647081203843">
                <text:p>0.836647081203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0.83442388924122">
                <text:p>0.83442388924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0.832188098942156">
                <text:p>0.8321880989421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829939757798534">
                <text:p>0.829939757798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0.827678913217763">
                <text:p>0.8276789132177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0.825405612522866">
                <text:p>0.825405612522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0.823119902952564">
                <text:p>0.823119902952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0.820821831661358">
                <text:p>0.8208218316613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0.818511445719619">
                <text:p>0.8185114457196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0.816188792113669">
                <text:p>0.816188792113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0.813853917745866">
                <text:p>0.8138539177458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0.81150686943469">
                <text:p>0.81150686943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0.809147693914829">
                <text:p>0.8091476939148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0.806776437837259">
                <text:p>0.806776437837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0.804393147769336">
                <text:p>0.8043931477693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0.801997870194874">
                <text:p>0.801997870194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0.799590651514235">
                <text:p>0.799590651514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0.797171538044409">
                <text:p>0.7971715380444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0.794740576019105">
                <text:p>0.794740576019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0.79229781158883">
                <text:p>0.792297811588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0.789843290820977">
                <text:p>0.7898432908209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0.78737705969991">
                <text:p>0.78737705969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0.784899164127046">
                <text:p>0.7848991641270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0.782409649920946">
                <text:p>0.7824096499209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0.779908562817393">
                <text:p>0.7799085628173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0.77739594846948">
                <text:p>0.777395948469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0.774871852447696">
                <text:p>0.7748718524476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0.772336320240009">
                <text:p>0.7723363202400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0.769789397251953">
                <text:p>0.7697893972519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0.76723112880671">
                <text:p>0.767231128806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0.764661560145198">
                <text:p>0.764661560145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0.762080736426154">
                <text:p>0.762080736426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0.75948870272622">
                <text:p>0.75948870272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0.756885504040027">
                <text:p>0.756885504040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0.754271185280281">
                <text:p>0.754271185280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0.751645791277847">
                <text:p>0.751645791277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0.749009366781834">
                <text:p>0.749009366781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0.746361956459682">
                <text:p>0.746361956459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0.743703604897245">
                <text:p>0.743703604897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0.741034356598875">
                <text:p>0.741034356598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0.738354255987509">
                <text:p>0.738354255987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0.735663347404755">
                <text:p>0.735663347404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0.732961675110973">
                <text:p>0.732961675110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0.730249283285364">
                <text:p>0.730249283285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0.727526216026052">
                <text:p>0.7275262160260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0.724792517350171">
                <text:p>0.7247925173501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0.722048231193949">
                <text:p>0.7220482311939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0.719293401412795">
                <text:p>0.7192934014127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0.71652807178138">
                <text:p>0.716528071781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0.713752285993725">
                <text:p>0.7137522859937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0.710966087663285">
                <text:p>0.7109660876632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0.708169520323035">
                <text:p>0.7081695203230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0.705362627425555">
                <text:p>0.705362627425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0.702545452343112">
                <text:p>0.702545452343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0.699718038367748">
                <text:p>0.699718038367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0.696880428711365">
                <text:p>0.696880428711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0.694032666505809">
                <text:p>0.6940326665058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0.691174794802954">
                <text:p>0.6911747948029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0.68830685657479">
                <text:p>0.688306856574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0.685428894713505">
                <text:p>0.685428894713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0.682540952031571">
                <text:p>0.6825409520315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0.679643071261829">
                <text:p>0.6796430712618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0.676735295057574">
                <text:p>0.6767352950575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67381766599264">
                <text:p>0.673817665992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0.670890226561486">
                <text:p>0.6708902265614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0.667953019179279">
                <text:p>0.66795301917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0.665006086181979">
                <text:p>0.665006086181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0.662049469826427">
                <text:p>0.6620494698264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0.659083212290425">
                <text:p>0.659083212290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0.656107355672825">
                <text:p>0.6561073556728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0.653121941993613">
                <text:p>0.6531219419936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0.650127013193992">
                <text:p>0.650127013193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0.647122611136471">
                <text:p>0.647122611136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0.644108777604945">
                <text:p>0.6441087776049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0.641085554304783">
                <text:p>0.6410855543047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0.638052982862912">
                <text:p>0.6380529828629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0.635011104827902">
                <text:p>0.6350111048279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0.631959961670051">
                <text:p>0.6319599616700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0.62889959478147">
                <text:p>0.628899594781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0.625830045476167">
                <text:p>0.6258300454761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0.622751354990133">
                <text:p>0.622751354990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0.619663564481427">
                <text:p>0.6196635644814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0.616566715030258">
                <text:p>0.616566715030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0.613460847639075">
                <text:p>0.6134608476390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0.610346003232646">
                <text:p>0.6103460032326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0.607222222658148">
                <text:p>0.607222222658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0.604089546685248">
                <text:p>0.604089546685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0.60094801600619">
                <text:p>0.600948016006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0.597797671235879">
                <text:p>0.5977976712358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0.594638552911966">
                <text:p>0.5946385529119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0.591470701494932">
                <text:p>0.5914707014949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0.588294157368174">
                <text:p>0.5882941573681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0.585108960838089">
                <text:p>0.585108960838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0.581915152134159">
                <text:p>0.581915152134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0.578712771409036">
                <text:p>0.5787127714090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0.575501858738625">
                <text:p>0.575501858738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0.572282454122172">
                <text:p>0.572282454122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0.569054597482344">
                <text:p>0.5690545974823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0.565818328665321">
                <text:p>0.5658183286653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0.562573687440871">
                <text:p>0.562573687440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0.559320713502442">
                <text:p>0.5593207135024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0.556059446467246">
                <text:p>0.5560594464672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0.55278992587634">
                <text:p>0.552789925876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0.549512191194713">
                <text:p>0.5495121911947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0.546226281811371">
                <text:p>0.546226281811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0.54293223703942">
                <text:p>0.542932237039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0.539630096116152">
                <text:p>0.539630096116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0.536319898203129">
                <text:p>0.5363198982031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0.533001682386268">
                <text:p>0.5330016823862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0.529675487675925">
                <text:p>0.529675487675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0.526341353006979">
                <text:p>0.5263413530069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0.522999317238918">
                <text:p>0.5229993172389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0.519649419155921">
                <text:p>0.5196494191559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0.516291697466948">
                <text:p>0.5162916974669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0.512926190805817">
                <text:p>0.5129261908058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0.509552937731293">
                <text:p>0.509552937731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0.506171976727173">
                <text:p>0.5061719767271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0.502783346202367">
                <text:p>0.5027833462023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0.499387084490985">
                <text:p>0.4993870844909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0.495983229852423">
                <text:p>0.4959832298524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0.492571820471441">
                <text:p>0.4925718204714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0.489152894458255">
                <text:p>0.4891528944582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0.485726489848616">
                <text:p>0.4857264898486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0.482292644603898">
                <text:p>0.482292644603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0.478851396611178">
                <text:p>0.4788513966111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0.475402783683325">
                <text:p>0.4754027836833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0.471946843559081">
                <text:p>0.4719468435590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0.468483613903147">
                <text:p>0.4684836139031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0.465013132306265">
                <text:p>0.4650131323062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0.461535436285305">
                <text:p>0.461535436285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0.458050563283349">
                <text:p>0.4580505632833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0.454558550669773">
                <text:p>0.4545585506697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0.451059435740331">
                <text:p>0.4510594357403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0.447553255717244">
                <text:p>0.4475532557172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0.444040047749277">
                <text:p>0.4440400477492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0.440519848911829">
                <text:p>0.4405198489118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0.436992696207013">
                <text:p>0.4369926962070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0.433458626563745">
                <text:p>0.433458626563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0.429917676837821">
                <text:p>0.4299176768378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0.426369883812009">
                <text:p>0.426369883812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0.422815284196126">
                <text:p>0.422815284196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0.419253914627125">
                <text:p>0.419253914627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0.415685811669182">
                <text:p>0.415685811669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0.412111011813773">
                <text:p>0.4121110118137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0.408529551479764">
                <text:p>0.4085295514797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0.404941467013494">
                <text:p>0.4049414670134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0.401346794688854">
                <text:p>0.4013467946888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0.397745570707379">
                <text:p>0.3977455707073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0.394137831198322">
                <text:p>0.3941378311983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0.390523612218749">
                <text:p>0.3905236122187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0.386902949753612">
                <text:p>0.3869029497536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0.383275879715841">
                <text:p>0.3832758797158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0.379642437946423">
                <text:p>0.3796424379464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0.376002660214488">
                <text:p>0.3760026602144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0.372356582217391">
                <text:p>0.3723565822173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0.368704239580797">
                <text:p>0.3687042395807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0.365045667858766">
                <text:p>0.3650456678587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0.361380902533832">
                <text:p>0.3613809025338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0.357709979017093">
                <text:p>0.3577099790170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0.354032932648287">
                <text:p>0.3540329326482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0.350349798695883">
                <text:p>0.3503497986958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0.346660612357161">
                <text:p>0.3466606123571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0.342965408758295">
                <text:p>0.3429654087582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0.339264222954436">
                <text:p>0.3392642229544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0.335557089929801">
                <text:p>0.3355570899298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0.331844044597747">
                <text:p>0.3318440445977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0.328125121800863">
                <text:p>0.3281251218008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0.324400356311051">
                <text:p>0.3244003563110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0.320669782829604">
                <text:p>0.3206697828296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0.316933435987299">
                <text:p>0.3169334359872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0.313191350344471">
                <text:p>0.3131913503444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0.309443560391103">
                <text:p>0.3094435603911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0.305690100546906">
                <text:p>0.3056901005469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0.301931005161403">
                <text:p>0.3019310051614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0.298166308514012">
                <text:p>0.298166308514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0.294396044814129">
                <text:p>0.2943960448141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0.290620248201212">
                <text:p>0.2906202482012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0.286838952744864">
                <text:p>0.2868389527448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0.283052192444916">
                <text:p>0.2830521924449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0.279260001231509">
                <text:p>0.2792600012315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0.275462412965179">
                <text:p>0.2754624129651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0.271659461436937">
                <text:p>0.2716594614369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0.267851180368357">
                <text:p>0.2678511803683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0.264037603411653">
                <text:p>0.2640376034116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0.260218764149768">
                <text:p>0.2602187641497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0.256394696096452">
                <text:p>0.2563946960964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0.252565432696347">
                <text:p>0.2525654326963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0.248731007325069">
                <text:p>0.2487310073250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0.244891453289293">
                <text:p>0.2448914532892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0.241046803826834">
                <text:p>0.2410468038268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0.237197092106728">
                <text:p>0.2371970921067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0.233342351229321">
                <text:p>0.2333423512293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0.229482614226343">
                <text:p>0.2294826142263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0.225617914060998">
                <text:p>0.2256179140609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0.221748283628043">
                <text:p>0.221748283628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0.217873755753873">
                <text:p>0.2178737557538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0.213994363196601">
                <text:p>0.213994363196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0.21011013864614">
                <text:p>0.210110138646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0.206221114724291">
                <text:p>0.2062211147242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0.20232732398482">
                <text:p>0.202327323984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0.198428798913541">
                <text:p>0.1984287989135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0.194525571928403">
                <text:p>0.1945255719284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0.190617675379565">
                <text:p>0.190617675379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0.186705141549488">
                <text:p>0.1867051415494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0.182788002653006">
                <text:p>0.1827880026530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0.178866290837419">
                <text:p>0.1788662908374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0.174940038182569">
                <text:p>0.1749400381825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0.171009276700923">
                <text:p>0.1710092767009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0.167074038337658">
                <text:p>0.1670740383376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0.163134354970739">
                <text:p>0.1631343549707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0.159190258411005">
                <text:p>0.1591902584110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0.155241780402251">
                <text:p>0.1552417804022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0.151288952621306">
                <text:p>0.1512889526213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0.14733180667812">
                <text:p>0.147331806678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0.143370374115842">
                <text:p>0.143370374115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0.139404686410906">
                <text:p>0.1394046864109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0.13543477497311">
                <text:p>0.135434774973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0.131460671145699">
                <text:p>0.1314606711456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0.127482406205447">
                <text:p>0.1274824062054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0.123500011362738">
                <text:p>0.1235000113627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0.119513517761648">
                <text:p>0.1195135177616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0.11552295648003">
                <text:p>0.11552295648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0.111528358529591">
                <text:p>0.1115283585295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0.107529754855977">
                <text:p>0.1075297548559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0.103527176338852">
                <text:p>0.1035271763388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0.0995206537919833">
                <text:p>0.09952065379198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0.0955102179633198">
                <text:p>0.09551021796331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0.091495899535076">
                <text:p>0.0914958995350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0.0874777291238116">
                <text:p>0.08747772912381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0.0834557372805149">
                <text:p>0.08345573728051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0.0794299544906832">
                <text:p>0.07942995449068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0.0754004111744044">
                <text:p>0.07540041117440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0.0713671376864382">
                <text:p>0.0713671376864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0.0673301643162987">
                <text:p>0.06733016431629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0.0632895212883346">
                <text:p>0.06328952128833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0.0592452387618106">
                <text:p>0.05924523876181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0.0551973468309895">
                <text:p>0.05519734683098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0.0511458755252128">
                <text:p>0.05114587552521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0.0470908548089821">
                <text:p>0.04709085480898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0.0430323145820404">
                <text:p>0.04303231458204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0.0389702846794529">
                <text:p>0.03897028467945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0.0349047948716888">
                <text:p>0.03490479487168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0.0308358748647018">
                <text:p>0.03083587486470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0.0267635543000113">
                <text:p>0.02676355430001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0.0226878627547838">
                <text:p>0.02268786275478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0.0186088297419132">
                <text:p>0.01860882974191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0.0145264847101021">
                <text:p>0.01452648471010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0.010440857043943">
                <text:p>0.0104408570439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0.00635197606399875">
                <text:p>0.00635197606399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0.0022598710268837">
                <text:p>0.00225987102688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-0.00183542887465626">
                <text:p>-0.001835428874656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-0.0059338945116617">
                <text:p>-0.00593389451166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-0.0100354968188799">
                <text:p>-0.01003549681887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-0.0141402067946838">
                <text:p>-0.01414020679468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-0.0182479955009914">
                <text:p>-0.01824799550099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-0.0223588340631853">
                <text:p>-0.02235883406318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-0.0264726936700315">
                <text:p>-0.02647269367003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-0.0305895455735999">
                <text:p>-0.0305895455735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-0.0347093610891831">
                <text:p>-0.03470936108918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-0.0388321115952158">
                <text:p>-0.03883211159521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-0.0429577685331949">
                <text:p>-0.0429577685331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-0.0470863034075992">
                <text:p>-0.04708630340759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-0.051217687785808">
                <text:p>-0.0512176877858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-0.055351893298022">
                <text:p>-0.0553518932980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-0.0594888916371825">
                <text:p>-0.05948889163718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-0.0636286545588917">
                <text:p>-0.06362865455889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-0.0677711538813311">
                <text:p>-0.06777115388133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-0.0719163614851832">
                <text:p>-0.07191636148518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-0.0760642493135499">
                <text:p>-0.07606424931354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-0.0802147893718735">
                <text:p>-0.08021478937187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-0.0843679537278558">
                <text:p>-0.08436795372785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-0.0885237145113789">
                <text:p>-0.08852371451137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-0.0926820439144246">
                <text:p>-0.0926820439144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-0.0968429141909948">
                <text:p>-0.09684291419099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-0.101006297657032">
                <text:p>-0.1010062976570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-0.105172166690338">
                <text:p>-0.105172166690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-0.109340493730496">
                <text:p>-0.1093404937304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-0.113511251278791">
                <text:p>-0.1135112512787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-0.117684411898126">
                <text:p>-0.1176844118981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-0.121859948212949">
                <text:p>-0.1218599482129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-0.126037832909167">
                <text:p>-0.1260378329091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-0.130218038734072">
                <text:p>-0.130218038734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-0.134400538496256">
                <text:p>-0.1344005384962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-0.138585305065535">
                <text:p>-0.1385853050655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-0.14277231137287">
                <text:p>-0.142772311372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-0.146961530410285">
                <text:p>-0.1469615304102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-0.151152935230789">
                <text:p>-0.1511529352307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-0.155346498948297">
                <text:p>-0.1553464989482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-0.159542194737549">
                <text:p>-0.1595421947375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-0.163739995834035">
                <text:p>-0.1637399958340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-0.167939875533909">
                <text:p>-0.1679398755339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-0.172141807193916">
                <text:p>-0.172141807193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-0.176345764231311">
                <text:p>-0.176345764231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-0.180551720123777">
                <text:p>-0.1805517201237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-0.184759648409351">
                <text:p>-0.1847596484093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-0.188969522686339">
                <text:p>-0.1889695226863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-0.193181316613245">
                <text:p>-0.1931813166132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-0.197395003908683">
                <text:p>-0.1973950039086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-0.201610558351306">
                <text:p>-0.2016105583513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-0.205827953779721">
                <text:p>-0.2058279537797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-0.210047164092416">
                <text:p>-0.2100471640924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-0.214268163247675">
                <text:p>-0.2142681632476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-0.218490925263504">
                <text:p>-0.2184909252635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-0.222715424217552">
                <text:p>-0.2227154242175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-0.226941634247029">
                <text:p>-0.2269416342470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-0.231169529548631">
                <text:p>-0.2311695295486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-0.235399084378461">
                <text:p>-0.2353990843784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-0.239630273051947">
                <text:p>-0.2396302730519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-0.24386306994377">
                <text:p>-0.243863069943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-0.248097449487777">
                <text:p>-0.2480974494877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-0.252333386176912">
                <text:p>-0.2523333861769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-0.25657085456313">
                <text:p>-0.256570854563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-0.260809829257323">
                <text:p>-0.2608098292573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-0.265050284929242">
                <text:p>-0.2650502849292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-0.269292196307415">
                <text:p>-0.2692921963074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-0.273535538179072">
                <text:p>-0.273535538179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-0.277780285390068">
                <text:p>-0.2777802853900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-0.282026412844802">
                <text:p>-0.2820264128448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-0.286273895506138">
                <text:p>-0.2862738955061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-0.290522708395333">
                <text:p>-0.290522708395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-0.294772826591953">
                <text:p>-0.2947728265919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-0.299024225233799">
                <text:p>-0.2990242252337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-0.303276879516825">
                <text:p>-0.3032768795168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-0.307530764695066">
                <text:p>-0.3075307646950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-0.311785856080555">
                <text:p>-0.3117858560805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-0.316042129043248">
                <text:p>-0.3160421290432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-0.320299559010946">
                <text:p>-0.3202995590109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-0.324558121469216">
                <text:p>-0.3245581214692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-0.328817791961318">
                <text:p>-0.3288177919613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-0.33307854608812">
                <text:p>-0.333078546088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-0.337340359508026">
                <text:p>-0.3373403595080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-0.3416032079369">
                <text:p>-0.34160320793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-0.345867067147982">
                <text:p>-0.3458670671479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-0.350131912971816">
                <text:p>-0.3501319129718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-0.354397721296172">
                <text:p>-0.3543977212961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-0.358664468065968">
                <text:p>-0.3586644680659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-0.362932129283192">
                <text:p>-0.362932129283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-0.367200681006826">
                <text:p>-0.3672006810068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-0.37147009935277">
                <text:p>-0.371470099352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-0.375740360493761">
                <text:p>-0.3757403604937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-0.3800114406593">
                <text:p>-0.38001144065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-0.384283316135576">
                <text:p>-0.3842833161355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-0.388555963265382">
                <text:p>-0.3885559632653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-0.392829358448047">
                <text:p>-0.3928293584480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-0.397103478139353">
                <text:p>-0.3971034781393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-0.401378298851461">
                <text:p>-0.4013782988514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-0.405653797152834">
                <text:p>-0.4056537971528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-0.40992994966816">
                <text:p>-0.409929949668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-0.414206733078273">
                <text:p>-0.4142067330782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-0.418484124120082">
                <text:p>-0.4184841241200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-0.422762099586489">
                <text:p>-0.4227620995864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-0.427040636326317">
                <text:p>-0.4270406363263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-0.431319711244228">
                <text:p>-0.4313197112442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-0.435599301300654">
                <text:p>-0.4355993013006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-0.439879383511713">
                <text:p>-0.4398793835117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-0.444159934949139">
                <text:p>-0.4441599349491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-0.448440932740202">
                <text:p>-0.4484409327402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-0.452722354067631">
                <text:p>-0.452722354067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-0.457004176169543">
                <text:p>-0.4570041761695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-0.461286376339363">
                <text:p>-0.4612863763393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-0.465568931925747">
                <text:p>-0.4655689319257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-0.469851820332509">
                <text:p>-0.4698518203325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-0.474135019018542">
                <text:p>-0.4741350190185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-0.478418505497747">
                <text:p>-0.4784185054977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-0.48270225733895">
                <text:p>-0.482702257338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-0.486986252165834">
                <text:p>-0.4869862521658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-0.491270467656856">
                <text:p>-0.4912704676568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-0.495554881545176">
                <text:p>-0.4955548815451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-0.499839471618581">
                <text:p>-0.4998394716185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-0.504124215719407">
                <text:p>-0.5041242157194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-0.508409091744466">
                <text:p>-0.5084090917444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-0.512694077644967">
                <text:p>-0.5126940776449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-0.516979151426446">
                <text:p>-0.5169791514264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-0.521264291148686">
                <text:p>-0.5212642911486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-0.525549474925643">
                <text:p>-0.5255494749256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-0.52983468092537">
                <text:p>-0.529834680925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-0.534119887369945">
                <text:p>-0.5341198873699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-0.53840507253539">
                <text:p>-0.538405072535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-0.542690214751602">
                <text:p>-0.5426902147516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-0.546975292402274">
                <text:p>-0.5469752924022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-0.55126028392482">
                <text:p>-0.551260283924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-0.555545167810303">
                <text:p>-0.5555451678103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-0.559829922603356">
                <text:p>-0.559829922603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-0.564114526902111">
                <text:p>-0.5641145269021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-0.56839895935812">
                <text:p>-0.568398959358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-0.572683198676284">
                <text:p>-0.5726831986762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-0.576967223614777">
                <text:p>-0.5769672236147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-0.581251012984969">
                <text:p>-0.5812510129849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-0.585534545651356">
                <text:p>-0.585534545651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-0.58981780053148">
                <text:p>-0.58981780053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-0.594100756595858">
                <text:p>-0.5941007565958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-0.598383392867908">
                <text:p>-0.5983833928679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-0.602665688423871">
                <text:p>-0.6026656884238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-0.60694762239274">
                <text:p>-0.606947622392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-0.611229173956185">
                <text:p>-0.6112291739561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-0.615510322348475">
                <text:p>-0.6155103223484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-0.619791046856411">
                <text:p>-0.6197910468564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-0.624071326819244">
                <text:p>-0.6240713268192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-0.628351141628607">
                <text:p>-0.6283511416286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-0.632630470728437">
                <text:p>-0.6326304707284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-0.636909293614902">
                <text:p>-0.6369092936149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-0.641187589836329">
                <text:p>-0.6411875898363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-0.645465338993126">
                <text:p>-0.6454653389931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-0.649742520737713">
                <text:p>-0.6497425207377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-0.654019114774444">
                <text:p>-0.6540191147744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-0.658295100859534">
                <text:p>-0.6582951008595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-0.662570458800988">
                <text:p>-0.6625704588009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-0.666845168458524">
                <text:p>-0.6668451684585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-0.671119209743502">
                <text:p>-0.6711192097435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-0.675392562618847">
                <text:p>-0.6753925626188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-0.679665207098981">
                <text:p>-0.6796652070989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-0.683937123249742">
                <text:p>-0.6839371232497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-0.688208291188318">
                <text:p>-0.6882082911883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-0.692478691083169">
                <text:p>-0.6924786910831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-0.696748303153954">
                <text:p>-0.6967483031539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-0.701017107671461">
                <text:p>-0.7010171076714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-0.70528508495753">
                <text:p>-0.705285084957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-0.70955221538498">
                <text:p>-0.709552215384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-0.71381847937754">
                <text:p>-0.713818479377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-0.718083857409773">
                <text:p>-0.7180838574097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-0.722348330007">
                <text:p>-0.7223483300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-0.726611877745232">
                <text:p>-0.7266118777452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-0.730874481251097">
                <text:p>-0.7308744812510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-0.735136121201762">
                <text:p>-0.7351361212017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-0.739396778324866">
                <text:p>-0.7393967783248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-0.743656433398444">
                <text:p>-0.7436564333984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-0.747915067250855">
                <text:p>-0.7479150672508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-0.75217266076071">
                <text:p>-0.752172660760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-0.756429194856798">
                <text:p>-0.7564291948567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-0.760684650518015">
                <text:p>-0.7606846505180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-0.764939008773291">
                <text:p>-0.7649390087732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-0.769192250701516">
                <text:p>-0.7691922507015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-0.773444357431473">
                <text:p>-0.7734443574314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-0.777695310141756">
                <text:p>-0.7776953101417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-0.781945090060707">
                <text:p>-0.7819450900607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-0.786193678466341">
                <text:p>-0.7861936784663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-0.79044105668627">
                <text:p>-0.790441056686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-0.794687206097635">
                <text:p>-0.7946872060976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-0.798932108127036">
                <text:p>-0.7989321081270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-0.803175744250452">
                <text:p>-0.8031757442504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-0.807418095993176">
                <text:p>-0.807418095993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-0.811659144929742">
                <text:p>-0.8116591449297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-0.815898872683853">
                <text:p>-0.8158988726838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-0.820137260928304">
                <text:p>-0.8201372609283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-0.824374291384918">
                <text:p>-0.8243742913849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-0.828609945824471">
                <text:p>-0.8286099458244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-0.832844206066619">
                <text:p>-0.8328442060666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-0.837077053979829">
                <text:p>-0.8370770539798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-0.841308471481305">
                <text:p>-0.8413084714813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-0.845538440536919">
                <text:p>-0.8455384405369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-0.849766943161136">
                <text:p>-0.8497669431611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-0.853993961416948">
                <text:p>-0.8539939614169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-0.858219477415798">
                <text:p>-0.8582194774157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-0.86244347331751">
                <text:p>-0.862443473317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-0.866665931330219">
                <text:p>-0.8666659313302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-0.8708868337103">
                <text:p>-0.87088683371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-0.875106162762294">
                <text:p>-0.8751061627622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-0.879323900838839">
                <text:p>-0.8793239008388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-0.883540030340601">
                <text:p>-0.8835400303406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-0.8877545337162">
                <text:p>-0.88775453371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-0.891967393462138">
                <text:p>-0.8919673934621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-0.896178592122734">
                <text:p>-0.8961785921227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-0.900388112290048">
                <text:p>-0.9003881122900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-0.904595936603811">
                <text:p>-0.9045959366038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-0.908802047751355">
                <text:p>-0.9088020477513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-0.913006428467545">
                <text:p>-0.9130064284675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-0.917209061534704">
                <text:p>-0.9172090615347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-0.921409929782545">
                <text:p>-0.9214099297825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-0.925609016088101">
                <text:p>-0.9256090160881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-0.929806303375652">
                <text:p>-0.9298063033756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-0.934001774616659">
                <text:p>-0.9340017746166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-0.938195412829687">
                <text:p>-0.9381954128296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-0.942387201080344">
                <text:p>-0.942387201080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-0.946577122481203">
                <text:p>-0.9465771224812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-0.950765160191734">
                <text:p>-0.9507651601917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-0.954951297418236">
                <text:p>-0.9549512974182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-0.959135517413766">
                <text:p>-0.9591355174137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-0.963317803478068">
                <text:p>-0.9633178034780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-0.967498138957504">
                <text:p>-0.9674981389575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-0.971676507244983">
                <text:p>-0.9716765072449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-0.975852891779893">
                <text:p>-0.9758528917798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-0.980027276048032">
                <text:p>-0.9800272760480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-0.984199643581534">
                <text:p>-0.9841996435815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-0.988369977958805">
                <text:p>-0.9883699779588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-0.992538262804447">
                <text:p>-0.9925382628044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-0.996704481789197">
                <text:p>-0.9967044817891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-1.00086861862985">
                <text:p>-1.000868618629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-1.00503065708919">
                <text:p>-1.005030657089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-1.00919058097593">
                <text:p>-1.009190580975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-1.01334837414463">
                <text:p>-1.013348374144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-1.01750402049563">
                <text:p>-1.017504020495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-1.02165750397499">
                <text:p>-1.021657503974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-1.02580880857443">
                <text:p>-1.025808808574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-1.02995791833121">
                <text:p>-1.029957918331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-1.03410481732813">
                <text:p>-1.034104817328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-1.03824948969341">
                <text:p>-1.038249489693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-1.04239191960066">
                <text:p>-1.04239191960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-1.04653209126876">
                <text:p>-1.046532091268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-1.05066998896184">
                <text:p>-1.050669988961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-1.0548055969892">
                <text:p>-1.05480559698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-1.05893889970522">
                <text:p>-1.058938899705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-1.06306988150931">
                <text:p>-1.063069881509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-1.06719852684584">
                <text:p>-1.067198526845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-1.07132482020408">
                <text:p>-1.071324820204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-1.07544874611809">
                <text:p>-1.075448746118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-1.07957028916671">
                <text:p>-1.079570289166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-1.08368943397346">
                <text:p>-1.083689433973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-1.08780616520645">
                <text:p>-1.087806165206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-1.09192046757837">
                <text:p>-1.091920467578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-1.09603232584638">
                <text:p>-1.096032325846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-1.10014172481204">
                <text:p>-1.100141724812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-1.10424864932126">
                <text:p>-1.104248649321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-1.10835308426422">
                <text:p>-1.108353084264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-1.11245501457533">
                <text:p>-1.112455014575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-1.11655442523309">
                <text:p>-1.116554425233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-1.12065130126013">
                <text:p>-1.120651301260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">
                <text:p>0.653</text:p>
              </table:table-cell>
              <table:table-cell office:value-type="float" office:value="-1.12474562772305">
                <text:p>-1.124745627723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-1.12883738973238">
                <text:p>-1.128837389732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-1.13292657244254">
                <text:p>-1.132926572442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-1.13701316105174">
                <text:p>-1.13701316105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">
                <text:p>0.657</text:p>
              </table:table-cell>
              <table:table-cell office:value-type="float" office:value="-1.14109714080192">
                <text:p>-1.141097140801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-1.14517849697869">
                <text:p>-1.145178496978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-1.14925721491126">
                <text:p>-1.149257214911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-1.15333327997237">
                <text:p>-1.153333279972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">
                <text:p>0.661</text:p>
              </table:table-cell>
              <table:table-cell office:value-type="float" office:value="-1.15740667757822">
                <text:p>-1.157406677578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-1.16147739318841">
                <text:p>-1.161477393188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-1.16554541230586">
                <text:p>-1.165545412305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-1.16961072047678">
                <text:p>-1.169610720476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">
                <text:p>0.665</text:p>
              </table:table-cell>
              <table:table-cell office:value-type="float" office:value="-1.17367330329054">
                <text:p>-1.173673303290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-1.17773314637965">
                <text:p>-1.177733146379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-1.1817902354197">
                <text:p>-1.18179023541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-1.18584455612924">
                <text:p>-1.185844556129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">
                <text:p>0.669</text:p>
              </table:table-cell>
              <table:table-cell office:value-type="float" office:value="-1.18989609426978">
                <text:p>-1.189896094269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-1.19394483564567">
                <text:p>-1.193944835645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-1.19799076610406">
                <text:p>-1.197990766104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-1.20203387153482">
                <text:p>-1.202033871534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">
                <text:p>0.673</text:p>
              </table:table-cell>
              <table:table-cell office:value-type="float" office:value="-1.2060741378705">
                <text:p>-1.20607413787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-1.21011155108623">
                <text:p>-1.210111551086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-1.21414609719966">
                <text:p>-1.214146097199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-1.21817776227092">
                <text:p>-1.218177762270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">
                <text:p>0.677</text:p>
              </table:table-cell>
              <table:table-cell office:value-type="float" office:value="-1.22220653240252">
                <text:p>-1.222206532402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">
                <text:p>0.678</text:p>
              </table:table-cell>
              <table:table-cell office:value-type="float" office:value="-1.2262323937393">
                <text:p>-1.22623239373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-1.23025533246836">
                <text:p>-1.230255332468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-1.23427533481902">
                <text:p>-1.234275334819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">
                <text:p>0.681</text:p>
              </table:table-cell>
              <table:table-cell office:value-type="float" office:value="-1.23829238706269">
                <text:p>-1.2382923870626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">
                <text:p>0.682</text:p>
              </table:table-cell>
              <table:table-cell office:value-type="float" office:value="-1.24230647551287">
                <text:p>-1.242306475512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-1.24631758652506">
                <text:p>-1.246317586525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-1.25032570649667">
                <text:p>-1.25032570649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">
                <text:p>0.685</text:p>
              </table:table-cell>
              <table:table-cell office:value-type="float" office:value="-1.254330821867">
                <text:p>-1.2543308218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">
                <text:p>0.686</text:p>
              </table:table-cell>
              <table:table-cell office:value-type="float" office:value="-1.25833291911713">
                <text:p>-1.258332919117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-1.26233198476989">
                <text:p>-1.262331984769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-1.26632800538976">
                <text:p>-1.266328005389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">
                <text:p>0.689</text:p>
              </table:table-cell>
              <table:table-cell office:value-type="float" office:value="-1.27032096758284">
                <text:p>-1.270320967582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">
                <text:p>0.69</text:p>
              </table:table-cell>
              <table:table-cell office:value-type="float" office:value="-1.27431085799675">
                <text:p>-1.274310857996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-1.27829766332061">
                <text:p>-1.278297663320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-1.28228137028491">
                <text:p>-1.282281370284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">
                <text:p>0.693</text:p>
              </table:table-cell>
              <table:table-cell office:value-type="float" office:value="-1.2862619656615">
                <text:p>-1.28626196566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">
                <text:p>0.694</text:p>
              </table:table-cell>
              <table:table-cell office:value-type="float" office:value="-1.29023943626351">
                <text:p>-1.290239436263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-1.29421376894526">
                <text:p>-1.294213768945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-1.29818495060223">
                <text:p>-1.298184950602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">
                <text:p>0.697</text:p>
              </table:table-cell>
              <table:table-cell office:value-type="float" office:value="-1.30215296817098">
                <text:p>-1.302152968170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">
                <text:p>0.698</text:p>
              </table:table-cell>
              <table:table-cell office:value-type="float" office:value="-1.30611780862908">
                <text:p>-1.306117808629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-1.31007945899504">
                <text:p>-1.310079458995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-1.31403790632825">
                <text:p>-1.314037906328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">
                <text:p>0.701</text:p>
              </table:table-cell>
              <table:table-cell office:value-type="float" office:value="-1.31799313772896">
                <text:p>-1.317993137728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">
                <text:p>0.702</text:p>
              </table:table-cell>
              <table:table-cell office:value-type="float" office:value="-1.32194514033811">
                <text:p>-1.321945140338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">
                <text:p>0.703</text:p>
              </table:table-cell>
              <table:table-cell office:value-type="float" office:value="-1.32589390133739">
                <text:p>-1.325893901337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-1.32983940794906">
                <text:p>-1.329839407949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">
                <text:p>0.705</text:p>
              </table:table-cell>
              <table:table-cell office:value-type="float" office:value="-1.33378164743599">
                <text:p>-1.333781647435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">
                <text:p>0.706</text:p>
              </table:table-cell>
              <table:table-cell office:value-type="float" office:value="-1.33772060710151">
                <text:p>-1.337720607101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">
                <text:p>0.707</text:p>
              </table:table-cell>
              <table:table-cell office:value-type="float" office:value="-1.34165627428938">
                <text:p>-1.341656274289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-1.34558863638375">
                <text:p>-1.345588636383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">
                <text:p>0.709</text:p>
              </table:table-cell>
              <table:table-cell office:value-type="float" office:value="-1.34951768080905">
                <text:p>-1.349517680809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">
                <text:p>0.71</text:p>
              </table:table-cell>
              <table:table-cell office:value-type="float" office:value="-1.35344339502995">
                <text:p>-1.35344339502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">
                <text:p>0.711</text:p>
              </table:table-cell>
              <table:table-cell office:value-type="float" office:value="-1.3573657665513">
                <text:p>-1.35736576655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-1.36128478291804">
                <text:p>-1.361284782918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">
                <text:p>0.713</text:p>
              </table:table-cell>
              <table:table-cell office:value-type="float" office:value="-1.36520043171518">
                <text:p>-1.365200431715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">
                <text:p>0.714</text:p>
              </table:table-cell>
              <table:table-cell office:value-type="float" office:value="-1.36911270056768">
                <text:p>-1.369112700567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">
                <text:p>0.715</text:p>
              </table:table-cell>
              <table:table-cell office:value-type="float" office:value="-1.37302157714043">
                <text:p>-1.373021577140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-1.37692704913818">
                <text:p>-1.376927049138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">
                <text:p>0.717</text:p>
              </table:table-cell>
              <table:table-cell office:value-type="float" office:value="-1.38082910430544">
                <text:p>-1.380829104305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">
                <text:p>0.718</text:p>
              </table:table-cell>
              <table:table-cell office:value-type="float" office:value="-1.38472773042647">
                <text:p>-1.384727730426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">
                <text:p>0.719</text:p>
              </table:table-cell>
              <table:table-cell office:value-type="float" office:value="-1.38862291532518">
                <text:p>-1.388622915325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-1.39251464686505">
                <text:p>-1.392514646865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">
                <text:p>0.721</text:p>
              </table:table-cell>
              <table:table-cell office:value-type="float" office:value="-1.39640291294914">
                <text:p>-1.396402912949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">
                <text:p>0.722</text:p>
              </table:table-cell>
              <table:table-cell office:value-type="float" office:value="-1.40028770151992">
                <text:p>-1.400287701519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">
                <text:p>0.723</text:p>
              </table:table-cell>
              <table:table-cell office:value-type="float" office:value="-1.40416900055932">
                <text:p>-1.404169000559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-1.40804679808857">
                <text:p>-1.408046798088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">
                <text:p>0.725</text:p>
              </table:table-cell>
              <table:table-cell office:value-type="float" office:value="-1.41192108216818">
                <text:p>-1.411921082168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">
                <text:p>0.726</text:p>
              </table:table-cell>
              <table:table-cell office:value-type="float" office:value="-1.41579184089789">
                <text:p>-1.415791840897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">
                <text:p>0.727</text:p>
              </table:table-cell>
              <table:table-cell office:value-type="float" office:value="-1.41965906241658">
                <text:p>-1.419659062416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">
                <text:p>0.728</text:p>
              </table:table-cell>
              <table:table-cell office:value-type="float" office:value="-1.42352273490222">
                <text:p>-1.423522734902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">
                <text:p>0.729</text:p>
              </table:table-cell>
              <table:table-cell office:value-type="float" office:value="-1.42738284657178">
                <text:p>-1.427382846571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">
                <text:p>0.73</text:p>
              </table:table-cell>
              <table:table-cell office:value-type="float" office:value="-1.43123938568123">
                <text:p>-1.431239385681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">
                <text:p>0.731</text:p>
              </table:table-cell>
              <table:table-cell office:value-type="float" office:value="-1.43509234052539">
                <text:p>-1.435092340525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">
                <text:p>0.732</text:p>
              </table:table-cell>
              <table:table-cell office:value-type="float" office:value="-1.43894169943796">
                <text:p>-1.438941699437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">
                <text:p>0.733</text:p>
              </table:table-cell>
              <table:table-cell office:value-type="float" office:value="-1.44278745079136">
                <text:p>-1.442787450791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">
                <text:p>0.734</text:p>
              </table:table-cell>
              <table:table-cell office:value-type="float" office:value="-1.44662958299675">
                <text:p>-1.446629582996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">
                <text:p>0.735</text:p>
              </table:table-cell>
              <table:table-cell office:value-type="float" office:value="-1.45046808450392">
                <text:p>-1.450468084503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">
                <text:p>0.736</text:p>
              </table:table-cell>
              <table:table-cell office:value-type="float" office:value="-1.45430294380125">
                <text:p>-1.454302943801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">
                <text:p>0.737</text:p>
              </table:table-cell>
              <table:table-cell office:value-type="float" office:value="-1.45813414941563">
                <text:p>-1.458134149415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">
                <text:p>0.738</text:p>
              </table:table-cell>
              <table:table-cell office:value-type="float" office:value="-1.4619616899124">
                <text:p>-1.46196168991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">
                <text:p>0.739</text:p>
              </table:table-cell>
              <table:table-cell office:value-type="float" office:value="-1.46578555389531">
                <text:p>-1.465785553895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">
                <text:p>0.74</text:p>
              </table:table-cell>
              <table:table-cell office:value-type="float" office:value="-1.46960573000641">
                <text:p>-1.469605730006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">
                <text:p>0.741</text:p>
              </table:table-cell>
              <table:table-cell office:value-type="float" office:value="-1.47342220692604">
                <text:p>-1.473422206926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">
                <text:p>0.742</text:p>
              </table:table-cell>
              <table:table-cell office:value-type="float" office:value="-1.47723497337274">
                <text:p>-1.477234973372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">
                <text:p>0.743</text:p>
              </table:table-cell>
              <table:table-cell office:value-type="float" office:value="-1.48104401810319">
                <text:p>-1.481044018103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">
                <text:p>0.744</text:p>
              </table:table-cell>
              <table:table-cell office:value-type="float" office:value="-1.48484932991213">
                <text:p>-1.484849329912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">
                <text:p>0.745</text:p>
              </table:table-cell>
              <table:table-cell office:value-type="float" office:value="-1.48865089763235">
                <text:p>-1.488650897632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">
                <text:p>0.746</text:p>
              </table:table-cell>
              <table:table-cell office:value-type="float" office:value="-1.49244871013457">
                <text:p>-1.492448710134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">
                <text:p>0.747</text:p>
              </table:table-cell>
              <table:table-cell office:value-type="float" office:value="-1.49624275632741">
                <text:p>-1.496242756327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">
                <text:p>0.748</text:p>
              </table:table-cell>
              <table:table-cell office:value-type="float" office:value="-1.50003302515731">
                <text:p>-1.500033025157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">
                <text:p>0.749</text:p>
              </table:table-cell>
              <table:table-cell office:value-type="float" office:value="-1.5038195056085">
                <text:p>-1.50381950560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">
                <text:p>0.75</text:p>
              </table:table-cell>
              <table:table-cell office:value-type="float" office:value="-1.50760218670288">
                <text:p>-1.507602186702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">
                <text:p>0.751</text:p>
              </table:table-cell>
              <table:table-cell office:value-type="float" office:value="-1.51138105750002">
                <text:p>-1.511381057500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">
                <text:p>0.752</text:p>
              </table:table-cell>
              <table:table-cell office:value-type="float" office:value="-1.51515610709707">
                <text:p>-1.515156107097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">
                <text:p>0.753</text:p>
              </table:table-cell>
              <table:table-cell office:value-type="float" office:value="-1.51892732462869">
                <text:p>-1.518927324628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">
                <text:p>0.754</text:p>
              </table:table-cell>
              <table:table-cell office:value-type="float" office:value="-1.52269469926699">
                <text:p>-1.522694699266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">
                <text:p>0.755</text:p>
              </table:table-cell>
              <table:table-cell office:value-type="float" office:value="-1.52645822022148">
                <text:p>-1.526458220221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">
                <text:p>0.756</text:p>
              </table:table-cell>
              <table:table-cell office:value-type="float" office:value="-1.53021787673903">
                <text:p>-1.530217876739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">
                <text:p>0.757</text:p>
              </table:table-cell>
              <table:table-cell office:value-type="float" office:value="-1.53397365810374">
                <text:p>-1.533973658103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">
                <text:p>0.758</text:p>
              </table:table-cell>
              <table:table-cell office:value-type="float" office:value="-1.53772555363694">
                <text:p>-1.537725553636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">
                <text:p>0.759</text:p>
              </table:table-cell>
              <table:table-cell office:value-type="float" office:value="-1.54147355269711">
                <text:p>-1.541473552697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">
                <text:p>0.76</text:p>
              </table:table-cell>
              <table:table-cell office:value-type="float" office:value="-1.54521764467982">
                <text:p>-1.545217644679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">
                <text:p>0.761</text:p>
              </table:table-cell>
              <table:table-cell office:value-type="float" office:value="-1.54895781901764">
                <text:p>-1.548957819017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">
                <text:p>0.762</text:p>
              </table:table-cell>
              <table:table-cell office:value-type="float" office:value="-1.55269406518015">
                <text:p>-1.552694065180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">
                <text:p>0.763</text:p>
              </table:table-cell>
              <table:table-cell office:value-type="float" office:value="-1.55642637267379">
                <text:p>-1.556426372673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">
                <text:p>0.764</text:p>
              </table:table-cell>
              <table:table-cell office:value-type="float" office:value="-1.56015473104185">
                <text:p>-1.560154731041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">
                <text:p>0.765</text:p>
              </table:table-cell>
              <table:table-cell office:value-type="float" office:value="-1.56387912986442">
                <text:p>-1.563879129864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">
                <text:p>0.766</text:p>
              </table:table-cell>
              <table:table-cell office:value-type="float" office:value="-1.56759955875828">
                <text:p>-1.567599558758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">
                <text:p>0.767</text:p>
              </table:table-cell>
              <table:table-cell office:value-type="float" office:value="-1.5713160073769">
                <text:p>-1.57131600737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">
                <text:p>0.768</text:p>
              </table:table-cell>
              <table:table-cell office:value-type="float" office:value="-1.57502846541031">
                <text:p>-1.575028465410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">
                <text:p>0.769</text:p>
              </table:table-cell>
              <table:table-cell office:value-type="float" office:value="-1.57873692258511">
                <text:p>-1.578736922585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">
                <text:p>0.77</text:p>
              </table:table-cell>
              <table:table-cell office:value-type="float" office:value="-1.58244136866434">
                <text:p>-1.582441368664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">
                <text:p>0.771</text:p>
              </table:table-cell>
              <table:table-cell office:value-type="float" office:value="-1.5861417934475">
                <text:p>-1.58614179344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">
                <text:p>0.772</text:p>
              </table:table-cell>
              <table:table-cell office:value-type="float" office:value="-1.58983818677039">
                <text:p>-1.589838186770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">
                <text:p>0.773</text:p>
              </table:table-cell>
              <table:table-cell office:value-type="float" office:value="-1.59353053850513">
                <text:p>-1.593530538505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">
                <text:p>0.774</text:p>
              </table:table-cell>
              <table:table-cell office:value-type="float" office:value="-1.59721883856007">
                <text:p>-1.597218838560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">
                <text:p>0.775</text:p>
              </table:table-cell>
              <table:table-cell office:value-type="float" office:value="-1.60090307687974">
                <text:p>-1.6009030768797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">
                <text:p>0.776</text:p>
              </table:table-cell>
              <table:table-cell office:value-type="float" office:value="-1.60458324344475">
                <text:p>-1.60458324344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">
                <text:p>0.777</text:p>
              </table:table-cell>
              <table:table-cell office:value-type="float" office:value="-1.60825932827179">
                <text:p>-1.608259328271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">
                <text:p>0.778</text:p>
              </table:table-cell>
              <table:table-cell office:value-type="float" office:value="-1.61193132141352">
                <text:p>-1.611931321413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">
                <text:p>0.779</text:p>
              </table:table-cell>
              <table:table-cell office:value-type="float" office:value="-1.61559921295853">
                <text:p>-1.615599212958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">
                <text:p>0.78</text:p>
              </table:table-cell>
              <table:table-cell office:value-type="float" office:value="-1.61926299303129">
                <text:p>-1.619262993031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">
                <text:p>0.781</text:p>
              </table:table-cell>
              <table:table-cell office:value-type="float" office:value="-1.62292265179206">
                <text:p>-1.622922651792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">
                <text:p>0.782</text:p>
              </table:table-cell>
              <table:table-cell office:value-type="float" office:value="-1.62657817943687">
                <text:p>-1.6265781794368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">
                <text:p>0.783</text:p>
              </table:table-cell>
              <table:table-cell office:value-type="float" office:value="-1.63022956619742">
                <text:p>-1.630229566197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">
                <text:p>0.784</text:p>
              </table:table-cell>
              <table:table-cell office:value-type="float" office:value="-1.63387680234103">
                <text:p>-1.633876802341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">
                <text:p>0.785</text:p>
              </table:table-cell>
              <table:table-cell office:value-type="float" office:value="-1.63751987817062">
                <text:p>-1.637519878170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">
                <text:p>0.786</text:p>
              </table:table-cell>
              <table:table-cell office:value-type="float" office:value="-1.64115878402458">
                <text:p>-1.641158784024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">
                <text:p>0.787</text:p>
              </table:table-cell>
              <table:table-cell office:value-type="float" office:value="-1.64479351027676">
                <text:p>-1.644793510276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">
                <text:p>0.788</text:p>
              </table:table-cell>
              <table:table-cell office:value-type="float" office:value="-1.6484240473364">
                <text:p>-1.64842404733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">
                <text:p>0.789</text:p>
              </table:table-cell>
              <table:table-cell office:value-type="float" office:value="-1.65205038564808">
                <text:p>-1.652050385648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">
                <text:p>0.79</text:p>
              </table:table-cell>
              <table:table-cell office:value-type="float" office:value="-1.65567251569162">
                <text:p>-1.655672515691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">
                <text:p>0.791</text:p>
              </table:table-cell>
              <table:table-cell office:value-type="float" office:value="-1.65929042798207">
                <text:p>-1.659290427982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">
                <text:p>0.792</text:p>
              </table:table-cell>
              <table:table-cell office:value-type="float" office:value="-1.66290411306961">
                <text:p>-1.6629041130696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">
                <text:p>0.793</text:p>
              </table:table-cell>
              <table:table-cell office:value-type="float" office:value="-1.66651356153953">
                <text:p>-1.666513561539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">
                <text:p>0.794</text:p>
              </table:table-cell>
              <table:table-cell office:value-type="float" office:value="-1.67011876401212">
                <text:p>-1.670118764012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">
                <text:p>0.795</text:p>
              </table:table-cell>
              <table:table-cell office:value-type="float" office:value="-1.67371971114267">
                <text:p>-1.673719711142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">
                <text:p>0.796</text:p>
              </table:table-cell>
              <table:table-cell office:value-type="float" office:value="-1.67731639362136">
                <text:p>-1.677316393621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">
                <text:p>0.797</text:p>
              </table:table-cell>
              <table:table-cell office:value-type="float" office:value="-1.68090880217323">
                <text:p>-1.680908802173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">
                <text:p>0.798</text:p>
              </table:table-cell>
              <table:table-cell office:value-type="float" office:value="-1.6844969275581">
                <text:p>-1.68449692755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">
                <text:p>0.799</text:p>
              </table:table-cell>
              <table:table-cell office:value-type="float" office:value="-1.68808076057054">
                <text:p>-1.6880807605705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">
                <text:p>0.8</text:p>
              </table:table-cell>
              <table:table-cell office:value-type="float" office:value="-1.69166029203977">
                <text:p>-1.691660292039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">
                <text:p>0.801</text:p>
              </table:table-cell>
              <table:table-cell office:value-type="float" office:value="-1.69523551282965">
                <text:p>-1.695235512829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">
                <text:p>0.802</text:p>
              </table:table-cell>
              <table:table-cell office:value-type="float" office:value="-1.69880641383857">
                <text:p>-1.698806413838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">
                <text:p>0.803</text:p>
              </table:table-cell>
              <table:table-cell office:value-type="float" office:value="-1.70237298599942">
                <text:p>-1.702372985999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">
                <text:p>0.804</text:p>
              </table:table-cell>
              <table:table-cell office:value-type="float" office:value="-1.70593522027955">
                <text:p>-1.705935220279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">
                <text:p>0.805</text:p>
              </table:table-cell>
              <table:table-cell office:value-type="float" office:value="-1.70949310768065">
                <text:p>-1.709493107680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">
                <text:p>0.806</text:p>
              </table:table-cell>
              <table:table-cell office:value-type="float" office:value="-1.71304663923876">
                <text:p>-1.713046639238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">
                <text:p>0.807</text:p>
              </table:table-cell>
              <table:table-cell office:value-type="float" office:value="-1.71659580602417">
                <text:p>-1.716595806024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">
                <text:p>0.808</text:p>
              </table:table-cell>
              <table:table-cell office:value-type="float" office:value="-1.72014059914137">
                <text:p>-1.720140599141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">
                <text:p>0.809</text:p>
              </table:table-cell>
              <table:table-cell office:value-type="float" office:value="-1.72368100972898">
                <text:p>-1.723681009728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">
                <text:p>0.81</text:p>
              </table:table-cell>
              <table:table-cell office:value-type="float" office:value="-1.72721702895972">
                <text:p>-1.727217028959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">
                <text:p>0.811</text:p>
              </table:table-cell>
              <table:table-cell office:value-type="float" office:value="-1.73074864804035">
                <text:p>-1.73074864804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">
                <text:p>0.812</text:p>
              </table:table-cell>
              <table:table-cell office:value-type="float" office:value="-1.73427585821155">
                <text:p>-1.734275858211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">
                <text:p>0.813</text:p>
              </table:table-cell>
              <table:table-cell office:value-type="float" office:value="-1.73779865074796">
                <text:p>-1.737798650747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">
                <text:p>0.814</text:p>
              </table:table-cell>
              <table:table-cell office:value-type="float" office:value="-1.74131701695803">
                <text:p>-1.741317016958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">
                <text:p>0.815</text:p>
              </table:table-cell>
              <table:table-cell office:value-type="float" office:value="-1.74483094818403">
                <text:p>-1.744830948184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">
                <text:p>0.816</text:p>
              </table:table-cell>
              <table:table-cell office:value-type="float" office:value="-1.74834043580194">
                <text:p>-1.748340435801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">
                <text:p>0.817</text:p>
              </table:table-cell>
              <table:table-cell office:value-type="float" office:value="-1.75184547122144">
                <text:p>-1.751845471221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">
                <text:p>0.818</text:p>
              </table:table-cell>
              <table:table-cell office:value-type="float" office:value="-1.75534604588581">
                <text:p>-1.755346045885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">
                <text:p>0.819</text:p>
              </table:table-cell>
              <table:table-cell office:value-type="float" office:value="-1.75884215127189">
                <text:p>-1.758842151271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">
                <text:p>0.82</text:p>
              </table:table-cell>
              <table:table-cell office:value-type="float" office:value="-1.76233377889003">
                <text:p>-1.762333778890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">
                <text:p>0.821</text:p>
              </table:table-cell>
              <table:table-cell office:value-type="float" office:value="-1.76582092028401">
                <text:p>-1.765820920284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">
                <text:p>0.822</text:p>
              </table:table-cell>
              <table:table-cell office:value-type="float" office:value="-1.76930356703101">
                <text:p>-1.769303567031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">
                <text:p>0.823</text:p>
              </table:table-cell>
              <table:table-cell office:value-type="float" office:value="-1.77278171074153">
                <text:p>-1.772781710741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">
                <text:p>0.824</text:p>
              </table:table-cell>
              <table:table-cell office:value-type="float" office:value="-1.77625534305934">
                <text:p>-1.776255343059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">
                <text:p>0.825</text:p>
              </table:table-cell>
              <table:table-cell office:value-type="float" office:value="-1.77972445566141">
                <text:p>-1.779724455661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">
                <text:p>0.826</text:p>
              </table:table-cell>
              <table:table-cell office:value-type="float" office:value="-1.78318904025789">
                <text:p>-1.783189040257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">
                <text:p>0.827</text:p>
              </table:table-cell>
              <table:table-cell office:value-type="float" office:value="-1.786649088592">
                <text:p>-1.7866490885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">
                <text:p>0.828</text:p>
              </table:table-cell>
              <table:table-cell office:value-type="float" office:value="-1.79010459244002">
                <text:p>-1.79010459244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">
                <text:p>0.829</text:p>
              </table:table-cell>
              <table:table-cell office:value-type="float" office:value="-1.7935555436112">
                <text:p>-1.79355554361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">
                <text:p>0.83</text:p>
              </table:table-cell>
              <table:table-cell office:value-type="float" office:value="-1.79700193394771">
                <text:p>-1.797001933947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">
                <text:p>0.831</text:p>
              </table:table-cell>
              <table:table-cell office:value-type="float" office:value="-1.80044375532461">
                <text:p>-1.800443755324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">
                <text:p>0.832</text:p>
              </table:table-cell>
              <table:table-cell office:value-type="float" office:value="-1.80388099964973">
                <text:p>-1.8038809996497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">
                <text:p>0.833</text:p>
              </table:table-cell>
              <table:table-cell office:value-type="float" office:value="-1.80731365886368">
                <text:p>-1.807313658863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">
                <text:p>0.834</text:p>
              </table:table-cell>
              <table:table-cell office:value-type="float" office:value="-1.81074172493978">
                <text:p>-1.810741724939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">
                <text:p>0.835</text:p>
              </table:table-cell>
              <table:table-cell office:value-type="float" office:value="-1.81416518988394">
                <text:p>-1.814165189883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">
                <text:p>0.836</text:p>
              </table:table-cell>
              <table:table-cell office:value-type="float" office:value="-1.81758404573469">
                <text:p>-1.817584045734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">
                <text:p>0.837</text:p>
              </table:table-cell>
              <table:table-cell office:value-type="float" office:value="-1.82099828456307">
                <text:p>-1.820998284563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">
                <text:p>0.838</text:p>
              </table:table-cell>
              <table:table-cell office:value-type="float" office:value="-1.82440789847259">
                <text:p>-1.824407898472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">
                <text:p>0.839</text:p>
              </table:table-cell>
              <table:table-cell office:value-type="float" office:value="-1.82781287959916">
                <text:p>-1.827812879599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">
                <text:p>0.84</text:p>
              </table:table-cell>
              <table:table-cell office:value-type="float" office:value="-1.83121322011106">
                <text:p>-1.831213220111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">
                <text:p>0.841</text:p>
              </table:table-cell>
              <table:table-cell office:value-type="float" office:value="-1.83460891220885">
                <text:p>-1.834608912208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">
                <text:p>0.842</text:p>
              </table:table-cell>
              <table:table-cell office:value-type="float" office:value="-1.83799994812534">
                <text:p>-1.837999948125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">
                <text:p>0.843</text:p>
              </table:table-cell>
              <table:table-cell office:value-type="float" office:value="-1.84138632012552">
                <text:p>-1.841386320125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">
                <text:p>0.844</text:p>
              </table:table-cell>
              <table:table-cell office:value-type="float" office:value="-1.8447680205065">
                <text:p>-1.84476802050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">
                <text:p>0.845</text:p>
              </table:table-cell>
              <table:table-cell office:value-type="float" office:value="-1.84814504159746">
                <text:p>-1.848145041597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">
                <text:p>0.846</text:p>
              </table:table-cell>
              <table:table-cell office:value-type="float" office:value="-1.85151737575961">
                <text:p>-1.851517375759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">
                <text:p>0.847</text:p>
              </table:table-cell>
              <table:table-cell office:value-type="float" office:value="-1.8548850153861">
                <text:p>-1.85488501538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">
                <text:p>0.848</text:p>
              </table:table-cell>
              <table:table-cell office:value-type="float" office:value="-1.85824795290197">
                <text:p>-1.858247952901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">
                <text:p>0.849</text:p>
              </table:table-cell>
              <table:table-cell office:value-type="float" office:value="-1.86160618076414">
                <text:p>-1.861606180764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">
                <text:p>0.85</text:p>
              </table:table-cell>
              <table:table-cell office:value-type="float" office:value="-1.86495969146128">
                <text:p>-1.864959691461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">
                <text:p>0.851</text:p>
              </table:table-cell>
              <table:table-cell office:value-type="float" office:value="-1.86830847751381">
                <text:p>-1.868308477513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">
                <text:p>0.852</text:p>
              </table:table-cell>
              <table:table-cell office:value-type="float" office:value="-1.87165253147383">
                <text:p>-1.871652531473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">
                <text:p>0.853</text:p>
              </table:table-cell>
              <table:table-cell office:value-type="float" office:value="-1.87499184592504">
                <text:p>-1.874991845925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">
                <text:p>0.854</text:p>
              </table:table-cell>
              <table:table-cell office:value-type="float" office:value="-1.87832641348273">
                <text:p>-1.878326413482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">
                <text:p>0.855</text:p>
              </table:table-cell>
              <table:table-cell office:value-type="float" office:value="-1.88165622679366">
                <text:p>-1.881656226793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">
                <text:p>0.856</text:p>
              </table:table-cell>
              <table:table-cell office:value-type="float" office:value="-1.88498127853609">
                <text:p>-1.884981278536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">
                <text:p>0.857</text:p>
              </table:table-cell>
              <table:table-cell office:value-type="float" office:value="-1.88830156141963">
                <text:p>-1.888301561419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">
                <text:p>0.858</text:p>
              </table:table-cell>
              <table:table-cell office:value-type="float" office:value="-1.89161706818525">
                <text:p>-1.891617068185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">
                <text:p>0.859</text:p>
              </table:table-cell>
              <table:table-cell office:value-type="float" office:value="-1.89492779160521">
                <text:p>-1.894927791605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">
                <text:p>0.86</text:p>
              </table:table-cell>
              <table:table-cell office:value-type="float" office:value="-1.89823372448298">
                <text:p>-1.898233724482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">
                <text:p>0.861</text:p>
              </table:table-cell>
              <table:table-cell office:value-type="float" office:value="-1.90153485965323">
                <text:p>-1.901534859653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">
                <text:p>0.862</text:p>
              </table:table-cell>
              <table:table-cell office:value-type="float" office:value="-1.90483118998172">
                <text:p>-1.904831189981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">
                <text:p>0.863</text:p>
              </table:table-cell>
              <table:table-cell office:value-type="float" office:value="-1.90812270836528">
                <text:p>-1.908122708365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">
                <text:p>0.864</text:p>
              </table:table-cell>
              <table:table-cell office:value-type="float" office:value="-1.91140940773175">
                <text:p>-1.911409407731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">
                <text:p>0.865</text:p>
              </table:table-cell>
              <table:table-cell office:value-type="float" office:value="-1.91469128103992">
                <text:p>-1.914691281039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">
                <text:p>0.866</text:p>
              </table:table-cell>
              <table:table-cell office:value-type="float" office:value="-1.91796832127947">
                <text:p>-1.917968321279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">
                <text:p>0.867</text:p>
              </table:table-cell>
              <table:table-cell office:value-type="float" office:value="-1.92124052147094">
                <text:p>-1.921240521470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">
                <text:p>0.868</text:p>
              </table:table-cell>
              <table:table-cell office:value-type="float" office:value="-1.92450787466562">
                <text:p>-1.924507874665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">
                <text:p>0.869</text:p>
              </table:table-cell>
              <table:table-cell office:value-type="float" office:value="-1.92777037394556">
                <text:p>-1.927770373945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">
                <text:p>0.87</text:p>
              </table:table-cell>
              <table:table-cell office:value-type="float" office:value="-1.93102801242348">
                <text:p>-1.931028012423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">
                <text:p>0.871</text:p>
              </table:table-cell>
              <table:table-cell office:value-type="float" office:value="-1.9342807832427">
                <text:p>-1.93428078324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">
                <text:p>0.872</text:p>
              </table:table-cell>
              <table:table-cell office:value-type="float" office:value="-1.93752867957713">
                <text:p>-1.937528679577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">
                <text:p>0.873</text:p>
              </table:table-cell>
              <table:table-cell office:value-type="float" office:value="-1.94077169463118">
                <text:p>-1.940771694631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">
                <text:p>0.874</text:p>
              </table:table-cell>
              <table:table-cell office:value-type="float" office:value="-1.9440098216397">
                <text:p>-1.94400982163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">
                <text:p>0.875</text:p>
              </table:table-cell>
              <table:table-cell office:value-type="float" office:value="-1.94724305386796">
                <text:p>-1.947243053867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">
                <text:p>0.876</text:p>
              </table:table-cell>
              <table:table-cell office:value-type="float" office:value="-1.95047138461158">
                <text:p>-1.950471384611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">
                <text:p>0.877</text:p>
              </table:table-cell>
              <table:table-cell office:value-type="float" office:value="-1.95369480719644">
                <text:p>-1.953694807196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">
                <text:p>0.878</text:p>
              </table:table-cell>
              <table:table-cell office:value-type="float" office:value="-1.9569133149787">
                <text:p>-1.95691331497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">
                <text:p>0.879</text:p>
              </table:table-cell>
              <table:table-cell office:value-type="float" office:value="-1.96012690134466">
                <text:p>-1.960126901344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">
                <text:p>0.88</text:p>
              </table:table-cell>
              <table:table-cell office:value-type="float" office:value="-1.96333555971077">
                <text:p>-1.963335559710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">
                <text:p>0.881</text:p>
              </table:table-cell>
              <table:table-cell office:value-type="float" office:value="-1.96653928352355">
                <text:p>-1.966539283523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">
                <text:p>0.882</text:p>
              </table:table-cell>
              <table:table-cell office:value-type="float" office:value="-1.96973806625954">
                <text:p>-1.969738066259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">
                <text:p>0.883</text:p>
              </table:table-cell>
              <table:table-cell office:value-type="float" office:value="-1.97293190142523">
                <text:p>-1.972931901425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">
                <text:p>0.884</text:p>
              </table:table-cell>
              <table:table-cell office:value-type="float" office:value="-1.97612078255703">
                <text:p>-1.976120782557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">
                <text:p>0.885</text:p>
              </table:table-cell>
              <table:table-cell office:value-type="float" office:value="-1.97930470322122">
                <text:p>-1.979304703221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">
                <text:p>0.886</text:p>
              </table:table-cell>
              <table:table-cell office:value-type="float" office:value="-1.98248365701385">
                <text:p>-1.982483657013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">
                <text:p>0.887</text:p>
              </table:table-cell>
              <table:table-cell office:value-type="float" office:value="-1.98565763756074">
                <text:p>-1.985657637560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">
                <text:p>0.888</text:p>
              </table:table-cell>
              <table:table-cell office:value-type="float" office:value="-1.9888266385174">
                <text:p>-1.98882663851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">
                <text:p>0.889</text:p>
              </table:table-cell>
              <table:table-cell office:value-type="float" office:value="-1.99199065356897">
                <text:p>-1.991990653568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">
                <text:p>0.89</text:p>
              </table:table-cell>
              <table:table-cell office:value-type="float" office:value="-1.99514967643018">
                <text:p>-1.995149676430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">
                <text:p>0.891</text:p>
              </table:table-cell>
              <table:table-cell office:value-type="float" office:value="-1.9983037008453">
                <text:p>-1.998303700845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">
                <text:p>0.892</text:p>
              </table:table-cell>
              <table:table-cell office:value-type="float" office:value="-2.00145272058807">
                <text:p>-2.001452720588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">
                <text:p>0.893</text:p>
              </table:table-cell>
              <table:table-cell office:value-type="float" office:value="-2.00459672946166">
                <text:p>-2.004596729461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">
                <text:p>0.894</text:p>
              </table:table-cell>
              <table:table-cell office:value-type="float" office:value="-2.00773572129859">
                <text:p>-2.007735721298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">
                <text:p>0.895</text:p>
              </table:table-cell>
              <table:table-cell office:value-type="float" office:value="-2.01086968996072">
                <text:p>-2.010869689960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">
                <text:p>0.896</text:p>
              </table:table-cell>
              <table:table-cell office:value-type="float" office:value="-2.01399862933916">
                <text:p>-2.013998629339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">
                <text:p>0.897</text:p>
              </table:table-cell>
              <table:table-cell office:value-type="float" office:value="-2.01712253335424">
                <text:p>-2.017122533354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">
                <text:p>0.898</text:p>
              </table:table-cell>
              <table:table-cell office:value-type="float" office:value="-2.02024139595543">
                <text:p>-2.020241395955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">
                <text:p>0.899</text:p>
              </table:table-cell>
              <table:table-cell office:value-type="float" office:value="-2.02335521112133">
                <text:p>-2.023355211121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">
                <text:p>0.9</text:p>
              </table:table-cell>
              <table:table-cell office:value-type="float" office:value="-2.02646397285956">
                <text:p>-2.026463972859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">
                <text:p>0.901</text:p>
              </table:table-cell>
              <table:table-cell office:value-type="float" office:value="-2.02956767520674">
                <text:p>-2.029567675206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">
                <text:p>0.902</text:p>
              </table:table-cell>
              <table:table-cell office:value-type="float" office:value="-2.03266631222846">
                <text:p>-2.032666312228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">
                <text:p>0.903</text:p>
              </table:table-cell>
              <table:table-cell office:value-type="float" office:value="-2.03575987801917">
                <text:p>-2.035759878019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">
                <text:p>0.904</text:p>
              </table:table-cell>
              <table:table-cell office:value-type="float" office:value="-2.03884836670216">
                <text:p>-2.038848366702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">
                <text:p>0.905</text:p>
              </table:table-cell>
              <table:table-cell office:value-type="float" office:value="-2.04193177242953">
                <text:p>-2.041931772429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">
                <text:p>0.906</text:p>
              </table:table-cell>
              <table:table-cell office:value-type="float" office:value="-2.04501008938207">
                <text:p>-2.045010089382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">
                <text:p>0.907</text:p>
              </table:table-cell>
              <table:table-cell office:value-type="float" office:value="-2.04808331176928">
                <text:p>-2.048083311769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">
                <text:p>0.908</text:p>
              </table:table-cell>
              <table:table-cell office:value-type="float" office:value="-2.05115143382928">
                <text:p>-2.051151433829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">
                <text:p>0.909</text:p>
              </table:table-cell>
              <table:table-cell office:value-type="float" office:value="-2.05421444982875">
                <text:p>-2.054214449828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">
                <text:p>0.91</text:p>
              </table:table-cell>
              <table:table-cell office:value-type="float" office:value="-2.05727235406289">
                <text:p>-2.057272354062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">
                <text:p>0.911</text:p>
              </table:table-cell>
              <table:table-cell office:value-type="float" office:value="-2.06032514085537">
                <text:p>-2.0603251408553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">
                <text:p>0.912</text:p>
              </table:table-cell>
              <table:table-cell office:value-type="float" office:value="-2.06337280455828">
                <text:p>-2.063372804558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">
                <text:p>0.913</text:p>
              </table:table-cell>
              <table:table-cell office:value-type="float" office:value="-2.06641533955207">
                <text:p>-2.066415339552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">
                <text:p>0.914</text:p>
              </table:table-cell>
              <table:table-cell office:value-type="float" office:value="-2.06945274024549">
                <text:p>-2.069452740245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">
                <text:p>0.915</text:p>
              </table:table-cell>
              <table:table-cell office:value-type="float" office:value="-2.07248500107555">
                <text:p>-2.072485001075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">
                <text:p>0.916</text:p>
              </table:table-cell>
              <table:table-cell office:value-type="float" office:value="-2.07551211650748">
                <text:p>-2.075512116507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">
                <text:p>0.917</text:p>
              </table:table-cell>
              <table:table-cell office:value-type="float" office:value="-2.07853408103462">
                <text:p>-2.078534081034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">
                <text:p>0.918</text:p>
              </table:table-cell>
              <table:table-cell office:value-type="float" office:value="-2.08155088917846">
                <text:p>-2.081550889178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">
                <text:p>0.919</text:p>
              </table:table-cell>
              <table:table-cell office:value-type="float" office:value="-2.08456253548851">
                <text:p>-2.084562535488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">
                <text:p>0.92</text:p>
              </table:table-cell>
              <table:table-cell office:value-type="float" office:value="-2.08756901454227">
                <text:p>-2.087569014542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">
                <text:p>0.921</text:p>
              </table:table-cell>
              <table:table-cell office:value-type="float" office:value="-2.09057032094519">
                <text:p>-2.09057032094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">
                <text:p>0.922</text:p>
              </table:table-cell>
              <table:table-cell office:value-type="float" office:value="-2.09356644933061">
                <text:p>-2.093566449330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">
                <text:p>0.923</text:p>
              </table:table-cell>
              <table:table-cell office:value-type="float" office:value="-2.09655739435973">
                <text:p>-2.096557394359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">
                <text:p>0.924</text:p>
              </table:table-cell>
              <table:table-cell office:value-type="float" office:value="-2.0995431507215">
                <text:p>-2.09954315072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">
                <text:p>0.925</text:p>
              </table:table-cell>
              <table:table-cell office:value-type="float" office:value="-2.10252371313262">
                <text:p>-2.102523713132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">
                <text:p>0.926</text:p>
              </table:table-cell>
              <table:table-cell office:value-type="float" office:value="-2.10549907633748">
                <text:p>-2.105499076337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">
                <text:p>0.927</text:p>
              </table:table-cell>
              <table:table-cell office:value-type="float" office:value="-2.1084692351081">
                <text:p>-2.10846923510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">
                <text:p>0.928</text:p>
              </table:table-cell>
              <table:table-cell office:value-type="float" office:value="-2.11143418424407">
                <text:p>-2.111434184244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">
                <text:p>0.929</text:p>
              </table:table-cell>
              <table:table-cell office:value-type="float" office:value="-2.11439391857252">
                <text:p>-2.114393918572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">
                <text:p>0.93</text:p>
              </table:table-cell>
              <table:table-cell office:value-type="float" office:value="-2.11734843294804">
                <text:p>-2.117348432948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">
                <text:p>0.931</text:p>
              </table:table-cell>
              <table:table-cell office:value-type="float" office:value="-2.12029772225266">
                <text:p>-2.120297722252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">
                <text:p>0.932</text:p>
              </table:table-cell>
              <table:table-cell office:value-type="float" office:value="-2.12324178139578">
                <text:p>-2.123241781395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">
                <text:p>0.933</text:p>
              </table:table-cell>
              <table:table-cell office:value-type="float" office:value="-2.12618060531413">
                <text:p>-2.126180605314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">
                <text:p>0.934</text:p>
              </table:table-cell>
              <table:table-cell office:value-type="float" office:value="-2.12911418897168">
                <text:p>-2.129114188971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">
                <text:p>0.935</text:p>
              </table:table-cell>
              <table:table-cell office:value-type="float" office:value="-2.13204252735964">
                <text:p>-2.132042527359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">
                <text:p>0.936</text:p>
              </table:table-cell>
              <table:table-cell office:value-type="float" office:value="-2.13496561549641">
                <text:p>-2.134965615496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">
                <text:p>0.937</text:p>
              </table:table-cell>
              <table:table-cell office:value-type="float" office:value="-2.13788344842747">
                <text:p>-2.137883448427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">
                <text:p>0.938</text:p>
              </table:table-cell>
              <table:table-cell office:value-type="float" office:value="-2.14079602122537">
                <text:p>-2.140796021225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">
                <text:p>0.939</text:p>
              </table:table-cell>
              <table:table-cell office:value-type="float" office:value="-2.14370332898971">
                <text:p>-2.143703328989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">
                <text:p>0.94</text:p>
              </table:table-cell>
              <table:table-cell office:value-type="float" office:value="-2.14660536684701">
                <text:p>-2.146605366847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">
                <text:p>0.941</text:p>
              </table:table-cell>
              <table:table-cell office:value-type="float" office:value="-2.14950212995072">
                <text:p>-2.149502129950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">
                <text:p>0.942</text:p>
              </table:table-cell>
              <table:table-cell office:value-type="float" office:value="-2.15239361348116">
                <text:p>-2.152393613481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">
                <text:p>0.943</text:p>
              </table:table-cell>
              <table:table-cell office:value-type="float" office:value="-2.15527981264545">
                <text:p>-2.155279812645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">
                <text:p>0.944</text:p>
              </table:table-cell>
              <table:table-cell office:value-type="float" office:value="-2.15816072267747">
                <text:p>-2.158160722677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">
                <text:p>0.945</text:p>
              </table:table-cell>
              <table:table-cell office:value-type="float" office:value="-2.16103633883783">
                <text:p>-2.161036338837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">
                <text:p>0.946</text:p>
              </table:table-cell>
              <table:table-cell office:value-type="float" office:value="-2.16390665641375">
                <text:p>-2.163906656413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">
                <text:p>0.947</text:p>
              </table:table-cell>
              <table:table-cell office:value-type="float" office:value="-2.16677167071912">
                <text:p>-2.166771670719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">
                <text:p>0.948</text:p>
              </table:table-cell>
              <table:table-cell office:value-type="float" office:value="-2.16963137709434">
                <text:p>-2.169631377094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">
                <text:p>0.949</text:p>
              </table:table-cell>
              <table:table-cell office:value-type="float" office:value="-2.17248577090634">
                <text:p>-2.172485770906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">
                <text:p>0.95</text:p>
              </table:table-cell>
              <table:table-cell office:value-type="float" office:value="-2.1753348475485">
                <text:p>-2.17533484754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">
                <text:p>0.951</text:p>
              </table:table-cell>
              <table:table-cell office:value-type="float" office:value="-2.17817860244061">
                <text:p>-2.178178602440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">
                <text:p>0.952</text:p>
              </table:table-cell>
              <table:table-cell office:value-type="float" office:value="-2.1810170310288">
                <text:p>-2.18101703102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">
                <text:p>0.953</text:p>
              </table:table-cell>
              <table:table-cell office:value-type="float" office:value="-2.18385012878553">
                <text:p>-2.1838501287855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">
                <text:p>0.954</text:p>
              </table:table-cell>
              <table:table-cell office:value-type="float" office:value="-2.18667789120949">
                <text:p>-2.186677891209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">
                <text:p>0.955</text:p>
              </table:table-cell>
              <table:table-cell office:value-type="float" office:value="-2.18950031382561">
                <text:p>-2.189500313825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">
                <text:p>0.956</text:p>
              </table:table-cell>
              <table:table-cell office:value-type="float" office:value="-2.19231739218493">
                <text:p>-2.192317392184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">
                <text:p>0.957</text:p>
              </table:table-cell>
              <table:table-cell office:value-type="float" office:value="-2.19512912186463">
                <text:p>-2.195129121864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">
                <text:p>0.958</text:p>
              </table:table-cell>
              <table:table-cell office:value-type="float" office:value="-2.19793549846794">
                <text:p>-2.197935498467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">
                <text:p>0.959</text:p>
              </table:table-cell>
              <table:table-cell office:value-type="float" office:value="-2.20073651762408">
                <text:p>-2.200736517624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">
                <text:p>0.96</text:p>
              </table:table-cell>
              <table:table-cell office:value-type="float" office:value="-2.20353217498824">
                <text:p>-2.203532174988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">
                <text:p>0.961</text:p>
              </table:table-cell>
              <table:table-cell office:value-type="float" office:value="-2.2063224662415">
                <text:p>-2.20632246624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">
                <text:p>0.962</text:p>
              </table:table-cell>
              <table:table-cell office:value-type="float" office:value="-2.20910738709081">
                <text:p>-2.209107387090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">
                <text:p>0.963</text:p>
              </table:table-cell>
              <table:table-cell office:value-type="float" office:value="-2.21188693326893">
                <text:p>-2.211886933268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">
                <text:p>0.964</text:p>
              </table:table-cell>
              <table:table-cell office:value-type="float" office:value="-2.21466110053435">
                <text:p>-2.214661100534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">
                <text:p>0.965</text:p>
              </table:table-cell>
              <table:table-cell office:value-type="float" office:value="-2.2174298846713">
                <text:p>-2.21742988467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">
                <text:p>0.966</text:p>
              </table:table-cell>
              <table:table-cell office:value-type="float" office:value="-2.22019328148965">
                <text:p>-2.220193281489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">
                <text:p>0.967</text:p>
              </table:table-cell>
              <table:table-cell office:value-type="float" office:value="-2.22295128682487">
                <text:p>-2.222951286824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">
                <text:p>0.968</text:p>
              </table:table-cell>
              <table:table-cell office:value-type="float" office:value="-2.22570389653801">
                <text:p>-2.225703896538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">
                <text:p>0.969</text:p>
              </table:table-cell>
              <table:table-cell office:value-type="float" office:value="-2.2284511065156">
                <text:p>-2.22845110651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">
                <text:p>0.97</text:p>
              </table:table-cell>
              <table:table-cell office:value-type="float" office:value="-2.23119291266966">
                <text:p>-2.2311929126696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">
                <text:p>0.971</text:p>
              </table:table-cell>
              <table:table-cell office:value-type="float" office:value="-2.23392931093761">
                <text:p>-2.233929310937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">
                <text:p>0.972</text:p>
              </table:table-cell>
              <table:table-cell office:value-type="float" office:value="-2.23666029728222">
                <text:p>-2.236660297282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">
                <text:p>0.973</text:p>
              </table:table-cell>
              <table:table-cell office:value-type="float" office:value="-2.23938586769158">
                <text:p>-2.239385867691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">
                <text:p>0.974</text:p>
              </table:table-cell>
              <table:table-cell office:value-type="float" office:value="-2.24210601817905">
                <text:p>-2.242106018179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">
                <text:p>0.975</text:p>
              </table:table-cell>
              <table:table-cell office:value-type="float" office:value="-2.2448207447832">
                <text:p>-2.24482074478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">
                <text:p>0.976</text:p>
              </table:table-cell>
              <table:table-cell office:value-type="float" office:value="-2.24753004356775">
                <text:p>-2.247530043567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">
                <text:p>0.977</text:p>
              </table:table-cell>
              <table:table-cell office:value-type="float" office:value="-2.25023391062155">
                <text:p>-2.250233910621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">
                <text:p>0.978</text:p>
              </table:table-cell>
              <table:table-cell office:value-type="float" office:value="-2.25293234205853">
                <text:p>-2.252932342058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">
                <text:p>0.979</text:p>
              </table:table-cell>
              <table:table-cell office:value-type="float" office:value="-2.25562533401762">
                <text:p>-2.255625334017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">
                <text:p>0.98</text:p>
              </table:table-cell>
              <table:table-cell office:value-type="float" office:value="-2.25831288266273">
                <text:p>-2.258312882662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">
                <text:p>0.981</text:p>
              </table:table-cell>
              <table:table-cell office:value-type="float" office:value="-2.26099498418267">
                <text:p>-2.260994984182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">
                <text:p>0.982</text:p>
              </table:table-cell>
              <table:table-cell office:value-type="float" office:value="-2.26367163479115">
                <text:p>-2.263671634791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">
                <text:p>0.983</text:p>
              </table:table-cell>
              <table:table-cell office:value-type="float" office:value="-2.26634283072669">
                <text:p>-2.266342830726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">
                <text:p>0.984</text:p>
              </table:table-cell>
              <table:table-cell office:value-type="float" office:value="-2.26900856825259">
                <text:p>-2.269008568252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">
                <text:p>0.985</text:p>
              </table:table-cell>
              <table:table-cell office:value-type="float" office:value="-2.27166884365687">
                <text:p>-2.271668843656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">
                <text:p>0.986</text:p>
              </table:table-cell>
              <table:table-cell office:value-type="float" office:value="-2.27432365325225">
                <text:p>-2.274323653252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">
                <text:p>0.987</text:p>
              </table:table-cell>
              <table:table-cell office:value-type="float" office:value="-2.27697299337604">
                <text:p>-2.276972993376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">
                <text:p>0.988</text:p>
              </table:table-cell>
              <table:table-cell office:value-type="float" office:value="-2.27961686039018">
                <text:p>-2.279616860390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">
                <text:p>0.989</text:p>
              </table:table-cell>
              <table:table-cell office:value-type="float" office:value="-2.28225525068111">
                <text:p>-2.282255250681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">
                <text:p>0.99</text:p>
              </table:table-cell>
              <table:table-cell office:value-type="float" office:value="-2.28488816065976">
                <text:p>-2.28488816065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">
                <text:p>0.991</text:p>
              </table:table-cell>
              <table:table-cell office:value-type="float" office:value="-2.28751558676152">
                <text:p>-2.287515586761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">
                <text:p>0.992</text:p>
              </table:table-cell>
              <table:table-cell office:value-type="float" office:value="-2.29013752544614">
                <text:p>-2.290137525446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">
                <text:p>0.993</text:p>
              </table:table-cell>
              <table:table-cell office:value-type="float" office:value="-2.29275397319772">
                <text:p>-2.292753973197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">
                <text:p>0.994</text:p>
              </table:table-cell>
              <table:table-cell office:value-type="float" office:value="-2.29536492652468">
                <text:p>-2.295364926524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">
                <text:p>0.995</text:p>
              </table:table-cell>
              <table:table-cell office:value-type="float" office:value="-2.29797038195965">
                <text:p>-2.297970381959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">
                <text:p>0.996</text:p>
              </table:table-cell>
              <table:table-cell office:value-type="float" office:value="-2.30057033605947">
                <text:p>-2.300570336059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">
                <text:p>0.997</text:p>
              </table:table-cell>
              <table:table-cell office:value-type="float" office:value="-2.30316478540513">
                <text:p>-2.303164785405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">
                <text:p>0.998</text:p>
              </table:table-cell>
              <table:table-cell office:value-type="float" office:value="-2.30575372660174">
                <text:p>-2.305753726601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">
                <text:p>0.999</text:p>
              </table:table-cell>
              <table:table-cell office:value-type="float" office:value="-2.30833715627844">
                <text:p>-2.308337156278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  <table:table-cell office:value-type="float" office:value="-2.31091507108838">
                <text:p>-2.31091507108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